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0.1">
            <text:p>0,1</text:p>
          </table:table-cell>
          <table:table-cell table:formula="of:=([.A1]/([.A1]+1))-([.A1]/([.A1]+50))" office:value-type="float" office:value="0.088913082925059">
            <text:p>0,0889130829</text:p>
          </table:table-cell>
          <table:table-cell table:formula="of:=([.A1]/([.A1]+0))-([.A1]/([.A1]+50))" office:value-type="float" office:value="0.998003992015968">
            <text:p>0,998003992</text:p>
          </table:table-cell>
          <table:table-cell>
            <draw:frame table:end-cell-address="Feuille1.K21" table:end-x="1.267cm" table:end-y="0.218cm" draw:z-index="0" draw:style-name="gr1" draw:text-style-name="P1" svg:width="15.999cm" svg:height="8.999cm" svg:x="1.075cm" svg:y="0.251cm">
              <draw:object draw:notify-on-update-of-ranges="Feuille1.A1:Feuille1.A1016 Feuille1.B1:Feuille1.B10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2">
            <text:p>0,2</text:p>
          </table:table-cell>
          <table:table-cell table:formula="of:=([.A2]/([.A2]+1))-([.A2]/([.A2]+50))" office:value-type="float" office:value="0.162682602921647">
            <text:p>0,1626826029</text:p>
          </table:table-cell>
          <table:table-cell table:formula="of:=([.A2]/([.A2]+0))-([.A2]/([.A2]+50))" office:value-type="float" office:value="0.99601593625498">
            <text:p>0,9960159363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table:formula="of:=([.A3]/([.A3]+1))-([.A3]/([.A3]+50))" office:value-type="float" office:value="0.224805016057501">
            <text:p>0,2248050161</text:p>
          </table:table-cell>
          <table:table-cell table:formula="of:=([.A3]/([.A3]+0))-([.A3]/([.A3]+50))" office:value-type="float" office:value="0.99403578528827">
            <text:p>0,9940357853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table:formula="of:=([.A4]/([.A4]+1))-([.A4]/([.A4]+50))" office:value-type="float" office:value="0.277777777777778">
            <text:p>0,2777777778</text:p>
          </table:table-cell>
          <table:table-cell table:formula="of:=([.A4]/([.A4]+0))-([.A4]/([.A4]+50))" office:value-type="float" office:value="0.992063492063492">
            <text:p>0,99206349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formula="of:=([.A5]/([.A5]+1))-([.A5]/([.A5]+50))" office:value-type="float" office:value="0.323432343234323">
            <text:p>0,3234323432</text:p>
          </table:table-cell>
          <table:table-cell table:formula="of:=([.A5]/([.A5]+0))-([.A5]/([.A5]+50))" office:value-type="float" office:value="0.99009900990099">
            <text:p>0,9900990099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table:formula="of:=([.A6]/([.A6]+1))-([.A6]/([.A6]+50))" office:value-type="float" office:value="0.363142292490119">
            <text:p>0,3631422925</text:p>
          </table:table-cell>
          <table:table-cell table:formula="of:=([.A6]/([.A6]+0))-([.A6]/([.A6]+50))" office:value-type="float" office:value="0.988142292490119">
            <text:p>0,9881422925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table:formula="of:=([.A7]/([.A7]+1))-([.A7]/([.A7]+50))" office:value-type="float" office:value="0.397957999767954">
            <text:p>0,3979579998</text:p>
          </table:table-cell>
          <table:table-cell table:formula="of:=([.A7]/([.A7]+0))-([.A7]/([.A7]+50))" office:value-type="float" office:value="0.986193293885602">
            <text:p>0,9861932939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table:formula="of:=([.A8]/([.A8]+1))-([.A8]/([.A8]+50))" office:value-type="float" office:value="0.428696412948381">
            <text:p>0,4286964129</text:p>
          </table:table-cell>
          <table:table-cell table:formula="of:=([.A8]/([.A8]+0))-([.A8]/([.A8]+50))" office:value-type="float" office:value="0.984251968503937">
            <text:p>0,9842519685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table:formula="of:=([.A9]/([.A9]+1))-([.A9]/([.A9]+50))" office:value-type="float" office:value="0.456002481646159">
            <text:p>0,4560024816</text:p>
          </table:table-cell>
          <table:table-cell table:formula="of:=([.A9]/([.A9]+0))-([.A9]/([.A9]+50))" office:value-type="float" office:value="0.982318271119843">
            <text:p>0,98231827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([.A10]/([.A10]+1))-([.A10]/([.A10]+50))" office:value-type="float" office:value="0.480392156862745">
            <text:p>0,4803921569</text:p>
          </table:table-cell>
          <table:table-cell table:formula="of:=([.A10]/([.A10]+0))-([.A10]/([.A10]+50))" office:value-type="float" office:value="0.980392156862745">
            <text:p>0,9803921569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table:formula="of:=([.A11]/([.A11]+1))-([.A11]/([.A11]+50))" office:value-type="float" office:value="0.502283105022831">
            <text:p>0,502283105</text:p>
          </table:table-cell>
          <table:table-cell table:formula="of:=([.A11]/([.A11]+0))-([.A11]/([.A11]+50))" office:value-type="float" office:value="0.978473581213307">
            <text:p>0,9784735812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table:formula="of:=([.A12]/([.A12]+1))-([.A12]/([.A12]+50))" office:value-type="float" office:value="0.522017045454546">
            <text:p>0,5220170455</text:p>
          </table:table-cell>
          <table:table-cell table:formula="of:=([.A12]/([.A12]+0))-([.A12]/([.A12]+50))" office:value-type="float" office:value="0.9765625">
            <text:p>0,9765625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table:formula="of:=([.A13]/([.A13]+1))-([.A13]/([.A13]+50))" office:value-type="float" office:value="0.539876260700059">
            <text:p>0,5398762607</text:p>
          </table:table-cell>
          <table:table-cell table:formula="of:=([.A13]/([.A13]+0))-([.A13]/([.A13]+50))" office:value-type="float" office:value="0.974658869395711">
            <text:p>0,9746588694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table:formula="of:=([.A14]/([.A14]+1))-([.A14]/([.A14]+50))" office:value-type="float" office:value="0.55609597924773">
            <text:p>0,5560959792</text:p>
          </table:table-cell>
          <table:table-cell table:formula="of:=([.A14]/([.A14]+0))-([.A14]/([.A14]+50))" office:value-type="float" office:value="0.972762645914397">
            <text:p>0,9727626459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table:formula="of:=([.A15]/([.A15]+1))-([.A15]/([.A15]+50))" office:value-type="float" office:value="0.570873786407767">
            <text:p>0,5708737864</text:p>
          </table:table-cell>
          <table:table-cell table:formula="of:=([.A15]/([.A15]+0))-([.A15]/([.A15]+50))" office:value-type="float" office:value="0.970873786407767">
            <text:p>0,9708737864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table:formula="of:=([.A16]/([.A16]+1))-([.A16]/([.A16]+50))" office:value-type="float" office:value="0.584376863446631">
            <text:p>0,5843768634</text:p>
          </table:table-cell>
          <table:table-cell table:formula="of:=([.A16]/([.A16]+0))-([.A16]/([.A16]+50))" office:value-type="float" office:value="0.968992248062015">
            <text:p>0,9689922481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table:formula="of:=([.A17]/([.A17]+1))-([.A17]/([.A17]+50))" office:value-type="float" office:value="0.596747618024214">
            <text:p>0,596747618</text:p>
          </table:table-cell>
          <table:table-cell table:formula="of:=([.A17]/([.A17]+0))-([.A17]/([.A17]+50))" office:value-type="float" office:value="0.967117988394584">
            <text:p>0,9671179884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table:formula="of:=([.A18]/([.A18]+1))-([.A18]/([.A18]+50))" office:value-type="float" office:value="0.608108108108108">
            <text:p>0,6081081081</text:p>
          </table:table-cell>
          <table:table-cell table:formula="of:=([.A18]/([.A18]+0))-([.A18]/([.A18]+50))" office:value-type="float" office:value="0.965250965250965">
            <text:p>0,9652509653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table:formula="of:=([.A19]/([.A19]+1))-([.A19]/([.A19]+50))" office:value-type="float" office:value="0.618563550594645">
            <text:p>0,6185635506</text:p>
          </table:table-cell>
          <table:table-cell table:formula="of:=([.A19]/([.A19]+0))-([.A19]/([.A19]+50))" office:value-type="float" office:value="0.963391136801541">
            <text:p>0,963391136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([.A20]/([.A20]+1))-([.A20]/([.A20]+50))" office:value-type="float" office:value="0.628205128205128">
            <text:p>0,6282051282</text:p>
          </table:table-cell>
          <table:table-cell table:formula="of:=([.A20]/([.A20]+0))-([.A20]/([.A20]+50))" office:value-type="float" office:value="0.961538461538462">
            <text:p>0,9615384615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table:formula="of:=([.A21]/([.A21]+1))-([.A21]/([.A21]+50))" office:value-type="float" office:value="0.637112253111263">
            <text:p>0,6371122531</text:p>
          </table:table-cell>
          <table:table-cell table:formula="of:=([.A21]/([.A21]+0))-([.A21]/([.A21]+50))" office:value-type="float" office:value="0.959692898272553">
            <text:p>0,9596928983</text:p>
          </table:table-cell>
          <table:table-cell>
            <draw:frame table:end-cell-address="Feuille1.K41" table:end-x="1.024cm" table:end-y="0.045cm" draw:z-index="1" draw:style-name="gr1" draw:text-style-name="P1" svg:width="15.999cm" svg:height="8.999cm" svg:x="0.832cm" svg:y="0.079cm">
              <draw:object draw:notify-on-update-of-ranges="Feuille1.A1:Feuille1.A1016 Feuille1.C1:Feuille1.C10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.2">
            <text:p>2,2</text:p>
          </table:table-cell>
          <table:table-cell table:formula="of:=([.A22]/([.A22]+1))-([.A22]/([.A22]+50))" office:value-type="float" office:value="0.645354406130268">
            <text:p>0,6453544061</text:p>
          </table:table-cell>
          <table:table-cell table:formula="of:=([.A22]/([.A22]+0))-([.A22]/([.A22]+50))" office:value-type="float" office:value="0.957854406130268">
            <text:p>0,9578544061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table:formula="of:=([.A23]/([.A23]+1))-([.A23]/([.A23]+50))" office:value-type="float" office:value="0.652992641520366">
            <text:p>0,6529926415</text:p>
          </table:table-cell>
          <table:table-cell table:formula="of:=([.A23]/([.A23]+0))-([.A23]/([.A23]+50))" office:value-type="float" office:value="0.956022944550669">
            <text:p>0,9560229446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table:formula="of:=([.A24]/([.A24]+1))-([.A24]/([.A24]+50))" office:value-type="float" office:value="0.660080826223619">
            <text:p>0,6600808262</text:p>
          </table:table-cell>
          <table:table-cell table:formula="of:=([.A24]/([.A24]+0))-([.A24]/([.A24]+50))" office:value-type="float" office:value="0.954198473282443">
            <text:p>0,9541984733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table:formula="of:=([.A25]/([.A25]+1))-([.A25]/([.A25]+50))" office:value-type="float" office:value="0.666666666666667">
            <text:p>0,6666666667</text:p>
          </table:table-cell>
          <table:table-cell table:formula="of:=([.A25]/([.A25]+0))-([.A25]/([.A25]+50))" office:value-type="float" office:value="0.952380952380952">
            <text:p>0,9523809524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table:formula="of:=([.A26]/([.A26]+1))-([.A26]/([.A26]+50))" office:value-type="float" office:value="0.672792564427545">
            <text:p>0,6727925644</text:p>
          </table:table-cell>
          <table:table-cell table:formula="of:=([.A26]/([.A26]+0))-([.A26]/([.A26]+50))" office:value-type="float" office:value="0.950570342205323">
            <text:p>0,9505703422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table:formula="of:=([.A27]/([.A27]+1))-([.A27]/([.A27]+50))" office:value-type="float" office:value="0.678496333145289">
            <text:p>0,6784963331</text:p>
          </table:table-cell>
          <table:table-cell table:formula="of:=([.A27]/([.A27]+0))-([.A27]/([.A27]+50))" office:value-type="float" office:value="0.94876660341556">
            <text:p>0,9487666034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table:formula="of:=([.A28]/([.A28]+1))-([.A28]/([.A28]+50))" office:value-type="float" office:value="0.683811802232855">
            <text:p>0,6838118022</text:p>
          </table:table-cell>
          <table:table-cell table:formula="of:=([.A28]/([.A28]+0))-([.A28]/([.A28]+50))" office:value-type="float" office:value="0.946969696969697">
            <text:p>0,946969697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table:formula="of:=([.A29]/([.A29]+1))-([.A29]/([.A29]+50))" office:value-type="float" office:value="0.688769327710727">
            <text:p>0,6887693277</text:p>
          </table:table-cell>
          <table:table-cell table:formula="of:=([.A29]/([.A29]+0))-([.A29]/([.A29]+50))" office:value-type="float" office:value="0.945179584120983">
            <text:p>0,94517958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([.A30]/([.A30]+1))-([.A30]/([.A30]+50))" office:value-type="float" office:value="0.693396226415094">
            <text:p>0,6933962264</text:p>
          </table:table-cell>
          <table:table-cell table:formula="of:=([.A30]/([.A30]+0))-([.A30]/([.A30]+50))" office:value-type="float" office:value="0.943396226415094">
            <text:p>0,9433962264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table:formula="of:=([.A31]/([.A31]+1))-([.A31]/([.A31]+50))" office:value-type="float" office:value="0.697717146662992">
            <text:p>0,6977171467</text:p>
          </table:table-cell>
          <table:table-cell table:formula="of:=([.A31]/([.A31]+0))-([.A31]/([.A31]+50))" office:value-type="float" office:value="0.941619585687382">
            <text:p>0,9416195857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table:formula="of:=([.A32]/([.A32]+1))-([.A32]/([.A32]+50))" office:value-type="float" office:value="0.701754385964912">
            <text:p>0,701754386</text:p>
          </table:table-cell>
          <table:table-cell table:formula="of:=([.A32]/([.A32]+0))-([.A32]/([.A32]+50))" office:value-type="float" office:value="0.93984962406015">
            <text:p>0,9398496241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table:formula="of:=([.A33]/([.A33]+1))-([.A33]/([.A33]+50))" office:value-type="float" office:value="0.705528164405079">
            <text:p>0,7055281644</text:p>
          </table:table-cell>
          <table:table-cell table:formula="of:=([.A33]/([.A33]+0))-([.A33]/([.A33]+50))" office:value-type="float" office:value="0.938086303939962">
            <text:p>0,9380863039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table:formula="of:=([.A34]/([.A34]+1))-([.A34]/([.A34]+50))" office:value-type="float" office:value="0.709056860742254">
            <text:p>0,7090568607</text:p>
          </table:table-cell>
          <table:table-cell table:formula="of:=([.A34]/([.A34]+0))-([.A34]/([.A34]+50))" office:value-type="float" office:value="0.936329588014981">
            <text:p>0,936329588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table:formula="of:=([.A35]/([.A35]+1))-([.A35]/([.A35]+50))" office:value-type="float" office:value="0.712357217030114">
            <text:p>0,712357217</text:p>
          </table:table-cell>
          <table:table-cell table:formula="of:=([.A35]/([.A35]+0))-([.A35]/([.A35]+50))" office:value-type="float" office:value="0.934579439252336">
            <text:p>0,9345794393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table:formula="of:=([.A36]/([.A36]+1))-([.A36]/([.A36]+50))" office:value-type="float" office:value="0.715444516547696">
            <text:p>0,7154445165</text:p>
          </table:table-cell>
          <table:table-cell table:formula="of:=([.A36]/([.A36]+0))-([.A36]/([.A36]+50))" office:value-type="float" office:value="0.932835820895522">
            <text:p>0,9328358209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table:formula="of:=([.A37]/([.A37]+1))-([.A37]/([.A37]+50))" office:value-type="float" office:value="0.718332739015017">
            <text:p>0,718332739</text:p>
          </table:table-cell>
          <table:table-cell table:formula="of:=([.A37]/([.A37]+0))-([.A37]/([.A37]+50))" office:value-type="float" office:value="0.931098696461825">
            <text:p>0,9310986965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table:formula="of:=([.A38]/([.A38]+1))-([.A38]/([.A38]+50))" office:value-type="float" office:value="0.721034696406444">
            <text:p>0,7210346964</text:p>
          </table:table-cell>
          <table:table-cell table:formula="of:=([.A38]/([.A38]+0))-([.A38]/([.A38]+50))" office:value-type="float" office:value="0.929368029739777">
            <text:p>0,9293680297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table:formula="of:=([.A39]/([.A39]+1))-([.A39]/([.A39]+50))" office:value-type="float" office:value="0.723562152133581">
            <text:p>0,7235621521</text:p>
          </table:table-cell>
          <table:table-cell table:formula="of:=([.A39]/([.A39]+0))-([.A39]/([.A39]+50))" office:value-type="float" office:value="0.927643784786642">
            <text:p>0,92764378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([.A40]/([.A40]+1))-([.A40]/([.A40]+50))" office:value-type="float" office:value="0.725925925925926">
            <text:p>0,7259259259</text:p>
          </table:table-cell>
          <table:table-cell table:formula="of:=([.A40]/([.A40]+0))-([.A40]/([.A40]+50))" office:value-type="float" office:value="0.925925925925926">
            <text:p>0,9259259259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table:formula="of:=([.A41]/([.A41]+1))-([.A41]/([.A41]+50))" office:value-type="float" office:value="0.728135986372368">
            <text:p>0,7281359864</text:p>
          </table:table-cell>
          <table:table-cell table:formula="of:=([.A41]/([.A41]+0))-([.A41]/([.A41]+50))" office:value-type="float" office:value="0.924214417744917">
            <text:p>0,9242144177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table:formula="of:=([.A42]/([.A42]+1))-([.A42]/([.A42]+50))" office:value-type="float" office:value="0.730201532784559">
            <text:p>0,7302015328</text:p>
          </table:table-cell>
          <table:table-cell table:formula="of:=([.A42]/([.A42]+0))-([.A42]/([.A42]+50))" office:value-type="float" office:value="0.922509225092251">
            <text:p>0,9225092251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table:formula="of:=([.A43]/([.A43]+1))-([.A43]/([.A43]+50))" office:value-type="float" office:value="0.732131067792488">
            <text:p>0,7321310678</text:p>
          </table:table-cell>
          <table:table-cell table:formula="of:=([.A43]/([.A43]+0))-([.A43]/([.A43]+50))" office:value-type="float" office:value="0.920810313075506">
            <text:p>0,9208103131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table:formula="of:=([.A44]/([.A44]+1))-([.A44]/([.A44]+50))" office:value-type="float" office:value="0.733932461873638">
            <text:p>0,7339324619</text:p>
          </table:table-cell>
          <table:table-cell table:formula="of:=([.A44]/([.A44]+0))-([.A44]/([.A44]+50))" office:value-type="float" office:value="0.919117647058824">
            <text:p>0,9191176471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table:formula="of:=([.A45]/([.A45]+1))-([.A45]/([.A45]+50))" office:value-type="float" office:value="0.735613010842369">
            <text:p>0,7356130108</text:p>
          </table:table-cell>
          <table:table-cell table:formula="of:=([.A45]/([.A45]+0))-([.A45]/([.A45]+50))" office:value-type="float" office:value="0.91743119266055">
            <text:p>0,9174311927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table:formula="of:=([.A46]/([.A46]+1))-([.A46]/([.A46]+50))" office:value-type="float" office:value="0.737179487179487">
            <text:p>0,7371794872</text:p>
          </table:table-cell>
          <table:table-cell table:formula="of:=([.A46]/([.A46]+0))-([.A46]/([.A46]+50))" office:value-type="float" office:value="0.915750915750916">
            <text:p>0,9157509158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table:formula="of:=([.A47]/([.A47]+1))-([.A47]/([.A47]+50))" office:value-type="float" office:value="0.738638185958498">
            <text:p>0,738638186</text:p>
          </table:table-cell>
          <table:table-cell table:formula="of:=([.A47]/([.A47]+0))-([.A47]/([.A47]+50))" office:value-type="float" office:value="0.914076782449726">
            <text:p>0,9140767824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table:formula="of:=([.A48]/([.A48]+1))-([.A48]/([.A48]+50))" office:value-type="float" office:value="0.739994966020639">
            <text:p>0,739994966</text:p>
          </table:table-cell>
          <table:table-cell table:formula="of:=([.A48]/([.A48]+0))-([.A48]/([.A48]+50))" office:value-type="float" office:value="0.912408759124088">
            <text:p>0,9124087591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table:formula="of:=([.A49]/([.A49]+1))-([.A49]/([.A49]+50))" office:value-type="float" office:value="0.741255286962428">
            <text:p>0,741255287</text:p>
          </table:table-cell>
          <table:table-cell table:formula="of:=([.A49]/([.A49]+0))-([.A49]/([.A49]+50))" office:value-type="float" office:value="0.910746812386157">
            <text:p>0,910746812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([.A50]/([.A50]+1))-([.A50]/([.A50]+50))" office:value-type="float" office:value="0.742424242424242">
            <text:p>0,7424242424</text:p>
          </table:table-cell>
          <table:table-cell table:formula="of:=([.A50]/([.A50]+0))-([.A50]/([.A50]+50))" office:value-type="float" office:value="0.909090909090909">
            <text:p>0,9090909091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table:formula="of:=([.A51]/([.A51]+1))-([.A51]/([.A51]+50))" office:value-type="float" office:value="0.74350659010443">
            <text:p>0,7435065901</text:p>
          </table:table-cell>
          <table:table-cell table:formula="of:=([.A51]/([.A51]+0))-([.A51]/([.A51]+50))" office:value-type="float" office:value="0.907441016333938">
            <text:p>0,9074410163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table:formula="of:=([.A52]/([.A52]+1))-([.A52]/([.A52]+50))" office:value-type="float" office:value="0.74450677886863">
            <text:p>0,7445067789</text:p>
          </table:table-cell>
          <table:table-cell table:formula="of:=([.A52]/([.A52]+0))-([.A52]/([.A52]+50))" office:value-type="float" office:value="0.905797101449275">
            <text:p>0,9057971014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table:formula="of:=([.A53]/([.A53]+1))-([.A53]/([.A53]+50))" office:value-type="float" office:value="0.745428973277075">
            <text:p>0,7454289733</text:p>
          </table:table-cell>
          <table:table-cell table:formula="of:=([.A53]/([.A53]+0))-([.A53]/([.A53]+50))" office:value-type="float" office:value="0.904159132007233">
            <text:p>0,904159132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table:formula="of:=([.A54]/([.A54]+1))-([.A54]/([.A54]+50))" office:value-type="float" office:value="0.746277075812274">
            <text:p>0,7462770758</text:p>
          </table:table-cell>
          <table:table-cell table:formula="of:=([.A54]/([.A54]+0))-([.A54]/([.A54]+50))" office:value-type="float" office:value="0.902527075812274">
            <text:p>0,9025270758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table:formula="of:=([.A55]/([.A55]+1))-([.A55]/([.A55]+50))" office:value-type="float" office:value="0.747054747054747">
            <text:p>0,7470547471</text:p>
          </table:table-cell>
          <table:table-cell table:formula="of:=([.A55]/([.A55]+0))-([.A55]/([.A55]+50))" office:value-type="float" office:value="0.900900900900901">
            <text:p>0,9009009009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table:formula="of:=([.A56]/([.A56]+1))-([.A56]/([.A56]+50))" office:value-type="float" office:value="0.747765424024417">
            <text:p>0,747765424</text:p>
          </table:table-cell>
          <table:table-cell table:formula="of:=([.A56]/([.A56]+0))-([.A56]/([.A56]+50))" office:value-type="float" office:value="0.899280575539568">
            <text:p>0,8992805755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table:formula="of:=([.A57]/([.A57]+1))-([.A57]/([.A57]+50))" office:value-type="float" office:value="0.748412336879338">
            <text:p>0,7484123369</text:p>
          </table:table-cell>
          <table:table-cell table:formula="of:=([.A57]/([.A57]+0))-([.A57]/([.A57]+50))" office:value-type="float" office:value="0.897666068222621">
            <text:p>0,8976660682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table:formula="of:=([.A58]/([.A58]+1))-([.A58]/([.A58]+50))" office:value-type="float" office:value="0.748998524140839">
            <text:p>0,7489985241</text:p>
          </table:table-cell>
          <table:table-cell table:formula="of:=([.A58]/([.A58]+0))-([.A58]/([.A58]+50))" office:value-type="float" office:value="0.896057347670251">
            <text:p>0,8960573477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table:formula="of:=([.A59]/([.A59]+1))-([.A59]/([.A59]+50))" office:value-type="float" office:value="0.749526846594592">
            <text:p>0,7495268466</text:p>
          </table:table-cell>
          <table:table-cell table:formula="of:=([.A59]/([.A59]+0))-([.A59]/([.A59]+50))" office:value-type="float" office:value="0.894454382826476">
            <text:p>0,894454382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A60]/([.A60]+1))-([.A60]/([.A60]+50))" office:value-type="float" office:value="0.75">
            <text:p>0,75</text:p>
          </table:table-cell>
          <table:table-cell table:formula="of:=([.A60]/([.A60]+0))-([.A60]/([.A60]+50))" office:value-type="float" office:value="0.892857142857143">
            <text:p>0,8928571429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table:formula="of:=([.A61]/([.A61]+1))-([.A61]/([.A61]+50))" office:value-type="float" office:value="0.750420526725415">
            <text:p>0,7504205267</text:p>
          </table:table-cell>
          <table:table-cell table:formula="of:=([.A61]/([.A61]+0))-([.A61]/([.A61]+50))" office:value-type="float" office:value="0.89126559714795">
            <text:p>0,8912655971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table:formula="of:=([.A62]/([.A62]+1))-([.A62]/([.A62]+50))" office:value-type="float" office:value="0.750790826413602">
            <text:p>0,7507908264</text:p>
          </table:table-cell>
          <table:table-cell table:formula="of:=([.A62]/([.A62]+0))-([.A62]/([.A62]+50))" office:value-type="float" office:value="0.889679715302491">
            <text:p>0,8896797153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table:formula="of:=([.A63]/([.A63]+1))-([.A63]/([.A63]+50))" office:value-type="float" office:value="0.751113165770457">
            <text:p>0,7511131658</text:p>
          </table:table-cell>
          <table:table-cell table:formula="of:=([.A63]/([.A63]+0))-([.A63]/([.A63]+50))" office:value-type="float" office:value="0.88809946714032">
            <text:p>0,8880994671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table:formula="of:=([.A64]/([.A64]+1))-([.A64]/([.A64]+50))" office:value-type="float" office:value="0.7513896875599">
            <text:p>0,7513896876</text:p>
          </table:table-cell>
          <table:table-cell table:formula="of:=([.A64]/([.A64]+0))-([.A64]/([.A64]+50))" office:value-type="float" office:value="0.886524822695035">
            <text:p>0,8865248227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table:formula="of:=([.A65]/([.A65]+1))-([.A65]/([.A65]+50))" office:value-type="float" office:value="0.751622418879056">
            <text:p>0,7516224189</text:p>
          </table:table-cell>
          <table:table-cell table:formula="of:=([.A65]/([.A65]+0))-([.A65]/([.A65]+50))" office:value-type="float" office:value="0.884955752212389">
            <text:p>0,8849557522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table:formula="of:=([.A66]/([.A66]+1))-([.A66]/([.A66]+50))" office:value-type="float" office:value="0.751813278779989">
            <text:p>0,7518132788</text:p>
          </table:table-cell>
          <table:table-cell table:formula="of:=([.A66]/([.A66]+0))-([.A66]/([.A66]+50))" office:value-type="float" office:value="0.88339222614841">
            <text:p>0,8833922261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table:formula="of:=([.A67]/([.A67]+1))-([.A67]/([.A67]+50))" office:value-type="float" office:value="0.751964085297419">
            <text:p>0,7519640853</text:p>
          </table:table-cell>
          <table:table-cell table:formula="of:=([.A67]/([.A67]+0))-([.A67]/([.A67]+50))" office:value-type="float" office:value="0.881834215167548">
            <text:p>0,8818342152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table:formula="of:=([.A68]/([.A68]+1))-([.A68]/([.A68]+50))" office:value-type="float" office:value="0.752076561935717">
            <text:p>0,7520765619</text:p>
          </table:table-cell>
          <table:table-cell table:formula="of:=([.A68]/([.A68]+0))-([.A68]/([.A68]+50))" office:value-type="float" office:value="0.880281690140845">
            <text:p>0,8802816901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table:formula="of:=([.A69]/([.A69]+1))-([.A69]/([.A69]+50))" office:value-type="float" office:value="0.7521523436631">
            <text:p>0,7521523437</text:p>
          </table:table-cell>
          <table:table-cell table:formula="of:=([.A69]/([.A69]+0))-([.A69]/([.A69]+50))" office:value-type="float" office:value="0.878734622144112">
            <text:p>0,878734622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([.A70]/([.A70]+1))-([.A70]/([.A70]+50))" office:value-type="float" office:value="0.75219298245614">
            <text:p>0,7521929825</text:p>
          </table:table-cell>
          <table:table-cell table:formula="of:=([.A70]/([.A70]+0))-([.A70]/([.A70]+50))" office:value-type="float" office:value="0.87719298245614">
            <text:p>0,8771929825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table:formula="of:=([.A71]/([.A71]+1))-([.A71]/([.A71]+50))" office:value-type="float" office:value="0.752199952433461">
            <text:p>0,7521999524</text:p>
          </table:table-cell>
          <table:table-cell table:formula="of:=([.A71]/([.A71]+0))-([.A71]/([.A71]+50))" office:value-type="float" office:value="0.875656742556918">
            <text:p>0,8756567426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table:formula="of:=([.A72]/([.A72]+1))-([.A72]/([.A72]+50))" office:value-type="float" office:value="0.752174654613679">
            <text:p>0,7521746546</text:p>
          </table:table-cell>
          <table:table-cell table:formula="of:=([.A72]/([.A72]+0))-([.A72]/([.A72]+50))" office:value-type="float" office:value="0.874125874125874">
            <text:p>0,8741258741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table:formula="of:=([.A73]/([.A73]+1))-([.A73]/([.A73]+50))" office:value-type="float" office:value="0.752118421329296">
            <text:p>0,7521184213</text:p>
          </table:table-cell>
          <table:table-cell table:formula="of:=([.A73]/([.A73]+0))-([.A73]/([.A73]+50))" office:value-type="float" office:value="0.87260034904014">
            <text:p>0,872600349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table:formula="of:=([.A74]/([.A74]+1))-([.A74]/([.A74]+50))" office:value-type="float" office:value="0.752032520325203">
            <text:p>0,7520325203</text:p>
          </table:table-cell>
          <table:table-cell table:formula="of:=([.A74]/([.A74]+0))-([.A74]/([.A74]+50))" office:value-type="float" office:value="0.871080139372822">
            <text:p>0,8710801394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table:formula="of:=([.A75]/([.A75]+1))-([.A75]/([.A75]+50))" office:value-type="float" office:value="0.751918158567775">
            <text:p>0,7519181586</text:p>
          </table:table-cell>
          <table:table-cell table:formula="of:=([.A75]/([.A75]+0))-([.A75]/([.A75]+50))" office:value-type="float" office:value="0.869565217391304">
            <text:p>0,8695652174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table:formula="of:=([.A76]/([.A76]+1))-([.A76]/([.A76]+50))" office:value-type="float" office:value="0.751776485788114">
            <text:p>0,7517764858</text:p>
          </table:table-cell>
          <table:table-cell table:formula="of:=([.A76]/([.A76]+0))-([.A76]/([.A76]+50))" office:value-type="float" office:value="0.868055555555556">
            <text:p>0,8680555556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table:formula="of:=([.A77]/([.A77]+1))-([.A77]/([.A77]+50))" office:value-type="float" office:value="0.751608597780832">
            <text:p>0,7516085978</text:p>
          </table:table-cell>
          <table:table-cell table:formula="of:=([.A77]/([.A77]+0))-([.A77]/([.A77]+50))" office:value-type="float" office:value="0.866551126516464">
            <text:p>0,8665511265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table:formula="of:=([.A78]/([.A78]+1))-([.A78]/([.A78]+50))" office:value-type="float" office:value="0.751415539477823">
            <text:p>0,7514155395</text:p>
          </table:table-cell>
          <table:table-cell table:formula="of:=([.A78]/([.A78]+0))-([.A78]/([.A78]+50))" office:value-type="float" office:value="0.865051903114187">
            <text:p>0,8650519031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table:formula="of:=([.A79]/([.A79]+1))-([.A79]/([.A79]+50))" office:value-type="float" office:value="0.751198307814714">
            <text:p>0,7511983078</text:p>
          </table:table-cell>
          <table:table-cell table:formula="of:=([.A79]/([.A79]+0))-([.A79]/([.A79]+50))" office:value-type="float" office:value="0.863557858376511">
            <text:p>0,86355785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([.A80]/([.A80]+1))-([.A80]/([.A80]+50))" office:value-type="float" office:value="0.75095785440613">
            <text:p>0,7509578544</text:p>
          </table:table-cell>
          <table:table-cell table:formula="of:=([.A80]/([.A80]+0))-([.A80]/([.A80]+50))" office:value-type="float" office:value="0.862068965517241">
            <text:p>0,8620689655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table:formula="of:=([.A81]/([.A81]+1))-([.A81]/([.A81]+50))" office:value-type="float" office:value="0.750695088044486">
            <text:p>0,750695088</text:p>
          </table:table-cell>
          <table:table-cell table:formula="of:=([.A81]/([.A81]+0))-([.A81]/([.A81]+50))" office:value-type="float" office:value="0.860585197934596">
            <text:p>0,8605851979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table:formula="of:=([.A82]/([.A82]+1))-([.A82]/([.A82]+50))" office:value-type="float" office:value="0.750410877035709">
            <text:p>0,750410877</text:p>
          </table:table-cell>
          <table:table-cell table:formula="of:=([.A82]/([.A82]+0))-([.A82]/([.A82]+50))" office:value-type="float" office:value="0.859106529209622">
            <text:p>0,8591065292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table:formula="of:=([.A83]/([.A83]+1))-([.A83]/([.A83]+50))" office:value-type="float" office:value="0.750106051384201">
            <text:p>0,7501060514</text:p>
          </table:table-cell>
          <table:table-cell table:formula="of:=([.A83]/([.A83]+0))-([.A83]/([.A83]+50))" office:value-type="float" office:value="0.857632933104631">
            <text:p>0,8576329331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table:formula="of:=([.A84]/([.A84]+1))-([.A84]/([.A84]+50))" office:value-type="float" office:value="0.74978140483824">
            <text:p>0,7497814048</text:p>
          </table:table-cell>
          <table:table-cell table:formula="of:=([.A84]/([.A84]+0))-([.A84]/([.A84]+50))" office:value-type="float" office:value="0.856164383561644">
            <text:p>0,8561643836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table:formula="of:=([.A85]/([.A85]+1))-([.A85]/([.A85]+50))" office:value-type="float" office:value="0.749437696806118">
            <text:p>0,7494376968</text:p>
          </table:table-cell>
          <table:table-cell table:formula="of:=([.A85]/([.A85]+0))-([.A85]/([.A85]+50))" office:value-type="float" office:value="0.854700854700855">
            <text:p>0,8547008547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table:formula="of:=([.A86]/([.A86]+1))-([.A86]/([.A86]+50))" office:value-type="float" office:value="0.749075654152446">
            <text:p>0,7490756542</text:p>
          </table:table-cell>
          <table:table-cell table:formula="of:=([.A86]/([.A86]+0))-([.A86]/([.A86]+50))" office:value-type="float" office:value="0.853242320819113">
            <text:p>0,8532423208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table:formula="of:=([.A87]/([.A87]+1))-([.A87]/([.A87]+50))" office:value-type="float" office:value="0.748695972883261">
            <text:p>0,7486959729</text:p>
          </table:table-cell>
          <table:table-cell table:formula="of:=([.A87]/([.A87]+0))-([.A87]/([.A87]+50))" office:value-type="float" office:value="0.851788756388416">
            <text:p>0,8517887564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table:formula="of:=([.A88]/([.A88]+1))-([.A88]/([.A88]+50))" office:value-type="float" office:value="0.748299319727891">
            <text:p>0,7482993197</text:p>
          </table:table-cell>
          <table:table-cell table:formula="of:=([.A88]/([.A88]+0))-([.A88]/([.A88]+50))" office:value-type="float" office:value="0.850340136054422">
            <text:p>0,8503401361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table:formula="of:=([.A89]/([.A89]+1))-([.A89]/([.A89]+50))" office:value-type="float" office:value="0.747886333624874">
            <text:p>0,7478863336</text:p>
          </table:table-cell>
          <table:table-cell table:formula="of:=([.A89]/([.A89]+0))-([.A89]/([.A89]+50))" office:value-type="float" office:value="0.848896434634974">
            <text:p>0,848896434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([.A90]/([.A90]+1))-([.A90]/([.A90]+50))" office:value-type="float" office:value="0.747457627118644">
            <text:p>0,7474576271</text:p>
          </table:table-cell>
          <table:table-cell table:formula="of:=([.A90]/([.A90]+0))-([.A90]/([.A90]+50))" office:value-type="float" office:value="0.847457627118644">
            <text:p>0,8474576271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table:formula="of:=([.A91]/([.A91]+1))-([.A91]/([.A91]+50))" office:value-type="float" office:value="0.747013787673184">
            <text:p>0,7470137877</text:p>
          </table:table-cell>
          <table:table-cell table:formula="of:=([.A91]/([.A91]+0))-([.A91]/([.A91]+50))" office:value-type="float" office:value="0.846023688663283">
            <text:p>0,8460236887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table:formula="of:=([.A92]/([.A92]+1))-([.A92]/([.A92]+50))" office:value-type="float" office:value="0.74655537890832">
            <text:p>0,7465553789</text:p>
          </table:table-cell>
          <table:table-cell table:formula="of:=([.A92]/([.A92]+0))-([.A92]/([.A92]+50))" office:value-type="float" office:value="0.844594594594595">
            <text:p>0,8445945946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table:formula="of:=([.A93]/([.A93]+1))-([.A93]/([.A93]+50))" office:value-type="float" office:value="0.746082941763945">
            <text:p>0,7460829418</text:p>
          </table:table-cell>
          <table:table-cell table:formula="of:=([.A93]/([.A93]+0))-([.A93]/([.A93]+50))" office:value-type="float" office:value="0.843170320404722">
            <text:p>0,8431703204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table:formula="of:=([.A94]/([.A94]+1))-([.A94]/([.A94]+50))" office:value-type="float" office:value="0.745596995596996">
            <text:p>0,7455969956</text:p>
          </table:table-cell>
          <table:table-cell table:formula="of:=([.A94]/([.A94]+0))-([.A94]/([.A94]+50))" office:value-type="float" office:value="0.841750841750842">
            <text:p>0,8417508418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table:formula="of:=([.A95]/([.A95]+1))-([.A95]/([.A95]+50))" office:value-type="float" office:value="0.745098039215686">
            <text:p>0,7450980392</text:p>
          </table:table-cell>
          <table:table-cell table:formula="of:=([.A95]/([.A95]+0))-([.A95]/([.A95]+50))" office:value-type="float" office:value="0.840336134453782">
            <text:p>0,8403361345</text:p>
          </table:table-cell>
          <table:table-cell/>
        </table:table-row>
        <table:table-row table:style-name="ro1">
          <table:table-cell office:value-type="float" office:value="9.6">
            <text:p>9,6</text:p>
          </table:table-cell>
          <table:table-cell table:formula="of:=([.A96]/([.A96]+1))-([.A96]/([.A96]+50))" office:value-type="float" office:value="0.744586551855135">
            <text:p>0,7445865519</text:p>
          </table:table-cell>
          <table:table-cell table:formula="of:=([.A96]/([.A96]+0))-([.A96]/([.A96]+50))" office:value-type="float" office:value="0.838926174496644">
            <text:p>0,8389261745</text:p>
          </table:table-cell>
          <table:table-cell/>
        </table:table-row>
        <table:table-row table:style-name="ro1">
          <table:table-cell office:value-type="float" office:value="9.7">
            <text:p>9,7</text:p>
          </table:table-cell>
          <table:table-cell table:formula="of:=([.A97]/([.A97]+1))-([.A97]/([.A97]+50))" office:value-type="float" office:value="0.744062994098217">
            <text:p>0,7440629941</text:p>
          </table:table-cell>
          <table:table-cell table:formula="of:=([.A97]/([.A97]+0))-([.A97]/([.A97]+50))" office:value-type="float" office:value="0.837520938023451">
            <text:p>0,837520938</text:p>
          </table:table-cell>
          <table:table-cell/>
        </table:table-row>
        <table:table-row table:style-name="ro1">
          <table:table-cell office:value-type="float" office:value="9.8">
            <text:p>9,8</text:p>
          </table:table-cell>
          <table:table-cell table:formula="of:=([.A98]/([.A98]+1))-([.A98]/([.A98]+50))" office:value-type="float" office:value="0.7435278087452">
            <text:p>0,7435278087</text:p>
          </table:table-cell>
          <table:table-cell table:formula="of:=([.A98]/([.A98]+0))-([.A98]/([.A98]+50))" office:value-type="float" office:value="0.836120401337793">
            <text:p>0,8361204013</text:p>
          </table:table-cell>
          <table:table-cell/>
        </table:table-row>
        <table:table-row table:style-name="ro1">
          <table:table-cell office:value-type="float" office:value="9.9">
            <text:p>9,9</text:p>
          </table:table-cell>
          <table:table-cell table:formula="of:=([.A99]/([.A99]+1))-([.A99]/([.A99]+50))" office:value-type="float" office:value="0.742981421635447">
            <text:p>0,7429814216</text:p>
          </table:table-cell>
          <table:table-cell table:formula="of:=([.A99]/([.A99]+0))-([.A99]/([.A99]+50))" office:value-type="float" office:value="0.834724540901502">
            <text:p>0,834724540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([.A100]/([.A100]+1))-([.A100]/([.A100]+50))" office:value-type="float" office:value="0.742424242424242">
            <text:p>0,7424242424</text:p>
          </table:table-cell>
          <table:table-cell table:formula="of:=([.A100]/([.A100]+0))-([.A100]/([.A100]+50))" office:value-type="float" office:value="0.833333333333333">
            <text:p>0,8333333333</text:p>
          </table:table-cell>
          <table:table-cell/>
        </table:table-row>
        <table:table-row table:style-name="ro1">
          <table:table-cell office:value-type="float" office:value="10.1">
            <text:p>10,1</text:p>
          </table:table-cell>
          <table:table-cell table:formula="of:=([.A101]/([.A101]+1))-([.A101]/([.A101]+50))" office:value-type="float" office:value="0.741856665317564">
            <text:p>0,7418566653</text:p>
          </table:table-cell>
          <table:table-cell table:formula="of:=([.A101]/([.A101]+0))-([.A101]/([.A101]+50))" office:value-type="float" office:value="0.831946755407654">
            <text:p>0,8319467554</text:p>
          </table:table-cell>
          <table:table-cell/>
        </table:table-row>
        <table:table-row table:style-name="ro1">
          <table:table-cell office:value-type="float" office:value="10.2">
            <text:p>10,2</text:p>
          </table:table-cell>
          <table:table-cell table:formula="of:=([.A102]/([.A102]+1))-([.A102]/([.A102]+50))" office:value-type="float" office:value="0.741279069767442">
            <text:p>0,7412790698</text:p>
          </table:table-cell>
          <table:table-cell table:formula="of:=([.A102]/([.A102]+0))-([.A102]/([.A102]+50))" office:value-type="float" office:value="0.830564784053156">
            <text:p>0,8305647841</text:p>
          </table:table-cell>
          <table:table-cell/>
        </table:table-row>
        <table:table-row table:style-name="ro1">
          <table:table-cell office:value-type="float" office:value="10.3">
            <text:p>10,3</text:p>
          </table:table-cell>
          <table:table-cell table:formula="of:=([.A103]/([.A103]+1))-([.A103]/([.A103]+50))" office:value-type="float" office:value="0.740691821130336">
            <text:p>0,7406918211</text:p>
          </table:table-cell>
          <table:table-cell table:formula="of:=([.A103]/([.A103]+0))-([.A103]/([.A103]+50))" office:value-type="float" office:value="0.829187396351575">
            <text:p>0,8291873964</text:p>
          </table:table-cell>
          <table:table-cell/>
        </table:table-row>
        <table:table-row table:style-name="ro1">
          <table:table-cell office:value-type="float" office:value="10.4">
            <text:p>10,4</text:p>
          </table:table-cell>
          <table:table-cell table:formula="of:=([.A104]/([.A104]+1))-([.A104]/([.A104]+50))" office:value-type="float" office:value="0.74009527129081">
            <text:p>0,7400952713</text:p>
          </table:table-cell>
          <table:table-cell table:formula="of:=([.A104]/([.A104]+0))-([.A104]/([.A104]+50))" office:value-type="float" office:value="0.827814569536424">
            <text:p>0,8278145695</text:p>
          </table:table-cell>
          <table:table-cell/>
        </table:table-row>
        <table:table-row table:style-name="ro1">
          <table:table-cell office:value-type="float" office:value="10.5">
            <text:p>10,5</text:p>
          </table:table-cell>
          <table:table-cell table:formula="of:=([.A105]/([.A105]+1))-([.A105]/([.A105]+50))" office:value-type="float" office:value="0.739489759252605">
            <text:p>0,7394897593</text:p>
          </table:table-cell>
          <table:table-cell table:formula="of:=([.A105]/([.A105]+0))-([.A105]/([.A105]+50))" office:value-type="float" office:value="0.826446280991735">
            <text:p>0,826446281</text:p>
          </table:table-cell>
          <table:table-cell/>
        </table:table-row>
        <table:table-row table:style-name="ro1">
          <table:table-cell office:value-type="float" office:value="10.6">
            <text:p>10,6</text:p>
          </table:table-cell>
          <table:table-cell table:formula="of:=([.A106]/([.A106]+1))-([.A106]/([.A106]+50))" office:value-type="float" office:value="0.738875611699101">
            <text:p>0,7388756117</text:p>
          </table:table-cell>
          <table:table-cell table:formula="of:=([.A106]/([.A106]+0))-([.A106]/([.A106]+50))" office:value-type="float" office:value="0.825082508250825">
            <text:p>0,8250825083</text:p>
          </table:table-cell>
          <table:table-cell/>
        </table:table-row>
        <table:table-row table:style-name="ro1">
          <table:table-cell office:value-type="float" office:value="10.7">
            <text:p>10,7</text:p>
          </table:table-cell>
          <table:table-cell table:formula="of:=([.A107]/([.A107]+1))-([.A107]/([.A107]+50))" office:value-type="float" office:value="0.738253143524972">
            <text:p>0,7382531435</text:p>
          </table:table-cell>
          <table:table-cell table:formula="of:=([.A107]/([.A107]+0))-([.A107]/([.A107]+50))" office:value-type="float" office:value="0.823723228995058">
            <text:p>0,823723229</text:p>
          </table:table-cell>
          <table:table-cell/>
        </table:table-row>
        <table:table-row table:style-name="ro1">
          <table:table-cell office:value-type="float" office:value="10.8">
            <text:p>10,8</text:p>
          </table:table-cell>
          <table:table-cell table:formula="of:=([.A108]/([.A108]+1))-([.A108]/([.A108]+50))" office:value-type="float" office:value="0.737622658340767">
            <text:p>0,7376226583</text:p>
          </table:table-cell>
          <table:table-cell table:formula="of:=([.A108]/([.A108]+0))-([.A108]/([.A108]+50))" office:value-type="float" office:value="0.822368421052632">
            <text:p>0,8223684211</text:p>
          </table:table-cell>
          <table:table-cell/>
        </table:table-row>
        <table:table-row table:style-name="ro1">
          <table:table-cell office:value-type="float" office:value="10.9">
            <text:p>10,9</text:p>
          </table:table-cell>
          <table:table-cell table:formula="of:=([.A109]/([.A109]+1))-([.A109]/([.A109]+50))" office:value-type="float" office:value="0.736984448951995">
            <text:p>0,736984449</text:p>
          </table:table-cell>
          <table:table-cell table:formula="of:=([.A109]/([.A109]+0))-([.A109]/([.A109]+50))" office:value-type="float" office:value="0.821018062397373">
            <text:p>0,821018062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([.A110]/([.A110]+1))-([.A110]/([.A110]+50))" office:value-type="float" office:value="0.736338797814208">
            <text:p>0,7363387978</text:p>
          </table:table-cell>
          <table:table-cell table:formula="of:=([.A110]/([.A110]+0))-([.A110]/([.A110]+50))" office:value-type="float" office:value="0.819672131147541">
            <text:p>0,8196721311</text:p>
          </table:table-cell>
          <table:table-cell/>
        </table:table-row>
        <table:table-row table:style-name="ro1">
          <table:table-cell office:value-type="float" office:value="11.1">
            <text:p>11,1</text:p>
          </table:table-cell>
          <table:table-cell table:formula="of:=([.A111]/([.A111]+1))-([.A111]/([.A111]+50))" office:value-type="float" office:value="0.735685977465475">
            <text:p>0,7356859775</text:p>
          </table:table-cell>
          <table:table-cell table:formula="of:=([.A111]/([.A111]+0))-([.A111]/([.A111]+50))" office:value-type="float" office:value="0.818330605564648">
            <text:p>0,8183306056</text:p>
          </table:table-cell>
          <table:table-cell/>
        </table:table-row>
        <table:table-row table:style-name="ro1">
          <table:table-cell office:value-type="float" office:value="11.2">
            <text:p>11,2</text:p>
          </table:table-cell>
          <table:table-cell table:formula="of:=([.A112]/([.A112]+1))-([.A112]/([.A112]+50))" office:value-type="float" office:value="0.735026250937533">
            <text:p>0,7350262509</text:p>
          </table:table-cell>
          <table:table-cell table:formula="of:=([.A112]/([.A112]+0))-([.A112]/([.A112]+50))" office:value-type="float" office:value="0.816993464052288">
            <text:p>0,8169934641</text:p>
          </table:table-cell>
          <table:table-cell/>
        </table:table-row>
        <table:table-row table:style-name="ro1">
          <table:table-cell office:value-type="float" office:value="11.3">
            <text:p>11,3</text:p>
          </table:table-cell>
          <table:table-cell table:formula="of:=([.A113]/([.A113]+1))-([.A113]/([.A113]+50))" office:value-type="float" office:value="0.734359872146845">
            <text:p>0,7343598721</text:p>
          </table:table-cell>
          <table:table-cell table:formula="of:=([.A113]/([.A113]+0))-([.A113]/([.A113]+50))" office:value-type="float" office:value="0.815660685154975">
            <text:p>0,8156606852</text:p>
          </table:table-cell>
          <table:table-cell/>
        </table:table-row>
        <table:table-row table:style-name="ro1">
          <table:table-cell office:value-type="float" office:value="11.4">
            <text:p>11,4</text:p>
          </table:table-cell>
          <table:table-cell table:formula="of:=([.A114]/([.A114]+1))-([.A114]/([.A114]+50))" office:value-type="float" office:value="0.733687086266681">
            <text:p>0,7336870863</text:p>
          </table:table-cell>
          <table:table-cell table:formula="of:=([.A114]/([.A114]+0))-([.A114]/([.A114]+50))" office:value-type="float" office:value="0.814332247557003">
            <text:p>0,8143322476</text:p>
          </table:table-cell>
          <table:table-cell/>
        </table:table-row>
        <table:table-row table:style-name="ro1">
          <table:table-cell office:value-type="float" office:value="11.5">
            <text:p>11,5</text:p>
          </table:table-cell>
          <table:table-cell table:formula="of:=([.A115]/([.A115]+1))-([.A115]/([.A115]+50))" office:value-type="float" office:value="0.733008130081301">
            <text:p>0,7330081301</text:p>
          </table:table-cell>
          <table:table-cell table:formula="of:=([.A115]/([.A115]+0))-([.A115]/([.A115]+50))" office:value-type="float" office:value="0.813008130081301">
            <text:p>0,8130081301</text:p>
          </table:table-cell>
          <table:table-cell/>
        </table:table-row>
        <table:table-row table:style-name="ro1">
          <table:table-cell office:value-type="float" office:value="11.6">
            <text:p>11,6</text:p>
          </table:table-cell>
          <table:table-cell table:formula="of:=([.A116]/([.A116]+1))-([.A116]/([.A116]+50))" office:value-type="float" office:value="0.732323232323232">
            <text:p>0,7323232323</text:p>
          </table:table-cell>
          <table:table-cell table:formula="of:=([.A116]/([.A116]+0))-([.A116]/([.A116]+50))" office:value-type="float" office:value="0.811688311688312">
            <text:p>0,8116883117</text:p>
          </table:table-cell>
          <table:table-cell/>
        </table:table-row>
        <table:table-row table:style-name="ro1">
          <table:table-cell office:value-type="float" office:value="11.7">
            <text:p>11,7</text:p>
          </table:table-cell>
          <table:table-cell table:formula="of:=([.A117]/([.A117]+1))-([.A117]/([.A117]+50))" office:value-type="float" office:value="0.731632613994564">
            <text:p>0,731632614</text:p>
          </table:table-cell>
          <table:table-cell table:formula="of:=([.A117]/([.A117]+0))-([.A117]/([.A117]+50))" office:value-type="float" office:value="0.810372771474878">
            <text:p>0,8103727715</text:p>
          </table:table-cell>
          <table:table-cell/>
        </table:table-row>
        <table:table-row table:style-name="ro1">
          <table:table-cell office:value-type="float" office:value="11.8">
            <text:p>11,8</text:p>
          </table:table-cell>
          <table:table-cell table:formula="of:=([.A118]/([.A118]+1))-([.A118]/([.A118]+50))" office:value-type="float" office:value="0.730936488673139">
            <text:p>0,7309364887</text:p>
          </table:table-cell>
          <table:table-cell table:formula="of:=([.A118]/([.A118]+0))-([.A118]/([.A118]+50))" office:value-type="float" office:value="0.809061488673139">
            <text:p>0,8090614887</text:p>
          </table:table-cell>
          <table:table-cell/>
        </table:table-row>
        <table:table-row table:style-name="ro1">
          <table:table-cell office:value-type="float" office:value="11.9">
            <text:p>11,9</text:p>
          </table:table-cell>
          <table:table-cell table:formula="of:=([.A119]/([.A119]+1))-([.A119]/([.A119]+50))" office:value-type="float" office:value="0.730235062804473">
            <text:p>0,7302350628</text:p>
          </table:table-cell>
          <table:table-cell table:formula="of:=([.A119]/([.A119]+0))-([.A119]/([.A119]+50))" office:value-type="float" office:value="0.807754442649435">
            <text:p>0,807754442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([.A120]/([.A120]+1))-([.A120]/([.A120]+50))" office:value-type="float" office:value="0.729528535980149">
            <text:p>0,729528536</text:p>
          </table:table-cell>
          <table:table-cell table:formula="of:=([.A120]/([.A120]+0))-([.A120]/([.A120]+50))" office:value-type="float" office:value="0.806451612903226">
            <text:p>0,8064516129</text:p>
          </table:table-cell>
          <table:table-cell/>
        </table:table-row>
        <table:table-row table:style-name="ro1">
          <table:table-cell office:value-type="float" office:value="12.1">
            <text:p>12,1</text:p>
          </table:table-cell>
          <table:table-cell table:formula="of:=([.A121]/([.A121]+1))-([.A121]/([.A121]+50))" office:value-type="float" office:value="0.728817101203427">
            <text:p>0,7288171012</text:p>
          </table:table-cell>
          <table:table-cell table:formula="of:=([.A121]/([.A121]+0))-([.A121]/([.A121]+50))" office:value-type="float" office:value="0.805152979066023">
            <text:p>0,8051529791</text:p>
          </table:table-cell>
          <table:table-cell/>
        </table:table-row>
        <table:table-row table:style-name="ro1">
          <table:table-cell office:value-type="float" office:value="12.2">
            <text:p>12,2</text:p>
          </table:table-cell>
          <table:table-cell table:formula="of:=([.A122]/([.A122]+1))-([.A122]/([.A122]+50))" office:value-type="float" office:value="0.728100945142746">
            <text:p>0,7281009451</text:p>
          </table:table-cell>
          <table:table-cell table:formula="of:=([.A122]/([.A122]+0))-([.A122]/([.A122]+50))" office:value-type="float" office:value="0.803858520900321">
            <text:p>0,8038585209</text:p>
          </table:table-cell>
          <table:table-cell/>
        </table:table-row>
        <table:table-row table:style-name="ro1">
          <table:table-cell office:value-type="float" office:value="12.3">
            <text:p>12,3</text:p>
          </table:table-cell>
          <table:table-cell table:formula="of:=([.A123]/([.A123]+1))-([.A123]/([.A123]+50))" office:value-type="float" office:value="0.727380248373743">
            <text:p>0,7273802484</text:p>
          </table:table-cell>
          <table:table-cell table:formula="of:=([.A123]/([.A123]+0))-([.A123]/([.A123]+50))" office:value-type="float" office:value="0.802568218298555">
            <text:p>0,8025682183</text:p>
          </table:table-cell>
          <table:table-cell/>
        </table:table-row>
        <table:table-row table:style-name="ro1">
          <table:table-cell office:value-type="float" office:value="12.4">
            <text:p>12,4</text:p>
          </table:table-cell>
          <table:table-cell table:formula="of:=([.A124]/([.A124]+1))-([.A124]/([.A124]+50))" office:value-type="float" office:value="0.72665518561041">
            <text:p>0,7266551856</text:p>
          </table:table-cell>
          <table:table-cell table:formula="of:=([.A124]/([.A124]+0))-([.A124]/([.A124]+50))" office:value-type="float" office:value="0.801282051282051">
            <text:p>0,8012820513</text:p>
          </table:table-cell>
          <table:table-cell/>
        </table:table-row>
        <table:table-row table:style-name="ro1">
          <table:table-cell office:value-type="float" office:value="12.5">
            <text:p>12,5</text:p>
          </table:table-cell>
          <table:table-cell table:formula="of:=([.A125]/([.A125]+1))-([.A125]/([.A125]+50))" office:value-type="float" office:value="0.725925925925926">
            <text:p>0,7259259259</text:p>
          </table:table-cell>
          <table:table-cell table:formula="of:=([.A125]/([.A125]+0))-([.A125]/([.A125]+50))" office:value-type="float" office:value="0.8">
            <text:p>0,8</text:p>
          </table:table-cell>
          <table:table-cell/>
        </table:table-row>
        <table:table-row table:style-name="ro1">
          <table:table-cell office:value-type="float" office:value="12.6">
            <text:p>12,6</text:p>
          </table:table-cell>
          <table:table-cell table:formula="of:=([.A126]/([.A126]+1))-([.A126]/([.A126]+50))" office:value-type="float" office:value="0.725192632963729">
            <text:p>0,725192633</text:p>
          </table:table-cell>
          <table:table-cell table:formula="of:=([.A126]/([.A126]+0))-([.A126]/([.A126]+50))" office:value-type="float" office:value="0.798722044728435">
            <text:p>0,7987220447</text:p>
          </table:table-cell>
          <table:table-cell/>
        </table:table-row>
        <table:table-row table:style-name="ro1">
          <table:table-cell office:value-type="float" office:value="12.7">
            <text:p>12,7</text:p>
          </table:table-cell>
          <table:table-cell table:formula="of:=([.A127]/([.A127]+1))-([.A127]/([.A127]+50))" office:value-type="float" office:value="0.724455465139291">
            <text:p>0,7244554651</text:p>
          </table:table-cell>
          <table:table-cell table:formula="of:=([.A127]/([.A127]+0))-([.A127]/([.A127]+50))" office:value-type="float" office:value="0.797448165869219">
            <text:p>0,7974481659</text:p>
          </table:table-cell>
          <table:table-cell/>
        </table:table-row>
        <table:table-row table:style-name="ro1">
          <table:table-cell office:value-type="float" office:value="12.8">
            <text:p>12,8</text:p>
          </table:table-cell>
          <table:table-cell table:formula="of:=([.A128]/([.A128]+1))-([.A128]/([.A128]+50))" office:value-type="float" office:value="0.723714575833102">
            <text:p>0,7237145758</text:p>
          </table:table-cell>
          <table:table-cell table:formula="of:=([.A128]/([.A128]+0))-([.A128]/([.A128]+50))" office:value-type="float" office:value="0.796178343949045">
            <text:p>0,7961783439</text:p>
          </table:table-cell>
          <table:table-cell/>
        </table:table-row>
        <table:table-row table:style-name="ro1">
          <table:table-cell office:value-type="float" office:value="12.9">
            <text:p>12,9</text:p>
          </table:table-cell>
          <table:table-cell table:formula="of:=([.A129]/([.A129]+1))-([.A129]/([.A129]+50))" office:value-type="float" office:value="0.722970113575277">
            <text:p>0,7229701136</text:p>
          </table:table-cell>
          <table:table-cell table:formula="of:=([.A129]/([.A129]+0))-([.A129]/([.A129]+50))" office:value-type="float" office:value="0.794912559618442">
            <text:p>0,794912559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([.A130]/([.A130]+1))-([.A130]/([.A130]+50))" office:value-type="float" office:value="0.722222222222222">
            <text:p>0,7222222222</text:p>
          </table:table-cell>
          <table:table-cell table:formula="of:=([.A130]/([.A130]+0))-([.A130]/([.A130]+50))" office:value-type="float" office:value="0.793650793650794">
            <text:p>0,7936507937</text:p>
          </table:table-cell>
          <table:table-cell/>
        </table:table-row>
        <table:table-row table:style-name="ro1">
          <table:table-cell office:value-type="float" office:value="13.1">
            <text:p>13,1</text:p>
          </table:table-cell>
          <table:table-cell table:formula="of:=([.A131]/([.A131]+1))-([.A131]/([.A131]+50))" office:value-type="float" office:value="0.72147104112576">
            <text:p>0,7214710411</text:p>
          </table:table-cell>
          <table:table-cell table:formula="of:=([.A131]/([.A131]+0))-([.A131]/([.A131]+50))" office:value-type="float" office:value="0.792393026941363">
            <text:p>0,7923930269</text:p>
          </table:table-cell>
          <table:table-cell/>
        </table:table-row>
        <table:table-row table:style-name="ro1">
          <table:table-cell office:value-type="float" office:value="13.2">
            <text:p>13,2</text:p>
          </table:table-cell>
          <table:table-cell table:formula="of:=([.A132]/([.A132]+1))-([.A132]/([.A132]+50))" office:value-type="float" office:value="0.720716705295061">
            <text:p>0,7207167053</text:p>
          </table:table-cell>
          <table:table-cell table:formula="of:=([.A132]/([.A132]+0))-([.A132]/([.A132]+50))" office:value-type="float" office:value="0.791139240506329">
            <text:p>0,7911392405</text:p>
          </table:table-cell>
          <table:table-cell/>
        </table:table-row>
        <table:table-row table:style-name="ro1">
          <table:table-cell office:value-type="float" office:value="13.3">
            <text:p>13,3</text:p>
          </table:table-cell>
          <table:table-cell table:formula="of:=([.A133]/([.A133]+1))-([.A133]/([.A133]+50))" office:value-type="float" office:value="0.719959345551763">
            <text:p>0,7199593456</text:p>
          </table:table-cell>
          <table:table-cell table:formula="of:=([.A133]/([.A133]+0))-([.A133]/([.A133]+50))" office:value-type="float" office:value="0.789889415481833">
            <text:p>0,7898894155</text:p>
          </table:table-cell>
          <table:table-cell/>
        </table:table-row>
        <table:table-row table:style-name="ro1">
          <table:table-cell office:value-type="float" office:value="13.4">
            <text:p>13,4</text:p>
          </table:table-cell>
          <table:table-cell table:formula="of:=([.A134]/([.A134]+1))-([.A134]/([.A134]+50))" office:value-type="float" office:value="0.719199088678584">
            <text:p>0,7191990887</text:p>
          </table:table-cell>
          <table:table-cell table:formula="of:=([.A134]/([.A134]+0))-([.A134]/([.A134]+50))" office:value-type="float" office:value="0.788643533123028">
            <text:p>0,7886435331</text:p>
          </table:table-cell>
          <table:table-cell/>
        </table:table-row>
        <table:table-row table:style-name="ro1">
          <table:table-cell office:value-type="float" office:value="13.5">
            <text:p>13,5</text:p>
          </table:table-cell>
          <table:table-cell table:formula="of:=([.A135]/([.A135]+1))-([.A135]/([.A135]+50))" office:value-type="float" office:value="0.71843605756177">
            <text:p>0,7184360576</text:p>
          </table:table-cell>
          <table:table-cell table:formula="of:=([.A135]/([.A135]+0))-([.A135]/([.A135]+50))" office:value-type="float" office:value="0.78740157480315">
            <text:p>0,7874015748</text:p>
          </table:table-cell>
          <table:table-cell/>
        </table:table-row>
        <table:table-row table:style-name="ro1">
          <table:table-cell office:value-type="float" office:value="13.6">
            <text:p>13,6</text:p>
          </table:table-cell>
          <table:table-cell table:formula="of:=([.A136]/([.A136]+1))-([.A136]/([.A136]+50))" office:value-type="float" office:value="0.717670371327647">
            <text:p>0,7176703713</text:p>
          </table:table-cell>
          <table:table-cell table:formula="of:=([.A136]/([.A136]+0))-([.A136]/([.A136]+50))" office:value-type="float" office:value="0.786163522012579">
            <text:p>0,786163522</text:p>
          </table:table-cell>
          <table:table-cell/>
        </table:table-row>
        <table:table-row table:style-name="ro1">
          <table:table-cell office:value-type="float" office:value="13.7">
            <text:p>13,7</text:p>
          </table:table-cell>
          <table:table-cell table:formula="of:=([.A137]/([.A137]+1))-([.A137]/([.A137]+50))" office:value-type="float" office:value="0.716902145473574">
            <text:p>0,7169021455</text:p>
          </table:table-cell>
          <table:table-cell table:formula="of:=([.A137]/([.A137]+0))-([.A137]/([.A137]+50))" office:value-type="float" office:value="0.784929356357928">
            <text:p>0,7849293564</text:p>
          </table:table-cell>
          <table:table-cell/>
        </table:table-row>
        <table:table-row table:style-name="ro1">
          <table:table-cell office:value-type="float" office:value="13.8">
            <text:p>13,8</text:p>
          </table:table-cell>
          <table:table-cell table:formula="of:=([.A138]/([.A138]+1))-([.A138]/([.A138]+50))" office:value-type="float" office:value="0.716131491993561">
            <text:p>0,716131492</text:p>
          </table:table-cell>
          <table:table-cell table:formula="of:=([.A138]/([.A138]+0))-([.A138]/([.A138]+50))" office:value-type="float" office:value="0.783699059561129">
            <text:p>0,7836990596</text:p>
          </table:table-cell>
          <table:table-cell/>
        </table:table-row>
        <table:table-row table:style-name="ro1">
          <table:table-cell office:value-type="float" office:value="13.9">
            <text:p>13,9</text:p>
          </table:table-cell>
          <table:table-cell table:formula="of:=([.A139]/([.A139]+1))-([.A139]/([.A139]+50))" office:value-type="float" office:value="0.715358519498797">
            <text:p>0,7153585195</text:p>
          </table:table-cell>
          <table:table-cell table:formula="of:=([.A139]/([.A139]+0))-([.A139]/([.A139]+50))" office:value-type="float" office:value="0.782472613458529">
            <text:p>0,78247261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([.A140]/([.A140]+1))-([.A140]/([.A140]+50))" office:value-type="float" office:value="0.714583333333333">
            <text:p>0,7145833333</text:p>
          </table:table-cell>
          <table:table-cell table:formula="of:=([.A140]/([.A140]+0))-([.A140]/([.A140]+50))" office:value-type="float" office:value="0.78125">
            <text:p>0,78125</text:p>
          </table:table-cell>
          <table:table-cell/>
        </table:table-row>
        <table:table-row table:style-name="ro1">
          <table:table-cell office:value-type="float" office:value="14.1">
            <text:p>14,1</text:p>
          </table:table-cell>
          <table:table-cell table:formula="of:=([.A141]/([.A141]+1))-([.A141]/([.A141]+50))" office:value-type="float" office:value="0.713806035685136">
            <text:p>0,7138060357</text:p>
          </table:table-cell>
          <table:table-cell table:formula="of:=([.A141]/([.A141]+0))-([.A141]/([.A141]+50))" office:value-type="float" office:value="0.78003120124805">
            <text:p>0,7800312012</text:p>
          </table:table-cell>
          <table:table-cell/>
        </table:table-row>
        <table:table-row table:style-name="ro1">
          <table:table-cell office:value-type="float" office:value="14.2">
            <text:p>14,2</text:p>
          </table:table-cell>
          <table:table-cell table:formula="of:=([.A142]/([.A142]+1))-([.A142]/([.A142]+50))" office:value-type="float" office:value="0.713026725692736">
            <text:p>0,7130267257</text:p>
          </table:table-cell>
          <table:table-cell table:formula="of:=([.A142]/([.A142]+0))-([.A142]/([.A142]+50))" office:value-type="float" office:value="0.778816199376947">
            <text:p>0,7788161994</text:p>
          </table:table-cell>
          <table:table-cell/>
        </table:table-row>
        <table:table-row table:style-name="ro1">
          <table:table-cell office:value-type="float" office:value="14.3">
            <text:p>14,3</text:p>
          </table:table-cell>
          <table:table-cell table:formula="of:=([.A143]/([.A143]+1))-([.A143]/([.A143]+50))" office:value-type="float" office:value="0.712245499547668">
            <text:p>0,7122454995</text:p>
          </table:table-cell>
          <table:table-cell table:formula="of:=([.A143]/([.A143]+0))-([.A143]/([.A143]+50))" office:value-type="float" office:value="0.777604976671851">
            <text:p>0,7776049767</text:p>
          </table:table-cell>
          <table:table-cell/>
        </table:table-row>
        <table:table-row table:style-name="ro1">
          <table:table-cell office:value-type="float" office:value="14.4">
            <text:p>14,4</text:p>
          </table:table-cell>
          <table:table-cell table:formula="of:=([.A144]/([.A144]+1))-([.A144]/([.A144]+50))" office:value-type="float" office:value="0.711462450592885">
            <text:p>0,7114624506</text:p>
          </table:table-cell>
          <table:table-cell table:formula="of:=([.A144]/([.A144]+0))-([.A144]/([.A144]+50))" office:value-type="float" office:value="0.77639751552795">
            <text:p>0,7763975155</text:p>
          </table:table-cell>
          <table:table-cell/>
        </table:table-row>
        <table:table-row table:style-name="ro1">
          <table:table-cell office:value-type="float" office:value="14.5">
            <text:p>14,5</text:p>
          </table:table-cell>
          <table:table-cell table:formula="of:=([.A145]/([.A145]+1))-([.A145]/([.A145]+50))" office:value-type="float" office:value="0.710677669417354">
            <text:p>0,7106776694</text:p>
          </table:table-cell>
          <table:table-cell table:formula="of:=([.A145]/([.A145]+0))-([.A145]/([.A145]+50))" office:value-type="float" office:value="0.775193798449612">
            <text:p>0,7751937984</text:p>
          </table:table-cell>
          <table:table-cell/>
        </table:table-row>
        <table:table-row table:style-name="ro1">
          <table:table-cell office:value-type="float" office:value="14.6">
            <text:p>14,6</text:p>
          </table:table-cell>
          <table:table-cell table:formula="of:=([.A146]/([.A146]+1))-([.A146]/([.A146]+50))" office:value-type="float" office:value="0.709891243946972">
            <text:p>0,7098912439</text:p>
          </table:table-cell>
          <table:table-cell table:formula="of:=([.A146]/([.A146]+0))-([.A146]/([.A146]+50))" office:value-type="float" office:value="0.773993808049536">
            <text:p>0,773993808</text:p>
          </table:table-cell>
          <table:table-cell/>
        </table:table-row>
        <table:table-row table:style-name="ro1">
          <table:table-cell office:value-type="float" office:value="14.7">
            <text:p>14,7</text:p>
          </table:table-cell>
          <table:table-cell table:formula="of:=([.A147]/([.A147]+1))-([.A147]/([.A147]+50))" office:value-type="float" office:value="0.70910325953199">
            <text:p>0,7091032595</text:p>
          </table:table-cell>
          <table:table-cell table:formula="of:=([.A147]/([.A147]+0))-([.A147]/([.A147]+50))" office:value-type="float" office:value="0.772797527047914">
            <text:p>0,772797527</text:p>
          </table:table-cell>
          <table:table-cell/>
        </table:table-row>
        <table:table-row table:style-name="ro1">
          <table:table-cell office:value-type="float" office:value="14.8">
            <text:p>14,8</text:p>
          </table:table-cell>
          <table:table-cell table:formula="of:=([.A148]/([.A148]+1))-([.A148]/([.A148]+50))" office:value-type="float" office:value="0.708313799031099">
            <text:p>0,708313799</text:p>
          </table:table-cell>
          <table:table-cell table:formula="of:=([.A148]/([.A148]+0))-([.A148]/([.A148]+50))" office:value-type="float" office:value="0.771604938271605">
            <text:p>0,7716049383</text:p>
          </table:table-cell>
          <table:table-cell/>
        </table:table-row>
        <table:table-row table:style-name="ro1">
          <table:table-cell office:value-type="float" office:value="14.9">
            <text:p>14,9</text:p>
          </table:table-cell>
          <table:table-cell table:formula="of:=([.A149]/([.A149]+1))-([.A149]/([.A149]+50))" office:value-type="float" office:value="0.707522942892307">
            <text:p>0,7075229429</text:p>
          </table:table-cell>
          <table:table-cell table:formula="of:=([.A149]/([.A149]+0))-([.A149]/([.A149]+50))" office:value-type="float" office:value="0.770416024653313">
            <text:p>0,770416024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([.A150]/([.A150]+1))-([.A150]/([.A150]+50))" office:value-type="float" office:value="0.706730769230769">
            <text:p>0,7067307692</text:p>
          </table:table-cell>
          <table:table-cell table:formula="of:=([.A150]/([.A150]+0))-([.A150]/([.A150]+50))" office:value-type="float" office:value="0.769230769230769">
            <text:p>0,7692307692</text:p>
          </table:table-cell>
          <table:table-cell/>
        </table:table-row>
        <table:table-row table:style-name="ro1">
          <table:table-cell office:value-type="float" office:value="15.1">
            <text:p>15,1</text:p>
          </table:table-cell>
          <table:table-cell table:formula="of:=([.A151]/([.A151]+1))-([.A151]/([.A151]+50))" office:value-type="float" office:value="0.705937353903693">
            <text:p>0,7059373539</text:p>
          </table:table-cell>
          <table:table-cell table:formula="of:=([.A151]/([.A151]+0))-([.A151]/([.A151]+50))" office:value-type="float" office:value="0.768049155145929">
            <text:p>0,7680491551</text:p>
          </table:table-cell>
          <table:table-cell/>
        </table:table-row>
        <table:table-row table:style-name="ro1">
          <table:table-cell office:value-type="float" office:value="15.2">
            <text:p>15,2</text:p>
          </table:table-cell>
          <table:table-cell table:formula="of:=([.A152]/([.A152]+1))-([.A152]/([.A152]+50))" office:value-type="float" office:value="0.705142770582443">
            <text:p>0,7051427706</text:p>
          </table:table-cell>
          <table:table-cell table:formula="of:=([.A152]/([.A152]+0))-([.A152]/([.A152]+50))" office:value-type="float" office:value="0.766871165644172">
            <text:p>0,7668711656</text:p>
          </table:table-cell>
          <table:table-cell/>
        </table:table-row>
        <table:table-row table:style-name="ro1">
          <table:table-cell office:value-type="float" office:value="15.3">
            <text:p>15,3</text:p>
          </table:table-cell>
          <table:table-cell table:formula="of:=([.A153]/([.A153]+1))-([.A153]/([.A153]+50))" office:value-type="float" office:value="0.704347090821973">
            <text:p>0,7043470908</text:p>
          </table:table-cell>
          <table:table-cell table:formula="of:=([.A153]/([.A153]+0))-([.A153]/([.A153]+50))" office:value-type="float" office:value="0.765696784073507">
            <text:p>0,7656967841</text:p>
          </table:table-cell>
          <table:table-cell/>
        </table:table-row>
        <table:table-row table:style-name="ro1">
          <table:table-cell office:value-type="float" office:value="15.4">
            <text:p>15,4</text:p>
          </table:table-cell>
          <table:table-cell table:formula="of:=([.A154]/([.A154]+1))-([.A154]/([.A154]+50))" office:value-type="float" office:value="0.703550384127695">
            <text:p>0,7035503841</text:p>
          </table:table-cell>
          <table:table-cell table:formula="of:=([.A154]/([.A154]+0))-([.A154]/([.A154]+50))" office:value-type="float" office:value="0.764525993883792">
            <text:p>0,7645259939</text:p>
          </table:table-cell>
          <table:table-cell/>
        </table:table-row>
        <table:table-row table:style-name="ro1">
          <table:table-cell office:value-type="float" office:value="15.5">
            <text:p>15,5</text:p>
          </table:table-cell>
          <table:table-cell table:formula="of:=([.A155]/([.A155]+1))-([.A155]/([.A155]+50))" office:value-type="float" office:value="0.702752718019894">
            <text:p>0,702752718</text:p>
          </table:table-cell>
          <table:table-cell table:formula="of:=([.A155]/([.A155]+0))-([.A155]/([.A155]+50))" office:value-type="float" office:value="0.763358778625954">
            <text:p>0,7633587786</text:p>
          </table:table-cell>
          <table:table-cell/>
        </table:table-row>
        <table:table-row table:style-name="ro1">
          <table:table-cell office:value-type="float" office:value="15.6">
            <text:p>15,6</text:p>
          </table:table-cell>
          <table:table-cell table:formula="of:=([.A156]/([.A156]+1))-([.A156]/([.A156]+50))" office:value-type="float" office:value="0.701954158095798">
            <text:p>0,7019541581</text:p>
          </table:table-cell>
          <table:table-cell table:formula="of:=([.A156]/([.A156]+0))-([.A156]/([.A156]+50))" office:value-type="float" office:value="0.76219512195122">
            <text:p>0,762195122</text:p>
          </table:table-cell>
          <table:table-cell/>
        </table:table-row>
        <table:table-row table:style-name="ro1">
          <table:table-cell office:value-type="float" office:value="15.7">
            <text:p>15,7</text:p>
          </table:table-cell>
          <table:table-cell table:formula="of:=([.A157]/([.A157]+1))-([.A157]/([.A157]+50))" office:value-type="float" office:value="0.701154768089392">
            <text:p>0,7011547681</text:p>
          </table:table-cell>
          <table:table-cell table:formula="of:=([.A157]/([.A157]+0))-([.A157]/([.A157]+50))" office:value-type="float" office:value="0.76103500761035">
            <text:p>0,7610350076</text:p>
          </table:table-cell>
          <table:table-cell/>
        </table:table-row>
        <table:table-row table:style-name="ro1">
          <table:table-cell office:value-type="float" office:value="15.8">
            <text:p>15,8</text:p>
          </table:table-cell>
          <table:table-cell table:formula="of:=([.A158]/([.A158]+1))-([.A158]/([.A158]+50))" office:value-type="float" office:value="0.700354609929078">
            <text:p>0,7003546099</text:p>
          </table:table-cell>
          <table:table-cell table:formula="of:=([.A158]/([.A158]+0))-([.A158]/([.A158]+50))" office:value-type="float" office:value="0.759878419452887">
            <text:p>0,7598784195</text:p>
          </table:table-cell>
          <table:table-cell/>
        </table:table-row>
        <table:table-row table:style-name="ro1">
          <table:table-cell office:value-type="float" office:value="15.9">
            <text:p>15,9</text:p>
          </table:table-cell>
          <table:table-cell table:formula="of:=([.A159]/([.A159]+1))-([.A159]/([.A159]+50))" office:value-type="float" office:value="0.699553743793268">
            <text:p>0,6995537438</text:p>
          </table:table-cell>
          <table:table-cell table:formula="of:=([.A159]/([.A159]+0))-([.A159]/([.A159]+50))" office:value-type="float" office:value="0.758725341426404">
            <text:p>0,758725341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([.A160]/([.A160]+1))-([.A160]/([.A160]+50))" office:value-type="float" office:value="0.698752228163993">
            <text:p>0,6987522282</text:p>
          </table:table-cell>
          <table:table-cell table:formula="of:=([.A160]/([.A160]+0))-([.A160]/([.A160]+50))" office:value-type="float" office:value="0.757575757575758">
            <text:p>0,7575757576</text:p>
          </table:table-cell>
          <table:table-cell/>
        </table:table-row>
        <table:table-row table:style-name="ro1">
          <table:table-cell office:value-type="float" office:value="16.1">
            <text:p>16,1</text:p>
          </table:table-cell>
          <table:table-cell table:formula="of:=([.A161]/([.A161]+1))-([.A161]/([.A161]+50))" office:value-type="float" office:value="0.697950119878617">
            <text:p>0,6979501199</text:p>
          </table:table-cell>
          <table:table-cell table:formula="of:=([.A161]/([.A161]+0))-([.A161]/([.A161]+50))" office:value-type="float" office:value="0.75642965204236">
            <text:p>0,756429652</text:p>
          </table:table-cell>
          <table:table-cell/>
        </table:table-row>
        <table:table-row table:style-name="ro1">
          <table:table-cell office:value-type="float" office:value="16.2">
            <text:p>16,2</text:p>
          </table:table-cell>
          <table:table-cell table:formula="of:=([.A162]/([.A162]+1))-([.A162]/([.A162]+50))" office:value-type="float" office:value="0.697147474179723">
            <text:p>0,6971474742</text:p>
          </table:table-cell>
          <table:table-cell table:formula="of:=([.A162]/([.A162]+0))-([.A162]/([.A162]+50))" office:value-type="float" office:value="0.755287009063444">
            <text:p>0,7552870091</text:p>
          </table:table-cell>
          <table:table-cell/>
        </table:table-row>
        <table:table-row table:style-name="ro1">
          <table:table-cell office:value-type="float" office:value="16.3">
            <text:p>16,3</text:p>
          </table:table-cell>
          <table:table-cell table:formula="of:=([.A163]/([.A163]+1))-([.A163]/([.A163]+50))" office:value-type="float" office:value="0.69634434476325">
            <text:p>0,6963443448</text:p>
          </table:table-cell>
          <table:table-cell table:formula="of:=([.A163]/([.A163]+0))-([.A163]/([.A163]+50))" office:value-type="float" office:value="0.754147812971342">
            <text:p>0,754147813</text:p>
          </table:table-cell>
          <table:table-cell/>
        </table:table-row>
        <table:table-row table:style-name="ro1">
          <table:table-cell office:value-type="float" office:value="16.4">
            <text:p>16,4</text:p>
          </table:table-cell>
          <table:table-cell table:formula="of:=([.A164]/([.A164]+1))-([.A164]/([.A164]+50))" office:value-type="float" office:value="0.695540783824955">
            <text:p>0,6955407838</text:p>
          </table:table-cell>
          <table:table-cell table:formula="of:=([.A164]/([.A164]+0))-([.A164]/([.A164]+50))" office:value-type="float" office:value="0.753012048192771">
            <text:p>0,7530120482</text:p>
          </table:table-cell>
          <table:table-cell/>
        </table:table-row>
        <table:table-row table:style-name="ro1">
          <table:table-cell office:value-type="float" office:value="16.5">
            <text:p>16,5</text:p>
          </table:table-cell>
          <table:table-cell table:formula="of:=([.A165]/([.A165]+1))-([.A165]/([.A165]+50))" office:value-type="float" office:value="0.694736842105263">
            <text:p>0,6947368421</text:p>
          </table:table-cell>
          <table:table-cell table:formula="of:=([.A165]/([.A165]+0))-([.A165]/([.A165]+50))" office:value-type="float" office:value="0.75187969924812">
            <text:p>0,7518796992</text:p>
          </table:table-cell>
          <table:table-cell/>
        </table:table-row>
        <table:table-row table:style-name="ro1">
          <table:table-cell office:value-type="float" office:value="16.6">
            <text:p>16,6</text:p>
          </table:table-cell>
          <table:table-cell table:formula="of:=([.A166]/([.A166]+1))-([.A166]/([.A166]+50))" office:value-type="float" office:value="0.693932568932569">
            <text:p>0,6939325689</text:p>
          </table:table-cell>
          <table:table-cell table:formula="of:=([.A166]/([.A166]+0))-([.A166]/([.A166]+50))" office:value-type="float" office:value="0.750750750750751">
            <text:p>0,7507507508</text:p>
          </table:table-cell>
          <table:table-cell/>
        </table:table-row>
        <table:table-row table:style-name="ro1">
          <table:table-cell office:value-type="float" office:value="16.7">
            <text:p>16,7</text:p>
          </table:table-cell>
          <table:table-cell table:formula="of:=([.A167]/([.A167]+1))-([.A167]/([.A167]+50))" office:value-type="float" office:value="0.693128012265054">
            <text:p>0,6931280123</text:p>
          </table:table-cell>
          <table:table-cell table:formula="of:=([.A167]/([.A167]+0))-([.A167]/([.A167]+50))" office:value-type="float" office:value="0.749625187406297">
            <text:p>0,7496251874</text:p>
          </table:table-cell>
          <table:table-cell/>
        </table:table-row>
        <table:table-row table:style-name="ro1">
          <table:table-cell office:value-type="float" office:value="16.8">
            <text:p>16,8</text:p>
          </table:table-cell>
          <table:table-cell table:formula="of:=([.A168]/([.A168]+1))-([.A168]/([.A168]+50))" office:value-type="float" office:value="0.692323218731077">
            <text:p>0,6923232187</text:p>
          </table:table-cell>
          <table:table-cell table:formula="of:=([.A168]/([.A168]+0))-([.A168]/([.A168]+50))" office:value-type="float" office:value="0.748502994011976">
            <text:p>0,748502994</text:p>
          </table:table-cell>
          <table:table-cell/>
        </table:table-row>
        <table:table-row table:style-name="ro1">
          <table:table-cell office:value-type="float" office:value="16.9">
            <text:p>16,9</text:p>
          </table:table-cell>
          <table:table-cell table:formula="of:=([.A169]/([.A169]+1))-([.A169]/([.A169]+50))" office:value-type="float" office:value="0.691518233668195">
            <text:p>0,6915182337</text:p>
          </table:table-cell>
          <table:table-cell table:formula="of:=([.A169]/([.A169]+0))-([.A169]/([.A169]+50))" office:value-type="float" office:value="0.747384155455904">
            <text:p>0,747384155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([.A170]/([.A170]+1))-([.A170]/([.A170]+50))" office:value-type="float" office:value="0.690713101160862">
            <text:p>0,6907131012</text:p>
          </table:table-cell>
          <table:table-cell table:formula="of:=([.A170]/([.A170]+0))-([.A170]/([.A170]+50))" office:value-type="float" office:value="0.746268656716418">
            <text:p>0,7462686567</text:p>
          </table:table-cell>
          <table:table-cell/>
        </table:table-row>
        <table:table-row table:style-name="ro1">
          <table:table-cell office:value-type="float" office:value="17.1">
            <text:p>17,1</text:p>
          </table:table-cell>
          <table:table-cell table:formula="of:=([.A171]/([.A171]+1))-([.A171]/([.A171]+50))" office:value-type="float" office:value="0.689907864076871">
            <text:p>0,6899078641</text:p>
          </table:table-cell>
          <table:table-cell table:formula="of:=([.A171]/([.A171]+0))-([.A171]/([.A171]+50))" office:value-type="float" office:value="0.745156482861401">
            <text:p>0,7451564829</text:p>
          </table:table-cell>
          <table:table-cell/>
        </table:table-row>
        <table:table-row table:style-name="ro1">
          <table:table-cell office:value-type="float" office:value="17.2">
            <text:p>17,2</text:p>
          </table:table-cell>
          <table:table-cell table:formula="of:=([.A172]/([.A172]+1))-([.A172]/([.A172]+50))" office:value-type="float" office:value="0.689102564102564">
            <text:p>0,6891025641</text:p>
          </table:table-cell>
          <table:table-cell table:formula="of:=([.A172]/([.A172]+0))-([.A172]/([.A172]+50))" office:value-type="float" office:value="0.744047619047619">
            <text:p>0,744047619</text:p>
          </table:table-cell>
          <table:table-cell/>
        </table:table-row>
        <table:table-row table:style-name="ro1">
          <table:table-cell office:value-type="float" office:value="17.3">
            <text:p>17,3</text:p>
          </table:table-cell>
          <table:table-cell table:formula="of:=([.A173]/([.A173]+1))-([.A173]/([.A173]+50))" office:value-type="float" office:value="0.68829724177689">
            <text:p>0,6882972418</text:p>
          </table:table-cell>
          <table:table-cell table:formula="of:=([.A173]/([.A173]+0))-([.A173]/([.A173]+50))" office:value-type="float" office:value="0.742942050520059">
            <text:p>0,7429420505</text:p>
          </table:table-cell>
          <table:table-cell/>
        </table:table-row>
        <table:table-row table:style-name="ro1">
          <table:table-cell office:value-type="float" office:value="17.4">
            <text:p>17,4</text:p>
          </table:table-cell>
          <table:table-cell table:formula="of:=([.A174]/([.A174]+1))-([.A174]/([.A174]+50))" office:value-type="float" office:value="0.687491936524319">
            <text:p>0,6874919365</text:p>
          </table:table-cell>
          <table:table-cell table:formula="of:=([.A174]/([.A174]+0))-([.A174]/([.A174]+50))" office:value-type="float" office:value="0.741839762611276">
            <text:p>0,7418397626</text:p>
          </table:table-cell>
          <table:table-cell/>
        </table:table-row>
        <table:table-row table:style-name="ro1">
          <table:table-cell office:value-type="float" office:value="17.5">
            <text:p>17,5</text:p>
          </table:table-cell>
          <table:table-cell table:formula="of:=([.A175]/([.A175]+1))-([.A175]/([.A175]+50))" office:value-type="float" office:value="0.686686686686687">
            <text:p>0,6866866867</text:p>
          </table:table-cell>
          <table:table-cell table:formula="of:=([.A175]/([.A175]+0))-([.A175]/([.A175]+50))" office:value-type="float" office:value="0.740740740740741">
            <text:p>0,7407407407</text:p>
          </table:table-cell>
          <table:table-cell/>
        </table:table-row>
        <table:table-row table:style-name="ro1">
          <table:table-cell office:value-type="float" office:value="17.6">
            <text:p>17,6</text:p>
          </table:table-cell>
          <table:table-cell table:formula="of:=([.A176]/([.A176]+1))-([.A176]/([.A176]+50))" office:value-type="float" office:value="0.685881529553986">
            <text:p>0,6858815296</text:p>
          </table:table-cell>
          <table:table-cell table:formula="of:=([.A176]/([.A176]+0))-([.A176]/([.A176]+50))" office:value-type="float" office:value="0.739644970414201">
            <text:p>0,7396449704</text:p>
          </table:table-cell>
          <table:table-cell/>
        </table:table-row>
        <table:table-row table:style-name="ro1">
          <table:table-cell office:value-type="float" office:value="17.7">
            <text:p>17,7</text:p>
          </table:table-cell>
          <table:table-cell table:formula="of:=([.A177]/([.A177]+1))-([.A177]/([.A177]+50))" office:value-type="float" office:value="0.685076501394166">
            <text:p>0,6850765014</text:p>
          </table:table-cell>
          <table:table-cell table:formula="of:=([.A177]/([.A177]+0))-([.A177]/([.A177]+50))" office:value-type="float" office:value="0.738552437223043">
            <text:p>0,7385524372</text:p>
          </table:table-cell>
          <table:table-cell/>
        </table:table-row>
        <table:table-row table:style-name="ro1">
          <table:table-cell office:value-type="float" office:value="17.8">
            <text:p>17,8</text:p>
          </table:table-cell>
          <table:table-cell table:formula="of:=([.A178]/([.A178]+1))-([.A178]/([.A178]+50))" office:value-type="float" office:value="0.684271637481956">
            <text:p>0,6842716375</text:p>
          </table:table-cell>
          <table:table-cell table:formula="of:=([.A178]/([.A178]+0))-([.A178]/([.A178]+50))" office:value-type="float" office:value="0.737463126843658">
            <text:p>0,7374631268</text:p>
          </table:table-cell>
          <table:table-cell/>
        </table:table-row>
        <table:table-row table:style-name="ro1">
          <table:table-cell office:value-type="float" office:value="17.9">
            <text:p>17,9</text:p>
          </table:table-cell>
          <table:table-cell table:formula="of:=([.A179]/([.A179]+1))-([.A179]/([.A179]+50))" office:value-type="float" office:value="0.683466972126766">
            <text:p>0,6834669721</text:p>
          </table:table-cell>
          <table:table-cell table:formula="of:=([.A179]/([.A179]+0))-([.A179]/([.A179]+50))" office:value-type="float" office:value="0.736377025036819">
            <text:p>0,7363770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([.A180]/([.A180]+1))-([.A180]/([.A180]+50))" office:value-type="float" office:value="0.68266253869969">
            <text:p>0,6826625387</text:p>
          </table:table-cell>
          <table:table-cell table:formula="of:=([.A180]/([.A180]+0))-([.A180]/([.A180]+50))" office:value-type="float" office:value="0.735294117647059">
            <text:p>0,7352941176</text:p>
          </table:table-cell>
          <table:table-cell/>
        </table:table-row>
        <table:table-row table:style-name="ro1">
          <table:table-cell office:value-type="float" office:value="18.1">
            <text:p>18,1</text:p>
          </table:table-cell>
          <table:table-cell table:formula="of:=([.A181]/([.A181]+1))-([.A181]/([.A181]+50))" office:value-type="float" office:value="0.681858369659647">
            <text:p>0,6818583697</text:p>
          </table:table-cell>
          <table:table-cell table:formula="of:=([.A181]/([.A181]+0))-([.A181]/([.A181]+50))" office:value-type="float" office:value="0.734214390602056">
            <text:p>0,7342143906</text:p>
          </table:table-cell>
          <table:table-cell/>
        </table:table-row>
        <table:table-row table:style-name="ro1">
          <table:table-cell office:value-type="float" office:value="18.2">
            <text:p>18,2</text:p>
          </table:table-cell>
          <table:table-cell table:formula="of:=([.A182]/([.A182]+1))-([.A182]/([.A182]+50))" office:value-type="float" office:value="0.68105449657869">
            <text:p>0,6810544966</text:p>
          </table:table-cell>
          <table:table-cell table:formula="of:=([.A182]/([.A182]+0))-([.A182]/([.A182]+50))" office:value-type="float" office:value="0.733137829912023">
            <text:p>0,7331378299</text:p>
          </table:table-cell>
          <table:table-cell/>
        </table:table-row>
        <table:table-row table:style-name="ro1">
          <table:table-cell office:value-type="float" office:value="18.3">
            <text:p>18,3</text:p>
          </table:table-cell>
          <table:table-cell table:formula="of:=([.A183]/([.A183]+1))-([.A183]/([.A183]+50))" office:value-type="float" office:value="0.680250950166516">
            <text:p>0,6802509502</text:p>
          </table:table-cell>
          <table:table-cell table:formula="of:=([.A183]/([.A183]+0))-([.A183]/([.A183]+50))" office:value-type="float" office:value="0.732064421669107">
            <text:p>0,7320644217</text:p>
          </table:table-cell>
          <table:table-cell/>
        </table:table-row>
        <table:table-row table:style-name="ro1">
          <table:table-cell office:value-type="float" office:value="18.4">
            <text:p>18,4</text:p>
          </table:table-cell>
          <table:table-cell table:formula="of:=([.A184]/([.A184]+1))-([.A184]/([.A184]+50))" office:value-type="float" office:value="0.679447760294206">
            <text:p>0,6794477603</text:p>
          </table:table-cell>
          <table:table-cell table:formula="of:=([.A184]/([.A184]+0))-([.A184]/([.A184]+50))" office:value-type="float" office:value="0.730994152046784">
            <text:p>0,730994152</text:p>
          </table:table-cell>
          <table:table-cell/>
        </table:table-row>
        <table:table-row table:style-name="ro1">
          <table:table-cell office:value-type="float" office:value="18.5">
            <text:p>18,5</text:p>
          </table:table-cell>
          <table:table-cell table:formula="of:=([.A185]/([.A185]+1))-([.A185]/([.A185]+50))" office:value-type="float" office:value="0.678644956017219">
            <text:p>0,678644956</text:p>
          </table:table-cell>
          <table:table-cell table:formula="of:=([.A185]/([.A185]+0))-([.A185]/([.A185]+50))" office:value-type="float" office:value="0.72992700729927">
            <text:p>0,7299270073</text:p>
          </table:table-cell>
          <table:table-cell/>
        </table:table-row>
        <table:table-row table:style-name="ro1">
          <table:table-cell office:value-type="float" office:value="18.6">
            <text:p>18,6</text:p>
          </table:table-cell>
          <table:table-cell table:formula="of:=([.A186]/([.A186]+1))-([.A186]/([.A186]+50))" office:value-type="float" office:value="0.677842565597668">
            <text:p>0,6778425656</text:p>
          </table:table-cell>
          <table:table-cell table:formula="of:=([.A186]/([.A186]+0))-([.A186]/([.A186]+50))" office:value-type="float" office:value="0.728862973760933">
            <text:p>0,7288629738</text:p>
          </table:table-cell>
          <table:table-cell/>
        </table:table-row>
        <table:table-row table:style-name="ro1">
          <table:table-cell office:value-type="float" office:value="18.7">
            <text:p>18,7</text:p>
          </table:table-cell>
          <table:table-cell table:formula="of:=([.A187]/([.A187]+1))-([.A187]/([.A187]+50))" office:value-type="float" office:value="0.677040616525909">
            <text:p>0,6770406165</text:p>
          </table:table-cell>
          <table:table-cell table:formula="of:=([.A187]/([.A187]+0))-([.A187]/([.A187]+50))" office:value-type="float" office:value="0.727802037845706">
            <text:p>0,7278020378</text:p>
          </table:table-cell>
          <table:table-cell/>
        </table:table-row>
        <table:table-row table:style-name="ro1">
          <table:table-cell office:value-type="float" office:value="18.8">
            <text:p>18,8</text:p>
          </table:table-cell>
          <table:table-cell table:formula="of:=([.A188]/([.A188]+1))-([.A188]/([.A188]+50))" office:value-type="float" office:value="0.676239135541461">
            <text:p>0,6762391355</text:p>
          </table:table-cell>
          <table:table-cell table:formula="of:=([.A188]/([.A188]+0))-([.A188]/([.A188]+50))" office:value-type="float" office:value="0.726744186046512">
            <text:p>0,726744186</text:p>
          </table:table-cell>
          <table:table-cell/>
        </table:table-row>
        <table:table-row table:style-name="ro1">
          <table:table-cell office:value-type="float" office:value="18.9">
            <text:p>18,9</text:p>
          </table:table-cell>
          <table:table-cell table:formula="of:=([.A189]/([.A189]+1))-([.A189]/([.A189]+50))" office:value-type="float" office:value="0.675438148653281">
            <text:p>0,6754381487</text:p>
          </table:table-cell>
          <table:table-cell table:formula="of:=([.A189]/([.A189]+0))-([.A189]/([.A189]+50))" office:value-type="float" office:value="0.725689404934688">
            <text:p>0,725689404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([.A190]/([.A190]+1))-([.A190]/([.A190]+50))" office:value-type="float" office:value="0.67463768115942">
            <text:p>0,6746376812</text:p>
          </table:table-cell>
          <table:table-cell table:formula="of:=([.A190]/([.A190]+0))-([.A190]/([.A190]+50))" office:value-type="float" office:value="0.72463768115942">
            <text:p>0,7246376812</text:p>
          </table:table-cell>
          <table:table-cell/>
        </table:table-row>
        <table:table-row table:style-name="ro1">
          <table:table-cell office:value-type="float" office:value="19.1">
            <text:p>19,1</text:p>
          </table:table-cell>
          <table:table-cell table:formula="of:=([.A191]/([.A191]+1))-([.A191]/([.A191]+50))" office:value-type="float" office:value="0.673837757666083">
            <text:p>0,6738377577</text:p>
          </table:table-cell>
          <table:table-cell table:formula="of:=([.A191]/([.A191]+0))-([.A191]/([.A191]+50))" office:value-type="float" office:value="0.723589001447178">
            <text:p>0,7235890014</text:p>
          </table:table-cell>
          <table:table-cell/>
        </table:table-row>
        <table:table-row table:style-name="ro1">
          <table:table-cell office:value-type="float" office:value="19.2">
            <text:p>19,2</text:p>
          </table:table-cell>
          <table:table-cell table:formula="of:=([.A192]/([.A192]+1))-([.A192]/([.A192]+50))" office:value-type="float" office:value="0.673038402106106">
            <text:p>0,6730384021</text:p>
          </table:table-cell>
          <table:table-cell table:formula="of:=([.A192]/([.A192]+0))-([.A192]/([.A192]+50))" office:value-type="float" office:value="0.722543352601156">
            <text:p>0,7225433526</text:p>
          </table:table-cell>
          <table:table-cell/>
        </table:table-row>
        <table:table-row table:style-name="ro1">
          <table:table-cell office:value-type="float" office:value="19.3">
            <text:p>19,3</text:p>
          </table:table-cell>
          <table:table-cell table:formula="of:=([.A193]/([.A193]+1))-([.A193]/([.A193]+50))" office:value-type="float" office:value="0.672239637756879">
            <text:p>0,6722396378</text:p>
          </table:table-cell>
          <table:table-cell table:formula="of:=([.A193]/([.A193]+0))-([.A193]/([.A193]+50))" office:value-type="float" office:value="0.721500721500721">
            <text:p>0,7215007215</text:p>
          </table:table-cell>
          <table:table-cell/>
        </table:table-row>
        <table:table-row table:style-name="ro1">
          <table:table-cell office:value-type="float" office:value="19.4">
            <text:p>19,4</text:p>
          </table:table-cell>
          <table:table-cell table:formula="of:=([.A194]/([.A194]+1))-([.A194]/([.A194]+50))" office:value-type="float" office:value="0.671441487257727">
            <text:p>0,6714414873</text:p>
          </table:table-cell>
          <table:table-cell table:formula="of:=([.A194]/([.A194]+0))-([.A194]/([.A194]+50))" office:value-type="float" office:value="0.720461095100865">
            <text:p>0,7204610951</text:p>
          </table:table-cell>
          <table:table-cell/>
        </table:table-row>
        <table:table-row table:style-name="ro1">
          <table:table-cell office:value-type="float" office:value="19.5">
            <text:p>19,5</text:p>
          </table:table-cell>
          <table:table-cell table:formula="of:=([.A195]/([.A195]+1))-([.A195]/([.A195]+50))" office:value-type="float" office:value="0.670643972626777">
            <text:p>0,6706439726</text:p>
          </table:table-cell>
          <table:table-cell table:formula="of:=([.A195]/([.A195]+0))-([.A195]/([.A195]+50))" office:value-type="float" office:value="0.719424460431655">
            <text:p>0,7194244604</text:p>
          </table:table-cell>
          <table:table-cell/>
        </table:table-row>
        <table:table-row table:style-name="ro1">
          <table:table-cell office:value-type="float" office:value="19.6">
            <text:p>19,6</text:p>
          </table:table-cell>
          <table:table-cell table:formula="of:=([.A196]/([.A196]+1))-([.A196]/([.A196]+50))" office:value-type="float" office:value="0.669847115277313">
            <text:p>0,6698471153</text:p>
          </table:table-cell>
          <table:table-cell table:formula="of:=([.A196]/([.A196]+0))-([.A196]/([.A196]+50))" office:value-type="float" office:value="0.718390804597701">
            <text:p>0,7183908046</text:p>
          </table:table-cell>
          <table:table-cell/>
        </table:table-row>
        <table:table-row table:style-name="ro1">
          <table:table-cell office:value-type="float" office:value="19.7">
            <text:p>19,7</text:p>
          </table:table-cell>
          <table:table-cell table:formula="of:=([.A197]/([.A197]+1))-([.A197]/([.A197]+50))" office:value-type="float" office:value="0.669050936033657">
            <text:p>0,669050936</text:p>
          </table:table-cell>
          <table:table-cell table:formula="of:=([.A197]/([.A197]+0))-([.A197]/([.A197]+50))" office:value-type="float" office:value="0.717360114777618">
            <text:p>0,7173601148</text:p>
          </table:table-cell>
          <table:table-cell/>
        </table:table-row>
        <table:table-row table:style-name="ro1">
          <table:table-cell office:value-type="float" office:value="19.8">
            <text:p>19,8</text:p>
          </table:table-cell>
          <table:table-cell table:formula="of:=([.A198]/([.A198]+1))-([.A198]/([.A198]+50))" office:value-type="float" office:value="0.668255455146573">
            <text:p>0,6682554551</text:p>
          </table:table-cell>
          <table:table-cell table:formula="of:=([.A198]/([.A198]+0))-([.A198]/([.A198]+50))" office:value-type="float" office:value="0.716332378223496">
            <text:p>0,7163323782</text:p>
          </table:table-cell>
          <table:table-cell/>
        </table:table-row>
        <table:table-row table:style-name="ro1">
          <table:table-cell office:value-type="float" office:value="19.9">
            <text:p>19,9</text:p>
          </table:table-cell>
          <table:table-cell table:formula="of:=([.A199]/([.A199]+1))-([.A199]/([.A199]+50))" office:value-type="float" office:value="0.667460692308219">
            <text:p>0,6674606923</text:p>
          </table:table-cell>
          <table:table-cell table:formula="of:=([.A199]/([.A199]+0))-([.A199]/([.A199]+50))" office:value-type="float" office:value="0.715307582260372">
            <text:p>0,71530758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([.A200]/([.A200]+1))-([.A200]/([.A200]+50))" office:value-type="float" office:value="0.666666666666667">
            <text:p>0,6666666667</text:p>
          </table:table-cell>
          <table:table-cell table:formula="of:=([.A200]/([.A200]+0))-([.A200]/([.A200]+50))" office:value-type="float" office:value="0.714285714285714">
            <text:p>0,7142857143</text:p>
          </table:table-cell>
          <table:table-cell/>
        </table:table-row>
        <table:table-row table:style-name="ro1">
          <table:table-cell office:value-type="float" office:value="20.1">
            <text:p>20,1</text:p>
          </table:table-cell>
          <table:table-cell table:formula="of:=([.A201]/([.A201]+1))-([.A201]/([.A201]+50))" office:value-type="float" office:value="0.665873396839992">
            <text:p>0,6658733968</text:p>
          </table:table-cell>
          <table:table-cell table:formula="of:=([.A201]/([.A201]+0))-([.A201]/([.A201]+50))" office:value-type="float" office:value="0.713266761768901">
            <text:p>0,7132667618</text:p>
          </table:table-cell>
          <table:table-cell/>
        </table:table-row>
        <table:table-row table:style-name="ro1">
          <table:table-cell office:value-type="float" office:value="20.2">
            <text:p>20,2</text:p>
          </table:table-cell>
          <table:table-cell table:formula="of:=([.A202]/([.A202]+1))-([.A202]/([.A202]+50))" office:value-type="float" office:value="0.665080900929958">
            <text:p>0,6650809009</text:p>
          </table:table-cell>
          <table:table-cell table:formula="of:=([.A202]/([.A202]+0))-([.A202]/([.A202]+50))" office:value-type="float" office:value="0.712250712250712">
            <text:p>0,7122507123</text:p>
          </table:table-cell>
          <table:table-cell/>
        </table:table-row>
        <table:table-row table:style-name="ro1">
          <table:table-cell office:value-type="float" office:value="20.3">
            <text:p>20,3</text:p>
          </table:table-cell>
          <table:table-cell table:formula="of:=([.A203]/([.A203]+1))-([.A203]/([.A203]+50))" office:value-type="float" office:value="0.664289196535305">
            <text:p>0,6642891965</text:p>
          </table:table-cell>
          <table:table-cell table:formula="of:=([.A203]/([.A203]+0))-([.A203]/([.A203]+50))" office:value-type="float" office:value="0.711237553342816">
            <text:p>0,7112375533</text:p>
          </table:table-cell>
          <table:table-cell/>
        </table:table-row>
        <table:table-row table:style-name="ro1">
          <table:table-cell office:value-type="float" office:value="20.4">
            <text:p>20,4</text:p>
          </table:table-cell>
          <table:table-cell table:formula="of:=([.A204]/([.A204]+1))-([.A204]/([.A204]+50))" office:value-type="float" office:value="0.663498300764656">
            <text:p>0,6634983008</text:p>
          </table:table-cell>
          <table:table-cell table:formula="of:=([.A204]/([.A204]+0))-([.A204]/([.A204]+50))" office:value-type="float" office:value="0.710227272727273">
            <text:p>0,7102272727</text:p>
          </table:table-cell>
          <table:table-cell/>
        </table:table-row>
        <table:table-row table:style-name="ro1">
          <table:table-cell office:value-type="float" office:value="20.5">
            <text:p>20,5</text:p>
          </table:table-cell>
          <table:table-cell table:formula="of:=([.A205]/([.A205]+1))-([.A205]/([.A205]+50))" office:value-type="float" office:value="0.662708230249052">
            <text:p>0,6627082302</text:p>
          </table:table-cell>
          <table:table-cell table:formula="of:=([.A205]/([.A205]+0))-([.A205]/([.A205]+50))" office:value-type="float" office:value="0.709219858156028">
            <text:p>0,7092198582</text:p>
          </table:table-cell>
          <table:table-cell/>
        </table:table-row>
        <table:table-row table:style-name="ro1">
          <table:table-cell office:value-type="float" office:value="20.6">
            <text:p>20,6</text:p>
          </table:table-cell>
          <table:table-cell table:formula="of:=([.A206]/([.A206]+1))-([.A206]/([.A206]+50))" office:value-type="float" office:value="0.661919001154129">
            <text:p>0,6619190012</text:p>
          </table:table-cell>
          <table:table-cell table:formula="of:=([.A206]/([.A206]+0))-([.A206]/([.A206]+50))" office:value-type="float" office:value="0.708215297450425">
            <text:p>0,7082152975</text:p>
          </table:table-cell>
          <table:table-cell/>
        </table:table-row>
        <table:table-row table:style-name="ro1">
          <table:table-cell office:value-type="float" office:value="20.7">
            <text:p>20,7</text:p>
          </table:table-cell>
          <table:table-cell table:formula="of:=([.A207]/([.A207]+1))-([.A207]/([.A207]+50))" office:value-type="float" office:value="0.661130629191951">
            <text:p>0,6611306292</text:p>
          </table:table-cell>
          <table:table-cell table:formula="of:=([.A207]/([.A207]+0))-([.A207]/([.A207]+50))" office:value-type="float" office:value="0.707213578500707">
            <text:p>0,7072135785</text:p>
          </table:table-cell>
          <table:table-cell/>
        </table:table-row>
        <table:table-row table:style-name="ro1">
          <table:table-cell office:value-type="float" office:value="20.8">
            <text:p>20,8</text:p>
          </table:table-cell>
          <table:table-cell table:formula="of:=([.A208]/([.A208]+1))-([.A208]/([.A208]+50))" office:value-type="float" office:value="0.660343129632509">
            <text:p>0,6603431296</text:p>
          </table:table-cell>
          <table:table-cell table:formula="of:=([.A208]/([.A208]+0))-([.A208]/([.A208]+50))" office:value-type="float" office:value="0.706214689265537">
            <text:p>0,7062146893</text:p>
          </table:table-cell>
          <table:table-cell/>
        </table:table-row>
        <table:table-row table:style-name="ro1">
          <table:table-cell office:value-type="float" office:value="20.9">
            <text:p>20,9</text:p>
          </table:table-cell>
          <table:table-cell table:formula="of:=([.A209]/([.A209]+1))-([.A209]/([.A209]+50))" office:value-type="float" office:value="0.659556517314888">
            <text:p>0,6595565173</text:p>
          </table:table-cell>
          <table:table-cell table:formula="of:=([.A209]/([.A209]+0))-([.A209]/([.A209]+50))" office:value-type="float" office:value="0.705218617771509">
            <text:p>0,705218617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([.A210]/([.A210]+1))-([.A210]/([.A210]+50))" office:value-type="float" office:value="0.658770806658131">
            <text:p>0,6587708067</text:p>
          </table:table-cell>
          <table:table-cell table:formula="of:=([.A210]/([.A210]+0))-([.A210]/([.A210]+50))" office:value-type="float" office:value="0.704225352112676">
            <text:p>0,7042253521</text:p>
          </table:table-cell>
          <table:table-cell/>
        </table:table-row>
        <table:table-row table:style-name="ro1">
          <table:table-cell office:value-type="float" office:value="21.1">
            <text:p>21,1</text:p>
          </table:table-cell>
          <table:table-cell table:formula="of:=([.A211]/([.A211]+1))-([.A211]/([.A211]+50))" office:value-type="float" office:value="0.65798601167179">
            <text:p>0,6579860117</text:p>
          </table:table-cell>
          <table:table-cell table:formula="of:=([.A211]/([.A211]+0))-([.A211]/([.A211]+50))" office:value-type="float" office:value="0.70323488045007">
            <text:p>0,7032348805</text:p>
          </table:table-cell>
          <table:table-cell/>
        </table:table-row>
        <table:table-row table:style-name="ro1">
          <table:table-cell office:value-type="float" office:value="21.2">
            <text:p>21,2</text:p>
          </table:table-cell>
          <table:table-cell table:formula="of:=([.A212]/([.A212]+1))-([.A212]/([.A212]+50))" office:value-type="float" office:value="0.657202145966191">
            <text:p>0,657202146</text:p>
          </table:table-cell>
          <table:table-cell table:formula="of:=([.A212]/([.A212]+0))-([.A212]/([.A212]+50))" office:value-type="float" office:value="0.702247191011236">
            <text:p>0,702247191</text:p>
          </table:table-cell>
          <table:table-cell/>
        </table:table-row>
        <table:table-row table:style-name="ro1">
          <table:table-cell office:value-type="float" office:value="21.3">
            <text:p>21,3</text:p>
          </table:table-cell>
          <table:table-cell table:formula="of:=([.A213]/([.A213]+1))-([.A213]/([.A213]+50))" office:value-type="float" office:value="0.656419222762407">
            <text:p>0,6564192228</text:p>
          </table:table-cell>
          <table:table-cell table:formula="of:=([.A213]/([.A213]+0))-([.A213]/([.A213]+50))" office:value-type="float" office:value="0.701262272089762">
            <text:p>0,7012622721</text:p>
          </table:table-cell>
          <table:table-cell/>
        </table:table-row>
        <table:table-row table:style-name="ro1">
          <table:table-cell office:value-type="float" office:value="21.4">
            <text:p>21,4</text:p>
          </table:table-cell>
          <table:table-cell table:formula="of:=([.A214]/([.A214]+1))-([.A214]/([.A214]+50))" office:value-type="float" office:value="0.655637254901961">
            <text:p>0,6556372549</text:p>
          </table:table-cell>
          <table:table-cell table:formula="of:=([.A214]/([.A214]+0))-([.A214]/([.A214]+50))" office:value-type="float" office:value="0.700280112044818">
            <text:p>0,700280112</text:p>
          </table:table-cell>
          <table:table-cell/>
        </table:table-row>
        <table:table-row table:style-name="ro1">
          <table:table-cell office:value-type="float" office:value="21.5">
            <text:p>21,5</text:p>
          </table:table-cell>
          <table:table-cell table:formula="of:=([.A215]/([.A215]+1))-([.A215]/([.A215]+50))" office:value-type="float" office:value="0.654856254856255">
            <text:p>0,6548562549</text:p>
          </table:table-cell>
          <table:table-cell table:formula="of:=([.A215]/([.A215]+0))-([.A215]/([.A215]+50))" office:value-type="float" office:value="0.699300699300699">
            <text:p>0,6993006993</text:p>
          </table:table-cell>
          <table:table-cell/>
        </table:table-row>
        <table:table-row table:style-name="ro1">
          <table:table-cell office:value-type="float" office:value="21.6">
            <text:p>21,6</text:p>
          </table:table-cell>
          <table:table-cell table:formula="of:=([.A216]/([.A216]+1))-([.A216]/([.A216]+50))" office:value-type="float" office:value="0.654076234735749">
            <text:p>0,6540762347</text:p>
          </table:table-cell>
          <table:table-cell table:formula="of:=([.A216]/([.A216]+0))-([.A216]/([.A216]+50))" office:value-type="float" office:value="0.698324022346369">
            <text:p>0,6983240223</text:p>
          </table:table-cell>
          <table:table-cell/>
        </table:table-row>
        <table:table-row table:style-name="ro1">
          <table:table-cell office:value-type="float" office:value="21.7">
            <text:p>21,7</text:p>
          </table:table-cell>
          <table:table-cell table:formula="of:=([.A217]/([.A217]+1))-([.A217]/([.A217]+50))" office:value-type="float" office:value="0.653297206298884">
            <text:p>0,6532972063</text:p>
          </table:table-cell>
          <table:table-cell table:formula="of:=([.A217]/([.A217]+0))-([.A217]/([.A217]+50))" office:value-type="float" office:value="0.697350069735007">
            <text:p>0,6973500697</text:p>
          </table:table-cell>
          <table:table-cell/>
        </table:table-row>
        <table:table-row table:style-name="ro1">
          <table:table-cell office:value-type="float" office:value="21.8">
            <text:p>21,8</text:p>
          </table:table-cell>
          <table:table-cell table:formula="of:=([.A218]/([.A218]+1))-([.A218]/([.A218]+50))" office:value-type="float" office:value="0.652519180960758">
            <text:p>0,652519181</text:p>
          </table:table-cell>
          <table:table-cell table:formula="of:=([.A218]/([.A218]+0))-([.A218]/([.A218]+50))" office:value-type="float" office:value="0.696378830083565">
            <text:p>0,6963788301</text:p>
          </table:table-cell>
          <table:table-cell/>
        </table:table-row>
        <table:table-row table:style-name="ro1">
          <table:table-cell office:value-type="float" office:value="21.9">
            <text:p>21,9</text:p>
          </table:table-cell>
          <table:table-cell table:formula="of:=([.A219]/([.A219]+1))-([.A219]/([.A219]+50))" office:value-type="float" office:value="0.65174216980158">
            <text:p>0,6517421698</text:p>
          </table:table-cell>
          <table:table-cell table:formula="of:=([.A219]/([.A219]+0))-([.A219]/([.A219]+50))" office:value-type="float" office:value="0.695410292072323">
            <text:p>0,69541029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([.A220]/([.A220]+1))-([.A220]/([.A220]+50))" office:value-type="float" office:value="0.650966183574879">
            <text:p>0,6509661836</text:p>
          </table:table-cell>
          <table:table-cell table:formula="of:=([.A220]/([.A220]+0))-([.A220]/([.A220]+50))" office:value-type="float" office:value="0.694444444444444">
            <text:p>0,6944444444</text:p>
          </table:table-cell>
          <table:table-cell/>
        </table:table-row>
        <table:table-row table:style-name="ro1">
          <table:table-cell office:value-type="float" office:value="22.1">
            <text:p>22,1</text:p>
          </table:table-cell>
          <table:table-cell table:formula="of:=([.A221]/([.A221]+1))-([.A221]/([.A221]+50))" office:value-type="float" office:value="0.650191232715505">
            <text:p>0,6501912327</text:p>
          </table:table-cell>
          <table:table-cell table:formula="of:=([.A221]/([.A221]+0))-([.A221]/([.A221]+50))" office:value-type="float" office:value="0.693481276005548">
            <text:p>0,693481276</text:p>
          </table:table-cell>
          <table:table-cell/>
        </table:table-row>
        <table:table-row table:style-name="ro1">
          <table:table-cell office:value-type="float" office:value="22.2">
            <text:p>22,2</text:p>
          </table:table-cell>
          <table:table-cell table:formula="of:=([.A222]/([.A222]+1))-([.A222]/([.A222]+50))" office:value-type="float" office:value="0.649417327347407">
            <text:p>0,6494173273</text:p>
          </table:table-cell>
          <table:table-cell table:formula="of:=([.A222]/([.A222]+0))-([.A222]/([.A222]+50))" office:value-type="float" office:value="0.692520775623269">
            <text:p>0,6925207756</text:p>
          </table:table-cell>
          <table:table-cell/>
        </table:table-row>
        <table:table-row table:style-name="ro1">
          <table:table-cell office:value-type="float" office:value="22.3">
            <text:p>22,3</text:p>
          </table:table-cell>
          <table:table-cell table:formula="of:=([.A223]/([.A223]+1))-([.A223]/([.A223]+50))" office:value-type="float" office:value="0.64864447729121">
            <text:p>0,6486444773</text:p>
          </table:table-cell>
          <table:table-cell table:formula="of:=([.A223]/([.A223]+0))-([.A223]/([.A223]+50))" office:value-type="float" office:value="0.691562932226833">
            <text:p>0,6915629322</text:p>
          </table:table-cell>
          <table:table-cell/>
        </table:table-row>
        <table:table-row table:style-name="ro1">
          <table:table-cell office:value-type="float" office:value="22.4">
            <text:p>22,4</text:p>
          </table:table-cell>
          <table:table-cell table:formula="of:=([.A224]/([.A224]+1))-([.A224]/([.A224]+50))" office:value-type="float" office:value="0.647872692071587">
            <text:p>0,6478726921</text:p>
          </table:table-cell>
          <table:table-cell table:formula="of:=([.A224]/([.A224]+0))-([.A224]/([.A224]+50))" office:value-type="float" office:value="0.69060773480663">
            <text:p>0,6906077348</text:p>
          </table:table-cell>
          <table:table-cell/>
        </table:table-row>
        <table:table-row table:style-name="ro1">
          <table:table-cell office:value-type="float" office:value="22.5">
            <text:p>22,5</text:p>
          </table:table-cell>
          <table:table-cell table:formula="of:=([.A225]/([.A225]+1))-([.A225]/([.A225]+50))" office:value-type="float" office:value="0.647101980924431">
            <text:p>0,6471019809</text:p>
          </table:table-cell>
          <table:table-cell table:formula="of:=([.A225]/([.A225]+0))-([.A225]/([.A225]+50))" office:value-type="float" office:value="0.689655172413793">
            <text:p>0,6896551724</text:p>
          </table:table-cell>
          <table:table-cell/>
        </table:table-row>
        <table:table-row table:style-name="ro1">
          <table:table-cell office:value-type="float" office:value="22.6">
            <text:p>22,6</text:p>
          </table:table-cell>
          <table:table-cell table:formula="of:=([.A226]/([.A226]+1))-([.A226]/([.A226]+50))" office:value-type="float" office:value="0.646332352803847">
            <text:p>0,6463323528</text:p>
          </table:table-cell>
          <table:table-cell table:formula="of:=([.A226]/([.A226]+0))-([.A226]/([.A226]+50))" office:value-type="float" office:value="0.68870523415978">
            <text:p>0,6887052342</text:p>
          </table:table-cell>
          <table:table-cell/>
        </table:table-row>
        <table:table-row table:style-name="ro1">
          <table:table-cell office:value-type="float" office:value="22.7">
            <text:p>22,7</text:p>
          </table:table-cell>
          <table:table-cell table:formula="of:=([.A227]/([.A227]+1))-([.A227]/([.A227]+50))" office:value-type="float" office:value="0.645563816388952">
            <text:p>0,6455638164</text:p>
          </table:table-cell>
          <table:table-cell table:formula="of:=([.A227]/([.A227]+0))-([.A227]/([.A227]+50))" office:value-type="float" office:value="0.687757909215956">
            <text:p>0,6877579092</text:p>
          </table:table-cell>
          <table:table-cell/>
        </table:table-row>
        <table:table-row table:style-name="ro1">
          <table:table-cell office:value-type="float" office:value="22.8">
            <text:p>22,8</text:p>
          </table:table-cell>
          <table:table-cell table:formula="of:=([.A228]/([.A228]+1))-([.A228]/([.A228]+50))" office:value-type="float" office:value="0.644796380090498">
            <text:p>0,6447963801</text:p>
          </table:table-cell>
          <table:table-cell table:formula="of:=([.A228]/([.A228]+0))-([.A228]/([.A228]+50))" office:value-type="float" office:value="0.686813186813187">
            <text:p>0,6868131868</text:p>
          </table:table-cell>
          <table:table-cell/>
        </table:table-row>
        <table:table-row table:style-name="ro1">
          <table:table-cell office:value-type="float" office:value="22.9">
            <text:p>22,9</text:p>
          </table:table-cell>
          <table:table-cell table:formula="of:=([.A229]/([.A229]+1))-([.A229]/([.A229]+50))" office:value-type="float" office:value="0.644030052057326">
            <text:p>0,6440300521</text:p>
          </table:table-cell>
          <table:table-cell table:formula="of:=([.A229]/([.A229]+0))-([.A229]/([.A229]+50))" office:value-type="float" office:value="0.685871056241427">
            <text:p>0,685871056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([.A230]/([.A230]+1))-([.A230]/([.A230]+50))" office:value-type="float" office:value="0.643264840182648">
            <text:p>0,6432648402</text:p>
          </table:table-cell>
          <table:table-cell table:formula="of:=([.A230]/([.A230]+0))-([.A230]/([.A230]+50))" office:value-type="float" office:value="0.684931506849315">
            <text:p>0,6849315068</text:p>
          </table:table-cell>
          <table:table-cell/>
        </table:table-row>
        <table:table-row table:style-name="ro1">
          <table:table-cell office:value-type="float" office:value="23.1">
            <text:p>23,1</text:p>
          </table:table-cell>
          <table:table-cell table:formula="of:=([.A231]/([.A231]+1))-([.A231]/([.A231]+50))" office:value-type="float" office:value="0.642500752110166">
            <text:p>0,6425007521</text:p>
          </table:table-cell>
          <table:table-cell table:formula="of:=([.A231]/([.A231]+0))-([.A231]/([.A231]+50))" office:value-type="float" office:value="0.683994528043776">
            <text:p>0,683994528</text:p>
          </table:table-cell>
          <table:table-cell/>
        </table:table-row>
        <table:table-row table:style-name="ro1">
          <table:table-cell office:value-type="float" office:value="23.2">
            <text:p>23,2</text:p>
          </table:table-cell>
          <table:table-cell table:formula="of:=([.A232]/([.A232]+1))-([.A232]/([.A232]+50))" office:value-type="float" office:value="0.641737795240031">
            <text:p>0,6417377952</text:p>
          </table:table-cell>
          <table:table-cell table:formula="of:=([.A232]/([.A232]+0))-([.A232]/([.A232]+50))" office:value-type="float" office:value="0.683060109289617">
            <text:p>0,6830601093</text:p>
          </table:table-cell>
          <table:table-cell/>
        </table:table-row>
        <table:table-row table:style-name="ro1">
          <table:table-cell office:value-type="float" office:value="23.3">
            <text:p>23,3</text:p>
          </table:table-cell>
          <table:table-cell table:formula="of:=([.A233]/([.A233]+1))-([.A233]/([.A233]+50))" office:value-type="float" office:value="0.640975976734655">
            <text:p>0,6409759767</text:p>
          </table:table-cell>
          <table:table-cell table:formula="of:=([.A233]/([.A233]+0))-([.A233]/([.A233]+50))" office:value-type="float" office:value="0.68212824010914">
            <text:p>0,6821282401</text:p>
          </table:table-cell>
          <table:table-cell/>
        </table:table-row>
        <table:table-row table:style-name="ro1">
          <table:table-cell office:value-type="float" office:value="23.4">
            <text:p>23,4</text:p>
          </table:table-cell>
          <table:table-cell table:formula="of:=([.A234]/([.A234]+1))-([.A234]/([.A234]+50))" office:value-type="float" office:value="0.640215303524367">
            <text:p>0,6402153035</text:p>
          </table:table-cell>
          <table:table-cell table:formula="of:=([.A234]/([.A234]+0))-([.A234]/([.A234]+50))" office:value-type="float" office:value="0.681198910081744">
            <text:p>0,6811989101</text:p>
          </table:table-cell>
          <table:table-cell/>
        </table:table-row>
        <table:table-row table:style-name="ro1">
          <table:table-cell office:value-type="float" office:value="23.5">
            <text:p>23,5</text:p>
          </table:table-cell>
          <table:table-cell table:formula="of:=([.A235]/([.A235]+1))-([.A235]/([.A235]+50))" office:value-type="float" office:value="0.639455782312925">
            <text:p>0,6394557823</text:p>
          </table:table-cell>
          <table:table-cell table:formula="of:=([.A235]/([.A235]+0))-([.A235]/([.A235]+50))" office:value-type="float" office:value="0.680272108843537">
            <text:p>0,6802721088</text:p>
          </table:table-cell>
          <table:table-cell/>
        </table:table-row>
        <table:table-row table:style-name="ro1">
          <table:table-cell office:value-type="float" office:value="23.6">
            <text:p>23,6</text:p>
          </table:table-cell>
          <table:table-cell table:formula="of:=([.A236]/([.A236]+1))-([.A236]/([.A236]+50))" office:value-type="float" office:value="0.638697419582891">
            <text:p>0,6386974196</text:p>
          </table:table-cell>
          <table:table-cell table:formula="of:=([.A236]/([.A236]+0))-([.A236]/([.A236]+50))" office:value-type="float" office:value="0.679347826086957">
            <text:p>0,6793478261</text:p>
          </table:table-cell>
          <table:table-cell/>
        </table:table-row>
        <table:table-row table:style-name="ro1">
          <table:table-cell office:value-type="float" office:value="23.7">
            <text:p>23,7</text:p>
          </table:table-cell>
          <table:table-cell table:formula="of:=([.A237]/([.A237]+1))-([.A237]/([.A237]+50))" office:value-type="float" office:value="0.637940221600866">
            <text:p>0,6379402216</text:p>
          </table:table-cell>
          <table:table-cell table:formula="of:=([.A237]/([.A237]+0))-([.A237]/([.A237]+50))" office:value-type="float" office:value="0.67842605156038">
            <text:p>0,6784260516</text:p>
          </table:table-cell>
          <table:table-cell/>
        </table:table-row>
        <table:table-row table:style-name="ro1">
          <table:table-cell office:value-type="float" office:value="23.8">
            <text:p>23,8</text:p>
          </table:table-cell>
          <table:table-cell table:formula="of:=([.A238]/([.A238]+1))-([.A238]/([.A238]+50))" office:value-type="float" office:value="0.637184194422589">
            <text:p>0,6371841944</text:p>
          </table:table-cell>
          <table:table-cell table:formula="of:=([.A238]/([.A238]+0))-([.A238]/([.A238]+50))" office:value-type="float" office:value="0.677506775067751">
            <text:p>0,6775067751</text:p>
          </table:table-cell>
          <table:table-cell/>
        </table:table-row>
        <table:table-row table:style-name="ro1">
          <table:table-cell office:value-type="float" office:value="23.9">
            <text:p>23,9</text:p>
          </table:table-cell>
          <table:table-cell table:formula="of:=([.A239]/([.A239]+1))-([.A239]/([.A239]+50))" office:value-type="float" office:value="0.636429343897919">
            <text:p>0,6364293439</text:p>
          </table:table-cell>
          <table:table-cell table:formula="of:=([.A239]/([.A239]+0))-([.A239]/([.A239]+50))" office:value-type="float" office:value="0.6765899864682">
            <text:p>0,676589986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([.A240]/([.A240]+1))-([.A240]/([.A240]+50))" office:value-type="float" office:value="0.635675675675676">
            <text:p>0,6356756757</text:p>
          </table:table-cell>
          <table:table-cell table:formula="of:=([.A240]/([.A240]+0))-([.A240]/([.A240]+50))" office:value-type="float" office:value="0.675675675675676">
            <text:p>0,6756756757</text:p>
          </table:table-cell>
          <table:table-cell/>
        </table:table-row>
        <table:table-row table:style-name="ro1">
          <table:table-cell office:value-type="float" office:value="24.1">
            <text:p>24,1</text:p>
          </table:table-cell>
          <table:table-cell table:formula="of:=([.A241]/([.A241]+1))-([.A241]/([.A241]+50))" office:value-type="float" office:value="0.63492319520837">
            <text:p>0,6349231952</text:p>
          </table:table-cell>
          <table:table-cell table:formula="of:=([.A241]/([.A241]+0))-([.A241]/([.A241]+50))" office:value-type="float" office:value="0.674763832658569">
            <text:p>0,6747638327</text:p>
          </table:table-cell>
          <table:table-cell/>
        </table:table-row>
        <table:table-row table:style-name="ro1">
          <table:table-cell office:value-type="float" office:value="24.2">
            <text:p>24,2</text:p>
          </table:table-cell>
          <table:table-cell table:formula="of:=([.A242]/([.A242]+1))-([.A242]/([.A242]+50))" office:value-type="float" office:value="0.634171907756813">
            <text:p>0,6341719078</text:p>
          </table:table-cell>
          <table:table-cell table:formula="of:=([.A242]/([.A242]+0))-([.A242]/([.A242]+50))" office:value-type="float" office:value="0.673854447439353">
            <text:p>0,6738544474</text:p>
          </table:table-cell>
          <table:table-cell/>
        </table:table-row>
        <table:table-row table:style-name="ro1">
          <table:table-cell office:value-type="float" office:value="24.3">
            <text:p>24,3</text:p>
          </table:table-cell>
          <table:table-cell table:formula="of:=([.A243]/([.A243]+1))-([.A243]/([.A243]+50))" office:value-type="float" office:value="0.633421818394608">
            <text:p>0,6334218184</text:p>
          </table:table-cell>
          <table:table-cell table:formula="of:=([.A243]/([.A243]+0))-([.A243]/([.A243]+50))" office:value-type="float" office:value="0.672947510094213">
            <text:p>0,6729475101</text:p>
          </table:table-cell>
          <table:table-cell/>
        </table:table-row>
        <table:table-row table:style-name="ro1">
          <table:table-cell office:value-type="float" office:value="24.4">
            <text:p>24,4</text:p>
          </table:table-cell>
          <table:table-cell table:formula="of:=([.A244]/([.A244]+1))-([.A244]/([.A244]+50))" office:value-type="float" office:value="0.632672932012531">
            <text:p>0,632672932</text:p>
          </table:table-cell>
          <table:table-cell table:formula="of:=([.A244]/([.A244]+0))-([.A244]/([.A244]+50))" office:value-type="float" office:value="0.672043010752688">
            <text:p>0,6720430108</text:p>
          </table:table-cell>
          <table:table-cell/>
        </table:table-row>
        <table:table-row table:style-name="ro1">
          <table:table-cell office:value-type="float" office:value="24.5">
            <text:p>24,5</text:p>
          </table:table-cell>
          <table:table-cell table:formula="of:=([.A245]/([.A245]+1))-([.A245]/([.A245]+50))" office:value-type="float" office:value="0.631925253322806">
            <text:p>0,6319252533</text:p>
          </table:table-cell>
          <table:table-cell table:formula="of:=([.A245]/([.A245]+0))-([.A245]/([.A245]+50))" office:value-type="float" office:value="0.671140939597315">
            <text:p>0,6711409396</text:p>
          </table:table-cell>
          <table:table-cell/>
        </table:table-row>
        <table:table-row table:style-name="ro1">
          <table:table-cell office:value-type="float" office:value="24.6">
            <text:p>24,6</text:p>
          </table:table-cell>
          <table:table-cell table:formula="of:=([.A246]/([.A246]+1))-([.A246]/([.A246]+50))" office:value-type="float" office:value="0.631178786863271">
            <text:p>0,6311787869</text:p>
          </table:table-cell>
          <table:table-cell table:formula="of:=([.A246]/([.A246]+0))-([.A246]/([.A246]+50))" office:value-type="float" office:value="0.670241286863271">
            <text:p>0,6702412869</text:p>
          </table:table-cell>
          <table:table-cell/>
        </table:table-row>
        <table:table-row table:style-name="ro1">
          <table:table-cell office:value-type="float" office:value="24.7">
            <text:p>24,7</text:p>
          </table:table-cell>
          <table:table-cell table:formula="of:=([.A247]/([.A247]+1))-([.A247]/([.A247]+50))" office:value-type="float" office:value="0.630433537001443">
            <text:p>0,630433537</text:p>
          </table:table-cell>
          <table:table-cell table:formula="of:=([.A247]/([.A247]+0))-([.A247]/([.A247]+50))" office:value-type="float" office:value="0.669344042838019">
            <text:p>0,6693440428</text:p>
          </table:table-cell>
          <table:table-cell/>
        </table:table-row>
        <table:table-row table:style-name="ro1">
          <table:table-cell office:value-type="float" office:value="24.8">
            <text:p>24,8</text:p>
          </table:table-cell>
          <table:table-cell table:formula="of:=([.A248]/([.A248]+1))-([.A248]/([.A248]+50))" office:value-type="float" office:value="0.629689507938482">
            <text:p>0,6296895079</text:p>
          </table:table-cell>
          <table:table-cell table:formula="of:=([.A248]/([.A248]+0))-([.A248]/([.A248]+50))" office:value-type="float" office:value="0.668449197860963">
            <text:p>0,6684491979</text:p>
          </table:table-cell>
          <table:table-cell/>
        </table:table-row>
        <table:table-row table:style-name="ro1">
          <table:table-cell office:value-type="float" office:value="24.9">
            <text:p>24,9</text:p>
          </table:table-cell>
          <table:table-cell table:formula="of:=([.A249]/([.A249]+1))-([.A249]/([.A249]+50))" office:value-type="float" office:value="0.628946703713059">
            <text:p>0,6289467037</text:p>
          </table:table-cell>
          <table:table-cell table:formula="of:=([.A249]/([.A249]+0))-([.A249]/([.A249]+50))" office:value-type="float" office:value="0.667556742323098">
            <text:p>0,667556742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([.A250]/([.A250]+1))-([.A250]/([.A250]+50))" office:value-type="float" office:value="0.628205128205128">
            <text:p>0,6282051282</text:p>
          </table:table-cell>
          <table:table-cell table:formula="of:=([.A250]/([.A250]+0))-([.A250]/([.A250]+50))" office:value-type="float" office:value="0.666666666666667">
            <text:p>0,6666666667</text:p>
          </table:table-cell>
          <table:table-cell/>
        </table:table-row>
        <table:table-row table:style-name="ro1">
          <table:table-cell office:value-type="float" office:value="25.1">
            <text:p>25,1</text:p>
          </table:table-cell>
          <table:table-cell table:formula="of:=([.A251]/([.A251]+1))-([.A251]/([.A251]+50))" office:value-type="float" office:value="0.627464785139609">
            <text:p>0,6274647851</text:p>
          </table:table-cell>
          <table:table-cell table:formula="of:=([.A251]/([.A251]+0))-([.A251]/([.A251]+50))" office:value-type="float" office:value="0.66577896138482">
            <text:p>0,6657789614</text:p>
          </table:table-cell>
          <table:table-cell/>
        </table:table-row>
        <table:table-row table:style-name="ro1">
          <table:table-cell office:value-type="float" office:value="25.2">
            <text:p>25,2</text:p>
          </table:table-cell>
          <table:table-cell table:formula="of:=([.A252]/([.A252]+1))-([.A252]/([.A252]+50))" office:value-type="float" office:value="0.626725678089979">
            <text:p>0,6267256781</text:p>
          </table:table-cell>
          <table:table-cell table:formula="of:=([.A252]/([.A252]+0))-([.A252]/([.A252]+50))" office:value-type="float" office:value="0.664893617021277">
            <text:p>0,664893617</text:p>
          </table:table-cell>
          <table:table-cell/>
        </table:table-row>
        <table:table-row table:style-name="ro1">
          <table:table-cell office:value-type="float" office:value="25.3">
            <text:p>25,3</text:p>
          </table:table-cell>
          <table:table-cell table:formula="of:=([.A253]/([.A253]+1))-([.A253]/([.A253]+50))" office:value-type="float" office:value="0.625987810481774">
            <text:p>0,6259878105</text:p>
          </table:table-cell>
          <table:table-cell table:formula="of:=([.A253]/([.A253]+0))-([.A253]/([.A253]+50))" office:value-type="float" office:value="0.664010624169987">
            <text:p>0,6640106242</text:p>
          </table:table-cell>
          <table:table-cell/>
        </table:table-row>
        <table:table-row table:style-name="ro1">
          <table:table-cell office:value-type="float" office:value="25.4">
            <text:p>25,4</text:p>
          </table:table-cell>
          <table:table-cell table:formula="of:=([.A254]/([.A254]+1))-([.A254]/([.A254]+50))" office:value-type="float" office:value="0.625251185596013">
            <text:p>0,6252511856</text:p>
          </table:table-cell>
          <table:table-cell table:formula="of:=([.A254]/([.A254]+0))-([.A254]/([.A254]+50))" office:value-type="float" office:value="0.663129973474801">
            <text:p>0,6631299735</text:p>
          </table:table-cell>
          <table:table-cell/>
        </table:table-row>
        <table:table-row table:style-name="ro1">
          <table:table-cell office:value-type="float" office:value="25.5">
            <text:p>25,5</text:p>
          </table:table-cell>
          <table:table-cell table:formula="of:=([.A255]/([.A255]+1))-([.A255]/([.A255]+50))" office:value-type="float" office:value="0.624515806572535">
            <text:p>0,6245158066</text:p>
          </table:table-cell>
          <table:table-cell table:formula="of:=([.A255]/([.A255]+0))-([.A255]/([.A255]+50))" office:value-type="float" office:value="0.662251655629139">
            <text:p>0,6622516556</text:p>
          </table:table-cell>
          <table:table-cell/>
        </table:table-row>
        <table:table-row table:style-name="ro1">
          <table:table-cell office:value-type="float" office:value="25.6">
            <text:p>25,6</text:p>
          </table:table-cell>
          <table:table-cell table:formula="of:=([.A256]/([.A256]+1))-([.A256]/([.A256]+50))" office:value-type="float" office:value="0.623781676413255">
            <text:p>0,6237816764</text:p>
          </table:table-cell>
          <table:table-cell table:formula="of:=([.A256]/([.A256]+0))-([.A256]/([.A256]+50))" office:value-type="float" office:value="0.661375661375661">
            <text:p>0,6613756614</text:p>
          </table:table-cell>
          <table:table-cell/>
        </table:table-row>
        <table:table-row table:style-name="ro1">
          <table:table-cell office:value-type="float" office:value="25.7">
            <text:p>25,7</text:p>
          </table:table-cell>
          <table:table-cell table:formula="of:=([.A257]/([.A257]+1))-([.A257]/([.A257]+50))" office:value-type="float" office:value="0.623048797985345">
            <text:p>0,623048798</text:p>
          </table:table-cell>
          <table:table-cell table:formula="of:=([.A257]/([.A257]+0))-([.A257]/([.A257]+50))" office:value-type="float" office:value="0.660501981505945">
            <text:p>0,6605019815</text:p>
          </table:table-cell>
          <table:table-cell/>
        </table:table-row>
        <table:table-row table:style-name="ro1">
          <table:table-cell office:value-type="float" office:value="25.8">
            <text:p>25,8</text:p>
          </table:table-cell>
          <table:table-cell table:formula="of:=([.A258]/([.A258]+1))-([.A258]/([.A258]+50))" office:value-type="float" office:value="0.622317174024337">
            <text:p>0,622317174</text:p>
          </table:table-cell>
          <table:table-cell table:formula="of:=([.A258]/([.A258]+0))-([.A258]/([.A258]+50))" office:value-type="float" office:value="0.659630606860158">
            <text:p>0,6596306069</text:p>
          </table:table-cell>
          <table:table-cell/>
        </table:table-row>
        <table:table-row table:style-name="ro1">
          <table:table-cell office:value-type="float" office:value="25.9">
            <text:p>25,9</text:p>
          </table:table-cell>
          <table:table-cell table:formula="of:=([.A259]/([.A259]+1))-([.A259]/([.A259]+50))" office:value-type="float" office:value="0.621586807137155">
            <text:p>0,6215868071</text:p>
          </table:table-cell>
          <table:table-cell table:formula="of:=([.A259]/([.A259]+0))-([.A259]/([.A259]+50))" office:value-type="float" office:value="0.658761528326746">
            <text:p>0,658761528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([.A260]/([.A260]+1))-([.A260]/([.A260]+50))" office:value-type="float" office:value="0.620857699805068">
            <text:p>0,6208576998</text:p>
          </table:table-cell>
          <table:table-cell table:formula="of:=([.A260]/([.A260]+0))-([.A260]/([.A260]+50))" office:value-type="float" office:value="0.657894736842105">
            <text:p>0,6578947368</text:p>
          </table:table-cell>
          <table:table-cell/>
        </table:table-row>
        <table:table-row table:style-name="ro1">
          <table:table-cell office:value-type="float" office:value="26.1">
            <text:p>26,1</text:p>
          </table:table-cell>
          <table:table-cell table:formula="of:=([.A261]/([.A261]+1))-([.A261]/([.A261]+50))" office:value-type="float" office:value="0.620129854386586">
            <text:p>0,6201298544</text:p>
          </table:table-cell>
          <table:table-cell table:formula="of:=([.A261]/([.A261]+0))-([.A261]/([.A261]+50))" office:value-type="float" office:value="0.657030223390276">
            <text:p>0,6570302234</text:p>
          </table:table-cell>
          <table:table-cell/>
        </table:table-row>
        <table:table-row table:style-name="ro1">
          <table:table-cell office:value-type="float" office:value="26.2">
            <text:p>26,2</text:p>
          </table:table-cell>
          <table:table-cell table:formula="of:=([.A262]/([.A262]+1))-([.A262]/([.A262]+50))" office:value-type="float" office:value="0.619403273120272">
            <text:p>0,6194032731</text:p>
          </table:table-cell>
          <table:table-cell table:formula="of:=([.A262]/([.A262]+0))-([.A262]/([.A262]+50))" office:value-type="float" office:value="0.656167979002625">
            <text:p>0,656167979</text:p>
          </table:table-cell>
          <table:table-cell/>
        </table:table-row>
        <table:table-row table:style-name="ro1">
          <table:table-cell office:value-type="float" office:value="26.3">
            <text:p>26,3</text:p>
          </table:table-cell>
          <table:table-cell table:formula="of:=([.A263]/([.A263]+1))-([.A263]/([.A263]+50))" office:value-type="float" office:value="0.6186779581275">
            <text:p>0,6186779581</text:p>
          </table:table-cell>
          <table:table-cell table:formula="of:=([.A263]/([.A263]+0))-([.A263]/([.A263]+50))" office:value-type="float" office:value="0.655307994757536">
            <text:p>0,6553079948</text:p>
          </table:table-cell>
          <table:table-cell/>
        </table:table-row>
        <table:table-row table:style-name="ro1">
          <table:table-cell office:value-type="float" office:value="26.4">
            <text:p>26,4</text:p>
          </table:table-cell>
          <table:table-cell table:formula="of:=([.A264]/([.A264]+1))-([.A264]/([.A264]+50))" office:value-type="float" office:value="0.617953911415141">
            <text:p>0,6179539114</text:p>
          </table:table-cell>
          <table:table-cell table:formula="of:=([.A264]/([.A264]+0))-([.A264]/([.A264]+50))" office:value-type="float" office:value="0.654450261780105">
            <text:p>0,6544502618</text:p>
          </table:table-cell>
          <table:table-cell/>
        </table:table-row>
        <table:table-row table:style-name="ro1">
          <table:table-cell office:value-type="float" office:value="26.5">
            <text:p>26,5</text:p>
          </table:table-cell>
          <table:table-cell table:formula="of:=([.A265]/([.A265]+1))-([.A265]/([.A265]+50))" office:value-type="float" office:value="0.617231134878194">
            <text:p>0,6172311349</text:p>
          </table:table-cell>
          <table:table-cell table:formula="of:=([.A265]/([.A265]+0))-([.A265]/([.A265]+50))" office:value-type="float" office:value="0.65359477124183">
            <text:p>0,6535947712</text:p>
          </table:table-cell>
          <table:table-cell/>
        </table:table-row>
        <table:table-row table:style-name="ro1">
          <table:table-cell office:value-type="float" office:value="26.6">
            <text:p>26,6</text:p>
          </table:table-cell>
          <table:table-cell table:formula="of:=([.A266]/([.A266]+1))-([.A266]/([.A266]+50))" office:value-type="float" office:value="0.616509630302342">
            <text:p>0,6165096303</text:p>
          </table:table-cell>
          <table:table-cell table:formula="of:=([.A266]/([.A266]+0))-([.A266]/([.A266]+50))" office:value-type="float" office:value="0.652741514360313">
            <text:p>0,6527415144</text:p>
          </table:table-cell>
          <table:table-cell/>
        </table:table-row>
        <table:table-row table:style-name="ro1">
          <table:table-cell office:value-type="float" office:value="26.7">
            <text:p>26,7</text:p>
          </table:table-cell>
          <table:table-cell table:formula="of:=([.A267]/([.A267]+1))-([.A267]/([.A267]+50))" office:value-type="float" office:value="0.615789399366466">
            <text:p>0,6157893994</text:p>
          </table:table-cell>
          <table:table-cell table:formula="of:=([.A267]/([.A267]+0))-([.A267]/([.A267]+50))" office:value-type="float" office:value="0.651890482398957">
            <text:p>0,6518904824</text:p>
          </table:table-cell>
          <table:table-cell/>
        </table:table-row>
        <table:table-row table:style-name="ro1">
          <table:table-cell office:value-type="float" office:value="26.8">
            <text:p>26,8</text:p>
          </table:table-cell>
          <table:table-cell table:formula="of:=([.A268]/([.A268]+1))-([.A268]/([.A268]+50))" office:value-type="float" office:value="0.615070443645084">
            <text:p>0,6150704436</text:p>
          </table:table-cell>
          <table:table-cell table:formula="of:=([.A268]/([.A268]+0))-([.A268]/([.A268]+50))" office:value-type="float" office:value="0.651041666666667">
            <text:p>0,6510416667</text:p>
          </table:table-cell>
          <table:table-cell/>
        </table:table-row>
        <table:table-row table:style-name="ro1">
          <table:table-cell office:value-type="float" office:value="26.9">
            <text:p>26,9</text:p>
          </table:table-cell>
          <table:table-cell table:formula="of:=([.A269]/([.A269]+1))-([.A269]/([.A269]+50))" office:value-type="float" office:value="0.614352764610745">
            <text:p>0,6143527646</text:p>
          </table:table-cell>
          <table:table-cell table:formula="of:=([.A269]/([.A269]+0))-([.A269]/([.A269]+50))" office:value-type="float" office:value="0.650195058517555">
            <text:p>0,650195058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([.A270]/([.A270]+1))-([.A270]/([.A270]+50))" office:value-type="float" office:value="0.613636363636364">
            <text:p>0,6136363636</text:p>
          </table:table-cell>
          <table:table-cell table:formula="of:=([.A270]/([.A270]+0))-([.A270]/([.A270]+50))" office:value-type="float" office:value="0.649350649350649">
            <text:p>0,6493506494</text:p>
          </table:table-cell>
          <table:table-cell/>
        </table:table-row>
        <table:table-row table:style-name="ro1">
          <table:table-cell office:value-type="float" office:value="27.1">
            <text:p>27,1</text:p>
          </table:table-cell>
          <table:table-cell table:formula="of:=([.A271]/([.A271]+1))-([.A271]/([.A271]+50))" office:value-type="float" office:value="0.612921241997498">
            <text:p>0,612921242</text:p>
          </table:table-cell>
          <table:table-cell table:formula="of:=([.A271]/([.A271]+0))-([.A271]/([.A271]+50))" office:value-type="float" office:value="0.648508430609598">
            <text:p>0,6485084306</text:p>
          </table:table-cell>
          <table:table-cell/>
        </table:table-row>
        <table:table-row table:style-name="ro1">
          <table:table-cell office:value-type="float" office:value="27.2">
            <text:p>27,2</text:p>
          </table:table-cell>
          <table:table-cell table:formula="of:=([.A272]/([.A272]+1))-([.A272]/([.A272]+50))" office:value-type="float" office:value="0.612207400874582">
            <text:p>0,6122074009</text:p>
          </table:table-cell>
          <table:table-cell table:formula="of:=([.A272]/([.A272]+0))-([.A272]/([.A272]+50))" office:value-type="float" office:value="0.647668393782383">
            <text:p>0,6476683938</text:p>
          </table:table-cell>
          <table:table-cell/>
        </table:table-row>
        <table:table-row table:style-name="ro1">
          <table:table-cell office:value-type="float" office:value="27.3">
            <text:p>27,3</text:p>
          </table:table-cell>
          <table:table-cell table:formula="of:=([.A273]/([.A273]+1))-([.A273]/([.A273]+50))" office:value-type="float" office:value="0.611494841355098">
            <text:p>0,6114948414</text:p>
          </table:table-cell>
          <table:table-cell table:formula="of:=([.A273]/([.A273]+0))-([.A273]/([.A273]+50))" office:value-type="float" office:value="0.646830530401035">
            <text:p>0,6468305304</text:p>
          </table:table-cell>
          <table:table-cell/>
        </table:table-row>
        <table:table-row table:style-name="ro1">
          <table:table-cell office:value-type="float" office:value="27.4">
            <text:p>27,4</text:p>
          </table:table-cell>
          <table:table-cell table:formula="of:=([.A274]/([.A274]+1))-([.A274]/([.A274]+50))" office:value-type="float" office:value="0.61078356443571">
            <text:p>0,6107835644</text:p>
          </table:table-cell>
          <table:table-cell table:formula="of:=([.A274]/([.A274]+0))-([.A274]/([.A274]+50))" office:value-type="float" office:value="0.645994832041344">
            <text:p>0,645994832</text:p>
          </table:table-cell>
          <table:table-cell/>
        </table:table-row>
        <table:table-row table:style-name="ro1">
          <table:table-cell office:value-type="float" office:value="27.5">
            <text:p>27,5</text:p>
          </table:table-cell>
          <table:table-cell table:formula="of:=([.A275]/([.A275]+1))-([.A275]/([.A275]+50))" office:value-type="float" office:value="0.610073571024335">
            <text:p>0,610073571</text:p>
          </table:table-cell>
          <table:table-cell table:formula="of:=([.A275]/([.A275]+0))-([.A275]/([.A275]+50))" office:value-type="float" office:value="0.645161290322581">
            <text:p>0,6451612903</text:p>
          </table:table-cell>
          <table:table-cell/>
        </table:table-row>
        <table:table-row table:style-name="ro1">
          <table:table-cell office:value-type="float" office:value="27.6">
            <text:p>27,6</text:p>
          </table:table-cell>
          <table:table-cell table:formula="of:=([.A276]/([.A276]+1))-([.A276]/([.A276]+50))" office:value-type="float" office:value="0.609364861942181">
            <text:p>0,6093648619</text:p>
          </table:table-cell>
          <table:table-cell table:formula="of:=([.A276]/([.A276]+0))-([.A276]/([.A276]+50))" office:value-type="float" office:value="0.644329896907216">
            <text:p>0,6443298969</text:p>
          </table:table-cell>
          <table:table-cell/>
        </table:table-row>
        <table:table-row table:style-name="ro1">
          <table:table-cell office:value-type="float" office:value="27.7">
            <text:p>27,7</text:p>
          </table:table-cell>
          <table:table-cell table:formula="of:=([.A277]/([.A277]+1))-([.A277]/([.A277]+50))" office:value-type="float" office:value="0.608657437925731">
            <text:p>0,6086574379</text:p>
          </table:table-cell>
          <table:table-cell table:formula="of:=([.A277]/([.A277]+0))-([.A277]/([.A277]+50))" office:value-type="float" office:value="0.643500643500643">
            <text:p>0,6435006435</text:p>
          </table:table-cell>
          <table:table-cell/>
        </table:table-row>
        <table:table-row table:style-name="ro1">
          <table:table-cell office:value-type="float" office:value="27.8">
            <text:p>27,8</text:p>
          </table:table-cell>
          <table:table-cell table:formula="of:=([.A278]/([.A278]+1))-([.A278]/([.A278]+50))" office:value-type="float" office:value="0.607951299628678">
            <text:p>0,6079512996</text:p>
          </table:table-cell>
          <table:table-cell table:formula="of:=([.A278]/([.A278]+0))-([.A278]/([.A278]+50))" office:value-type="float" office:value="0.6426735218509">
            <text:p>0,6426735219</text:p>
          </table:table-cell>
          <table:table-cell/>
        </table:table-row>
        <table:table-row table:style-name="ro1">
          <table:table-cell office:value-type="float" office:value="27.9">
            <text:p>27,9</text:p>
          </table:table-cell>
          <table:table-cell table:formula="of:=([.A279]/([.A279]+1))-([.A279]/([.A279]+50))" office:value-type="float" office:value="0.607246447623828">
            <text:p>0,6072464476</text:p>
          </table:table-cell>
          <table:table-cell table:formula="of:=([.A279]/([.A279]+0))-([.A279]/([.A279]+50))" office:value-type="float" office:value="0.641848523748395">
            <text:p>0,641848523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([.A280]/([.A280]+1))-([.A280]/([.A280]+50))" office:value-type="float" office:value="0.606542882404951">
            <text:p>0,6065428824</text:p>
          </table:table-cell>
          <table:table-cell table:formula="of:=([.A280]/([.A280]+0))-([.A280]/([.A280]+50))" office:value-type="float" office:value="0.641025641025641">
            <text:p>0,641025641</text:p>
          </table:table-cell>
          <table:table-cell/>
        </table:table-row>
        <table:table-row table:style-name="ro1">
          <table:table-cell office:value-type="float" office:value="28.1">
            <text:p>28,1</text:p>
          </table:table-cell>
          <table:table-cell table:formula="of:=([.A281]/([.A281]+1))-([.A281]/([.A281]+50))" office:value-type="float" office:value="0.605840604388593">
            <text:p>0,6058406044</text:p>
          </table:table-cell>
          <table:table-cell table:formula="of:=([.A281]/([.A281]+0))-([.A281]/([.A281]+50))" office:value-type="float" office:value="0.640204865556978">
            <text:p>0,6402048656</text:p>
          </table:table-cell>
          <table:table-cell/>
        </table:table-row>
        <table:table-row table:style-name="ro1">
          <table:table-cell office:value-type="float" office:value="28.2">
            <text:p>28,2</text:p>
          </table:table-cell>
          <table:table-cell table:formula="of:=([.A282]/([.A282]+1))-([.A282]/([.A282]+50))" office:value-type="float" office:value="0.605139613915846">
            <text:p>0,6051396139</text:p>
          </table:table-cell>
          <table:table-cell table:formula="of:=([.A282]/([.A282]+0))-([.A282]/([.A282]+50))" office:value-type="float" office:value="0.639386189258312">
            <text:p>0,6393861893</text:p>
          </table:table-cell>
          <table:table-cell/>
        </table:table-row>
        <table:table-row table:style-name="ro1">
          <table:table-cell office:value-type="float" office:value="28.3">
            <text:p>28,3</text:p>
          </table:table-cell>
          <table:table-cell table:formula="of:=([.A283]/([.A283]+1))-([.A283]/([.A283]+50))" office:value-type="float" office:value="0.604439911254081">
            <text:p>0,6044399113</text:p>
          </table:table-cell>
          <table:table-cell table:formula="of:=([.A283]/([.A283]+0))-([.A283]/([.A283]+50))" office:value-type="float" office:value="0.638569604086845">
            <text:p>0,6385696041</text:p>
          </table:table-cell>
          <table:table-cell/>
        </table:table-row>
        <table:table-row table:style-name="ro1">
          <table:table-cell office:value-type="float" office:value="28.4">
            <text:p>28,4</text:p>
          </table:table-cell>
          <table:table-cell table:formula="of:=([.A284]/([.A284]+1))-([.A284]/([.A284]+50))" office:value-type="float" office:value="0.603741496598639">
            <text:p>0,6037414966</text:p>
          </table:table-cell>
          <table:table-cell table:formula="of:=([.A284]/([.A284]+0))-([.A284]/([.A284]+50))" office:value-type="float" office:value="0.637755102040816">
            <text:p>0,637755102</text:p>
          </table:table-cell>
          <table:table-cell/>
        </table:table-row>
        <table:table-row table:style-name="ro1">
          <table:table-cell office:value-type="float" office:value="28.5">
            <text:p>28,5</text:p>
          </table:table-cell>
          <table:table-cell table:formula="of:=([.A285]/([.A285]+1))-([.A285]/([.A285]+50))" office:value-type="float" office:value="0.60304437007449">
            <text:p>0,6030443701</text:p>
          </table:table-cell>
          <table:table-cell table:formula="of:=([.A285]/([.A285]+0))-([.A285]/([.A285]+50))" office:value-type="float" office:value="0.636942675159236">
            <text:p>0,6369426752</text:p>
          </table:table-cell>
          <table:table-cell/>
        </table:table-row>
        <table:table-row table:style-name="ro1">
          <table:table-cell office:value-type="float" office:value="28.6">
            <text:p>28,6</text:p>
          </table:table-cell>
          <table:table-cell table:formula="of:=([.A286]/([.A286]+1))-([.A286]/([.A286]+50))" office:value-type="float" office:value="0.602348531737845">
            <text:p>0,6023485317</text:p>
          </table:table-cell>
          <table:table-cell table:formula="of:=([.A286]/([.A286]+0))-([.A286]/([.A286]+50))" office:value-type="float" office:value="0.636132315521629">
            <text:p>0,6361323155</text:p>
          </table:table-cell>
          <table:table-cell/>
        </table:table-row>
        <table:table-row table:style-name="ro1">
          <table:table-cell office:value-type="float" office:value="28.7">
            <text:p>28,7</text:p>
          </table:table-cell>
          <table:table-cell table:formula="of:=([.A287]/([.A287]+1))-([.A287]/([.A287]+50))" office:value-type="float" office:value="0.601653981577743">
            <text:p>0,6016539816</text:p>
          </table:table-cell>
          <table:table-cell table:formula="of:=([.A287]/([.A287]+0))-([.A287]/([.A287]+50))" office:value-type="float" office:value="0.635324015247776">
            <text:p>0,6353240152</text:p>
          </table:table-cell>
          <table:table-cell/>
        </table:table-row>
        <table:table-row table:style-name="ro1">
          <table:table-cell office:value-type="float" office:value="28.8">
            <text:p>28,8</text:p>
          </table:table-cell>
          <table:table-cell table:formula="of:=([.A288]/([.A288]+1))-([.A288]/([.A288]+50))" office:value-type="float" office:value="0.600960719517596">
            <text:p>0,6009607195</text:p>
          </table:table-cell>
          <table:table-cell table:formula="of:=([.A288]/([.A288]+0))-([.A288]/([.A288]+50))" office:value-type="float" office:value="0.634517766497462">
            <text:p>0,6345177665</text:p>
          </table:table-cell>
          <table:table-cell/>
        </table:table-row>
        <table:table-row table:style-name="ro1">
          <table:table-cell office:value-type="float" office:value="28.9">
            <text:p>28,9</text:p>
          </table:table-cell>
          <table:table-cell table:formula="of:=([.A289]/([.A289]+1))-([.A289]/([.A289]+50))" office:value-type="float" office:value="0.600268745416704">
            <text:p>0,6002687454</text:p>
          </table:table-cell>
          <table:table-cell table:formula="of:=([.A289]/([.A289]+0))-([.A289]/([.A289]+50))" office:value-type="float" office:value="0.633713561470215">
            <text:p>0,633713561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([.A290]/([.A290]+1))-([.A290]/([.A290]+50))" office:value-type="float" office:value="0.59957805907173">
            <text:p>0,5995780591</text:p>
          </table:table-cell>
          <table:table-cell table:formula="of:=([.A290]/([.A290]+0))-([.A290]/([.A290]+50))" office:value-type="float" office:value="0.632911392405063">
            <text:p>0,6329113924</text:p>
          </table:table-cell>
          <table:table-cell/>
        </table:table-row>
        <table:table-row table:style-name="ro1">
          <table:table-cell office:value-type="float" office:value="29.1">
            <text:p>29,1</text:p>
          </table:table-cell>
          <table:table-cell table:formula="of:=([.A291]/([.A291]+1))-([.A291]/([.A291]+50))" office:value-type="float" office:value="0.598888660218152">
            <text:p>0,5988886602</text:p>
          </table:table-cell>
          <table:table-cell table:formula="of:=([.A291]/([.A291]+0))-([.A291]/([.A291]+50))" office:value-type="float" office:value="0.632111251580278">
            <text:p>0,6321112516</text:p>
          </table:table-cell>
          <table:table-cell/>
        </table:table-row>
        <table:table-row table:style-name="ro1">
          <table:table-cell office:value-type="float" office:value="29.2">
            <text:p>29,2</text:p>
          </table:table-cell>
          <table:table-cell table:formula="of:=([.A292]/([.A292]+1))-([.A292]/([.A292]+50))" office:value-type="float" office:value="0.598200548531674">
            <text:p>0,5982005485</text:p>
          </table:table-cell>
          <table:table-cell table:formula="of:=([.A292]/([.A292]+0))-([.A292]/([.A292]+50))" office:value-type="float" office:value="0.631313131313131">
            <text:p>0,6313131313</text:p>
          </table:table-cell>
          <table:table-cell/>
        </table:table-row>
        <table:table-row table:style-name="ro1">
          <table:table-cell office:value-type="float" office:value="29.3">
            <text:p>29,3</text:p>
          </table:table-cell>
          <table:table-cell table:formula="of:=([.A293]/([.A293]+1))-([.A293]/([.A293]+50))" office:value-type="float" office:value="0.597513723629614">
            <text:p>0,5975137236</text:p>
          </table:table-cell>
          <table:table-cell table:formula="of:=([.A293]/([.A293]+0))-([.A293]/([.A293]+50))" office:value-type="float" office:value="0.630517023959647">
            <text:p>0,630517024</text:p>
          </table:table-cell>
          <table:table-cell/>
        </table:table-row>
        <table:table-row table:style-name="ro1">
          <table:table-cell office:value-type="float" office:value="29.4">
            <text:p>29,4</text:p>
          </table:table-cell>
          <table:table-cell table:formula="of:=([.A294]/([.A294]+1))-([.A294]/([.A294]+50))" office:value-type="float" office:value="0.596828185072252">
            <text:p>0,5968281851</text:p>
          </table:table-cell>
          <table:table-cell table:formula="of:=([.A294]/([.A294]+0))-([.A294]/([.A294]+50))" office:value-type="float" office:value="0.629722921914358">
            <text:p>0,6297229219</text:p>
          </table:table-cell>
          <table:table-cell/>
        </table:table-row>
        <table:table-row table:style-name="ro1">
          <table:table-cell office:value-type="float" office:value="29.5">
            <text:p>29,5</text:p>
          </table:table-cell>
          <table:table-cell table:formula="of:=([.A295]/([.A295]+1))-([.A295]/([.A295]+50))" office:value-type="float" office:value="0.596143932364161">
            <text:p>0,5961439324</text:p>
          </table:table-cell>
          <table:table-cell table:formula="of:=([.A295]/([.A295]+0))-([.A295]/([.A295]+50))" office:value-type="float" office:value="0.628930817610063">
            <text:p>0,6289308176</text:p>
          </table:table-cell>
          <table:table-cell/>
        </table:table-row>
        <table:table-row table:style-name="ro1">
          <table:table-cell office:value-type="float" office:value="29.6">
            <text:p>29,6</text:p>
          </table:table-cell>
          <table:table-cell table:formula="of:=([.A296]/([.A296]+1))-([.A296]/([.A296]+50))" office:value-type="float" office:value="0.595460964955496">
            <text:p>0,595460965</text:p>
          </table:table-cell>
          <table:table-cell table:formula="of:=([.A296]/([.A296]+0))-([.A296]/([.A296]+50))" office:value-type="float" office:value="0.628140703517588">
            <text:p>0,6281407035</text:p>
          </table:table-cell>
          <table:table-cell/>
        </table:table-row>
        <table:table-row table:style-name="ro1">
          <table:table-cell office:value-type="float" office:value="29.7">
            <text:p>29,7</text:p>
          </table:table-cell>
          <table:table-cell table:formula="of:=([.A297]/([.A297]+1))-([.A297]/([.A297]+50))" office:value-type="float" office:value="0.594779282243266">
            <text:p>0,5947792822</text:p>
          </table:table-cell>
          <table:table-cell table:formula="of:=([.A297]/([.A297]+0))-([.A297]/([.A297]+50))" office:value-type="float" office:value="0.627352572145546">
            <text:p>0,6273525721</text:p>
          </table:table-cell>
          <table:table-cell/>
        </table:table-row>
        <table:table-row table:style-name="ro1">
          <table:table-cell office:value-type="float" office:value="29.8">
            <text:p>29,8</text:p>
          </table:table-cell>
          <table:table-cell table:formula="of:=([.A298]/([.A298]+1))-([.A298]/([.A298]+50))" office:value-type="float" office:value="0.594098883572568">
            <text:p>0,5940988836</text:p>
          </table:table-cell>
          <table:table-cell table:formula="of:=([.A298]/([.A298]+0))-([.A298]/([.A298]+50))" office:value-type="float" office:value="0.6265664160401">
            <text:p>0,626566416</text:p>
          </table:table-cell>
          <table:table-cell/>
        </table:table-row>
        <table:table-row table:style-name="ro1">
          <table:table-cell office:value-type="float" office:value="29.9">
            <text:p>29,9</text:p>
          </table:table-cell>
          <table:table-cell table:formula="of:=([.A299]/([.A299]+1))-([.A299]/([.A299]+50))" office:value-type="float" office:value="0.593419768237805">
            <text:p>0,5934197682</text:p>
          </table:table-cell>
          <table:table-cell table:formula="of:=([.A299]/([.A299]+0))-([.A299]/([.A299]+50))" office:value-type="float" office:value="0.625782227784731">
            <text:p>0,625782227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([.A300]/([.A300]+1))-([.A300]/([.A300]+50))" office:value-type="float" office:value="0.592741935483871">
            <text:p>0,5927419355</text:p>
          </table:table-cell>
          <table:table-cell table:formula="of:=([.A300]/([.A300]+0))-([.A300]/([.A300]+50))" office:value-type="float" office:value="0.625">
            <text:p>0,625</text:p>
          </table:table-cell>
          <table:table-cell/>
        </table:table-row>
        <table:table-row table:style-name="ro1">
          <table:table-cell office:value-type="float" office:value="30.1">
            <text:p>30,1</text:p>
          </table:table-cell>
          <table:table-cell table:formula="of:=([.A301]/([.A301]+1))-([.A301]/([.A301]+50))" office:value-type="float" office:value="0.592065384507308">
            <text:p>0,5920653845</text:p>
          </table:table-cell>
          <table:table-cell table:formula="of:=([.A301]/([.A301]+0))-([.A301]/([.A301]+50))" office:value-type="float" office:value="0.624219725343321">
            <text:p>0,6242197253</text:p>
          </table:table-cell>
          <table:table-cell/>
        </table:table-row>
        <table:table-row table:style-name="ro1">
          <table:table-cell office:value-type="float" office:value="30.2">
            <text:p>30,2</text:p>
          </table:table-cell>
          <table:table-cell table:formula="of:=([.A302]/([.A302]+1))-([.A302]/([.A302]+50))" office:value-type="float" office:value="0.591390114457446">
            <text:p>0,5913901145</text:p>
          </table:table-cell>
          <table:table-cell table:formula="of:=([.A302]/([.A302]+0))-([.A302]/([.A302]+50))" office:value-type="float" office:value="0.623441396508728">
            <text:p>0,6234413965</text:p>
          </table:table-cell>
          <table:table-cell/>
        </table:table-row>
        <table:table-row table:style-name="ro1">
          <table:table-cell office:value-type="float" office:value="30.3">
            <text:p>30,3</text:p>
          </table:table-cell>
          <table:table-cell table:formula="of:=([.A303]/([.A303]+1))-([.A303]/([.A303]+50))" office:value-type="float" office:value="0.590716124437513">
            <text:p>0,5907161244</text:p>
          </table:table-cell>
          <table:table-cell table:formula="of:=([.A303]/([.A303]+0))-([.A303]/([.A303]+50))" office:value-type="float" office:value="0.62266500622665">
            <text:p>0,6226650062</text:p>
          </table:table-cell>
          <table:table-cell/>
        </table:table-row>
        <table:table-row table:style-name="ro1">
          <table:table-cell office:value-type="float" office:value="30.4">
            <text:p>30,4</text:p>
          </table:table-cell>
          <table:table-cell table:formula="of:=([.A304]/([.A304]+1))-([.A304]/([.A304]+50))" office:value-type="float" office:value="0.59004341350572">
            <text:p>0,5900434135</text:p>
          </table:table-cell>
          <table:table-cell table:formula="of:=([.A304]/([.A304]+0))-([.A304]/([.A304]+50))" office:value-type="float" office:value="0.621890547263682">
            <text:p>0,6218905473</text:p>
          </table:table-cell>
          <table:table-cell/>
        </table:table-row>
        <table:table-row table:style-name="ro1">
          <table:table-cell office:value-type="float" office:value="30.5">
            <text:p>30,5</text:p>
          </table:table-cell>
          <table:table-cell table:formula="of:=([.A305]/([.A305]+1))-([.A305]/([.A305]+50))" office:value-type="float" office:value="0.589371980676328">
            <text:p>0,5893719807</text:p>
          </table:table-cell>
          <table:table-cell table:formula="of:=([.A305]/([.A305]+0))-([.A305]/([.A305]+50))" office:value-type="float" office:value="0.62111801242236">
            <text:p>0,6211180124</text:p>
          </table:table-cell>
          <table:table-cell/>
        </table:table-row>
        <table:table-row table:style-name="ro1">
          <table:table-cell office:value-type="float" office:value="30.6">
            <text:p>30,6</text:p>
          </table:table-cell>
          <table:table-cell table:formula="of:=([.A306]/([.A306]+1))-([.A306]/([.A306]+50))" office:value-type="float" office:value="0.58870182492069">
            <text:p>0,5887018249</text:p>
          </table:table-cell>
          <table:table-cell table:formula="of:=([.A306]/([.A306]+0))-([.A306]/([.A306]+50))" office:value-type="float" office:value="0.620347394540943">
            <text:p>0,6203473945</text:p>
          </table:table-cell>
          <table:table-cell/>
        </table:table-row>
        <table:table-row table:style-name="ro1">
          <table:table-cell office:value-type="float" office:value="30.7">
            <text:p>30,7</text:p>
          </table:table-cell>
          <table:table-cell table:formula="of:=([.A307]/([.A307]+1))-([.A307]/([.A307]+50))" office:value-type="float" office:value="0.588032945168263">
            <text:p>0,5880329452</text:p>
          </table:table-cell>
          <table:table-cell table:formula="of:=([.A307]/([.A307]+0))-([.A307]/([.A307]+50))" office:value-type="float" office:value="0.619578686493184">
            <text:p>0,6195786865</text:p>
          </table:table-cell>
          <table:table-cell/>
        </table:table-row>
        <table:table-row table:style-name="ro1">
          <table:table-cell office:value-type="float" office:value="30.8">
            <text:p>30,8</text:p>
          </table:table-cell>
          <table:table-cell table:formula="of:=([.A308]/([.A308]+1))-([.A308]/([.A308]+50))" office:value-type="float" office:value="0.587365340307616">
            <text:p>0,5873653403</text:p>
          </table:table-cell>
          <table:table-cell table:formula="of:=([.A308]/([.A308]+0))-([.A308]/([.A308]+50))" office:value-type="float" office:value="0.618811881188119">
            <text:p>0,6188118812</text:p>
          </table:table-cell>
          <table:table-cell/>
        </table:table-row>
        <table:table-row table:style-name="ro1">
          <table:table-cell office:value-type="float" office:value="30.9">
            <text:p>30,9</text:p>
          </table:table-cell>
          <table:table-cell table:formula="of:=([.A309]/([.A309]+1))-([.A309]/([.A309]+50))" office:value-type="float" office:value="0.586699009187394">
            <text:p>0,5866990092</text:p>
          </table:table-cell>
          <table:table-cell table:formula="of:=([.A309]/([.A309]+0))-([.A309]/([.A309]+50))" office:value-type="float" office:value="0.618046971569839">
            <text:p>0,61804697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([.A310]/([.A310]+1))-([.A310]/([.A310]+50))" office:value-type="float" office:value="0.586033950617284">
            <text:p>0,5860339506</text:p>
          </table:table-cell>
          <table:table-cell table:formula="of:=([.A310]/([.A310]+0))-([.A310]/([.A310]+50))" office:value-type="float" office:value="0.617283950617284">
            <text:p>0,6172839506</text:p>
          </table:table-cell>
          <table:table-cell/>
        </table:table-row>
        <table:table-row table:style-name="ro1">
          <table:table-cell office:value-type="float" office:value="31.1">
            <text:p>31,1</text:p>
          </table:table-cell>
          <table:table-cell table:formula="of:=([.A311]/([.A311]+1))-([.A311]/([.A311]+50))" office:value-type="float" office:value="0.585370163368942">
            <text:p>0,5853701634</text:p>
          </table:table-cell>
          <table:table-cell table:formula="of:=([.A311]/([.A311]+0))-([.A311]/([.A311]+50))" office:value-type="float" office:value="0.61652281134402">
            <text:p>0,6165228113</text:p>
          </table:table-cell>
          <table:table-cell/>
        </table:table-row>
        <table:table-row table:style-name="ro1">
          <table:table-cell office:value-type="float" office:value="31.2">
            <text:p>31,2</text:p>
          </table:table-cell>
          <table:table-cell table:formula="of:=([.A312]/([.A312]+1))-([.A312]/([.A312]+50))" office:value-type="float" office:value="0.584707646176912">
            <text:p>0,5847076462</text:p>
          </table:table-cell>
          <table:table-cell table:formula="of:=([.A312]/([.A312]+0))-([.A312]/([.A312]+50))" office:value-type="float" office:value="0.615763546798029">
            <text:p>0,6157635468</text:p>
          </table:table-cell>
          <table:table-cell/>
        </table:table-row>
        <table:table-row table:style-name="ro1">
          <table:table-cell office:value-type="float" office:value="31.3">
            <text:p>31,3</text:p>
          </table:table-cell>
          <table:table-cell table:formula="of:=([.A313]/([.A313]+1))-([.A313]/([.A313]+50))" office:value-type="float" office:value="0.584046397739519">
            <text:p>0,5840463977</text:p>
          </table:table-cell>
          <table:table-cell table:formula="of:=([.A313]/([.A313]+0))-([.A313]/([.A313]+50))" office:value-type="float" office:value="0.6150061500615">
            <text:p>0,6150061501</text:p>
          </table:table-cell>
          <table:table-cell/>
        </table:table-row>
        <table:table-row table:style-name="ro1">
          <table:table-cell office:value-type="float" office:value="31.4">
            <text:p>31,4</text:p>
          </table:table-cell>
          <table:table-cell table:formula="of:=([.A314]/([.A314]+1))-([.A314]/([.A314]+50))" office:value-type="float" office:value="0.58338641671975">
            <text:p>0,5833864167</text:p>
          </table:table-cell>
          <table:table-cell table:formula="of:=([.A314]/([.A314]+0))-([.A314]/([.A314]+50))" office:value-type="float" office:value="0.614250614250614">
            <text:p>0,6142506143</text:p>
          </table:table-cell>
          <table:table-cell/>
        </table:table-row>
        <table:table-row table:style-name="ro1">
          <table:table-cell office:value-type="float" office:value="31.5">
            <text:p>31,5</text:p>
          </table:table-cell>
          <table:table-cell table:formula="of:=([.A315]/([.A315]+1))-([.A315]/([.A315]+50))" office:value-type="float" office:value="0.582727701746106">
            <text:p>0,5827277017</text:p>
          </table:table-cell>
          <table:table-cell table:formula="of:=([.A315]/([.A315]+0))-([.A315]/([.A315]+50))" office:value-type="float" office:value="0.613496932515337">
            <text:p>0,6134969325</text:p>
          </table:table-cell>
          <table:table-cell/>
        </table:table-row>
        <table:table-row table:style-name="ro1">
          <table:table-cell office:value-type="float" office:value="31.6">
            <text:p>31,6</text:p>
          </table:table-cell>
          <table:table-cell table:formula="of:=([.A316]/([.A316]+1))-([.A316]/([.A316]+50))" office:value-type="float" office:value="0.582070251413449">
            <text:p>0,5820702514</text:p>
          </table:table-cell>
          <table:table-cell table:formula="of:=([.A316]/([.A316]+0))-([.A316]/([.A316]+50))" office:value-type="float" office:value="0.612745098039215">
            <text:p>0,612745098</text:p>
          </table:table-cell>
          <table:table-cell/>
        </table:table-row>
        <table:table-row table:style-name="ro1">
          <table:table-cell office:value-type="float" office:value="31.7">
            <text:p>31,7</text:p>
          </table:table-cell>
          <table:table-cell table:formula="of:=([.A317]/([.A317]+1))-([.A317]/([.A317]+50))" office:value-type="float" office:value="0.581414064283816">
            <text:p>0,5814140643</text:p>
          </table:table-cell>
          <table:table-cell table:formula="of:=([.A317]/([.A317]+0))-([.A317]/([.A317]+50))" office:value-type="float" office:value="0.611995104039168">
            <text:p>0,611995104</text:p>
          </table:table-cell>
          <table:table-cell/>
        </table:table-row>
        <table:table-row table:style-name="ro1">
          <table:table-cell office:value-type="float" office:value="31.8">
            <text:p>31,8</text:p>
          </table:table-cell>
          <table:table-cell table:formula="of:=([.A318]/([.A318]+1))-([.A318]/([.A318]+50))" office:value-type="float" office:value="0.580759138887232">
            <text:p>0,5807591389</text:p>
          </table:table-cell>
          <table:table-cell table:formula="of:=([.A318]/([.A318]+0))-([.A318]/([.A318]+50))" office:value-type="float" office:value="0.611246943765281">
            <text:p>0,6112469438</text:p>
          </table:table-cell>
          <table:table-cell/>
        </table:table-row>
        <table:table-row table:style-name="ro1">
          <table:table-cell office:value-type="float" office:value="31.9">
            <text:p>31,9</text:p>
          </table:table-cell>
          <table:table-cell table:formula="of:=([.A319]/([.A319]+1))-([.A319]/([.A319]+50))" office:value-type="float" office:value="0.580105473722495">
            <text:p>0,5801054737</text:p>
          </table:table-cell>
          <table:table-cell table:formula="of:=([.A319]/([.A319]+0))-([.A319]/([.A319]+50))" office:value-type="float" office:value="0.61050061050061">
            <text:p>0,610500610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([.A320]/([.A320]+1))-([.A320]/([.A320]+50))" office:value-type="float" office:value="0.579453067257945">
            <text:p>0,5794530673</text:p>
          </table:table-cell>
          <table:table-cell table:formula="of:=([.A320]/([.A320]+0))-([.A320]/([.A320]+50))" office:value-type="float" office:value="0.609756097560975">
            <text:p>0,6097560976</text:p>
          </table:table-cell>
          <table:table-cell/>
        </table:table-row>
        <table:table-row table:style-name="ro1">
          <table:table-cell office:value-type="float" office:value="32.1">
            <text:p>32,1</text:p>
          </table:table-cell>
          <table:table-cell table:formula="of:=([.A321]/([.A321]+1))-([.A321]/([.A321]+50))" office:value-type="float" office:value="0.578801917932224">
            <text:p>0,5788019179</text:p>
          </table:table-cell>
          <table:table-cell table:formula="of:=([.A321]/([.A321]+0))-([.A321]/([.A321]+50))" office:value-type="float" office:value="0.609013398294762">
            <text:p>0,6090133983</text:p>
          </table:table-cell>
          <table:table-cell/>
        </table:table-row>
        <table:table-row table:style-name="ro1">
          <table:table-cell office:value-type="float" office:value="32.2">
            <text:p>32,2</text:p>
          </table:table-cell>
          <table:table-cell table:formula="of:=([.A322]/([.A322]+1))-([.A322]/([.A322]+50))" office:value-type="float" office:value="0.578152024155014">
            <text:p>0,5781520242</text:p>
          </table:table-cell>
          <table:table-cell table:formula="of:=([.A322]/([.A322]+0))-([.A322]/([.A322]+50))" office:value-type="float" office:value="0.608272506082725">
            <text:p>0,6082725061</text:p>
          </table:table-cell>
          <table:table-cell/>
        </table:table-row>
        <table:table-row table:style-name="ro1">
          <table:table-cell office:value-type="float" office:value="32.3">
            <text:p>32,3</text:p>
          </table:table-cell>
          <table:table-cell table:formula="of:=([.A323]/([.A323]+1))-([.A323]/([.A323]+50))" office:value-type="float" office:value="0.577503384307758">
            <text:p>0,5775033843</text:p>
          </table:table-cell>
          <table:table-cell table:formula="of:=([.A323]/([.A323]+0))-([.A323]/([.A323]+50))" office:value-type="float" office:value="0.607533414337788">
            <text:p>0,6075334143</text:p>
          </table:table-cell>
          <table:table-cell/>
        </table:table-row>
        <table:table-row table:style-name="ro1">
          <table:table-cell office:value-type="float" office:value="32.4">
            <text:p>32,4</text:p>
          </table:table-cell>
          <table:table-cell table:formula="of:=([.A324]/([.A324]+1))-([.A324]/([.A324]+50))" office:value-type="float" office:value="0.576855996744375">
            <text:p>0,5768559967</text:p>
          </table:table-cell>
          <table:table-cell table:formula="of:=([.A324]/([.A324]+0))-([.A324]/([.A324]+50))" office:value-type="float" office:value="0.606796116504854">
            <text:p>0,6067961165</text:p>
          </table:table-cell>
          <table:table-cell/>
        </table:table-row>
        <table:table-row table:style-name="ro1">
          <table:table-cell office:value-type="float" office:value="32.5">
            <text:p>32,5</text:p>
          </table:table-cell>
          <table:table-cell table:formula="of:=([.A325]/([.A325]+1))-([.A325]/([.A325]+50))" office:value-type="float" office:value="0.576209859791949">
            <text:p>0,5762098598</text:p>
          </table:table-cell>
          <table:table-cell table:formula="of:=([.A325]/([.A325]+0))-([.A325]/([.A325]+50))" office:value-type="float" office:value="0.606060606060606">
            <text:p>0,6060606061</text:p>
          </table:table-cell>
          <table:table-cell/>
        </table:table-row>
        <table:table-row table:style-name="ro1">
          <table:table-cell office:value-type="float" office:value="32.6">
            <text:p>32,6</text:p>
          </table:table-cell>
          <table:table-cell table:formula="of:=([.A326]/([.A326]+1))-([.A326]/([.A326]+50))" office:value-type="float" office:value="0.575564971751412">
            <text:p>0,5755649718</text:p>
          </table:table-cell>
          <table:table-cell table:formula="of:=([.A326]/([.A326]+0))-([.A326]/([.A326]+50))" office:value-type="float" office:value="0.605326876513317">
            <text:p>0,6053268765</text:p>
          </table:table-cell>
          <table:table-cell/>
        </table:table-row>
        <table:table-row table:style-name="ro1">
          <table:table-cell office:value-type="float" office:value="32.7">
            <text:p>32,7</text:p>
          </table:table-cell>
          <table:table-cell table:formula="of:=([.A327]/([.A327]+1))-([.A327]/([.A327]+50))" office:value-type="float" office:value="0.574921330898209">
            <text:p>0,5749213309</text:p>
          </table:table-cell>
          <table:table-cell table:formula="of:=([.A327]/([.A327]+0))-([.A327]/([.A327]+50))" office:value-type="float" office:value="0.60459492140266">
            <text:p>0,6045949214</text:p>
          </table:table-cell>
          <table:table-cell/>
        </table:table-row>
        <table:table-row table:style-name="ro1">
          <table:table-cell office:value-type="float" office:value="32.8">
            <text:p>32,8</text:p>
          </table:table-cell>
          <table:table-cell table:formula="of:=([.A328]/([.A328]+1))-([.A328]/([.A328]+50))" office:value-type="float" office:value="0.574278935482949">
            <text:p>0,5742789355</text:p>
          </table:table-cell>
          <table:table-cell table:formula="of:=([.A328]/([.A328]+0))-([.A328]/([.A328]+50))" office:value-type="float" office:value="0.603864734299517">
            <text:p>0,6038647343</text:p>
          </table:table-cell>
          <table:table-cell/>
        </table:table-row>
        <table:table-row table:style-name="ro1">
          <table:table-cell office:value-type="float" office:value="32.9">
            <text:p>32,9</text:p>
          </table:table-cell>
          <table:table-cell table:formula="of:=([.A329]/([.A329]+1))-([.A329]/([.A329]+50))" office:value-type="float" office:value="0.573637783732043">
            <text:p>0,5736377837</text:p>
          </table:table-cell>
          <table:table-cell table:formula="of:=([.A329]/([.A329]+0))-([.A329]/([.A329]+50))" office:value-type="float" office:value="0.60313630880579">
            <text:p>0,603136308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([.A330]/([.A330]+1))-([.A330]/([.A330]+50))" office:value-type="float" office:value="0.572997873848334">
            <text:p>0,5729978738</text:p>
          </table:table-cell>
          <table:table-cell table:formula="of:=([.A330]/([.A330]+0))-([.A330]/([.A330]+50))" office:value-type="float" office:value="0.602409638554217">
            <text:p>0,6024096386</text:p>
          </table:table-cell>
          <table:table-cell/>
        </table:table-row>
        <table:table-row table:style-name="ro1">
          <table:table-cell office:value-type="float" office:value="33.1">
            <text:p>33,1</text:p>
          </table:table-cell>
          <table:table-cell table:formula="of:=([.A331]/([.A331]+1))-([.A331]/([.A331]+50))" office:value-type="float" office:value="0.572359204011702">
            <text:p>0,572359204</text:p>
          </table:table-cell>
          <table:table-cell table:formula="of:=([.A331]/([.A331]+0))-([.A331]/([.A331]+50))" office:value-type="float" office:value="0.601684717208182">
            <text:p>0,6016847172</text:p>
          </table:table-cell>
          <table:table-cell/>
        </table:table-row>
        <table:table-row table:style-name="ro1">
          <table:table-cell office:value-type="float" office:value="33.2">
            <text:p>33,2</text:p>
          </table:table-cell>
          <table:table-cell table:formula="of:=([.A332]/([.A332]+1))-([.A332]/([.A332]+50))" office:value-type="float" office:value="0.571721772379667">
            <text:p>0,5717217724</text:p>
          </table:table-cell>
          <table:table-cell table:formula="of:=([.A332]/([.A332]+0))-([.A332]/([.A332]+50))" office:value-type="float" office:value="0.600961538461538">
            <text:p>0,6009615385</text:p>
          </table:table-cell>
          <table:table-cell/>
        </table:table-row>
        <table:table-row table:style-name="ro1">
          <table:table-cell office:value-type="float" office:value="33.3000000000001">
            <text:p>33,3</text:p>
          </table:table-cell>
          <table:table-cell table:formula="of:=([.A333]/([.A333]+1))-([.A333]/([.A333]+50))" office:value-type="float" office:value="0.571085577087978">
            <text:p>0,5710855771</text:p>
          </table:table-cell>
          <table:table-cell table:formula="of:=([.A333]/([.A333]+0))-([.A333]/([.A333]+50))" office:value-type="float" office:value="0.600240096038415">
            <text:p>0,600240096</text:p>
          </table:table-cell>
          <table:table-cell/>
        </table:table-row>
        <table:table-row table:style-name="ro1">
          <table:table-cell office:value-type="float" office:value="33.4">
            <text:p>33,4</text:p>
          </table:table-cell>
          <table:table-cell table:formula="of:=([.A334]/([.A334]+1))-([.A334]/([.A334]+50))" office:value-type="float" office:value="0.570450616251185">
            <text:p>0,5704506163</text:p>
          </table:table-cell>
          <table:table-cell table:formula="of:=([.A334]/([.A334]+0))-([.A334]/([.A334]+50))" office:value-type="float" office:value="0.599520383693045">
            <text:p>0,5995203837</text:p>
          </table:table-cell>
          <table:table-cell/>
        </table:table-row>
        <table:table-row table:style-name="ro1">
          <table:table-cell office:value-type="float" office:value="33.5000000000001">
            <text:p>33,5</text:p>
          </table:table-cell>
          <table:table-cell table:formula="of:=([.A335]/([.A335]+1))-([.A335]/([.A335]+50))" office:value-type="float" office:value="0.569816887963204">
            <text:p>0,569816888</text:p>
          </table:table-cell>
          <table:table-cell table:formula="of:=([.A335]/([.A335]+0))-([.A335]/([.A335]+50))" office:value-type="float" office:value="0.59880239520958">
            <text:p>0,5988023952</text:p>
          </table:table-cell>
          <table:table-cell/>
        </table:table-row>
        <table:table-row table:style-name="ro1">
          <table:table-cell office:value-type="float" office:value="33.6000000000001">
            <text:p>33,6</text:p>
          </table:table-cell>
          <table:table-cell table:formula="of:=([.A336]/([.A336]+1))-([.A336]/([.A336]+50))" office:value-type="float" office:value="0.569184390297867">
            <text:p>0,5691843903</text:p>
          </table:table-cell>
          <table:table-cell table:formula="of:=([.A336]/([.A336]+0))-([.A336]/([.A336]+50))" office:value-type="float" office:value="0.598086124401914">
            <text:p>0,5980861244</text:p>
          </table:table-cell>
          <table:table-cell/>
        </table:table-row>
        <table:table-row table:style-name="ro1">
          <table:table-cell office:value-type="float" office:value="33.7000000000001">
            <text:p>33,7</text:p>
          </table:table-cell>
          <table:table-cell table:formula="of:=([.A337]/([.A337]+1))-([.A337]/([.A337]+50))" office:value-type="float" office:value="0.568553121309466">
            <text:p>0,5685531213</text:p>
          </table:table-cell>
          <table:table-cell table:formula="of:=([.A337]/([.A337]+0))-([.A337]/([.A337]+50))" office:value-type="float" office:value="0.5973715651135">
            <text:p>0,5973715651</text:p>
          </table:table-cell>
          <table:table-cell/>
        </table:table-row>
        <table:table-row table:style-name="ro1">
          <table:table-cell office:value-type="float" office:value="33.8000000000001">
            <text:p>33,8</text:p>
          </table:table-cell>
          <table:table-cell table:formula="of:=([.A338]/([.A338]+1))-([.A338]/([.A338]+50))" office:value-type="float" office:value="0.567923079033275">
            <text:p>0,567923079</text:p>
          </table:table-cell>
          <table:table-cell table:formula="of:=([.A338]/([.A338]+0))-([.A338]/([.A338]+50))" office:value-type="float" office:value="0.596658711217183">
            <text:p>0,5966587112</text:p>
          </table:table-cell>
          <table:table-cell/>
        </table:table-row>
        <table:table-row table:style-name="ro1">
          <table:table-cell office:value-type="float" office:value="33.9000000000001">
            <text:p>33,9</text:p>
          </table:table-cell>
          <table:table-cell table:formula="of:=([.A339]/([.A339]+1))-([.A339]/([.A339]+50))" office:value-type="float" office:value="0.567294261486078">
            <text:p>0,5672942615</text:p>
          </table:table-cell>
          <table:table-cell table:formula="of:=([.A339]/([.A339]+0))-([.A339]/([.A339]+50))" office:value-type="float" office:value="0.595947556615017">
            <text:p>0,5959475566</text:p>
          </table:table-cell>
          <table:table-cell/>
        </table:table-row>
        <table:table-row table:style-name="ro1">
          <table:table-cell office:value-type="float" office:value="34.0000000000001">
            <text:p>34</text:p>
          </table:table-cell>
          <table:table-cell table:formula="of:=([.A340]/([.A340]+1))-([.A340]/([.A340]+50))" office:value-type="float" office:value="0.566666666666666">
            <text:p>0,5666666667</text:p>
          </table:table-cell>
          <table:table-cell table:formula="of:=([.A340]/([.A340]+0))-([.A340]/([.A340]+50))" office:value-type="float" office:value="0.595238095238095">
            <text:p>0,5952380952</text:p>
          </table:table-cell>
          <table:table-cell/>
        </table:table-row>
        <table:table-row table:style-name="ro1">
          <table:table-cell office:value-type="float" office:value="34.1000000000001">
            <text:p>34,1</text:p>
          </table:table-cell>
          <table:table-cell table:formula="of:=([.A341]/([.A341]+1))-([.A341]/([.A341]+50))" office:value-type="float" office:value="0.566040292556344">
            <text:p>0,5660402926</text:p>
          </table:table-cell>
          <table:table-cell table:formula="of:=([.A341]/([.A341]+0))-([.A341]/([.A341]+50))" office:value-type="float" office:value="0.594530321046373">
            <text:p>0,594530321</text:p>
          </table:table-cell>
          <table:table-cell/>
        </table:table-row>
        <table:table-row table:style-name="ro1">
          <table:table-cell office:value-type="float" office:value="34.2000000000001">
            <text:p>34,2</text:p>
          </table:table-cell>
          <table:table-cell table:formula="of:=([.A342]/([.A342]+1))-([.A342]/([.A342]+50))" office:value-type="float" office:value="0.565415137119412">
            <text:p>0,5654151371</text:p>
          </table:table-cell>
          <table:table-cell table:formula="of:=([.A342]/([.A342]+0))-([.A342]/([.A342]+50))" office:value-type="float" office:value="0.593824228028503">
            <text:p>0,593824228</text:p>
          </table:table-cell>
          <table:table-cell/>
        </table:table-row>
        <table:table-row table:style-name="ro1">
          <table:table-cell office:value-type="float" office:value="34.3000000000001">
            <text:p>34,3</text:p>
          </table:table-cell>
          <table:table-cell table:formula="of:=([.A343]/([.A343]+1))-([.A343]/([.A343]+50))" office:value-type="float" office:value="0.564791198303643">
            <text:p>0,5647911983</text:p>
          </table:table-cell>
          <table:table-cell table:formula="of:=([.A343]/([.A343]+0))-([.A343]/([.A343]+50))" office:value-type="float" office:value="0.59311981020166">
            <text:p>0,5931198102</text:p>
          </table:table-cell>
          <table:table-cell/>
        </table:table-row>
        <table:table-row table:style-name="ro1">
          <table:table-cell office:value-type="float" office:value="34.4000000000001">
            <text:p>34,4</text:p>
          </table:table-cell>
          <table:table-cell table:formula="of:=([.A344]/([.A344]+1))-([.A344]/([.A344]+50))" office:value-type="float" office:value="0.564168474040753">
            <text:p>0,564168474</text:p>
          </table:table-cell>
          <table:table-cell table:formula="of:=([.A344]/([.A344]+0))-([.A344]/([.A344]+50))" office:value-type="float" office:value="0.592417061611374">
            <text:p>0,5924170616</text:p>
          </table:table-cell>
          <table:table-cell/>
        </table:table-row>
        <table:table-row table:style-name="ro1">
          <table:table-cell office:value-type="float" office:value="34.5000000000001">
            <text:p>34,5</text:p>
          </table:table-cell>
          <table:table-cell table:formula="of:=([.A345]/([.A345]+1))-([.A345]/([.A345]+50))" office:value-type="float" office:value="0.563546962246853">
            <text:p>0,5635469622</text:p>
          </table:table-cell>
          <table:table-cell table:formula="of:=([.A345]/([.A345]+0))-([.A345]/([.A345]+50))" office:value-type="float" office:value="0.59171597633136">
            <text:p>0,5917159763</text:p>
          </table:table-cell>
          <table:table-cell/>
        </table:table-row>
        <table:table-row table:style-name="ro1">
          <table:table-cell office:value-type="float" office:value="34.6000000000001">
            <text:p>34,6</text:p>
          </table:table-cell>
          <table:table-cell table:formula="of:=([.A346]/([.A346]+1))-([.A346]/([.A346]+50))" office:value-type="float" office:value="0.562926660822907">
            <text:p>0,5629266608</text:p>
          </table:table-cell>
          <table:table-cell table:formula="of:=([.A346]/([.A346]+0))-([.A346]/([.A346]+50))" office:value-type="float" office:value="0.591016548463356">
            <text:p>0,5910165485</text:p>
          </table:table-cell>
          <table:table-cell/>
        </table:table-row>
        <table:table-row table:style-name="ro1">
          <table:table-cell office:value-type="float" office:value="34.7000000000001">
            <text:p>34,7</text:p>
          </table:table-cell>
          <table:table-cell table:formula="of:=([.A347]/([.A347]+1))-([.A347]/([.A347]+50))" office:value-type="float" office:value="0.562307567655161">
            <text:p>0,5623075677</text:p>
          </table:table-cell>
          <table:table-cell table:formula="of:=([.A347]/([.A347]+0))-([.A347]/([.A347]+50))" office:value-type="float" office:value="0.590318772136953">
            <text:p>0,5903187721</text:p>
          </table:table-cell>
          <table:table-cell/>
        </table:table-row>
        <table:table-row table:style-name="ro1">
          <table:table-cell office:value-type="float" office:value="34.8000000000001">
            <text:p>34,8</text:p>
          </table:table-cell>
          <table:table-cell table:formula="of:=([.A348]/([.A348]+1))-([.A348]/([.A348]+50))" office:value-type="float" office:value="0.561689680615579">
            <text:p>0,5616896806</text:p>
          </table:table-cell>
          <table:table-cell table:formula="of:=([.A348]/([.A348]+0))-([.A348]/([.A348]+50))" office:value-type="float" office:value="0.589622641509433">
            <text:p>0,5896226415</text:p>
          </table:table-cell>
          <table:table-cell/>
        </table:table-row>
        <table:table-row table:style-name="ro1">
          <table:table-cell office:value-type="float" office:value="34.9000000000001">
            <text:p>34,9</text:p>
          </table:table-cell>
          <table:table-cell table:formula="of:=([.A349]/([.A349]+1))-([.A349]/([.A349]+50))" office:value-type="float" office:value="0.561072997562263">
            <text:p>0,5610729976</text:p>
          </table:table-cell>
          <table:table-cell table:formula="of:=([.A349]/([.A349]+0))-([.A349]/([.A349]+50))" office:value-type="float" office:value="0.588928150765606">
            <text:p>0,5889281508</text:p>
          </table:table-cell>
          <table:table-cell/>
        </table:table-row>
        <table:table-row table:style-name="ro1">
          <table:table-cell office:value-type="float" office:value="35.0000000000001">
            <text:p>35</text:p>
          </table:table-cell>
          <table:table-cell table:formula="of:=([.A350]/([.A350]+1))-([.A350]/([.A350]+50))" office:value-type="float" office:value="0.560457516339869">
            <text:p>0,5604575163</text:p>
          </table:table-cell>
          <table:table-cell table:formula="of:=([.A350]/([.A350]+0))-([.A350]/([.A350]+50))" office:value-type="float" office:value="0.588235294117647">
            <text:p>0,5882352941</text:p>
          </table:table-cell>
          <table:table-cell/>
        </table:table-row>
        <table:table-row table:style-name="ro1">
          <table:table-cell office:value-type="float" office:value="35.1000000000001">
            <text:p>35,1</text:p>
          </table:table-cell>
          <table:table-cell table:formula="of:=([.A351]/([.A351]+1))-([.A351]/([.A351]+50))" office:value-type="float" office:value="0.559843234780004">
            <text:p>0,5598432348</text:p>
          </table:table-cell>
          <table:table-cell table:formula="of:=([.A351]/([.A351]+0))-([.A351]/([.A351]+50))" office:value-type="float" office:value="0.587544065804935">
            <text:p>0,5875440658</text:p>
          </table:table-cell>
          <table:table-cell/>
        </table:table-row>
        <table:table-row table:style-name="ro1">
          <table:table-cell office:value-type="float" office:value="35.2000000000001">
            <text:p>35,2</text:p>
          </table:table-cell>
          <table:table-cell table:formula="of:=([.A352]/([.A352]+1))-([.A352]/([.A352]+50))" office:value-type="float" office:value="0.559230150701631">
            <text:p>0,5592301507</text:p>
          </table:table-cell>
          <table:table-cell table:formula="of:=([.A352]/([.A352]+0))-([.A352]/([.A352]+50))" office:value-type="float" office:value="0.586854460093896">
            <text:p>0,5868544601</text:p>
          </table:table-cell>
          <table:table-cell/>
        </table:table-row>
        <table:table-row table:style-name="ro1">
          <table:table-cell office:value-type="float" office:value="35.3000000000001">
            <text:p>35,3</text:p>
          </table:table-cell>
          <table:table-cell table:formula="of:=([.A353]/([.A353]+1))-([.A353]/([.A353]+50))" office:value-type="float" office:value="0.558618261911451">
            <text:p>0,5586182619</text:p>
          </table:table-cell>
          <table:table-cell table:formula="of:=([.A353]/([.A353]+0))-([.A353]/([.A353]+50))" office:value-type="float" office:value="0.586166471277842">
            <text:p>0,5861664713</text:p>
          </table:table-cell>
          <table:table-cell/>
        </table:table-row>
        <table:table-row table:style-name="ro1">
          <table:table-cell office:value-type="float" office:value="35.4000000000001">
            <text:p>35,4</text:p>
          </table:table-cell>
          <table:table-cell table:formula="of:=([.A354]/([.A354]+1))-([.A354]/([.A354]+50))" office:value-type="float" office:value="0.558007566204287">
            <text:p>0,5580075662</text:p>
          </table:table-cell>
          <table:table-cell table:formula="of:=([.A354]/([.A354]+0))-([.A354]/([.A354]+50))" office:value-type="float" office:value="0.585480093676815">
            <text:p>0,5854800937</text:p>
          </table:table-cell>
          <table:table-cell/>
        </table:table-row>
        <table:table-row table:style-name="ro1">
          <table:table-cell office:value-type="float" office:value="35.5000000000001">
            <text:p>35,5</text:p>
          </table:table-cell>
          <table:table-cell table:formula="of:=([.A355]/([.A355]+1))-([.A355]/([.A355]+50))" office:value-type="float" office:value="0.557398061363454">
            <text:p>0,5573980614</text:p>
          </table:table-cell>
          <table:table-cell table:formula="of:=([.A355]/([.A355]+0))-([.A355]/([.A355]+50))" office:value-type="float" office:value="0.584795321637426">
            <text:p>0,5847953216</text:p>
          </table:table-cell>
          <table:table-cell/>
        </table:table-row>
        <table:table-row table:style-name="ro1">
          <table:table-cell office:value-type="float" office:value="35.6000000000001">
            <text:p>35,6</text:p>
          </table:table-cell>
          <table:table-cell table:formula="of:=([.A356]/([.A356]+1))-([.A356]/([.A356]+50))" office:value-type="float" office:value="0.556789745161125">
            <text:p>0,5567897452</text:p>
          </table:table-cell>
          <table:table-cell table:formula="of:=([.A356]/([.A356]+0))-([.A356]/([.A356]+50))" office:value-type="float" office:value="0.58411214953271">
            <text:p>0,5841121495</text:p>
          </table:table-cell>
          <table:table-cell/>
        </table:table-row>
        <table:table-row table:style-name="ro1">
          <table:table-cell office:value-type="float" office:value="35.7000000000001">
            <text:p>35,7</text:p>
          </table:table-cell>
          <table:table-cell table:formula="of:=([.A357]/([.A357]+1))-([.A357]/([.A357]+50))" office:value-type="float" office:value="0.55618261535869">
            <text:p>0,5561826154</text:p>
          </table:table-cell>
          <table:table-cell table:formula="of:=([.A357]/([.A357]+0))-([.A357]/([.A357]+50))" office:value-type="float" office:value="0.58343057176196">
            <text:p>0,5834305718</text:p>
          </table:table-cell>
          <table:table-cell/>
        </table:table-row>
        <table:table-row table:style-name="ro1">
          <table:table-cell office:value-type="float" office:value="35.8000000000001">
            <text:p>35,8</text:p>
          </table:table-cell>
          <table:table-cell table:formula="of:=([.A358]/([.A358]+1))-([.A358]/([.A358]+50))" office:value-type="float" office:value="0.555576669707104">
            <text:p>0,5555766697</text:p>
          </table:table-cell>
          <table:table-cell table:formula="of:=([.A358]/([.A358]+0))-([.A358]/([.A358]+50))" office:value-type="float" office:value="0.582750582750582">
            <text:p>0,5827505828</text:p>
          </table:table-cell>
          <table:table-cell/>
        </table:table-row>
        <table:table-row table:style-name="ro1">
          <table:table-cell office:value-type="float" office:value="35.9000000000001">
            <text:p>35,9</text:p>
          </table:table-cell>
          <table:table-cell table:formula="of:=([.A359]/([.A359]+1))-([.A359]/([.A359]+50))" office:value-type="float" office:value="0.554971905947231">
            <text:p>0,5549719059</text:p>
          </table:table-cell>
          <table:table-cell table:formula="of:=([.A359]/([.A359]+0))-([.A359]/([.A359]+50))" office:value-type="float" office:value="0.582072176949941">
            <text:p>0,5820721769</text:p>
          </table:table-cell>
          <table:table-cell/>
        </table:table-row>
        <table:table-row table:style-name="ro1">
          <table:table-cell office:value-type="float" office:value="36.0000000000001">
            <text:p>36</text:p>
          </table:table-cell>
          <table:table-cell table:formula="of:=([.A360]/([.A360]+1))-([.A360]/([.A360]+50))" office:value-type="float" office:value="0.554368321810182">
            <text:p>0,5543683218</text:p>
          </table:table-cell>
          <table:table-cell table:formula="of:=([.A360]/([.A360]+0))-([.A360]/([.A360]+50))" office:value-type="float" office:value="0.581395348837209">
            <text:p>0,5813953488</text:p>
          </table:table-cell>
          <table:table-cell/>
        </table:table-row>
        <table:table-row table:style-name="ro1">
          <table:table-cell office:value-type="float" office:value="36.1000000000001">
            <text:p>36,1</text:p>
          </table:table-cell>
          <table:table-cell table:formula="of:=([.A361]/([.A361]+1))-([.A361]/([.A361]+50))" office:value-type="float" office:value="0.55376591501764">
            <text:p>0,553765915</text:p>
          </table:table-cell>
          <table:table-cell table:formula="of:=([.A361]/([.A361]+0))-([.A361]/([.A361]+50))" office:value-type="float" office:value="0.580720092915214">
            <text:p>0,5807200929</text:p>
          </table:table-cell>
          <table:table-cell/>
        </table:table-row>
        <table:table-row table:style-name="ro1">
          <table:table-cell office:value-type="float" office:value="36.2000000000001">
            <text:p>36,2</text:p>
          </table:table-cell>
          <table:table-cell table:formula="of:=([.A362]/([.A362]+1))-([.A362]/([.A362]+50))" office:value-type="float" office:value="0.553164683282189">
            <text:p>0,5531646833</text:p>
          </table:table-cell>
          <table:table-cell table:formula="of:=([.A362]/([.A362]+0))-([.A362]/([.A362]+50))" office:value-type="float" office:value="0.580046403712296">
            <text:p>0,5800464037</text:p>
          </table:table-cell>
          <table:table-cell/>
        </table:table-row>
        <table:table-row table:style-name="ro1">
          <table:table-cell office:value-type="float" office:value="36.3000000000001">
            <text:p>36,3</text:p>
          </table:table-cell>
          <table:table-cell table:formula="of:=([.A363]/([.A363]+1))-([.A363]/([.A363]+50))" office:value-type="float" office:value="0.552564624307624">
            <text:p>0,5525646243</text:p>
          </table:table-cell>
          <table:table-cell table:formula="of:=([.A363]/([.A363]+0))-([.A363]/([.A363]+50))" office:value-type="float" office:value="0.579374275782155">
            <text:p>0,5793742758</text:p>
          </table:table-cell>
          <table:table-cell/>
        </table:table-row>
        <table:table-row table:style-name="ro1">
          <table:table-cell office:value-type="float" office:value="36.4000000000001">
            <text:p>36,4</text:p>
          </table:table-cell>
          <table:table-cell table:formula="of:=([.A364]/([.A364]+1))-([.A364]/([.A364]+50))" office:value-type="float" office:value="0.551965735789265">
            <text:p>0,5519657358</text:p>
          </table:table-cell>
          <table:table-cell table:formula="of:=([.A364]/([.A364]+0))-([.A364]/([.A364]+50))" office:value-type="float" office:value="0.578703703703703">
            <text:p>0,5787037037</text:p>
          </table:table-cell>
          <table:table-cell/>
        </table:table-row>
        <table:table-row table:style-name="ro1">
          <table:table-cell office:value-type="float" office:value="36.5000000000001">
            <text:p>36,5</text:p>
          </table:table-cell>
          <table:table-cell table:formula="of:=([.A365]/([.A365]+1))-([.A365]/([.A365]+50))" office:value-type="float" office:value="0.551368015414258">
            <text:p>0,5513680154</text:p>
          </table:table-cell>
          <table:table-cell table:formula="of:=([.A365]/([.A365]+0))-([.A365]/([.A365]+50))" office:value-type="float" office:value="0.578034682080924">
            <text:p>0,5780346821</text:p>
          </table:table-cell>
          <table:table-cell/>
        </table:table-row>
        <table:table-row table:style-name="ro1">
          <table:table-cell office:value-type="float" office:value="36.6000000000001">
            <text:p>36,6</text:p>
          </table:table-cell>
          <table:table-cell table:formula="of:=([.A366]/([.A366]+1))-([.A366]/([.A366]+50))" office:value-type="float" office:value="0.550771460861873">
            <text:p>0,5507714609</text:p>
          </table:table-cell>
          <table:table-cell table:formula="of:=([.A366]/([.A366]+0))-([.A366]/([.A366]+50))" office:value-type="float" office:value="0.577367205542725">
            <text:p>0,5773672055</text:p>
          </table:table-cell>
          <table:table-cell/>
        </table:table-row>
        <table:table-row table:style-name="ro1">
          <table:table-cell office:value-type="float" office:value="36.7000000000001">
            <text:p>36,7</text:p>
          </table:table-cell>
          <table:table-cell table:formula="of:=([.A367]/([.A367]+1))-([.A367]/([.A367]+50))" office:value-type="float" office:value="0.550176069803799">
            <text:p>0,5501760698</text:p>
          </table:table-cell>
          <table:table-cell table:formula="of:=([.A367]/([.A367]+0))-([.A367]/([.A367]+50))" office:value-type="float" office:value="0.576701268742791">
            <text:p>0,5767012687</text:p>
          </table:table-cell>
          <table:table-cell/>
        </table:table-row>
        <table:table-row table:style-name="ro1">
          <table:table-cell office:value-type="float" office:value="36.8000000000001">
            <text:p>36,8</text:p>
          </table:table-cell>
          <table:table-cell table:formula="of:=([.A368]/([.A368]+1))-([.A368]/([.A368]+50))" office:value-type="float" office:value="0.54958183990442">
            <text:p>0,5495818399</text:p>
          </table:table-cell>
          <table:table-cell table:formula="of:=([.A368]/([.A368]+0))-([.A368]/([.A368]+50))" office:value-type="float" office:value="0.576036866359446">
            <text:p>0,5760368664</text:p>
          </table:table-cell>
          <table:table-cell/>
        </table:table-row>
        <table:table-row table:style-name="ro1">
          <table:table-cell office:value-type="float" office:value="36.9000000000001">
            <text:p>36,9</text:p>
          </table:table-cell>
          <table:table-cell table:formula="of:=([.A369]/([.A369]+1))-([.A369]/([.A369]+50))" office:value-type="float" office:value="0.548988768821105">
            <text:p>0,5489887688</text:p>
          </table:table-cell>
          <table:table-cell table:formula="of:=([.A369]/([.A369]+0))-([.A369]/([.A369]+50))" office:value-type="float" office:value="0.575373993095511">
            <text:p>0,5753739931</text:p>
          </table:table-cell>
          <table:table-cell/>
        </table:table-row>
        <table:table-row table:style-name="ro1">
          <table:table-cell office:value-type="float" office:value="37.0000000000001">
            <text:p>37</text:p>
          </table:table-cell>
          <table:table-cell table:formula="of:=([.A370]/([.A370]+1))-([.A370]/([.A370]+50))" office:value-type="float" office:value="0.548396854204476">
            <text:p>0,5483968542</text:p>
          </table:table-cell>
          <table:table-cell table:formula="of:=([.A370]/([.A370]+0))-([.A370]/([.A370]+50))" office:value-type="float" office:value="0.57471264367816">
            <text:p>0,5747126437</text:p>
          </table:table-cell>
          <table:table-cell/>
        </table:table-row>
        <table:table-row table:style-name="ro1">
          <table:table-cell office:value-type="float" office:value="37.1000000000001">
            <text:p>37,1</text:p>
          </table:table-cell>
          <table:table-cell table:formula="of:=([.A371]/([.A371]+1))-([.A371]/([.A371]+50))" office:value-type="float" office:value="0.547806093698677">
            <text:p>0,5478060937</text:p>
          </table:table-cell>
          <table:table-cell table:formula="of:=([.A371]/([.A371]+0))-([.A371]/([.A371]+50))" office:value-type="float" office:value="0.574052812858782">
            <text:p>0,5740528129</text:p>
          </table:table-cell>
          <table:table-cell/>
        </table:table-row>
        <table:table-row table:style-name="ro1">
          <table:table-cell office:value-type="float" office:value="37.2000000000001">
            <text:p>37,2</text:p>
          </table:table-cell>
          <table:table-cell table:formula="of:=([.A372]/([.A372]+1))-([.A372]/([.A372]+50))" office:value-type="float" office:value="0.547216484941639">
            <text:p>0,5472164849</text:p>
          </table:table-cell>
          <table:table-cell table:formula="of:=([.A372]/([.A372]+0))-([.A372]/([.A372]+50))" office:value-type="float" office:value="0.573394495412843">
            <text:p>0,5733944954</text:p>
          </table:table-cell>
          <table:table-cell/>
        </table:table-row>
        <table:table-row table:style-name="ro1">
          <table:table-cell office:value-type="float" office:value="37.3000000000001">
            <text:p>37,3</text:p>
          </table:table-cell>
          <table:table-cell table:formula="of:=([.A373]/([.A373]+1))-([.A373]/([.A373]+50))" office:value-type="float" office:value="0.546628025565335">
            <text:p>0,5466280256</text:p>
          </table:table-cell>
          <table:table-cell table:formula="of:=([.A373]/([.A373]+0))-([.A373]/([.A373]+50))" office:value-type="float" office:value="0.572737686139747">
            <text:p>0,5727376861</text:p>
          </table:table-cell>
          <table:table-cell/>
        </table:table-row>
        <table:table-row table:style-name="ro1">
          <table:table-cell office:value-type="float" office:value="37.4000000000001">
            <text:p>37,4</text:p>
          </table:table-cell>
          <table:table-cell table:formula="of:=([.A374]/([.A374]+1))-([.A374]/([.A374]+50))" office:value-type="float" office:value="0.546040713196033">
            <text:p>0,5460407132</text:p>
          </table:table-cell>
          <table:table-cell table:formula="of:=([.A374]/([.A374]+0))-([.A374]/([.A374]+50))" office:value-type="float" office:value="0.5720823798627">
            <text:p>0,5720823799</text:p>
          </table:table-cell>
          <table:table-cell/>
        </table:table-row>
        <table:table-row table:style-name="ro1">
          <table:table-cell office:value-type="float" office:value="37.5000000000001">
            <text:p>37,5</text:p>
          </table:table-cell>
          <table:table-cell table:formula="of:=([.A375]/([.A375]+1))-([.A375]/([.A375]+50))" office:value-type="float" office:value="0.545454545454545">
            <text:p>0,5454545455</text:p>
          </table:table-cell>
          <table:table-cell table:formula="of:=([.A375]/([.A375]+0))-([.A375]/([.A375]+50))" office:value-type="float" office:value="0.571428571428571">
            <text:p>0,5714285714</text:p>
          </table:table-cell>
          <table:table-cell/>
        </table:table-row>
        <table:table-row table:style-name="ro1">
          <table:table-cell office:value-type="float" office:value="37.6000000000001">
            <text:p>37,6</text:p>
          </table:table-cell>
          <table:table-cell table:formula="of:=([.A376]/([.A376]+1))-([.A376]/([.A376]+50))" office:value-type="float" office:value="0.544869519956467">
            <text:p>0,54486952</text:p>
          </table:table-cell>
          <table:table-cell table:formula="of:=([.A376]/([.A376]+0))-([.A376]/([.A376]+50))" office:value-type="float" office:value="0.570776255707762">
            <text:p>0,5707762557</text:p>
          </table:table-cell>
          <table:table-cell/>
        </table:table-row>
        <table:table-row table:style-name="ro1">
          <table:table-cell office:value-type="float" office:value="37.7000000000001">
            <text:p>37,7</text:p>
          </table:table-cell>
          <table:table-cell table:formula="of:=([.A377]/([.A377]+1))-([.A377]/([.A377]+50))" office:value-type="float" office:value="0.544285634312416">
            <text:p>0,5442856343</text:p>
          </table:table-cell>
          <table:table-cell table:formula="of:=([.A377]/([.A377]+0))-([.A377]/([.A377]+50))" office:value-type="float" office:value="0.57012542759407">
            <text:p>0,5701254276</text:p>
          </table:table-cell>
          <table:table-cell/>
        </table:table-row>
        <table:table-row table:style-name="ro1">
          <table:table-cell office:value-type="float" office:value="37.8000000000001">
            <text:p>37,8</text:p>
          </table:table-cell>
          <table:table-cell table:formula="of:=([.A378]/([.A378]+1))-([.A378]/([.A378]+50))" office:value-type="float" office:value="0.543702886128266">
            <text:p>0,5437028861</text:p>
          </table:table-cell>
          <table:table-cell table:formula="of:=([.A378]/([.A378]+0))-([.A378]/([.A378]+50))" office:value-type="float" office:value="0.569476082004555">
            <text:p>0,569476082</text:p>
          </table:table-cell>
          <table:table-cell/>
        </table:table-row>
        <table:table-row table:style-name="ro1">
          <table:table-cell office:value-type="float" office:value="37.9000000000001">
            <text:p>37,9</text:p>
          </table:table-cell>
          <table:table-cell table:formula="of:=([.A379]/([.A379]+1))-([.A379]/([.A379]+50))" office:value-type="float" office:value="0.543121273005372">
            <text:p>0,543121273</text:p>
          </table:table-cell>
          <table:table-cell table:formula="of:=([.A379]/([.A379]+0))-([.A379]/([.A379]+50))" office:value-type="float" office:value="0.568828213879408">
            <text:p>0,5688282139</text:p>
          </table:table-cell>
          <table:table-cell/>
        </table:table-row>
        <table:table-row table:style-name="ro1">
          <table:table-cell office:value-type="float" office:value="38.0000000000001">
            <text:p>38</text:p>
          </table:table-cell>
          <table:table-cell table:formula="of:=([.A380]/([.A380]+1))-([.A380]/([.A380]+50))" office:value-type="float" office:value="0.542540792540792">
            <text:p>0,5425407925</text:p>
          </table:table-cell>
          <table:table-cell table:formula="of:=([.A380]/([.A380]+0))-([.A380]/([.A380]+50))" office:value-type="float" office:value="0.568181818181817">
            <text:p>0,5681818182</text:p>
          </table:table-cell>
          <table:table-cell/>
        </table:table-row>
        <table:table-row table:style-name="ro1">
          <table:table-cell office:value-type="float" office:value="38.1000000000001">
            <text:p>38,1</text:p>
          </table:table-cell>
          <table:table-cell table:formula="of:=([.A381]/([.A381]+1))-([.A381]/([.A381]+50))" office:value-type="float" office:value="0.54196144232751">
            <text:p>0,5419614423</text:p>
          </table:table-cell>
          <table:table-cell table:formula="of:=([.A381]/([.A381]+0))-([.A381]/([.A381]+50))" office:value-type="float" office:value="0.567536889897843">
            <text:p>0,5675368899</text:p>
          </table:table-cell>
          <table:table-cell/>
        </table:table-row>
        <table:table-row table:style-name="ro1">
          <table:table-cell office:value-type="float" office:value="38.2000000000001">
            <text:p>38,2</text:p>
          </table:table-cell>
          <table:table-cell table:formula="of:=([.A382]/([.A382]+1))-([.A382]/([.A382]+50))" office:value-type="float" office:value="0.541383219954648">
            <text:p>0,54138322</text:p>
          </table:table-cell>
          <table:table-cell table:formula="of:=([.A382]/([.A382]+0))-([.A382]/([.A382]+50))" office:value-type="float" office:value="0.56689342403628">
            <text:p>0,566893424</text:p>
          </table:table-cell>
          <table:table-cell/>
        </table:table-row>
        <table:table-row table:style-name="ro1">
          <table:table-cell office:value-type="float" office:value="38.3000000000001">
            <text:p>38,3</text:p>
          </table:table-cell>
          <table:table-cell table:formula="of:=([.A383]/([.A383]+1))-([.A383]/([.A383]+50))" office:value-type="float" office:value="0.540806123007673">
            <text:p>0,540806123</text:p>
          </table:table-cell>
          <table:table-cell table:formula="of:=([.A383]/([.A383]+0))-([.A383]/([.A383]+50))" office:value-type="float" office:value="0.566251415628538">
            <text:p>0,5662514156</text:p>
          </table:table-cell>
          <table:table-cell/>
        </table:table-row>
        <table:table-row table:style-name="ro1">
          <table:table-cell office:value-type="float" office:value="38.4000000000001">
            <text:p>38,4</text:p>
          </table:table-cell>
          <table:table-cell table:formula="of:=([.A384]/([.A384]+1))-([.A384]/([.A384]+50))" office:value-type="float" office:value="0.540230149068608">
            <text:p>0,5402301491</text:p>
          </table:table-cell>
          <table:table-cell table:formula="of:=([.A384]/([.A384]+0))-([.A384]/([.A384]+50))" office:value-type="float" office:value="0.565610859728506">
            <text:p>0,5656108597</text:p>
          </table:table-cell>
          <table:table-cell/>
        </table:table-row>
        <table:table-row table:style-name="ro1">
          <table:table-cell office:value-type="float" office:value="38.5000000000001">
            <text:p>38,5</text:p>
          </table:table-cell>
          <table:table-cell table:formula="of:=([.A385]/([.A385]+1))-([.A385]/([.A385]+50))" office:value-type="float" office:value="0.539655295716226">
            <text:p>0,5396552957</text:p>
          </table:table-cell>
          <table:table-cell table:formula="of:=([.A385]/([.A385]+0))-([.A385]/([.A385]+50))" office:value-type="float" office:value="0.564971751412429">
            <text:p>0,5649717514</text:p>
          </table:table-cell>
          <table:table-cell/>
        </table:table-row>
        <table:table-row table:style-name="ro1">
          <table:table-cell office:value-type="float" office:value="38.6000000000001">
            <text:p>38,6</text:p>
          </table:table-cell>
          <table:table-cell table:formula="of:=([.A386]/([.A386]+1))-([.A386]/([.A386]+50))" office:value-type="float" office:value="0.539081560526255">
            <text:p>0,5390815605</text:p>
          </table:table-cell>
          <table:table-cell table:formula="of:=([.A386]/([.A386]+0))-([.A386]/([.A386]+50))" office:value-type="float" office:value="0.56433408577878">
            <text:p>0,5643340858</text:p>
          </table:table-cell>
          <table:table-cell/>
        </table:table-row>
        <table:table-row table:style-name="ro1">
          <table:table-cell office:value-type="float" office:value="38.7000000000001">
            <text:p>38,7</text:p>
          </table:table-cell>
          <table:table-cell table:formula="of:=([.A387]/([.A387]+1))-([.A387]/([.A387]+50))" office:value-type="float" office:value="0.538508941071565">
            <text:p>0,5385089411</text:p>
          </table:table-cell>
          <table:table-cell table:formula="of:=([.A387]/([.A387]+0))-([.A387]/([.A387]+50))" office:value-type="float" office:value="0.563697857948139">
            <text:p>0,5636978579</text:p>
          </table:table-cell>
          <table:table-cell/>
        </table:table-row>
        <table:table-row table:style-name="ro1">
          <table:table-cell office:value-type="float" office:value="38.8000000000001">
            <text:p>38,8</text:p>
          </table:table-cell>
          <table:table-cell table:formula="of:=([.A388]/([.A388]+1))-([.A388]/([.A388]+50))" office:value-type="float" office:value="0.537937434922359">
            <text:p>0,5379374349</text:p>
          </table:table-cell>
          <table:table-cell table:formula="of:=([.A388]/([.A388]+0))-([.A388]/([.A388]+50))" office:value-type="float" office:value="0.563063063063062">
            <text:p>0,5630630631</text:p>
          </table:table-cell>
          <table:table-cell/>
        </table:table-row>
        <table:table-row table:style-name="ro1">
          <table:table-cell office:value-type="float" office:value="38.9000000000001">
            <text:p>38,9</text:p>
          </table:table-cell>
          <table:table-cell table:formula="of:=([.A389]/([.A389]+1))-([.A389]/([.A389]+50))" office:value-type="float" office:value="0.537367039646359">
            <text:p>0,5373670396</text:p>
          </table:table-cell>
          <table:table-cell table:formula="of:=([.A389]/([.A389]+0))-([.A389]/([.A389]+50))" office:value-type="float" office:value="0.562429696287963">
            <text:p>0,5624296963</text:p>
          </table:table-cell>
          <table:table-cell/>
        </table:table-row>
        <table:table-row table:style-name="ro1">
          <table:table-cell office:value-type="float" office:value="39.0000000000001">
            <text:p>39</text:p>
          </table:table-cell>
          <table:table-cell table:formula="of:=([.A390]/([.A390]+1))-([.A390]/([.A390]+50))" office:value-type="float" office:value="0.536797752808988">
            <text:p>0,5367977528</text:p>
          </table:table-cell>
          <table:table-cell table:formula="of:=([.A390]/([.A390]+0))-([.A390]/([.A390]+50))" office:value-type="float" office:value="0.561797752808988">
            <text:p>0,5617977528</text:p>
          </table:table-cell>
          <table:table-cell/>
        </table:table-row>
        <table:table-row table:style-name="ro1">
          <table:table-cell office:value-type="float" office:value="39.1000000000001">
            <text:p>39,1</text:p>
          </table:table-cell>
          <table:table-cell table:formula="of:=([.A391]/([.A391]+1))-([.A391]/([.A391]+50))" office:value-type="float" office:value="0.536229571973545">
            <text:p>0,536229572</text:p>
          </table:table-cell>
          <table:table-cell table:formula="of:=([.A391]/([.A391]+0))-([.A391]/([.A391]+50))" office:value-type="float" office:value="0.561167227833894">
            <text:p>0,5611672278</text:p>
          </table:table-cell>
          <table:table-cell/>
        </table:table-row>
        <table:table-row table:style-name="ro1">
          <table:table-cell office:value-type="float" office:value="39.2000000000001">
            <text:p>39,2</text:p>
          </table:table-cell>
          <table:table-cell table:formula="of:=([.A392]/([.A392]+1))-([.A392]/([.A392]+50))" office:value-type="float" office:value="0.53566249470138">
            <text:p>0,5356624947</text:p>
          </table:table-cell>
          <table:table-cell table:formula="of:=([.A392]/([.A392]+0))-([.A392]/([.A392]+50))" office:value-type="float" office:value="0.560538116591927">
            <text:p>0,5605381166</text:p>
          </table:table-cell>
          <table:table-cell/>
        </table:table-row>
        <table:table-row table:style-name="ro1">
          <table:table-cell office:value-type="float" office:value="39.3000000000001">
            <text:p>39,3</text:p>
          </table:table-cell>
          <table:table-cell table:formula="of:=([.A393]/([.A393]+1))-([.A393]/([.A393]+50))" office:value-type="float" office:value="0.535096518552068">
            <text:p>0,5350965186</text:p>
          </table:table-cell>
          <table:table-cell table:formula="of:=([.A393]/([.A393]+0))-([.A393]/([.A393]+50))" office:value-type="float" office:value="0.559910414333706">
            <text:p>0,5599104143</text:p>
          </table:table-cell>
          <table:table-cell/>
        </table:table-row>
        <table:table-row table:style-name="ro1">
          <table:table-cell office:value-type="float" office:value="39.4000000000001">
            <text:p>39,4</text:p>
          </table:table-cell>
          <table:table-cell table:formula="of:=([.A394]/([.A394]+1))-([.A394]/([.A394]+50))" office:value-type="float" office:value="0.534531641083571">
            <text:p>0,5345316411</text:p>
          </table:table-cell>
          <table:table-cell table:formula="of:=([.A394]/([.A394]+0))-([.A394]/([.A394]+50))" office:value-type="float" office:value="0.559284116331095">
            <text:p>0,5592841163</text:p>
          </table:table-cell>
          <table:table-cell/>
        </table:table-row>
        <table:table-row table:style-name="ro1">
          <table:table-cell office:value-type="float" office:value="39.5000000000001">
            <text:p>39,5</text:p>
          </table:table-cell>
          <table:table-cell table:formula="of:=([.A395]/([.A395]+1))-([.A395]/([.A395]+50))" office:value-type="float" office:value="0.533967859852403">
            <text:p>0,5339678599</text:p>
          </table:table-cell>
          <table:table-cell table:formula="of:=([.A395]/([.A395]+0))-([.A395]/([.A395]+50))" office:value-type="float" office:value="0.558659217877094">
            <text:p>0,5586592179</text:p>
          </table:table-cell>
          <table:table-cell/>
        </table:table-row>
        <table:table-row table:style-name="ro1">
          <table:table-cell office:value-type="float" office:value="39.6000000000001">
            <text:p>39,6</text:p>
          </table:table-cell>
          <table:table-cell table:formula="of:=([.A396]/([.A396]+1))-([.A396]/([.A396]+50))" office:value-type="float" office:value="0.533405172413792">
            <text:p>0,5334051724</text:p>
          </table:table-cell>
          <table:table-cell table:formula="of:=([.A396]/([.A396]+0))-([.A396]/([.A396]+50))" office:value-type="float" office:value="0.558035714285713">
            <text:p>0,5580357143</text:p>
          </table:table-cell>
          <table:table-cell/>
        </table:table-row>
        <table:table-row table:style-name="ro1">
          <table:table-cell office:value-type="float" office:value="39.7000000000001">
            <text:p>39,7</text:p>
          </table:table-cell>
          <table:table-cell table:formula="of:=([.A397]/([.A397]+1))-([.A397]/([.A397]+50))" office:value-type="float" office:value="0.532843576321836">
            <text:p>0,5328435763</text:p>
          </table:table-cell>
          <table:table-cell table:formula="of:=([.A397]/([.A397]+0))-([.A397]/([.A397]+50))" office:value-type="float" office:value="0.557413600891861">
            <text:p>0,5574136009</text:p>
          </table:table-cell>
          <table:table-cell/>
        </table:table-row>
        <table:table-row table:style-name="ro1">
          <table:table-cell office:value-type="float" office:value="39.8000000000001">
            <text:p>39,8</text:p>
          </table:table-cell>
          <table:table-cell table:formula="of:=([.A398]/([.A398]+1))-([.A398]/([.A398]+50))" office:value-type="float" office:value="0.532283069129656">
            <text:p>0,5322830691</text:p>
          </table:table-cell>
          <table:table-cell table:formula="of:=([.A398]/([.A398]+0))-([.A398]/([.A398]+50))" office:value-type="float" office:value="0.556792873051224">
            <text:p>0,5567928731</text:p>
          </table:table-cell>
          <table:table-cell/>
        </table:table-row>
        <table:table-row table:style-name="ro1">
          <table:table-cell office:value-type="float" office:value="39.9000000000001">
            <text:p>39,9</text:p>
          </table:table-cell>
          <table:table-cell table:formula="of:=([.A399]/([.A399]+1))-([.A399]/([.A399]+50))" office:value-type="float" office:value="0.531723648389544">
            <text:p>0,5317236484</text:p>
          </table:table-cell>
          <table:table-cell table:formula="of:=([.A399]/([.A399]+0))-([.A399]/([.A399]+50))" office:value-type="float" office:value="0.556173526140155">
            <text:p>0,5561735261</text:p>
          </table:table-cell>
          <table:table-cell/>
        </table:table-row>
        <table:table-row table:style-name="ro1">
          <table:table-cell office:value-type="float" office:value="40.0000000000001">
            <text:p>40</text:p>
          </table:table-cell>
          <table:table-cell table:formula="of:=([.A400]/([.A400]+1))-([.A400]/([.A400]+50))" office:value-type="float" office:value="0.531165311653116">
            <text:p>0,5311653117</text:p>
          </table:table-cell>
          <table:table-cell table:formula="of:=([.A400]/([.A400]+0))-([.A400]/([.A400]+50))" office:value-type="float" office:value="0.555555555555555">
            <text:p>0,5555555556</text:p>
          </table:table-cell>
          <table:table-cell/>
        </table:table-row>
        <table:table-row table:style-name="ro1">
          <table:table-cell office:value-type="float" office:value="40.1000000000002">
            <text:p>40,1</text:p>
          </table:table-cell>
          <table:table-cell table:formula="of:=([.A401]/([.A401]+1))-([.A401]/([.A401]+50))" office:value-type="float" office:value="0.530608056471452">
            <text:p>0,5306080565</text:p>
          </table:table-cell>
          <table:table-cell table:formula="of:=([.A401]/([.A401]+0))-([.A401]/([.A401]+50))" office:value-type="float" office:value="0.55493895671476">
            <text:p>0,5549389567</text:p>
          </table:table-cell>
          <table:table-cell/>
        </table:table-row>
        <table:table-row table:style-name="ro1">
          <table:table-cell office:value-type="float" office:value="40.2000000000002">
            <text:p>40,2</text:p>
          </table:table-cell>
          <table:table-cell table:formula="of:=([.A402]/([.A402]+1))-([.A402]/([.A402]+50))" office:value-type="float" office:value="0.530051880395237">
            <text:p>0,5300518804</text:p>
          </table:table-cell>
          <table:table-cell table:formula="of:=([.A402]/([.A402]+0))-([.A402]/([.A402]+50))" office:value-type="float" office:value="0.554323725055431">
            <text:p>0,5543237251</text:p>
          </table:table-cell>
          <table:table-cell/>
        </table:table-row>
        <table:table-row table:style-name="ro1">
          <table:table-cell office:value-type="float" office:value="40.3000000000002">
            <text:p>40,3</text:p>
          </table:table-cell>
          <table:table-cell table:formula="of:=([.A403]/([.A403]+1))-([.A403]/([.A403]+50))" office:value-type="float" office:value="0.529496780974904">
            <text:p>0,529496781</text:p>
          </table:table-cell>
          <table:table-cell table:formula="of:=([.A403]/([.A403]+0))-([.A403]/([.A403]+50))" office:value-type="float" office:value="0.553709856035437">
            <text:p>0,553709856</text:p>
          </table:table-cell>
          <table:table-cell/>
        </table:table-row>
        <table:table-row table:style-name="ro1">
          <table:table-cell office:value-type="float" office:value="40.4000000000002">
            <text:p>40,4</text:p>
          </table:table-cell>
          <table:table-cell table:formula="of:=([.A404]/([.A404]+1))-([.A404]/([.A404]+50))" office:value-type="float" office:value="0.528942755760762">
            <text:p>0,5289427558</text:p>
          </table:table-cell>
          <table:table-cell table:formula="of:=([.A404]/([.A404]+0))-([.A404]/([.A404]+50))" office:value-type="float" office:value="0.553097345132742">
            <text:p>0,5530973451</text:p>
          </table:table-cell>
          <table:table-cell/>
        </table:table-row>
        <table:table-row table:style-name="ro1">
          <table:table-cell office:value-type="float" office:value="40.5000000000002">
            <text:p>40,5</text:p>
          </table:table-cell>
          <table:table-cell table:formula="of:=([.A405]/([.A405]+1))-([.A405]/([.A405]+50))" office:value-type="float" office:value="0.528389802303134">
            <text:p>0,5283898023</text:p>
          </table:table-cell>
          <table:table-cell table:formula="of:=([.A405]/([.A405]+0))-([.A405]/([.A405]+50))" office:value-type="float" office:value="0.552486187845303">
            <text:p>0,5524861878</text:p>
          </table:table-cell>
          <table:table-cell/>
        </table:table-row>
        <table:table-row table:style-name="ro1">
          <table:table-cell office:value-type="float" office:value="40.6000000000002">
            <text:p>40,6</text:p>
          </table:table-cell>
          <table:table-cell table:formula="of:=([.A406]/([.A406]+1))-([.A406]/([.A406]+50))" office:value-type="float" office:value="0.527837918152487">
            <text:p>0,5278379182</text:p>
          </table:table-cell>
          <table:table-cell table:formula="of:=([.A406]/([.A406]+0))-([.A406]/([.A406]+50))" office:value-type="float" office:value="0.551876379690948">
            <text:p>0,5518763797</text:p>
          </table:table-cell>
          <table:table-cell/>
        </table:table-row>
        <table:table-row table:style-name="ro1">
          <table:table-cell office:value-type="float" office:value="40.7000000000002">
            <text:p>40,7</text:p>
          </table:table-cell>
          <table:table-cell table:formula="of:=([.A407]/([.A407]+1))-([.A407]/([.A407]+50))" office:value-type="float" office:value="0.527287100859554">
            <text:p>0,5272871009</text:p>
          </table:table-cell>
          <table:table-cell table:formula="of:=([.A407]/([.A407]+0))-([.A407]/([.A407]+50))" office:value-type="float" office:value="0.551267916207276">
            <text:p>0,5512679162</text:p>
          </table:table-cell>
          <table:table-cell/>
        </table:table-row>
        <table:table-row table:style-name="ro1">
          <table:table-cell office:value-type="float" office:value="40.8000000000002">
            <text:p>40,8</text:p>
          </table:table-cell>
          <table:table-cell table:formula="of:=([.A408]/([.A408]+1))-([.A408]/([.A408]+50))" office:value-type="float" office:value="0.526737347975464">
            <text:p>0,526737348</text:p>
          </table:table-cell>
          <table:table-cell table:formula="of:=([.A408]/([.A408]+0))-([.A408]/([.A408]+50))" office:value-type="float" office:value="0.550660792951541">
            <text:p>0,550660793</text:p>
          </table:table-cell>
          <table:table-cell/>
        </table:table-row>
        <table:table-row table:style-name="ro1">
          <table:table-cell office:value-type="float" office:value="40.9000000000002">
            <text:p>40,9</text:p>
          </table:table-cell>
          <table:table-cell table:formula="of:=([.A409]/([.A409]+1))-([.A409]/([.A409]+50))" office:value-type="float" office:value="0.526188657051862">
            <text:p>0,5261886571</text:p>
          </table:table-cell>
          <table:table-cell table:formula="of:=([.A409]/([.A409]+0))-([.A409]/([.A409]+50))" office:value-type="float" office:value="0.550055005500549">
            <text:p>0,5500550055</text:p>
          </table:table-cell>
          <table:table-cell/>
        </table:table-row>
        <table:table-row table:style-name="ro1">
          <table:table-cell office:value-type="float" office:value="41.0000000000002">
            <text:p>41</text:p>
          </table:table-cell>
          <table:table-cell table:formula="of:=([.A410]/([.A410]+1))-([.A410]/([.A410]+50))" office:value-type="float" office:value="0.525641025641025">
            <text:p>0,5256410256</text:p>
          </table:table-cell>
          <table:table-cell table:formula="of:=([.A410]/([.A410]+0))-([.A410]/([.A410]+50))" office:value-type="float" office:value="0.549450549450549">
            <text:p>0,5494505495</text:p>
          </table:table-cell>
          <table:table-cell/>
        </table:table-row>
        <table:table-row table:style-name="ro1">
          <table:table-cell office:value-type="float" office:value="41.1000000000002">
            <text:p>41,1</text:p>
          </table:table-cell>
          <table:table-cell table:formula="of:=([.A411]/([.A411]+1))-([.A411]/([.A411]+50))" office:value-type="float" office:value="0.525094451295983">
            <text:p>0,5250944513</text:p>
          </table:table-cell>
          <table:table-cell table:formula="of:=([.A411]/([.A411]+0))-([.A411]/([.A411]+50))" office:value-type="float" office:value="0.548847420417123">
            <text:p>0,5488474204</text:p>
          </table:table-cell>
          <table:table-cell/>
        </table:table-row>
        <table:table-row table:style-name="ro1">
          <table:table-cell office:value-type="float" office:value="41.2000000000002">
            <text:p>41,2</text:p>
          </table:table-cell>
          <table:table-cell table:formula="of:=([.A412]/([.A412]+1))-([.A412]/([.A412]+50))" office:value-type="float" office:value="0.524548931570632">
            <text:p>0,5245489316</text:p>
          </table:table-cell>
          <table:table-cell table:formula="of:=([.A412]/([.A412]+0))-([.A412]/([.A412]+50))" office:value-type="float" office:value="0.548245614035087">
            <text:p>0,548245614</text:p>
          </table:table-cell>
          <table:table-cell/>
        </table:table-row>
        <table:table-row table:style-name="ro1">
          <table:table-cell office:value-type="float" office:value="41.3000000000002">
            <text:p>41,3</text:p>
          </table:table-cell>
          <table:table-cell table:formula="of:=([.A413]/([.A413]+1))-([.A413]/([.A413]+50))" office:value-type="float" office:value="0.524004464019844">
            <text:p>0,524004464</text:p>
          </table:table-cell>
          <table:table-cell table:formula="of:=([.A413]/([.A413]+0))-([.A413]/([.A413]+50))" office:value-type="float" office:value="0.547645125958378">
            <text:p>0,547645126</text:p>
          </table:table-cell>
          <table:table-cell/>
        </table:table-row>
        <table:table-row table:style-name="ro1">
          <table:table-cell office:value-type="float" office:value="41.4000000000002">
            <text:p>41,4</text:p>
          </table:table-cell>
          <table:table-cell table:formula="of:=([.A414]/([.A414]+1))-([.A414]/([.A414]+50))" office:value-type="float" office:value="0.523461046199578">
            <text:p>0,5234610462</text:p>
          </table:table-cell>
          <table:table-cell table:formula="of:=([.A414]/([.A414]+0))-([.A414]/([.A414]+50))" office:value-type="float" office:value="0.547045951859955">
            <text:p>0,5470459519</text:p>
          </table:table-cell>
          <table:table-cell/>
        </table:table-row>
        <table:table-row table:style-name="ro1">
          <table:table-cell office:value-type="float" office:value="41.5000000000002">
            <text:p>41,5</text:p>
          </table:table-cell>
          <table:table-cell table:formula="of:=([.A415]/([.A415]+1))-([.A415]/([.A415]+50))" office:value-type="float" office:value="0.522918675666987">
            <text:p>0,5229186757</text:p>
          </table:table-cell>
          <table:table-cell table:formula="of:=([.A415]/([.A415]+0))-([.A415]/([.A415]+50))" office:value-type="float" office:value="0.546448087431693">
            <text:p>0,5464480874</text:p>
          </table:table-cell>
          <table:table-cell/>
        </table:table-row>
        <table:table-row table:style-name="ro1">
          <table:table-cell office:value-type="float" office:value="41.6000000000002">
            <text:p>41,6</text:p>
          </table:table-cell>
          <table:table-cell table:formula="of:=([.A416]/([.A416]+1))-([.A416]/([.A416]+50))" office:value-type="float" office:value="0.522377349980523">
            <text:p>0,52237735</text:p>
          </table:table-cell>
          <table:table-cell table:formula="of:=([.A416]/([.A416]+0))-([.A416]/([.A416]+50))" office:value-type="float" office:value="0.545851528384278">
            <text:p>0,5458515284</text:p>
          </table:table-cell>
          <table:table-cell/>
        </table:table-row>
        <table:table-row table:style-name="ro1">
          <table:table-cell office:value-type="float" office:value="41.7000000000002">
            <text:p>41,7</text:p>
          </table:table-cell>
          <table:table-cell table:formula="of:=([.A417]/([.A417]+1))-([.A417]/([.A417]+50))" office:value-type="float" office:value="0.521837066700037">
            <text:p>0,5218370667</text:p>
          </table:table-cell>
          <table:table-cell table:formula="of:=([.A417]/([.A417]+0))-([.A417]/([.A417]+50))" office:value-type="float" office:value="0.545256270447109">
            <text:p>0,5452562704</text:p>
          </table:table-cell>
          <table:table-cell/>
        </table:table-row>
        <table:table-row table:style-name="ro1">
          <table:table-cell office:value-type="float" office:value="41.8000000000002">
            <text:p>41,8</text:p>
          </table:table-cell>
          <table:table-cell table:formula="of:=([.A418]/([.A418]+1))-([.A418]/([.A418]+50))" office:value-type="float" office:value="0.521297823386882">
            <text:p>0,5212978234</text:p>
          </table:table-cell>
          <table:table-cell table:formula="of:=([.A418]/([.A418]+0))-([.A418]/([.A418]+50))" office:value-type="float" office:value="0.544662309368191">
            <text:p>0,5446623094</text:p>
          </table:table-cell>
          <table:table-cell/>
        </table:table-row>
        <table:table-row table:style-name="ro1">
          <table:table-cell office:value-type="float" office:value="41.9000000000002">
            <text:p>41,9</text:p>
          </table:table-cell>
          <table:table-cell table:formula="of:=([.A419]/([.A419]+1))-([.A419]/([.A419]+50))" office:value-type="float" office:value="0.520759617604013">
            <text:p>0,5207596176</text:p>
          </table:table-cell>
          <table:table-cell table:formula="of:=([.A419]/([.A419]+0))-([.A419]/([.A419]+50))" office:value-type="float" office:value="0.544069640914036">
            <text:p>0,5440696409</text:p>
          </table:table-cell>
          <table:table-cell/>
        </table:table-row>
        <table:table-row table:style-name="ro1">
          <table:table-cell office:value-type="float" office:value="42.0000000000002">
            <text:p>42</text:p>
          </table:table-cell>
          <table:table-cell table:formula="of:=([.A420]/([.A420]+1))-([.A420]/([.A420]+50))" office:value-type="float" office:value="0.520222446916076">
            <text:p>0,5202224469</text:p>
          </table:table-cell>
          <table:table-cell table:formula="of:=([.A420]/([.A420]+0))-([.A420]/([.A420]+50))" office:value-type="float" office:value="0.543478260869564">
            <text:p>0,5434782609</text:p>
          </table:table-cell>
          <table:table-cell/>
        </table:table-row>
        <table:table-row table:style-name="ro1">
          <table:table-cell office:value-type="float" office:value="42.1000000000002">
            <text:p>42,1</text:p>
          </table:table-cell>
          <table:table-cell table:formula="of:=([.A421]/([.A421]+1))-([.A421]/([.A421]+50))" office:value-type="float" office:value="0.519686308889509">
            <text:p>0,5196863089</text:p>
          </table:table-cell>
          <table:table-cell table:formula="of:=([.A421]/([.A421]+0))-([.A421]/([.A421]+50))" office:value-type="float" office:value="0.542888165038001">
            <text:p>0,542888165</text:p>
          </table:table-cell>
          <table:table-cell/>
        </table:table-row>
        <table:table-row table:style-name="ro1">
          <table:table-cell office:value-type="float" office:value="42.2000000000002">
            <text:p>42,2</text:p>
          </table:table-cell>
          <table:table-cell table:formula="of:=([.A422]/([.A422]+1))-([.A422]/([.A422]+50))" office:value-type="float" office:value="0.519151201092632">
            <text:p>0,5191512011</text:p>
          </table:table-cell>
          <table:table-cell table:formula="of:=([.A422]/([.A422]+0))-([.A422]/([.A422]+50))" office:value-type="float" office:value="0.54229934924078">
            <text:p>0,5422993492</text:p>
          </table:table-cell>
          <table:table-cell/>
        </table:table-row>
        <table:table-row table:style-name="ro1">
          <table:table-cell office:value-type="float" office:value="42.3000000000002">
            <text:p>42,3</text:p>
          </table:table-cell>
          <table:table-cell table:formula="of:=([.A423]/([.A423]+1))-([.A423]/([.A423]+50))" office:value-type="float" office:value="0.518617121095733">
            <text:p>0,5186171211</text:p>
          </table:table-cell>
          <table:table-cell table:formula="of:=([.A423]/([.A423]+0))-([.A423]/([.A423]+50))" office:value-type="float" office:value="0.541711809317442">
            <text:p>0,5417118093</text:p>
          </table:table-cell>
          <table:table-cell/>
        </table:table-row>
        <table:table-row table:style-name="ro1">
          <table:table-cell office:value-type="float" office:value="42.4000000000002">
            <text:p>42,4</text:p>
          </table:table-cell>
          <table:table-cell table:formula="of:=([.A424]/([.A424]+1))-([.A424]/([.A424]+50))" office:value-type="float" office:value="0.518084066471162">
            <text:p>0,5180840665</text:p>
          </table:table-cell>
          <table:table-cell table:formula="of:=([.A424]/([.A424]+0))-([.A424]/([.A424]+50))" office:value-type="float" office:value="0.54112554112554">
            <text:p>0,5411255411</text:p>
          </table:table-cell>
          <table:table-cell/>
        </table:table-row>
        <table:table-row table:style-name="ro1">
          <table:table-cell office:value-type="float" office:value="42.5000000000002">
            <text:p>42,5</text:p>
          </table:table-cell>
          <table:table-cell table:formula="of:=([.A425]/([.A425]+1))-([.A425]/([.A425]+50))" office:value-type="float" office:value="0.517552034793413">
            <text:p>0,5175520348</text:p>
          </table:table-cell>
          <table:table-cell table:formula="of:=([.A425]/([.A425]+0))-([.A425]/([.A425]+50))" office:value-type="float" office:value="0.540540540540539">
            <text:p>0,5405405405</text:p>
          </table:table-cell>
          <table:table-cell/>
        </table:table-row>
        <table:table-row table:style-name="ro1">
          <table:table-cell office:value-type="float" office:value="42.6000000000002">
            <text:p>42,6</text:p>
          </table:table-cell>
          <table:table-cell table:formula="of:=([.A426]/([.A426]+1))-([.A426]/([.A426]+50))" office:value-type="float" office:value="0.517021023639209">
            <text:p>0,5170210236</text:p>
          </table:table-cell>
          <table:table-cell table:formula="of:=([.A426]/([.A426]+0))-([.A426]/([.A426]+50))" office:value-type="float" office:value="0.539956803455723">
            <text:p>0,5399568035</text:p>
          </table:table-cell>
          <table:table-cell/>
        </table:table-row>
        <table:table-row table:style-name="ro1">
          <table:table-cell office:value-type="float" office:value="42.7000000000002">
            <text:p>42,7</text:p>
          </table:table-cell>
          <table:table-cell table:formula="of:=([.A427]/([.A427]+1))-([.A427]/([.A427]+50))" office:value-type="float" office:value="0.516491030587584">
            <text:p>0,5164910306</text:p>
          </table:table-cell>
          <table:table-cell table:formula="of:=([.A427]/([.A427]+0))-([.A427]/([.A427]+50))" office:value-type="float" office:value="0.539374325782092">
            <text:p>0,5393743258</text:p>
          </table:table-cell>
          <table:table-cell/>
        </table:table-row>
        <table:table-row table:style-name="ro1">
          <table:table-cell office:value-type="float" office:value="42.8000000000002">
            <text:p>42,8</text:p>
          </table:table-cell>
          <table:table-cell table:formula="of:=([.A428]/([.A428]+1))-([.A428]/([.A428]+50))" office:value-type="float" office:value="0.515962053219964">
            <text:p>0,5159620532</text:p>
          </table:table-cell>
          <table:table-cell table:formula="of:=([.A428]/([.A428]+0))-([.A428]/([.A428]+50))" office:value-type="float" office:value="0.538793103448275">
            <text:p>0,5387931034</text:p>
          </table:table-cell>
          <table:table-cell/>
        </table:table-row>
        <table:table-row table:style-name="ro1">
          <table:table-cell office:value-type="float" office:value="42.9000000000002">
            <text:p>42,9</text:p>
          </table:table-cell>
          <table:table-cell table:formula="of:=([.A429]/([.A429]+1))-([.A429]/([.A429]+50))" office:value-type="float" office:value="0.515434089120247">
            <text:p>0,5154340891</text:p>
          </table:table-cell>
          <table:table-cell table:formula="of:=([.A429]/([.A429]+0))-([.A429]/([.A429]+50))" office:value-type="float" office:value="0.538213132400429">
            <text:p>0,5382131324</text:p>
          </table:table-cell>
          <table:table-cell/>
        </table:table-row>
        <table:table-row table:style-name="ro1">
          <table:table-cell office:value-type="float" office:value="43.0000000000002">
            <text:p>43</text:p>
          </table:table-cell>
          <table:table-cell table:formula="of:=([.A430]/([.A430]+1))-([.A430]/([.A430]+50))" office:value-type="float" office:value="0.514907135874877">
            <text:p>0,5149071359</text:p>
          </table:table-cell>
          <table:table-cell table:formula="of:=([.A430]/([.A430]+0))-([.A430]/([.A430]+50))" office:value-type="float" office:value="0.537634408602149">
            <text:p>0,5376344086</text:p>
          </table:table-cell>
          <table:table-cell/>
        </table:table-row>
        <table:table-row table:style-name="ro1">
          <table:table-cell office:value-type="float" office:value="43.1000000000002">
            <text:p>43,1</text:p>
          </table:table-cell>
          <table:table-cell table:formula="of:=([.A431]/([.A431]+1))-([.A431]/([.A431]+50))" office:value-type="float" office:value="0.514381191072919">
            <text:p>0,5143811911</text:p>
          </table:table-cell>
          <table:table-cell table:formula="of:=([.A431]/([.A431]+0))-([.A431]/([.A431]+50))" office:value-type="float" office:value="0.537056928034371">
            <text:p>0,537056928</text:p>
          </table:table-cell>
          <table:table-cell/>
        </table:table-row>
        <table:table-row table:style-name="ro1">
          <table:table-cell office:value-type="float" office:value="43.2000000000002">
            <text:p>43,2</text:p>
          </table:table-cell>
          <table:table-cell table:formula="of:=([.A432]/([.A432]+1))-([.A432]/([.A432]+50))" office:value-type="float" office:value="0.513856252306138">
            <text:p>0,5138562523</text:p>
          </table:table-cell>
          <table:table-cell table:formula="of:=([.A432]/([.A432]+0))-([.A432]/([.A432]+50))" office:value-type="float" office:value="0.536480686695278">
            <text:p>0,5364806867</text:p>
          </table:table-cell>
          <table:table-cell/>
        </table:table-row>
        <table:table-row table:style-name="ro1">
          <table:table-cell office:value-type="float" office:value="43.3000000000002">
            <text:p>43,3</text:p>
          </table:table-cell>
          <table:table-cell table:formula="of:=([.A433]/([.A433]+1))-([.A433]/([.A433]+50))" office:value-type="float" office:value="0.513332317169062">
            <text:p>0,5133323172</text:p>
          </table:table-cell>
          <table:table-cell table:formula="of:=([.A433]/([.A433]+0))-([.A433]/([.A433]+50))" office:value-type="float" office:value="0.535905680600213">
            <text:p>0,5359056806</text:p>
          </table:table-cell>
          <table:table-cell/>
        </table:table-row>
        <table:table-row table:style-name="ro1">
          <table:table-cell office:value-type="float" office:value="43.4000000000002">
            <text:p>43,4</text:p>
          </table:table-cell>
          <table:table-cell table:formula="of:=([.A434]/([.A434]+1))-([.A434]/([.A434]+50))" office:value-type="float" office:value="0.512809383259061">
            <text:p>0,5128093833</text:p>
          </table:table-cell>
          <table:table-cell table:formula="of:=([.A434]/([.A434]+0))-([.A434]/([.A434]+50))" office:value-type="float" office:value="0.535331905781584">
            <text:p>0,5353319058</text:p>
          </table:table-cell>
          <table:table-cell/>
        </table:table-row>
        <table:table-row table:style-name="ro1">
          <table:table-cell office:value-type="float" office:value="43.5000000000002">
            <text:p>43,5</text:p>
          </table:table-cell>
          <table:table-cell table:formula="of:=([.A435]/([.A435]+1))-([.A435]/([.A435]+50))" office:value-type="float" office:value="0.51228744817641">
            <text:p>0,5122874482</text:p>
          </table:table-cell>
          <table:table-cell table:formula="of:=([.A435]/([.A435]+0))-([.A435]/([.A435]+50))" office:value-type="float" office:value="0.534759358288769">
            <text:p>0,5347593583</text:p>
          </table:table-cell>
          <table:table-cell/>
        </table:table-row>
        <table:table-row table:style-name="ro1">
          <table:table-cell office:value-type="float" office:value="43.6000000000002">
            <text:p>43,6</text:p>
          </table:table-cell>
          <table:table-cell table:formula="of:=([.A436]/([.A436]+1))-([.A436]/([.A436]+50))" office:value-type="float" office:value="0.511766509524356">
            <text:p>0,5117665095</text:p>
          </table:table-cell>
          <table:table-cell table:formula="of:=([.A436]/([.A436]+0))-([.A436]/([.A436]+50))" office:value-type="float" office:value="0.534188034188033">
            <text:p>0,5341880342</text:p>
          </table:table-cell>
          <table:table-cell/>
        </table:table-row>
        <table:table-row table:style-name="ro1">
          <table:table-cell office:value-type="float" office:value="43.7000000000002">
            <text:p>43,7</text:p>
          </table:table-cell>
          <table:table-cell table:formula="of:=([.A437]/([.A437]+1))-([.A437]/([.A437]+50))" office:value-type="float" office:value="0.511246564909188">
            <text:p>0,5112465649</text:p>
          </table:table-cell>
          <table:table-cell table:formula="of:=([.A437]/([.A437]+0))-([.A437]/([.A437]+50))" office:value-type="float" office:value="0.533617929562432">
            <text:p>0,5336179296</text:p>
          </table:table-cell>
          <table:table-cell/>
        </table:table-row>
        <table:table-row table:style-name="ro1">
          <table:table-cell office:value-type="float" office:value="43.8000000000002">
            <text:p>43,8</text:p>
          </table:table-cell>
          <table:table-cell table:formula="of:=([.A438]/([.A438]+1))-([.A438]/([.A438]+50))" office:value-type="float" office:value="0.510727611940297">
            <text:p>0,5107276119</text:p>
          </table:table-cell>
          <table:table-cell table:formula="of:=([.A438]/([.A438]+0))-([.A438]/([.A438]+50))" office:value-type="float" office:value="0.533049040511726">
            <text:p>0,5330490405</text:p>
          </table:table-cell>
          <table:table-cell/>
        </table:table-row>
        <table:table-row table:style-name="ro1">
          <table:table-cell office:value-type="float" office:value="43.9000000000002">
            <text:p>43,9</text:p>
          </table:table-cell>
          <table:table-cell table:formula="of:=([.A439]/([.A439]+1))-([.A439]/([.A439]+50))" office:value-type="float" office:value="0.51020964823024">
            <text:p>0,5102096482</text:p>
          </table:table-cell>
          <table:table-cell table:formula="of:=([.A439]/([.A439]+0))-([.A439]/([.A439]+50))" office:value-type="float" office:value="0.532481363152288">
            <text:p>0,5324813632</text:p>
          </table:table-cell>
          <table:table-cell/>
        </table:table-row>
        <table:table-row table:style-name="ro1">
          <table:table-cell office:value-type="float" office:value="44.0000000000002">
            <text:p>44</text:p>
          </table:table-cell>
          <table:table-cell table:formula="of:=([.A440]/([.A440]+1))-([.A440]/([.A440]+50))" office:value-type="float" office:value="0.509692671394798">
            <text:p>0,5096926714</text:p>
          </table:table-cell>
          <table:table-cell table:formula="of:=([.A440]/([.A440]+0))-([.A440]/([.A440]+50))" office:value-type="float" office:value="0.53191489361702">
            <text:p>0,5319148936</text:p>
          </table:table-cell>
          <table:table-cell/>
        </table:table-row>
        <table:table-row table:style-name="ro1">
          <table:table-cell office:value-type="float" office:value="44.1000000000002">
            <text:p>44,1</text:p>
          </table:table-cell>
          <table:table-cell table:formula="of:=([.A441]/([.A441]+1))-([.A441]/([.A441]+50))" office:value-type="float" office:value="0.509176679053042">
            <text:p>0,5091766791</text:p>
          </table:table-cell>
          <table:table-cell table:formula="of:=([.A441]/([.A441]+0))-([.A441]/([.A441]+50))" office:value-type="float" office:value="0.531349628055259">
            <text:p>0,5313496281</text:p>
          </table:table-cell>
          <table:table-cell/>
        </table:table-row>
        <table:table-row table:style-name="ro1">
          <table:table-cell office:value-type="float" office:value="44.2000000000002">
            <text:p>44,2</text:p>
          </table:table-cell>
          <table:table-cell table:formula="of:=([.A442]/([.A442]+1))-([.A442]/([.A442]+50))" office:value-type="float" office:value="0.508661668827386">
            <text:p>0,5086616688</text:p>
          </table:table-cell>
          <table:table-cell table:formula="of:=([.A442]/([.A442]+0))-([.A442]/([.A442]+50))" office:value-type="float" office:value="0.530785562632695">
            <text:p>0,5307855626</text:p>
          </table:table-cell>
          <table:table-cell/>
        </table:table-row>
        <table:table-row table:style-name="ro1">
          <table:table-cell office:value-type="float" office:value="44.3000000000002">
            <text:p>44,3</text:p>
          </table:table-cell>
          <table:table-cell table:formula="of:=([.A443]/([.A443]+1))-([.A443]/([.A443]+50))" office:value-type="float" office:value="0.508147638343644">
            <text:p>0,5081476383</text:p>
          </table:table-cell>
          <table:table-cell table:formula="of:=([.A443]/([.A443]+0))-([.A443]/([.A443]+50))" office:value-type="float" office:value="0.530222693531282">
            <text:p>0,5302226935</text:p>
          </table:table-cell>
          <table:table-cell/>
        </table:table-row>
        <table:table-row table:style-name="ro1">
          <table:table-cell office:value-type="float" office:value="44.4000000000002">
            <text:p>44,4</text:p>
          </table:table-cell>
          <table:table-cell table:formula="of:=([.A444]/([.A444]+1))-([.A444]/([.A444]+50))" office:value-type="float" office:value="0.50763458523109">
            <text:p>0,5076345852</text:p>
          </table:table-cell>
          <table:table-cell table:formula="of:=([.A444]/([.A444]+0))-([.A444]/([.A444]+50))" office:value-type="float" office:value="0.529661016949151">
            <text:p>0,5296610169</text:p>
          </table:table-cell>
          <table:table-cell/>
        </table:table-row>
        <table:table-row table:style-name="ro1">
          <table:table-cell office:value-type="float" office:value="44.5000000000002">
            <text:p>44,5</text:p>
          </table:table-cell>
          <table:table-cell table:formula="of:=([.A445]/([.A445]+1))-([.A445]/([.A445]+50))" office:value-type="float" office:value="0.507122507122506">
            <text:p>0,5071225071</text:p>
          </table:table-cell>
          <table:table-cell table:formula="of:=([.A445]/([.A445]+0))-([.A445]/([.A445]+50))" office:value-type="float" office:value="0.529100529100528">
            <text:p>0,5291005291</text:p>
          </table:table-cell>
          <table:table-cell/>
        </table:table-row>
        <table:table-row table:style-name="ro1">
          <table:table-cell office:value-type="float" office:value="44.6000000000002">
            <text:p>44,6</text:p>
          </table:table-cell>
          <table:table-cell table:formula="of:=([.A446]/([.A446]+1))-([.A446]/([.A446]+50))" office:value-type="float" office:value="0.50661140165424">
            <text:p>0,5066114017</text:p>
          </table:table-cell>
          <table:table-cell table:formula="of:=([.A446]/([.A446]+0))-([.A446]/([.A446]+50))" office:value-type="float" office:value="0.528541226215644">
            <text:p>0,5285412262</text:p>
          </table:table-cell>
          <table:table-cell/>
        </table:table-row>
        <table:table-row table:style-name="ro1">
          <table:table-cell office:value-type="float" office:value="44.7000000000002">
            <text:p>44,7</text:p>
          </table:table-cell>
          <table:table-cell table:formula="of:=([.A447]/([.A447]+1))-([.A447]/([.A447]+50))" office:value-type="float" office:value="0.506101266466255">
            <text:p>0,5061012665</text:p>
          </table:table-cell>
          <table:table-cell table:formula="of:=([.A447]/([.A447]+0))-([.A447]/([.A447]+50))" office:value-type="float" office:value="0.527983104540654">
            <text:p>0,5279831045</text:p>
          </table:table-cell>
          <table:table-cell/>
        </table:table-row>
        <table:table-row table:style-name="ro1">
          <table:table-cell office:value-type="float" office:value="44.8000000000002">
            <text:p>44,8</text:p>
          </table:table-cell>
          <table:table-cell table:formula="of:=([.A448]/([.A448]+1))-([.A448]/([.A448]+50))" office:value-type="float" office:value="0.505592099202181">
            <text:p>0,5055920992</text:p>
          </table:table-cell>
          <table:table-cell table:formula="of:=([.A448]/([.A448]+0))-([.A448]/([.A448]+50))" office:value-type="float" office:value="0.527426160337552">
            <text:p>0,5274261603</text:p>
          </table:table-cell>
          <table:table-cell/>
        </table:table-row>
        <table:table-row table:style-name="ro1">
          <table:table-cell office:value-type="float" office:value="44.9000000000002">
            <text:p>44,9</text:p>
          </table:table-cell>
          <table:table-cell table:formula="of:=([.A449]/([.A449]+1))-([.A449]/([.A449]+50))" office:value-type="float" office:value="0.50508389750936">
            <text:p>0,5050838975</text:p>
          </table:table-cell>
          <table:table-cell table:formula="of:=([.A449]/([.A449]+0))-([.A449]/([.A449]+50))" office:value-type="float" office:value="0.526870389884087">
            <text:p>0,5268703899</text:p>
          </table:table-cell>
          <table:table-cell/>
        </table:table-row>
        <table:table-row table:style-name="ro1">
          <table:table-cell office:value-type="float" office:value="45.0000000000002">
            <text:p>45</text:p>
          </table:table-cell>
          <table:table-cell table:formula="of:=([.A450]/([.A450]+1))-([.A450]/([.A450]+50))" office:value-type="float" office:value="0.504576659038901">
            <text:p>0,504576659</text:p>
          </table:table-cell>
          <table:table-cell table:formula="of:=([.A450]/([.A450]+0))-([.A450]/([.A450]+50))" office:value-type="float" office:value="0.526315789473683">
            <text:p>0,5263157895</text:p>
          </table:table-cell>
          <table:table-cell/>
        </table:table-row>
        <table:table-row table:style-name="ro1">
          <table:table-cell office:value-type="float" office:value="45.1000000000002">
            <text:p>45,1</text:p>
          </table:table-cell>
          <table:table-cell table:formula="of:=([.A451]/([.A451]+1))-([.A451]/([.A451]+50))" office:value-type="float" office:value="0.50407038144572">
            <text:p>0,5040703814</text:p>
          </table:table-cell>
          <table:table-cell table:formula="of:=([.A451]/([.A451]+0))-([.A451]/([.A451]+50))" office:value-type="float" office:value="0.525762355415351">
            <text:p>0,5257623554</text:p>
          </table:table-cell>
          <table:table-cell/>
        </table:table-row>
        <table:table-row table:style-name="ro1">
          <table:table-cell office:value-type="float" office:value="45.2000000000002">
            <text:p>45,2</text:p>
          </table:table-cell>
          <table:table-cell table:formula="of:=([.A452]/([.A452]+1))-([.A452]/([.A452]+50))" office:value-type="float" office:value="0.503565062388591">
            <text:p>0,5035650624</text:p>
          </table:table-cell>
          <table:table-cell table:formula="of:=([.A452]/([.A452]+0))-([.A452]/([.A452]+50))" office:value-type="float" office:value="0.525210084033612">
            <text:p>0,525210084</text:p>
          </table:table-cell>
          <table:table-cell/>
        </table:table-row>
        <table:table-row table:style-name="ro1">
          <table:table-cell office:value-type="float" office:value="45.3000000000002">
            <text:p>45,3</text:p>
          </table:table-cell>
          <table:table-cell table:formula="of:=([.A453]/([.A453]+1))-([.A453]/([.A453]+50))" office:value-type="float" office:value="0.503060699530185">
            <text:p>0,5030606995</text:p>
          </table:table-cell>
          <table:table-cell table:formula="of:=([.A453]/([.A453]+0))-([.A453]/([.A453]+50))" office:value-type="float" office:value="0.524658971668414">
            <text:p>0,5246589717</text:p>
          </table:table-cell>
          <table:table-cell/>
        </table:table-row>
        <table:table-row table:style-name="ro1">
          <table:table-cell office:value-type="float" office:value="45.4000000000002">
            <text:p>45,4</text:p>
          </table:table-cell>
          <table:table-cell table:formula="of:=([.A454]/([.A454]+1))-([.A454]/([.A454]+50))" office:value-type="float" office:value="0.50255729053712">
            <text:p>0,5025572905</text:p>
          </table:table-cell>
          <table:table-cell table:formula="of:=([.A454]/([.A454]+0))-([.A454]/([.A454]+50))" office:value-type="float" office:value="0.524109014675051">
            <text:p>0,5241090147</text:p>
          </table:table-cell>
          <table:table-cell/>
        </table:table-row>
        <table:table-row table:style-name="ro1">
          <table:table-cell office:value-type="float" office:value="45.5000000000002">
            <text:p>45,5</text:p>
          </table:table-cell>
          <table:table-cell table:formula="of:=([.A455]/([.A455]+1))-([.A455]/([.A455]+50))" office:value-type="float" office:value="0.502054833079997">
            <text:p>0,5020548331</text:p>
          </table:table-cell>
          <table:table-cell table:formula="of:=([.A455]/([.A455]+0))-([.A455]/([.A455]+50))" office:value-type="float" office:value="0.523560209424083">
            <text:p>0,5235602094</text:p>
          </table:table-cell>
          <table:table-cell/>
        </table:table-row>
        <table:table-row table:style-name="ro1">
          <table:table-cell office:value-type="float" office:value="45.6000000000002">
            <text:p>45,6</text:p>
          </table:table-cell>
          <table:table-cell table:formula="of:=([.A456]/([.A456]+1))-([.A456]/([.A456]+50))" office:value-type="float" office:value="0.501553324833443">
            <text:p>0,5015533248</text:p>
          </table:table-cell>
          <table:table-cell table:formula="of:=([.A456]/([.A456]+0))-([.A456]/([.A456]+50))" office:value-type="float" office:value="0.523012552301254">
            <text:p>0,5230125523</text:p>
          </table:table-cell>
          <table:table-cell/>
        </table:table-row>
        <table:table-row table:style-name="ro1">
          <table:table-cell office:value-type="float" office:value="45.7000000000002">
            <text:p>45,7</text:p>
          </table:table-cell>
          <table:table-cell table:formula="of:=([.A457]/([.A457]+1))-([.A457]/([.A457]+50))" office:value-type="float" office:value="0.501052763476154">
            <text:p>0,5010527635</text:p>
          </table:table-cell>
          <table:table-cell table:formula="of:=([.A457]/([.A457]+0))-([.A457]/([.A457]+50))" office:value-type="float" office:value="0.522466039707418">
            <text:p>0,5224660397</text:p>
          </table:table-cell>
          <table:table-cell/>
        </table:table-row>
        <table:table-row table:style-name="ro1">
          <table:table-cell office:value-type="float" office:value="45.8000000000002">
            <text:p>45,8</text:p>
          </table:table-cell>
          <table:table-cell table:formula="of:=([.A458]/([.A458]+1))-([.A458]/([.A458]+50))" office:value-type="float" office:value="0.500553146690933">
            <text:p>0,5005531467</text:p>
          </table:table-cell>
          <table:table-cell table:formula="of:=([.A458]/([.A458]+0))-([.A458]/([.A458]+50))" office:value-type="float" office:value="0.521920668058454">
            <text:p>0,5219206681</text:p>
          </table:table-cell>
          <table:table-cell/>
        </table:table-row>
        <table:table-row table:style-name="ro1">
          <table:table-cell office:value-type="float" office:value="45.9000000000002">
            <text:p>45,9</text:p>
          </table:table-cell>
          <table:table-cell table:formula="of:=([.A459]/([.A459]+1))-([.A459]/([.A459]+50))" office:value-type="float" office:value="0.500054472164723">
            <text:p>0,5000544722</text:p>
          </table:table-cell>
          <table:table-cell table:formula="of:=([.A459]/([.A459]+0))-([.A459]/([.A459]+50))" office:value-type="float" office:value="0.521376433785192">
            <text:p>0,5213764338</text:p>
          </table:table-cell>
          <table:table-cell/>
        </table:table-row>
        <table:table-row table:style-name="ro1">
          <table:table-cell office:value-type="float" office:value="46.0000000000002">
            <text:p>46</text:p>
          </table:table-cell>
          <table:table-cell table:formula="of:=([.A460]/([.A460]+1))-([.A460]/([.A460]+50))" office:value-type="float" office:value="0.499556737588651">
            <text:p>0,4995567376</text:p>
          </table:table-cell>
          <table:table-cell table:formula="of:=([.A460]/([.A460]+0))-([.A460]/([.A460]+50))" office:value-type="float" office:value="0.520833333333332">
            <text:p>0,5208333333</text:p>
          </table:table-cell>
          <table:table-cell/>
        </table:table-row>
        <table:table-row table:style-name="ro1">
          <table:table-cell office:value-type="float" office:value="46.1000000000002">
            <text:p>46,1</text:p>
          </table:table-cell>
          <table:table-cell table:formula="of:=([.A461]/([.A461]+1))-([.A461]/([.A461]+50))" office:value-type="float" office:value="0.499059940658063">
            <text:p>0,4990599407</text:p>
          </table:table-cell>
          <table:table-cell table:formula="of:=([.A461]/([.A461]+0))-([.A461]/([.A461]+50))" office:value-type="float" office:value="0.52029136316337">
            <text:p>0,5202913632</text:p>
          </table:table-cell>
          <table:table-cell/>
        </table:table-row>
        <table:table-row table:style-name="ro1">
          <table:table-cell office:value-type="float" office:value="46.2000000000002">
            <text:p>46,2</text:p>
          </table:table-cell>
          <table:table-cell table:formula="of:=([.A462]/([.A462]+1))-([.A462]/([.A462]+50))" office:value-type="float" office:value="0.498564079072552">
            <text:p>0,4985640791</text:p>
          </table:table-cell>
          <table:table-cell table:formula="of:=([.A462]/([.A462]+0))-([.A462]/([.A462]+50))" office:value-type="float" office:value="0.519750519750519">
            <text:p>0,5197505198</text:p>
          </table:table-cell>
          <table:table-cell/>
        </table:table-row>
        <table:table-row table:style-name="ro1">
          <table:table-cell office:value-type="float" office:value="46.3000000000002">
            <text:p>46,3</text:p>
          </table:table-cell>
          <table:table-cell table:formula="of:=([.A463]/([.A463]+1))-([.A463]/([.A463]+50))" office:value-type="float" office:value="0.498069150536004">
            <text:p>0,4980691505</text:p>
          </table:table-cell>
          <table:table-cell table:formula="of:=([.A463]/([.A463]+0))-([.A463]/([.A463]+50))" office:value-type="float" office:value="0.51921079958463">
            <text:p>0,5192107996</text:p>
          </table:table-cell>
          <table:table-cell/>
        </table:table-row>
        <table:table-row table:style-name="ro1">
          <table:table-cell office:value-type="float" office:value="46.4000000000002">
            <text:p>46,4</text:p>
          </table:table-cell>
          <table:table-cell table:formula="of:=([.A464]/([.A464]+1))-([.A464]/([.A464]+50))" office:value-type="float" office:value="0.497575152756621">
            <text:p>0,4975751528</text:p>
          </table:table-cell>
          <table:table-cell table:formula="of:=([.A464]/([.A464]+0))-([.A464]/([.A464]+50))" office:value-type="float" office:value="0.518672199170123">
            <text:p>0,5186721992</text:p>
          </table:table-cell>
          <table:table-cell/>
        </table:table-row>
        <table:table-row table:style-name="ro1">
          <table:table-cell office:value-type="float" office:value="46.5000000000002">
            <text:p>46,5</text:p>
          </table:table-cell>
          <table:table-cell table:formula="of:=([.A465]/([.A465]+1))-([.A465]/([.A465]+50))" office:value-type="float" office:value="0.497082083446958">
            <text:p>0,4970820834</text:p>
          </table:table-cell>
          <table:table-cell table:formula="of:=([.A465]/([.A465]+0))-([.A465]/([.A465]+50))" office:value-type="float" office:value="0.518134715025906">
            <text:p>0,518134715</text:p>
          </table:table-cell>
          <table:table-cell/>
        </table:table-row>
        <table:table-row table:style-name="ro1">
          <table:table-cell office:value-type="float" office:value="46.6000000000002">
            <text:p>46,6</text:p>
          </table:table-cell>
          <table:table-cell table:formula="of:=([.A466]/([.A466]+1))-([.A466]/([.A466]+50))" office:value-type="float" office:value="0.496589940323954">
            <text:p>0,4965899403</text:p>
          </table:table-cell>
          <table:table-cell table:formula="of:=([.A466]/([.A466]+0))-([.A466]/([.A466]+50))" office:value-type="float" office:value="0.517598343685299">
            <text:p>0,5175983437</text:p>
          </table:table-cell>
          <table:table-cell/>
        </table:table-row>
        <table:table-row table:style-name="ro1">
          <table:table-cell office:value-type="float" office:value="46.7000000000003">
            <text:p>46,7</text:p>
          </table:table-cell>
          <table:table-cell table:formula="of:=([.A467]/([.A467]+1))-([.A467]/([.A467]+50))" office:value-type="float" office:value="0.496098721108964">
            <text:p>0,4960987211</text:p>
          </table:table-cell>
          <table:table-cell table:formula="of:=([.A467]/([.A467]+0))-([.A467]/([.A467]+50))" office:value-type="float" office:value="0.517063081695966">
            <text:p>0,5170630817</text:p>
          </table:table-cell>
          <table:table-cell/>
        </table:table-row>
        <table:table-row table:style-name="ro1">
          <table:table-cell office:value-type="float" office:value="46.8000000000002">
            <text:p>46,8</text:p>
          </table:table-cell>
          <table:table-cell table:formula="of:=([.A468]/([.A468]+1))-([.A468]/([.A468]+50))" office:value-type="float" office:value="0.495608423527783">
            <text:p>0,4956084235</text:p>
          </table:table-cell>
          <table:table-cell table:formula="of:=([.A468]/([.A468]+0))-([.A468]/([.A468]+50))" office:value-type="float" office:value="0.516528925619833">
            <text:p>0,5165289256</text:p>
          </table:table-cell>
          <table:table-cell/>
        </table:table-row>
        <table:table-row table:style-name="ro1">
          <table:table-cell office:value-type="float" office:value="46.9000000000002">
            <text:p>46,9</text:p>
          </table:table-cell>
          <table:table-cell table:formula="of:=([.A469]/([.A469]+1))-([.A469]/([.A469]+50))" office:value-type="float" office:value="0.495119045310684">
            <text:p>0,4951190453</text:p>
          </table:table-cell>
          <table:table-cell table:formula="of:=([.A469]/([.A469]+0))-([.A469]/([.A469]+50))" office:value-type="float" office:value="0.515995872033022">
            <text:p>0,515995872</text:p>
          </table:table-cell>
          <table:table-cell/>
        </table:table-row>
        <table:table-row table:style-name="ro1">
          <table:table-cell office:value-type="float" office:value="47.0000000000002">
            <text:p>47</text:p>
          </table:table-cell>
          <table:table-cell table:formula="of:=([.A470]/([.A470]+1))-([.A470]/([.A470]+50))" office:value-type="float" office:value="0.494630584192439">
            <text:p>0,4946305842</text:p>
          </table:table-cell>
          <table:table-cell table:formula="of:=([.A470]/([.A470]+0))-([.A470]/([.A470]+50))" office:value-type="float" office:value="0.515463917525772">
            <text:p>0,5154639175</text:p>
          </table:table-cell>
          <table:table-cell/>
        </table:table-row>
        <table:table-row table:style-name="ro1">
          <table:table-cell office:value-type="float" office:value="47.1000000000003">
            <text:p>47,1</text:p>
          </table:table-cell>
          <table:table-cell table:formula="of:=([.A471]/([.A471]+1))-([.A471]/([.A471]+50))" office:value-type="float" office:value="0.494143037912347">
            <text:p>0,4941430379</text:p>
          </table:table-cell>
          <table:table-cell table:formula="of:=([.A471]/([.A471]+0))-([.A471]/([.A471]+50))" office:value-type="float" office:value="0.514933058702367">
            <text:p>0,5149330587</text:p>
          </table:table-cell>
          <table:table-cell/>
        </table:table-row>
        <table:table-row table:style-name="ro1">
          <table:table-cell office:value-type="float" office:value="47.2000000000002">
            <text:p>47,2</text:p>
          </table:table-cell>
          <table:table-cell table:formula="of:=([.A472]/([.A472]+1))-([.A472]/([.A472]+50))" office:value-type="float" office:value="0.493656404214264">
            <text:p>0,4936564042</text:p>
          </table:table-cell>
          <table:table-cell table:formula="of:=([.A472]/([.A472]+0))-([.A472]/([.A472]+50))" office:value-type="float" office:value="0.514403292181069">
            <text:p>0,5144032922</text:p>
          </table:table-cell>
          <table:table-cell/>
        </table:table-row>
        <table:table-row table:style-name="ro1">
          <table:table-cell office:value-type="float" office:value="47.3000000000003">
            <text:p>47,3</text:p>
          </table:table-cell>
          <table:table-cell table:formula="of:=([.A473]/([.A473]+1))-([.A473]/([.A473]+50))" office:value-type="float" office:value="0.493170680846626">
            <text:p>0,4931706808</text:p>
          </table:table-cell>
          <table:table-cell table:formula="of:=([.A473]/([.A473]+0))-([.A473]/([.A473]+50))" office:value-type="float" office:value="0.513874614594038">
            <text:p>0,5138746146</text:p>
          </table:table-cell>
          <table:table-cell/>
        </table:table-row>
        <table:table-row table:style-name="ro1">
          <table:table-cell office:value-type="float" office:value="47.4000000000003">
            <text:p>47,4</text:p>
          </table:table-cell>
          <table:table-cell table:formula="of:=([.A474]/([.A474]+1))-([.A474]/([.A474]+50))" office:value-type="float" office:value="0.492685865562474">
            <text:p>0,4926858656</text:p>
          </table:table-cell>
          <table:table-cell table:formula="of:=([.A474]/([.A474]+0))-([.A474]/([.A474]+50))" office:value-type="float" office:value="0.513347022587268">
            <text:p>0,5133470226</text:p>
          </table:table-cell>
          <table:table-cell/>
        </table:table-row>
        <table:table-row table:style-name="ro1">
          <table:table-cell office:value-type="float" office:value="47.5000000000003">
            <text:p>47,5</text:p>
          </table:table-cell>
          <table:table-cell table:formula="of:=([.A475]/([.A475]+1))-([.A475]/([.A475]+50))" office:value-type="float" office:value="0.492201956119481">
            <text:p>0,4922019561</text:p>
          </table:table-cell>
          <table:table-cell table:formula="of:=([.A475]/([.A475]+0))-([.A475]/([.A475]+50))" office:value-type="float" office:value="0.512820512820511">
            <text:p>0,5128205128</text:p>
          </table:table-cell>
          <table:table-cell/>
        </table:table-row>
        <table:table-row table:style-name="ro1">
          <table:table-cell office:value-type="float" office:value="47.6000000000002">
            <text:p>47,6</text:p>
          </table:table-cell>
          <table:table-cell table:formula="of:=([.A476]/([.A476]+1))-([.A476]/([.A476]+50))" office:value-type="float" office:value="0.491718950279969">
            <text:p>0,4917189503</text:p>
          </table:table-cell>
          <table:table-cell table:formula="of:=([.A476]/([.A476]+0))-([.A476]/([.A476]+50))" office:value-type="float" office:value="0.512295081967212">
            <text:p>0,512295082</text:p>
          </table:table-cell>
          <table:table-cell/>
        </table:table-row>
        <table:table-row table:style-name="ro1">
          <table:table-cell office:value-type="float" office:value="47.7000000000003">
            <text:p>47,7</text:p>
          </table:table-cell>
          <table:table-cell table:formula="of:=([.A477]/([.A477]+1))-([.A477]/([.A477]+50))" office:value-type="float" office:value="0.49123684581094">
            <text:p>0,4912368458</text:p>
          </table:table-cell>
          <table:table-cell table:formula="of:=([.A477]/([.A477]+0))-([.A477]/([.A477]+50))" office:value-type="float" office:value="0.511770726714431">
            <text:p>0,5117707267</text:p>
          </table:table-cell>
          <table:table-cell/>
        </table:table-row>
        <table:table-row table:style-name="ro1">
          <table:table-cell office:value-type="float" office:value="47.8000000000003">
            <text:p>47,8</text:p>
          </table:table-cell>
          <table:table-cell table:formula="of:=([.A478]/([.A478]+1))-([.A478]/([.A478]+50))" office:value-type="float" office:value="0.490755640484091">
            <text:p>0,4907556405</text:p>
          </table:table-cell>
          <table:table-cell table:formula="of:=([.A478]/([.A478]+0))-([.A478]/([.A478]+50))" office:value-type="float" office:value="0.51124744376278">
            <text:p>0,5112474438</text:p>
          </table:table-cell>
          <table:table-cell/>
        </table:table-row>
        <table:table-row table:style-name="ro1">
          <table:table-cell office:value-type="float" office:value="47.9000000000003">
            <text:p>47,9</text:p>
          </table:table-cell>
          <table:table-cell table:formula="of:=([.A479]/([.A479]+1))-([.A479]/([.A479]+50))" office:value-type="float" office:value="0.490275332075841">
            <text:p>0,4902753321</text:p>
          </table:table-cell>
          <table:table-cell table:formula="of:=([.A479]/([.A479]+0))-([.A479]/([.A479]+50))" office:value-type="float" office:value="0.510725229826352">
            <text:p>0,5107252298</text:p>
          </table:table-cell>
          <table:table-cell/>
        </table:table-row>
        <table:table-row table:style-name="ro1">
          <table:table-cell office:value-type="float" office:value="48.0000000000003">
            <text:p>48</text:p>
          </table:table-cell>
          <table:table-cell table:formula="of:=([.A480]/([.A480]+1))-([.A480]/([.A480]+50))" office:value-type="float" office:value="0.489795918367346">
            <text:p>0,4897959184</text:p>
          </table:table-cell>
          <table:table-cell table:formula="of:=([.A480]/([.A480]+0))-([.A480]/([.A480]+50))" office:value-type="float" office:value="0.510204081632652">
            <text:p>0,5102040816</text:p>
          </table:table-cell>
          <table:table-cell/>
        </table:table-row>
        <table:table-row table:style-name="ro1">
          <table:table-cell office:value-type="float" office:value="48.1000000000003">
            <text:p>48,1</text:p>
          </table:table-cell>
          <table:table-cell table:formula="of:=([.A481]/([.A481]+1))-([.A481]/([.A481]+50))" office:value-type="float" office:value="0.489317397144523">
            <text:p>0,4893173971</text:p>
          </table:table-cell>
          <table:table-cell table:formula="of:=([.A481]/([.A481]+0))-([.A481]/([.A481]+50))" office:value-type="float" office:value="0.509683995922527">
            <text:p>0,5096839959</text:p>
          </table:table-cell>
          <table:table-cell/>
        </table:table-row>
        <table:table-row table:style-name="ro1">
          <table:table-cell office:value-type="float" office:value="48.2000000000003">
            <text:p>48,2</text:p>
          </table:table-cell>
          <table:table-cell table:formula="of:=([.A482]/([.A482]+1))-([.A482]/([.A482]+50))" office:value-type="float" office:value="0.488839766198068">
            <text:p>0,4888397662</text:p>
          </table:table-cell>
          <table:table-cell table:formula="of:=([.A482]/([.A482]+0))-([.A482]/([.A482]+50))" office:value-type="float" office:value="0.5091649694501">
            <text:p>0,5091649695</text:p>
          </table:table-cell>
          <table:table-cell/>
        </table:table-row>
        <table:table-row table:style-name="ro1">
          <table:table-cell office:value-type="float" office:value="48.3000000000003">
            <text:p>48,3</text:p>
          </table:table-cell>
          <table:table-cell table:formula="of:=([.A483]/([.A483]+1))-([.A483]/([.A483]+50))" office:value-type="float" office:value="0.488363023323475">
            <text:p>0,4883630233</text:p>
          </table:table-cell>
          <table:table-cell table:formula="of:=([.A483]/([.A483]+0))-([.A483]/([.A483]+50))" office:value-type="float" office:value="0.508646998982705">
            <text:p>0,508646999</text:p>
          </table:table-cell>
          <table:table-cell/>
        </table:table-row>
        <table:table-row table:style-name="ro1">
          <table:table-cell office:value-type="float" office:value="48.4000000000003">
            <text:p>48,4</text:p>
          </table:table-cell>
          <table:table-cell table:formula="of:=([.A484]/([.A484]+1))-([.A484]/([.A484]+50))" office:value-type="float" office:value="0.487887166321055">
            <text:p>0,4878871663</text:p>
          </table:table-cell>
          <table:table-cell table:formula="of:=([.A484]/([.A484]+0))-([.A484]/([.A484]+50))" office:value-type="float" office:value="0.508130081300812">
            <text:p>0,5081300813</text:p>
          </table:table-cell>
          <table:table-cell/>
        </table:table-row>
        <table:table-row table:style-name="ro1">
          <table:table-cell office:value-type="float" office:value="48.5000000000003">
            <text:p>48,5</text:p>
          </table:table-cell>
          <table:table-cell table:formula="of:=([.A485]/([.A485]+1))-([.A485]/([.A485]+50))" office:value-type="float" office:value="0.487412192995948">
            <text:p>0,487412193</text:p>
          </table:table-cell>
          <table:table-cell table:formula="of:=([.A485]/([.A485]+0))-([.A485]/([.A485]+50))" office:value-type="float" office:value="0.507614213197968">
            <text:p>0,5076142132</text:p>
          </table:table-cell>
          <table:table-cell/>
        </table:table-row>
        <table:table-row table:style-name="ro1">
          <table:table-cell office:value-type="float" office:value="48.6000000000003">
            <text:p>48,6</text:p>
          </table:table-cell>
          <table:table-cell table:formula="of:=([.A486]/([.A486]+1))-([.A486]/([.A486]+50))" office:value-type="float" office:value="0.486938101158148">
            <text:p>0,4869381012</text:p>
          </table:table-cell>
          <table:table-cell table:formula="of:=([.A486]/([.A486]+0))-([.A486]/([.A486]+50))" office:value-type="float" office:value="0.507099391480729">
            <text:p>0,5070993915</text:p>
          </table:table-cell>
          <table:table-cell/>
        </table:table-row>
        <table:table-row table:style-name="ro1">
          <table:table-cell office:value-type="float" office:value="48.7000000000003">
            <text:p>48,7</text:p>
          </table:table-cell>
          <table:table-cell table:formula="of:=([.A487]/([.A487]+1))-([.A487]/([.A487]+50))" office:value-type="float" office:value="0.486464888622514">
            <text:p>0,4864648886</text:p>
          </table:table-cell>
          <table:table-cell table:formula="of:=([.A487]/([.A487]+0))-([.A487]/([.A487]+50))" office:value-type="float" office:value="0.50658561296859">
            <text:p>0,506585613</text:p>
          </table:table-cell>
          <table:table-cell/>
        </table:table-row>
        <table:table-row table:style-name="ro1">
          <table:table-cell office:value-type="float" office:value="48.8000000000003">
            <text:p>48,8</text:p>
          </table:table-cell>
          <table:table-cell table:formula="of:=([.A488]/([.A488]+1))-([.A488]/([.A488]+50))" office:value-type="float" office:value="0.485992553208785">
            <text:p>0,4859925532</text:p>
          </table:table-cell>
          <table:table-cell table:formula="of:=([.A488]/([.A488]+0))-([.A488]/([.A488]+50))" office:value-type="float" office:value="0.506072874493926">
            <text:p>0,5060728745</text:p>
          </table:table-cell>
          <table:table-cell/>
        </table:table-row>
        <table:table-row table:style-name="ro1">
          <table:table-cell office:value-type="float" office:value="48.9000000000003">
            <text:p>48,9</text:p>
          </table:table-cell>
          <table:table-cell table:formula="of:=([.A489]/([.A489]+1))-([.A489]/([.A489]+50))" office:value-type="float" office:value="0.485521092741599">
            <text:p>0,4855210927</text:p>
          </table:table-cell>
          <table:table-cell table:formula="of:=([.A489]/([.A489]+0))-([.A489]/([.A489]+50))" office:value-type="float" office:value="0.50556117290192">
            <text:p>0,5055611729</text:p>
          </table:table-cell>
          <table:table-cell/>
        </table:table-row>
        <table:table-row table:style-name="ro1">
          <table:table-cell office:value-type="float" office:value="49.0000000000003">
            <text:p>49</text:p>
          </table:table-cell>
          <table:table-cell table:formula="of:=([.A490]/([.A490]+1))-([.A490]/([.A490]+50))" office:value-type="float" office:value="0.485050505050504">
            <text:p>0,4850505051</text:p>
          </table:table-cell>
          <table:table-cell table:formula="of:=([.A490]/([.A490]+0))-([.A490]/([.A490]+50))" office:value-type="float" office:value="0.505050505050504">
            <text:p>0,5050505051</text:p>
          </table:table-cell>
          <table:table-cell/>
        </table:table-row>
        <table:table-row table:style-name="ro1">
          <table:table-cell office:value-type="float" office:value="49.1000000000003">
            <text:p>49,1</text:p>
          </table:table-cell>
          <table:table-cell table:formula="of:=([.A491]/([.A491]+1))-([.A491]/([.A491]+50))" office:value-type="float" office:value="0.484580787969972">
            <text:p>0,484580788</text:p>
          </table:table-cell>
          <table:table-cell table:formula="of:=([.A491]/([.A491]+0))-([.A491]/([.A491]+50))" office:value-type="float" office:value="0.504540867810291">
            <text:p>0,5045408678</text:p>
          </table:table-cell>
          <table:table-cell/>
        </table:table-row>
        <table:table-row table:style-name="ro1">
          <table:table-cell office:value-type="float" office:value="49.2000000000003">
            <text:p>49,2</text:p>
          </table:table-cell>
          <table:table-cell table:formula="of:=([.A492]/([.A492]+1))-([.A492]/([.A492]+50))" office:value-type="float" office:value="0.484111939339415">
            <text:p>0,4841119393</text:p>
          </table:table-cell>
          <table:table-cell table:formula="of:=([.A492]/([.A492]+0))-([.A492]/([.A492]+50))" office:value-type="float" office:value="0.504032258064515">
            <text:p>0,5040322581</text:p>
          </table:table-cell>
          <table:table-cell/>
        </table:table-row>
        <table:table-row table:style-name="ro1">
          <table:table-cell office:value-type="float" office:value="49.3000000000003">
            <text:p>49,3</text:p>
          </table:table-cell>
          <table:table-cell table:formula="of:=([.A493]/([.A493]+1))-([.A493]/([.A493]+50))" office:value-type="float" office:value="0.483643957003196">
            <text:p>0,483643957</text:p>
          </table:table-cell>
          <table:table-cell table:formula="of:=([.A493]/([.A493]+0))-([.A493]/([.A493]+50))" office:value-type="float" office:value="0.503524672708961">
            <text:p>0,5035246727</text:p>
          </table:table-cell>
          <table:table-cell/>
        </table:table-row>
        <table:table-row table:style-name="ro1">
          <table:table-cell office:value-type="float" office:value="49.4000000000003">
            <text:p>49,4</text:p>
          </table:table-cell>
          <table:table-cell table:formula="of:=([.A494]/([.A494]+1))-([.A494]/([.A494]+50))" office:value-type="float" office:value="0.48317683881064">
            <text:p>0,4831768388</text:p>
          </table:table-cell>
          <table:table-cell table:formula="of:=([.A494]/([.A494]+0))-([.A494]/([.A494]+50))" office:value-type="float" office:value="0.50301810865191">
            <text:p>0,5030181087</text:p>
          </table:table-cell>
          <table:table-cell/>
        </table:table-row>
        <table:table-row table:style-name="ro1">
          <table:table-cell office:value-type="float" office:value="49.5000000000003">
            <text:p>49,5</text:p>
          </table:table-cell>
          <table:table-cell table:formula="of:=([.A495]/([.A495]+1))-([.A495]/([.A495]+50))" office:value-type="float" office:value="0.482710582616049">
            <text:p>0,4827105826</text:p>
          </table:table-cell>
          <table:table-cell table:formula="of:=([.A495]/([.A495]+0))-([.A495]/([.A495]+50))" office:value-type="float" office:value="0.502512562814069">
            <text:p>0,5025125628</text:p>
          </table:table-cell>
          <table:table-cell/>
        </table:table-row>
        <table:table-row table:style-name="ro1">
          <table:table-cell office:value-type="float" office:value="49.6000000000003">
            <text:p>49,6</text:p>
          </table:table-cell>
          <table:table-cell table:formula="of:=([.A496]/([.A496]+1))-([.A496]/([.A496]+50))" office:value-type="float" office:value="0.48224518627871">
            <text:p>0,4822451863</text:p>
          </table:table-cell>
          <table:table-cell table:formula="of:=([.A496]/([.A496]+0))-([.A496]/([.A496]+50))" office:value-type="float" office:value="0.502008032128513">
            <text:p>0,5020080321</text:p>
          </table:table-cell>
          <table:table-cell/>
        </table:table-row>
        <table:table-row table:style-name="ro1">
          <table:table-cell office:value-type="float" office:value="49.7000000000003">
            <text:p>49,7</text:p>
          </table:table-cell>
          <table:table-cell table:formula="of:=([.A497]/([.A497]+1))-([.A497]/([.A497]+50))" office:value-type="float" office:value="0.481780647662909">
            <text:p>0,4817806477</text:p>
          </table:table-cell>
          <table:table-cell table:formula="of:=([.A497]/([.A497]+0))-([.A497]/([.A497]+50))" office:value-type="float" office:value="0.50150451354062">
            <text:p>0,5015045135</text:p>
          </table:table-cell>
          <table:table-cell/>
        </table:table-row>
        <table:table-row table:style-name="ro1">
          <table:table-cell office:value-type="float" office:value="49.8000000000003">
            <text:p>49,8</text:p>
          </table:table-cell>
          <table:table-cell table:formula="of:=([.A498]/([.A498]+1))-([.A498]/([.A498]+50))" office:value-type="float" office:value="0.481316964637936">
            <text:p>0,4813169646</text:p>
          </table:table-cell>
          <table:table-cell table:formula="of:=([.A498]/([.A498]+0))-([.A498]/([.A498]+50))" office:value-type="float" office:value="0.501002004008015">
            <text:p>0,501002004</text:p>
          </table:table-cell>
          <table:table-cell/>
        </table:table-row>
        <table:table-row table:style-name="ro1">
          <table:table-cell office:value-type="float" office:value="49.9000000000003">
            <text:p>49,9</text:p>
          </table:table-cell>
          <table:table-cell table:formula="of:=([.A499]/([.A499]+1))-([.A499]/([.A499]+50))" office:value-type="float" office:value="0.480854135078102">
            <text:p>0,4808541351</text:p>
          </table:table-cell>
          <table:table-cell table:formula="of:=([.A499]/([.A499]+0))-([.A499]/([.A499]+50))" office:value-type="float" office:value="0.500500500500499">
            <text:p>0,5005005005</text:p>
          </table:table-cell>
          <table:table-cell/>
        </table:table-row>
        <table:table-row table:style-name="ro1">
          <table:table-cell office:value-type="float" office:value="50.0000000000003">
            <text:p>50</text:p>
          </table:table-cell>
          <table:table-cell table:formula="of:=([.A500]/([.A500]+1))-([.A500]/([.A500]+50))" office:value-type="float" office:value="0.480392156862744">
            <text:p>0,4803921569</text:p>
          </table:table-cell>
          <table:table-cell table:formula="of:=([.A500]/([.A500]+0))-([.A500]/([.A500]+50))" office:value-type="float" office:value="0.499999999999999">
            <text:p>0,5</text:p>
          </table:table-cell>
          <table:table-cell/>
        </table:table-row>
        <table:table-row table:style-name="ro1">
          <table:table-cell office:value-type="float" office:value="50.1000000000003">
            <text:p>50,1</text:p>
          </table:table-cell>
          <table:table-cell table:formula="of:=([.A501]/([.A501]+1))-([.A501]/([.A501]+50))" office:value-type="float" office:value="0.479931027876232">
            <text:p>0,4799310279</text:p>
          </table:table-cell>
          <table:table-cell table:formula="of:=([.A501]/([.A501]+0))-([.A501]/([.A501]+50))" office:value-type="float" office:value="0.499500499500498">
            <text:p>0,4995004995</text:p>
          </table:table-cell>
          <table:table-cell/>
        </table:table-row>
        <table:table-row table:style-name="ro1">
          <table:table-cell office:value-type="float" office:value="50.2000000000003">
            <text:p>50,2</text:p>
          </table:table-cell>
          <table:table-cell table:formula="of:=([.A502]/([.A502]+1))-([.A502]/([.A502]+50))" office:value-type="float" office:value="0.479470746007983">
            <text:p>0,479470746</text:p>
          </table:table-cell>
          <table:table-cell table:formula="of:=([.A502]/([.A502]+0))-([.A502]/([.A502]+50))" office:value-type="float" office:value="0.499001996007983">
            <text:p>0,499001996</text:p>
          </table:table-cell>
          <table:table-cell/>
        </table:table-row>
        <table:table-row table:style-name="ro1">
          <table:table-cell office:value-type="float" office:value="50.3000000000003">
            <text:p>50,3</text:p>
          </table:table-cell>
          <table:table-cell table:formula="of:=([.A503]/([.A503]+1))-([.A503]/([.A503]+50))" office:value-type="float" office:value="0.479011309152463">
            <text:p>0,4790113092</text:p>
          </table:table-cell>
          <table:table-cell table:formula="of:=([.A503]/([.A503]+0))-([.A503]/([.A503]+50))" office:value-type="float" office:value="0.498504486540377">
            <text:p>0,4985044865</text:p>
          </table:table-cell>
          <table:table-cell/>
        </table:table-row>
        <table:table-row table:style-name="ro1">
          <table:table-cell office:value-type="float" office:value="50.4000000000003">
            <text:p>50,4</text:p>
          </table:table-cell>
          <table:table-cell table:formula="of:=([.A504]/([.A504]+1))-([.A504]/([.A504]+50))" office:value-type="float" office:value="0.478552715209201">
            <text:p>0,4785527152</text:p>
          </table:table-cell>
          <table:table-cell table:formula="of:=([.A504]/([.A504]+0))-([.A504]/([.A504]+50))" office:value-type="float" office:value="0.498007968127489">
            <text:p>0,4980079681</text:p>
          </table:table-cell>
          <table:table-cell/>
        </table:table-row>
        <table:table-row table:style-name="ro1">
          <table:table-cell office:value-type="float" office:value="50.5000000000003">
            <text:p>50,5</text:p>
          </table:table-cell>
          <table:table-cell table:formula="of:=([.A505]/([.A505]+1))-([.A505]/([.A505]+50))" office:value-type="float" office:value="0.478094962082789">
            <text:p>0,4780949621</text:p>
          </table:table-cell>
          <table:table-cell table:formula="of:=([.A505]/([.A505]+0))-([.A505]/([.A505]+50))" office:value-type="float" office:value="0.497512437810944">
            <text:p>0,4975124378</text:p>
          </table:table-cell>
          <table:table-cell/>
        </table:table-row>
        <table:table-row table:style-name="ro1">
          <table:table-cell office:value-type="float" office:value="50.6000000000003">
            <text:p>50,6</text:p>
          </table:table-cell>
          <table:table-cell table:formula="of:=([.A506]/([.A506]+1))-([.A506]/([.A506]+50))" office:value-type="float" office:value="0.477638047682894">
            <text:p>0,4776380477</text:p>
          </table:table-cell>
          <table:table-cell table:formula="of:=([.A506]/([.A506]+0))-([.A506]/([.A506]+50))" office:value-type="float" office:value="0.497017892644134">
            <text:p>0,4970178926</text:p>
          </table:table-cell>
          <table:table-cell/>
        </table:table-row>
        <table:table-row table:style-name="ro1">
          <table:table-cell office:value-type="float" office:value="50.7000000000003">
            <text:p>50,7</text:p>
          </table:table-cell>
          <table:table-cell table:formula="of:=([.A507]/([.A507]+1))-([.A507]/([.A507]+50))" office:value-type="float" office:value="0.477181969924262">
            <text:p>0,4771819699</text:p>
          </table:table-cell>
          <table:table-cell table:formula="of:=([.A507]/([.A507]+0))-([.A507]/([.A507]+50))" office:value-type="float" office:value="0.496524329692153">
            <text:p>0,4965243297</text:p>
          </table:table-cell>
          <table:table-cell/>
        </table:table-row>
        <table:table-row table:style-name="ro1">
          <table:table-cell office:value-type="float" office:value="50.8000000000003">
            <text:p>50,8</text:p>
          </table:table-cell>
          <table:table-cell table:formula="of:=([.A508]/([.A508]+1))-([.A508]/([.A508]+50))" office:value-type="float" office:value="0.476726726726725">
            <text:p>0,4767267267</text:p>
          </table:table-cell>
          <table:table-cell table:formula="of:=([.A508]/([.A508]+0))-([.A508]/([.A508]+50))" office:value-type="float" office:value="0.496031746031745">
            <text:p>0,496031746</text:p>
          </table:table-cell>
          <table:table-cell/>
        </table:table-row>
        <table:table-row table:style-name="ro1">
          <table:table-cell office:value-type="float" office:value="50.9000000000003">
            <text:p>50,9</text:p>
          </table:table-cell>
          <table:table-cell table:formula="of:=([.A509]/([.A509]+1))-([.A509]/([.A509]+50))" office:value-type="float" office:value="0.476272316015207">
            <text:p>0,476272316</text:p>
          </table:table-cell>
          <table:table-cell table:formula="of:=([.A509]/([.A509]+0))-([.A509]/([.A509]+50))" office:value-type="float" office:value="0.495540138751237">
            <text:p>0,4955401388</text:p>
          </table:table-cell>
          <table:table-cell/>
        </table:table-row>
        <table:table-row table:style-name="ro1">
          <table:table-cell office:value-type="float" office:value="51.0000000000003">
            <text:p>51</text:p>
          </table:table-cell>
          <table:table-cell table:formula="of:=([.A510]/([.A510]+1))-([.A510]/([.A510]+50))" office:value-type="float" office:value="0.475818735719724">
            <text:p>0,4758187357</text:p>
          </table:table-cell>
          <table:table-cell table:formula="of:=([.A510]/([.A510]+0))-([.A510]/([.A510]+50))" office:value-type="float" office:value="0.495049504950494">
            <text:p>0,495049505</text:p>
          </table:table-cell>
          <table:table-cell/>
        </table:table-row>
        <table:table-row table:style-name="ro1">
          <table:table-cell office:value-type="float" office:value="51.1000000000003">
            <text:p>51,1</text:p>
          </table:table-cell>
          <table:table-cell table:formula="of:=([.A511]/([.A511]+1))-([.A511]/([.A511]+50))" office:value-type="float" office:value="0.475365983775398">
            <text:p>0,4753659838</text:p>
          </table:table-cell>
          <table:table-cell table:formula="of:=([.A511]/([.A511]+0))-([.A511]/([.A511]+50))" office:value-type="float" office:value="0.494559841740849">
            <text:p>0,4945598417</text:p>
          </table:table-cell>
          <table:table-cell/>
        </table:table-row>
        <table:table-row table:style-name="ro1">
          <table:table-cell office:value-type="float" office:value="51.2000000000003">
            <text:p>51,2</text:p>
          </table:table-cell>
          <table:table-cell table:formula="of:=([.A512]/([.A512]+1))-([.A512]/([.A512]+50))" office:value-type="float" office:value="0.474914058122452">
            <text:p>0,4749140581</text:p>
          </table:table-cell>
          <table:table-cell table:formula="of:=([.A512]/([.A512]+0))-([.A512]/([.A512]+50))" office:value-type="float" office:value="0.494071146245058">
            <text:p>0,4940711462</text:p>
          </table:table-cell>
          <table:table-cell/>
        </table:table-row>
        <table:table-row table:style-name="ro1">
          <table:table-cell office:value-type="float" office:value="51.3000000000003">
            <text:p>51,3</text:p>
          </table:table-cell>
          <table:table-cell table:formula="of:=([.A513]/([.A513]+1))-([.A513]/([.A513]+50))" office:value-type="float" office:value="0.474462956706221">
            <text:p>0,4744629567</text:p>
          </table:table-cell>
          <table:table-cell table:formula="of:=([.A513]/([.A513]+0))-([.A513]/([.A513]+50))" office:value-type="float" office:value="0.493583415597234">
            <text:p>0,4935834156</text:p>
          </table:table-cell>
          <table:table-cell/>
        </table:table-row>
        <table:table-row table:style-name="ro1">
          <table:table-cell office:value-type="float" office:value="51.4000000000003">
            <text:p>51,4</text:p>
          </table:table-cell>
          <table:table-cell table:formula="of:=([.A514]/([.A514]+1))-([.A514]/([.A514]+50))" office:value-type="float" office:value="0.474012677477151">
            <text:p>0,4740126775</text:p>
          </table:table-cell>
          <table:table-cell table:formula="of:=([.A514]/([.A514]+0))-([.A514]/([.A514]+50))" office:value-type="float" office:value="0.493096646942799">
            <text:p>0,4930966469</text:p>
          </table:table-cell>
          <table:table-cell/>
        </table:table-row>
        <table:table-row table:style-name="ro1">
          <table:table-cell office:value-type="float" office:value="51.5000000000003">
            <text:p>51,5</text:p>
          </table:table-cell>
          <table:table-cell table:formula="of:=([.A515]/([.A515]+1))-([.A515]/([.A515]+50))" office:value-type="float" office:value="0.473563218390803">
            <text:p>0,4735632184</text:p>
          </table:table-cell>
          <table:table-cell table:formula="of:=([.A515]/([.A515]+0))-([.A515]/([.A515]+50))" office:value-type="float" office:value="0.492610837438422">
            <text:p>0,4926108374</text:p>
          </table:table-cell>
          <table:table-cell/>
        </table:table-row>
        <table:table-row table:style-name="ro1">
          <table:table-cell office:value-type="float" office:value="51.6000000000003">
            <text:p>51,6</text:p>
          </table:table-cell>
          <table:table-cell table:formula="of:=([.A516]/([.A516]+1))-([.A516]/([.A516]+50))" office:value-type="float" office:value="0.473114577407861">
            <text:p>0,4731145774</text:p>
          </table:table-cell>
          <table:table-cell table:formula="of:=([.A516]/([.A516]+0))-([.A516]/([.A516]+50))" office:value-type="float" office:value="0.492125984251967">
            <text:p>0,4921259843</text:p>
          </table:table-cell>
          <table:table-cell/>
        </table:table-row>
        <table:table-row table:style-name="ro1">
          <table:table-cell office:value-type="float" office:value="51.7000000000003">
            <text:p>51,7</text:p>
          </table:table-cell>
          <table:table-cell table:formula="of:=([.A517]/([.A517]+1))-([.A517]/([.A517]+50))" office:value-type="float" office:value="0.472666752494126">
            <text:p>0,4726667525</text:p>
          </table:table-cell>
          <table:table-cell table:formula="of:=([.A517]/([.A517]+0))-([.A517]/([.A517]+50))" office:value-type="float" office:value="0.491642084562437">
            <text:p>0,4916420846</text:p>
          </table:table-cell>
          <table:table-cell/>
        </table:table-row>
        <table:table-row table:style-name="ro1">
          <table:table-cell office:value-type="float" office:value="51.8000000000003">
            <text:p>51,8</text:p>
          </table:table-cell>
          <table:table-cell table:formula="of:=([.A518]/([.A518]+1))-([.A518]/([.A518]+50))" office:value-type="float" office:value="0.472219741620526">
            <text:p>0,4722197416</text:p>
          </table:table-cell>
          <table:table-cell table:formula="of:=([.A518]/([.A518]+0))-([.A518]/([.A518]+50))" office:value-type="float" office:value="0.49115913555992">
            <text:p>0,4911591356</text:p>
          </table:table-cell>
          <table:table-cell/>
        </table:table-row>
        <table:table-row table:style-name="ro1">
          <table:table-cell office:value-type="float" office:value="51.9000000000003">
            <text:p>51,9</text:p>
          </table:table-cell>
          <table:table-cell table:formula="of:=([.A519]/([.A519]+1))-([.A519]/([.A519]+50))" office:value-type="float" office:value="0.471773542763114">
            <text:p>0,4717735428</text:p>
          </table:table-cell>
          <table:table-cell table:formula="of:=([.A519]/([.A519]+0))-([.A519]/([.A519]+50))" office:value-type="float" office:value="0.490677134445533">
            <text:p>0,4906771344</text:p>
          </table:table-cell>
          <table:table-cell/>
        </table:table-row>
        <table:table-row table:style-name="ro1">
          <table:table-cell office:value-type="float" office:value="52.0000000000003">
            <text:p>52</text:p>
          </table:table-cell>
          <table:table-cell table:formula="of:=([.A520]/([.A520]+1))-([.A520]/([.A520]+50))" office:value-type="float" office:value="0.471328153903069">
            <text:p>0,4713281539</text:p>
          </table:table-cell>
          <table:table-cell table:formula="of:=([.A520]/([.A520]+0))-([.A520]/([.A520]+50))" office:value-type="float" office:value="0.490196078431371">
            <text:p>0,4901960784</text:p>
          </table:table-cell>
          <table:table-cell/>
        </table:table-row>
        <table:table-row table:style-name="ro1">
          <table:table-cell office:value-type="float" office:value="52.1000000000003">
            <text:p>52,1</text:p>
          </table:table-cell>
          <table:table-cell table:formula="of:=([.A521]/([.A521]+1))-([.A521]/([.A521]+50))" office:value-type="float" office:value="0.470883573026701">
            <text:p>0,470883573</text:p>
          </table:table-cell>
          <table:table-cell table:formula="of:=([.A521]/([.A521]+0))-([.A521]/([.A521]+50))" office:value-type="float" office:value="0.489715964740449">
            <text:p>0,4897159647</text:p>
          </table:table-cell>
          <table:table-cell/>
        </table:table-row>
        <table:table-row table:style-name="ro1">
          <table:table-cell office:value-type="float" office:value="52.2000000000003">
            <text:p>52,2</text:p>
          </table:table-cell>
          <table:table-cell table:formula="of:=([.A522]/([.A522]+1))-([.A522]/([.A522]+50))" office:value-type="float" office:value="0.470439798125449">
            <text:p>0,4704397981</text:p>
          </table:table-cell>
          <table:table-cell table:formula="of:=([.A522]/([.A522]+0))-([.A522]/([.A522]+50))" office:value-type="float" office:value="0.489236790606652">
            <text:p>0,4892367906</text:p>
          </table:table-cell>
          <table:table-cell/>
        </table:table-row>
        <table:table-row table:style-name="ro1">
          <table:table-cell office:value-type="float" office:value="52.3000000000003">
            <text:p>52,3</text:p>
          </table:table-cell>
          <table:table-cell table:formula="of:=([.A523]/([.A523]+1))-([.A523]/([.A523]+50))" office:value-type="float" office:value="0.469996827195882">
            <text:p>0,4699968272</text:p>
          </table:table-cell>
          <table:table-cell table:formula="of:=([.A523]/([.A523]+0))-([.A523]/([.A523]+50))" office:value-type="float" office:value="0.488758553274681">
            <text:p>0,4887585533</text:p>
          </table:table-cell>
          <table:table-cell/>
        </table:table-row>
        <table:table-row table:style-name="ro1">
          <table:table-cell office:value-type="float" office:value="52.4000000000003">
            <text:p>52,4</text:p>
          </table:table-cell>
          <table:table-cell table:formula="of:=([.A524]/([.A524]+1))-([.A524]/([.A524]+50))" office:value-type="float" office:value="0.469554658239699">
            <text:p>0,4695546582</text:p>
          </table:table-cell>
          <table:table-cell table:formula="of:=([.A524]/([.A524]+0))-([.A524]/([.A524]+50))" office:value-type="float" office:value="0.488281249999998">
            <text:p>0,48828125</text:p>
          </table:table-cell>
          <table:table-cell/>
        </table:table-row>
        <table:table-row table:style-name="ro1">
          <table:table-cell office:value-type="float" office:value="52.5000000000003">
            <text:p>52,5</text:p>
          </table:table-cell>
          <table:table-cell table:formula="of:=([.A525]/([.A525]+1))-([.A525]/([.A525]+50))" office:value-type="float" office:value="0.469113289263732">
            <text:p>0,4691132893</text:p>
          </table:table-cell>
          <table:table-cell table:formula="of:=([.A525]/([.A525]+0))-([.A525]/([.A525]+50))" office:value-type="float" office:value="0.487804878048779">
            <text:p>0,487804878</text:p>
          </table:table-cell>
          <table:table-cell/>
        </table:table-row>
        <table:table-row table:style-name="ro1">
          <table:table-cell office:value-type="float" office:value="52.6000000000003">
            <text:p>52,6</text:p>
          </table:table-cell>
          <table:table-cell table:formula="of:=([.A526]/([.A526]+1))-([.A526]/([.A526]+50))" office:value-type="float" office:value="0.468672718279944">
            <text:p>0,4686727183</text:p>
          </table:table-cell>
          <table:table-cell table:formula="of:=([.A526]/([.A526]+0))-([.A526]/([.A526]+50))" office:value-type="float" office:value="0.487329434697854">
            <text:p>0,4873294347</text:p>
          </table:table-cell>
          <table:table-cell/>
        </table:table-row>
        <table:table-row table:style-name="ro1">
          <table:table-cell office:value-type="float" office:value="52.7000000000003">
            <text:p>52,7</text:p>
          </table:table-cell>
          <table:table-cell table:formula="of:=([.A527]/([.A527]+1))-([.A527]/([.A527]+50))" office:value-type="float" office:value="0.468232943305426">
            <text:p>0,4682329433</text:p>
          </table:table-cell>
          <table:table-cell table:formula="of:=([.A527]/([.A527]+0))-([.A527]/([.A527]+50))" office:value-type="float" office:value="0.486854917234662">
            <text:p>0,4868549172</text:p>
          </table:table-cell>
          <table:table-cell/>
        </table:table-row>
        <table:table-row table:style-name="ro1">
          <table:table-cell office:value-type="float" office:value="52.8000000000003">
            <text:p>52,8</text:p>
          </table:table-cell>
          <table:table-cell table:formula="of:=([.A528]/([.A528]+1))-([.A528]/([.A528]+50))" office:value-type="float" office:value="0.467793962362402">
            <text:p>0,4677939624</text:p>
          </table:table-cell>
          <table:table-cell table:formula="of:=([.A528]/([.A528]+0))-([.A528]/([.A528]+50))" office:value-type="float" office:value="0.486381322957197">
            <text:p>0,486381323</text:p>
          </table:table-cell>
          <table:table-cell/>
        </table:table-row>
        <table:table-row table:style-name="ro1">
          <table:table-cell office:value-type="float" office:value="52.9000000000003">
            <text:p>52,9</text:p>
          </table:table-cell>
          <table:table-cell table:formula="of:=([.A529]/([.A529]+1))-([.A529]/([.A529]+50))" office:value-type="float" office:value="0.467355773478221">
            <text:p>0,4673557735</text:p>
          </table:table-cell>
          <table:table-cell table:formula="of:=([.A529]/([.A529]+0))-([.A529]/([.A529]+50))" office:value-type="float" office:value="0.485908649173954">
            <text:p>0,4859086492</text:p>
          </table:table-cell>
          <table:table-cell/>
        </table:table-row>
        <table:table-row table:style-name="ro1">
          <table:table-cell office:value-type="float" office:value="53.0000000000003">
            <text:p>53</text:p>
          </table:table-cell>
          <table:table-cell table:formula="of:=([.A530]/([.A530]+1))-([.A530]/([.A530]+50))" office:value-type="float" office:value="0.466918374685364">
            <text:p>0,4669183747</text:p>
          </table:table-cell>
          <table:table-cell table:formula="of:=([.A530]/([.A530]+0))-([.A530]/([.A530]+50))" office:value-type="float" office:value="0.485436893203882">
            <text:p>0,4854368932</text:p>
          </table:table-cell>
          <table:table-cell/>
        </table:table-row>
        <table:table-row table:style-name="ro1">
          <table:table-cell office:value-type="float" office:value="53.1000000000003">
            <text:p>53,1</text:p>
          </table:table-cell>
          <table:table-cell table:formula="of:=([.A531]/([.A531]+1))-([.A531]/([.A531]+50))" office:value-type="float" office:value="0.466481764021434">
            <text:p>0,466481764</text:p>
          </table:table-cell>
          <table:table-cell table:formula="of:=([.A531]/([.A531]+0))-([.A531]/([.A531]+50))" office:value-type="float" office:value="0.484966052376332">
            <text:p>0,4849660524</text:p>
          </table:table-cell>
          <table:table-cell/>
        </table:table-row>
        <table:table-row table:style-name="ro1">
          <table:table-cell office:value-type="float" office:value="53.2000000000003">
            <text:p>53,2</text:p>
          </table:table-cell>
          <table:table-cell table:formula="of:=([.A532]/([.A532]+1))-([.A532]/([.A532]+50))" office:value-type="float" office:value="0.466045939529161">
            <text:p>0,4660459395</text:p>
          </table:table-cell>
          <table:table-cell table:formula="of:=([.A532]/([.A532]+0))-([.A532]/([.A532]+50))" office:value-type="float" office:value="0.484496124031006">
            <text:p>0,484496124</text:p>
          </table:table-cell>
          <table:table-cell/>
        </table:table-row>
        <table:table-row table:style-name="ro1">
          <table:table-cell office:value-type="float" office:value="53.3000000000003">
            <text:p>53,3</text:p>
          </table:table-cell>
          <table:table-cell table:formula="of:=([.A533]/([.A533]+1))-([.A533]/([.A533]+50))" office:value-type="float" office:value="0.465610899256397">
            <text:p>0,4656108993</text:p>
          </table:table-cell>
          <table:table-cell table:formula="of:=([.A533]/([.A533]+0))-([.A533]/([.A533]+50))" office:value-type="float" office:value="0.484027105517907">
            <text:p>0,4840271055</text:p>
          </table:table-cell>
          <table:table-cell/>
        </table:table-row>
        <table:table-row table:style-name="ro1">
          <table:table-cell office:value-type="float" office:value="53.4000000000003">
            <text:p>53,4</text:p>
          </table:table-cell>
          <table:table-cell table:formula="of:=([.A534]/([.A534]+1))-([.A534]/([.A534]+50))" office:value-type="float" office:value="0.465176641256114">
            <text:p>0,4651766413</text:p>
          </table:table-cell>
          <table:table-cell table:formula="of:=([.A534]/([.A534]+0))-([.A534]/([.A534]+50))" office:value-type="float" office:value="0.483558994197291">
            <text:p>0,4835589942</text:p>
          </table:table-cell>
          <table:table-cell/>
        </table:table-row>
        <table:table-row table:style-name="ro1">
          <table:table-cell office:value-type="float" office:value="53.5000000000003">
            <text:p>53,5</text:p>
          </table:table-cell>
          <table:table-cell table:formula="of:=([.A535]/([.A535]+1))-([.A535]/([.A535]+50))" office:value-type="float" office:value="0.464743163586401">
            <text:p>0,4647431636</text:p>
          </table:table-cell>
          <table:table-cell table:formula="of:=([.A535]/([.A535]+0))-([.A535]/([.A535]+50))" office:value-type="float" office:value="0.483091787439612">
            <text:p>0,4830917874</text:p>
          </table:table-cell>
          <table:table-cell/>
        </table:table-row>
        <table:table-row table:style-name="ro1">
          <table:table-cell office:value-type="float" office:value="53.6000000000003">
            <text:p>53,6</text:p>
          </table:table-cell>
          <table:table-cell table:formula="of:=([.A536]/([.A536]+1))-([.A536]/([.A536]+50))" office:value-type="float" office:value="0.464310464310463">
            <text:p>0,4643104643</text:p>
          </table:table-cell>
          <table:table-cell table:formula="of:=([.A536]/([.A536]+0))-([.A536]/([.A536]+50))" office:value-type="float" office:value="0.482625482625481">
            <text:p>0,4826254826</text:p>
          </table:table-cell>
          <table:table-cell/>
        </table:table-row>
        <table:table-row table:style-name="ro1">
          <table:table-cell office:value-type="float" office:value="53.7000000000004">
            <text:p>53,7</text:p>
          </table:table-cell>
          <table:table-cell table:formula="of:=([.A537]/([.A537]+1))-([.A537]/([.A537]+50))" office:value-type="float" office:value="0.463878541496616">
            <text:p>0,4638785415</text:p>
          </table:table-cell>
          <table:table-cell table:formula="of:=([.A537]/([.A537]+0))-([.A537]/([.A537]+50))" office:value-type="float" office:value="0.482160077145611">
            <text:p>0,4821600771</text:p>
          </table:table-cell>
          <table:table-cell/>
        </table:table-row>
        <table:table-row table:style-name="ro1">
          <table:table-cell office:value-type="float" office:value="53.8000000000003">
            <text:p>53,8</text:p>
          </table:table-cell>
          <table:table-cell table:formula="of:=([.A538]/([.A538]+1))-([.A538]/([.A538]+50))" office:value-type="float" office:value="0.463447393218287">
            <text:p>0,4634473932</text:p>
          </table:table-cell>
          <table:table-cell table:formula="of:=([.A538]/([.A538]+0))-([.A538]/([.A538]+50))" office:value-type="float" office:value="0.481695568400769">
            <text:p>0,4816955684</text:p>
          </table:table-cell>
          <table:table-cell/>
        </table:table-row>
        <table:table-row table:style-name="ro1">
          <table:table-cell office:value-type="float" office:value="53.9000000000003">
            <text:p>53,9</text:p>
          </table:table-cell>
          <table:table-cell table:formula="of:=([.A539]/([.A539]+1))-([.A539]/([.A539]+50))" office:value-type="float" office:value="0.463017017554008">
            <text:p>0,4630170176</text:p>
          </table:table-cell>
          <table:table-cell table:formula="of:=([.A539]/([.A539]+0))-([.A539]/([.A539]+50))" office:value-type="float" office:value="0.481231953801731">
            <text:p>0,4812319538</text:p>
          </table:table-cell>
          <table:table-cell/>
        </table:table-row>
        <table:table-row table:style-name="ro1">
          <table:table-cell office:value-type="float" office:value="54.0000000000003">
            <text:p>54</text:p>
          </table:table-cell>
          <table:table-cell table:formula="of:=([.A540]/([.A540]+1))-([.A540]/([.A540]+50))" office:value-type="float" office:value="0.462587412587411">
            <text:p>0,4625874126</text:p>
          </table:table-cell>
          <table:table-cell table:formula="of:=([.A540]/([.A540]+0))-([.A540]/([.A540]+50))" office:value-type="float" office:value="0.480769230769229">
            <text:p>0,4807692308</text:p>
          </table:table-cell>
          <table:table-cell/>
        </table:table-row>
        <table:table-row table:style-name="ro1">
          <table:table-cell office:value-type="float" office:value="54.1000000000004">
            <text:p>54,1</text:p>
          </table:table-cell>
          <table:table-cell table:formula="of:=([.A541]/([.A541]+1))-([.A541]/([.A541]+50))" office:value-type="float" office:value="0.462158576407229">
            <text:p>0,4621585764</text:p>
          </table:table-cell>
          <table:table-cell table:formula="of:=([.A541]/([.A541]+0))-([.A541]/([.A541]+50))" office:value-type="float" office:value="0.480307396733908">
            <text:p>0,4803073967</text:p>
          </table:table-cell>
          <table:table-cell/>
        </table:table-row>
        <table:table-row table:style-name="ro1">
          <table:table-cell office:value-type="float" office:value="54.2000000000003">
            <text:p>54,2</text:p>
          </table:table-cell>
          <table:table-cell table:formula="of:=([.A542]/([.A542]+1))-([.A542]/([.A542]+50))" office:value-type="float" office:value="0.461730507107289">
            <text:p>0,4617305071</text:p>
          </table:table-cell>
          <table:table-cell table:formula="of:=([.A542]/([.A542]+0))-([.A542]/([.A542]+50))" office:value-type="float" office:value="0.479846449136275">
            <text:p>0,4798464491</text:p>
          </table:table-cell>
          <table:table-cell/>
        </table:table-row>
        <table:table-row table:style-name="ro1">
          <table:table-cell office:value-type="float" office:value="54.3000000000004">
            <text:p>54,3</text:p>
          </table:table-cell>
          <table:table-cell table:formula="of:=([.A543]/([.A543]+1))-([.A543]/([.A543]+50))" office:value-type="float" office:value="0.461303202786508">
            <text:p>0,4613032028</text:p>
          </table:table-cell>
          <table:table-cell table:formula="of:=([.A543]/([.A543]+0))-([.A543]/([.A543]+50))" office:value-type="float" office:value="0.479386385426652">
            <text:p>0,4793863854</text:p>
          </table:table-cell>
          <table:table-cell/>
        </table:table-row>
        <table:table-row table:style-name="ro1">
          <table:table-cell office:value-type="float" office:value="54.4000000000004">
            <text:p>54,4</text:p>
          </table:table-cell>
          <table:table-cell table:formula="of:=([.A544]/([.A544]+1))-([.A544]/([.A544]+50))" office:value-type="float" office:value="0.460876661548887">
            <text:p>0,4608766615</text:p>
          </table:table-cell>
          <table:table-cell table:formula="of:=([.A544]/([.A544]+0))-([.A544]/([.A544]+50))" office:value-type="float" office:value="0.478927203065132">
            <text:p>0,4789272031</text:p>
          </table:table-cell>
          <table:table-cell/>
        </table:table-row>
        <table:table-row table:style-name="ro1">
          <table:table-cell office:value-type="float" office:value="54.5000000000004">
            <text:p>54,5</text:p>
          </table:table-cell>
          <table:table-cell table:formula="of:=([.A545]/([.A545]+1))-([.A545]/([.A545]+50))" office:value-type="float" office:value="0.460450881503512">
            <text:p>0,4604508815</text:p>
          </table:table-cell>
          <table:table-cell table:formula="of:=([.A545]/([.A545]+0))-([.A545]/([.A545]+50))" office:value-type="float" office:value="0.478468899521529">
            <text:p>0,4784688995</text:p>
          </table:table-cell>
          <table:table-cell/>
        </table:table-row>
        <table:table-row table:style-name="ro1">
          <table:table-cell office:value-type="float" office:value="54.6000000000003">
            <text:p>54,6</text:p>
          </table:table-cell>
          <table:table-cell table:formula="of:=([.A546]/([.A546]+1))-([.A546]/([.A546]+50))" office:value-type="float" office:value="0.460025860764542">
            <text:p>0,4600258608</text:p>
          </table:table-cell>
          <table:table-cell table:formula="of:=([.A546]/([.A546]+0))-([.A546]/([.A546]+50))" office:value-type="float" office:value="0.478011472275333">
            <text:p>0,4780114723</text:p>
          </table:table-cell>
          <table:table-cell/>
        </table:table-row>
        <table:table-row table:style-name="ro1">
          <table:table-cell office:value-type="float" office:value="54.7000000000004">
            <text:p>54,7</text:p>
          </table:table-cell>
          <table:table-cell table:formula="of:=([.A547]/([.A547]+1))-([.A547]/([.A547]+50))" office:value-type="float" office:value="0.45960159745121">
            <text:p>0,4596015975</text:p>
          </table:table-cell>
          <table:table-cell table:formula="of:=([.A547]/([.A547]+0))-([.A547]/([.A547]+50))" office:value-type="float" office:value="0.477554918815662">
            <text:p>0,4775549188</text:p>
          </table:table-cell>
          <table:table-cell/>
        </table:table-row>
        <table:table-row table:style-name="ro1">
          <table:table-cell office:value-type="float" office:value="54.8000000000004">
            <text:p>54,8</text:p>
          </table:table-cell>
          <table:table-cell table:formula="of:=([.A548]/([.A548]+1))-([.A548]/([.A548]+50))" office:value-type="float" office:value="0.459178089687815">
            <text:p>0,4591780897</text:p>
          </table:table-cell>
          <table:table-cell table:formula="of:=([.A548]/([.A548]+0))-([.A548]/([.A548]+50))" office:value-type="float" office:value="0.47709923664122">
            <text:p>0,4770992366</text:p>
          </table:table-cell>
          <table:table-cell/>
        </table:table-row>
        <table:table-row table:style-name="ro1">
          <table:table-cell office:value-type="float" office:value="54.9000000000004">
            <text:p>54,9</text:p>
          </table:table-cell>
          <table:table-cell table:formula="of:=([.A549]/([.A549]+1))-([.A549]/([.A549]+50))" office:value-type="float" office:value="0.458755335603717">
            <text:p>0,4587553356</text:p>
          </table:table-cell>
          <table:table-cell table:formula="of:=([.A549]/([.A549]+0))-([.A549]/([.A549]+50))" office:value-type="float" office:value="0.476644423260246">
            <text:p>0,4766444233</text:p>
          </table:table-cell>
          <table:table-cell/>
        </table:table-row>
        <table:table-row table:style-name="ro1">
          <table:table-cell office:value-type="float" office:value="55.0000000000004">
            <text:p>55</text:p>
          </table:table-cell>
          <table:table-cell table:formula="of:=([.A550]/([.A550]+1))-([.A550]/([.A550]+50))" office:value-type="float" office:value="0.458333333333332">
            <text:p>0,4583333333</text:p>
          </table:table-cell>
          <table:table-cell table:formula="of:=([.A550]/([.A550]+0))-([.A550]/([.A550]+50))" office:value-type="float" office:value="0.476190476190475">
            <text:p>0,4761904762</text:p>
          </table:table-cell>
          <table:table-cell/>
        </table:table-row>
        <table:table-row table:style-name="ro1">
          <table:table-cell office:value-type="float" office:value="55.1000000000004">
            <text:p>55,1</text:p>
          </table:table-cell>
          <table:table-cell table:formula="of:=([.A551]/([.A551]+1))-([.A551]/([.A551]+50))" office:value-type="float" office:value="0.457912081016126">
            <text:p>0,457912081</text:p>
          </table:table-cell>
          <table:table-cell table:formula="of:=([.A551]/([.A551]+0))-([.A551]/([.A551]+50))" office:value-type="float" office:value="0.475737392959085">
            <text:p>0,475737393</text:p>
          </table:table-cell>
          <table:table-cell/>
        </table:table-row>
        <table:table-row table:style-name="ro1">
          <table:table-cell office:value-type="float" office:value="55.2000000000004">
            <text:p>55,2</text:p>
          </table:table-cell>
          <table:table-cell table:formula="of:=([.A552]/([.A552]+1))-([.A552]/([.A552]+50))" office:value-type="float" office:value="0.45749157679661">
            <text:p>0,4574915768</text:p>
          </table:table-cell>
          <table:table-cell table:formula="of:=([.A552]/([.A552]+0))-([.A552]/([.A552]+50))" office:value-type="float" office:value="0.47528517110266">
            <text:p>0,4752851711</text:p>
          </table:table-cell>
          <table:table-cell/>
        </table:table-row>
        <table:table-row table:style-name="ro1">
          <table:table-cell office:value-type="float" office:value="55.3000000000004">
            <text:p>55,3</text:p>
          </table:table-cell>
          <table:table-cell table:formula="of:=([.A553]/([.A553]+1))-([.A553]/([.A553]+50))" office:value-type="float" office:value="0.457071818824334">
            <text:p>0,4570718188</text:p>
          </table:table-cell>
          <table:table-cell table:formula="of:=([.A553]/([.A553]+0))-([.A553]/([.A553]+50))" office:value-type="float" office:value="0.47483380816714">
            <text:p>0,4748338082</text:p>
          </table:table-cell>
          <table:table-cell/>
        </table:table-row>
        <table:table-row table:style-name="ro1">
          <table:table-cell office:value-type="float" office:value="55.4000000000004">
            <text:p>55,4</text:p>
          </table:table-cell>
          <table:table-cell table:formula="of:=([.A554]/([.A554]+1))-([.A554]/([.A554]+50))" office:value-type="float" office:value="0.456652805253878">
            <text:p>0,4566528053</text:p>
          </table:table-cell>
          <table:table-cell table:formula="of:=([.A554]/([.A554]+0))-([.A554]/([.A554]+50))" office:value-type="float" office:value="0.474383301707778">
            <text:p>0,4743833017</text:p>
          </table:table-cell>
          <table:table-cell/>
        </table:table-row>
        <table:table-row table:style-name="ro1">
          <table:table-cell office:value-type="float" office:value="55.5000000000004">
            <text:p>55,5</text:p>
          </table:table-cell>
          <table:table-cell table:formula="of:=([.A555]/([.A555]+1))-([.A555]/([.A555]+50))" office:value-type="float" office:value="0.45623453424485">
            <text:p>0,4562345342</text:p>
          </table:table-cell>
          <table:table-cell table:formula="of:=([.A555]/([.A555]+0))-([.A555]/([.A555]+50))" office:value-type="float" office:value="0.473933649289098">
            <text:p>0,4739336493</text:p>
          </table:table-cell>
          <table:table-cell/>
        </table:table-row>
        <table:table-row table:style-name="ro1">
          <table:table-cell office:value-type="float" office:value="55.6000000000004">
            <text:p>55,6</text:p>
          </table:table-cell>
          <table:table-cell table:formula="of:=([.A556]/([.A556]+1))-([.A556]/([.A556]+50))" office:value-type="float" office:value="0.455817003961879">
            <text:p>0,455817004</text:p>
          </table:table-cell>
          <table:table-cell table:formula="of:=([.A556]/([.A556]+0))-([.A556]/([.A556]+50))" office:value-type="float" office:value="0.473484848484847">
            <text:p>0,4734848485</text:p>
          </table:table-cell>
          <table:table-cell/>
        </table:table-row>
        <table:table-row table:style-name="ro1">
          <table:table-cell office:value-type="float" office:value="55.7000000000004">
            <text:p>55,7</text:p>
          </table:table-cell>
          <table:table-cell table:formula="of:=([.A557]/([.A557]+1))-([.A557]/([.A557]+50))" office:value-type="float" office:value="0.455400212574604">
            <text:p>0,4554002126</text:p>
          </table:table-cell>
          <table:table-cell table:formula="of:=([.A557]/([.A557]+0))-([.A557]/([.A557]+50))" office:value-type="float" office:value="0.473036896877955">
            <text:p>0,4730368969</text:p>
          </table:table-cell>
          <table:table-cell/>
        </table:table-row>
        <table:table-row table:style-name="ro1">
          <table:table-cell office:value-type="float" office:value="55.8000000000004">
            <text:p>55,8</text:p>
          </table:table-cell>
          <table:table-cell table:formula="of:=([.A558]/([.A558]+1))-([.A558]/([.A558]+50))" office:value-type="float" office:value="0.454984158257673">
            <text:p>0,4549841583</text:p>
          </table:table-cell>
          <table:table-cell table:formula="of:=([.A558]/([.A558]+0))-([.A558]/([.A558]+50))" office:value-type="float" office:value="0.47258979206049">
            <text:p>0,4725897921</text:p>
          </table:table-cell>
          <table:table-cell/>
        </table:table-row>
        <table:table-row table:style-name="ro1">
          <table:table-cell office:value-type="float" office:value="55.9000000000004">
            <text:p>55,9</text:p>
          </table:table-cell>
          <table:table-cell table:formula="of:=([.A559]/([.A559]+1))-([.A559]/([.A559]+50))" office:value-type="float" office:value="0.454568839190733">
            <text:p>0,4545688392</text:p>
          </table:table-cell>
          <table:table-cell table:formula="of:=([.A559]/([.A559]+0))-([.A559]/([.A559]+50))" office:value-type="float" office:value="0.472143531633615">
            <text:p>0,4721435316</text:p>
          </table:table-cell>
          <table:table-cell/>
        </table:table-row>
        <table:table-row table:style-name="ro1">
          <table:table-cell office:value-type="float" office:value="56.0000000000004">
            <text:p>56</text:p>
          </table:table-cell>
          <table:table-cell table:formula="of:=([.A560]/([.A560]+1))-([.A560]/([.A560]+50))" office:value-type="float" office:value="0.454154253558423">
            <text:p>0,4541542536</text:p>
          </table:table-cell>
          <table:table-cell table:formula="of:=([.A560]/([.A560]+0))-([.A560]/([.A560]+50))" office:value-type="float" office:value="0.471698113207546">
            <text:p>0,4716981132</text:p>
          </table:table-cell>
          <table:table-cell/>
        </table:table-row>
        <table:table-row table:style-name="ro1">
          <table:table-cell office:value-type="float" office:value="56.1000000000004">
            <text:p>56,1</text:p>
          </table:table-cell>
          <table:table-cell table:formula="of:=([.A561]/([.A561]+1))-([.A561]/([.A561]+50))" office:value-type="float" office:value="0.453740399550368">
            <text:p>0,4537403996</text:p>
          </table:table-cell>
          <table:table-cell table:formula="of:=([.A561]/([.A561]+0))-([.A561]/([.A561]+50))" office:value-type="float" office:value="0.471253534401506">
            <text:p>0,4712535344</text:p>
          </table:table-cell>
          <table:table-cell/>
        </table:table-row>
        <table:table-row table:style-name="ro1">
          <table:table-cell office:value-type="float" office:value="56.2000000000004">
            <text:p>56,2</text:p>
          </table:table-cell>
          <table:table-cell table:formula="of:=([.A562]/([.A562]+1))-([.A562]/([.A562]+50))" office:value-type="float" office:value="0.453327275361172">
            <text:p>0,4533272754</text:p>
          </table:table-cell>
          <table:table-cell table:formula="of:=([.A562]/([.A562]+0))-([.A562]/([.A562]+50))" office:value-type="float" office:value="0.47080979284369">
            <text:p>0,4708097928</text:p>
          </table:table-cell>
          <table:table-cell/>
        </table:table-row>
        <table:table-row table:style-name="ro1">
          <table:table-cell office:value-type="float" office:value="56.3000000000004">
            <text:p>56,3</text:p>
          </table:table-cell>
          <table:table-cell table:formula="of:=([.A563]/([.A563]+1))-([.A563]/([.A563]+50))" office:value-type="float" office:value="0.452914879190409">
            <text:p>0,4529148792</text:p>
          </table:table-cell>
          <table:table-cell table:formula="of:=([.A563]/([.A563]+0))-([.A563]/([.A563]+50))" office:value-type="float" office:value="0.470366886171212">
            <text:p>0,4703668862</text:p>
          </table:table-cell>
          <table:table-cell/>
        </table:table-row>
        <table:table-row table:style-name="ro1">
          <table:table-cell office:value-type="float" office:value="56.4000000000004">
            <text:p>56,4</text:p>
          </table:table-cell>
          <table:table-cell table:formula="of:=([.A564]/([.A564]+1))-([.A564]/([.A564]+50))" office:value-type="float" office:value="0.452503209242617">
            <text:p>0,4525032092</text:p>
          </table:table-cell>
          <table:table-cell table:formula="of:=([.A564]/([.A564]+0))-([.A564]/([.A564]+50))" office:value-type="float" office:value="0.469924812030073">
            <text:p>0,469924812</text:p>
          </table:table-cell>
          <table:table-cell/>
        </table:table-row>
        <table:table-row table:style-name="ro1">
          <table:table-cell office:value-type="float" office:value="56.5000000000004">
            <text:p>56,5</text:p>
          </table:table-cell>
          <table:table-cell table:formula="of:=([.A565]/([.A565]+1))-([.A565]/([.A565]+50))" office:value-type="float" office:value="0.45209226372729">
            <text:p>0,4520922637</text:p>
          </table:table-cell>
          <table:table-cell table:formula="of:=([.A565]/([.A565]+0))-([.A565]/([.A565]+50))" office:value-type="float" office:value="0.469483568075116">
            <text:p>0,4694835681</text:p>
          </table:table-cell>
          <table:table-cell/>
        </table:table-row>
        <table:table-row table:style-name="ro1">
          <table:table-cell office:value-type="float" office:value="56.6000000000004">
            <text:p>56,6</text:p>
          </table:table-cell>
          <table:table-cell table:formula="of:=([.A566]/([.A566]+1))-([.A566]/([.A566]+50))" office:value-type="float" office:value="0.451682040858869">
            <text:p>0,4516820409</text:p>
          </table:table-cell>
          <table:table-cell table:formula="of:=([.A566]/([.A566]+0))-([.A566]/([.A566]+50))" office:value-type="float" office:value="0.46904315196998">
            <text:p>0,469043152</text:p>
          </table:table-cell>
          <table:table-cell/>
        </table:table-row>
        <table:table-row table:style-name="ro1">
          <table:table-cell office:value-type="float" office:value="56.7000000000004">
            <text:p>56,7</text:p>
          </table:table-cell>
          <table:table-cell table:formula="of:=([.A567]/([.A567]+1))-([.A567]/([.A567]+50))" office:value-type="float" office:value="0.451272538856736">
            <text:p>0,4512725389</text:p>
          </table:table-cell>
          <table:table-cell table:formula="of:=([.A567]/([.A567]+0))-([.A567]/([.A567]+50))" office:value-type="float" office:value="0.468603561387065">
            <text:p>0,4686035614</text:p>
          </table:table-cell>
          <table:table-cell/>
        </table:table-row>
        <table:table-row table:style-name="ro1">
          <table:table-cell office:value-type="float" office:value="56.8000000000004">
            <text:p>56,8</text:p>
          </table:table-cell>
          <table:table-cell table:formula="of:=([.A568]/([.A568]+1))-([.A568]/([.A568]+50))" office:value-type="float" office:value="0.450863755945205">
            <text:p>0,4508637559</text:p>
          </table:table-cell>
          <table:table-cell table:formula="of:=([.A568]/([.A568]+0))-([.A568]/([.A568]+50))" office:value-type="float" office:value="0.468164794007489">
            <text:p>0,468164794</text:p>
          </table:table-cell>
          <table:table-cell/>
        </table:table-row>
        <table:table-row table:style-name="ro1">
          <table:table-cell office:value-type="float" office:value="56.9000000000004">
            <text:p>56,9</text:p>
          </table:table-cell>
          <table:table-cell table:formula="of:=([.A569]/([.A569]+1))-([.A569]/([.A569]+50))" office:value-type="float" office:value="0.450455690353516">
            <text:p>0,4504556904</text:p>
          </table:table-cell>
          <table:table-cell table:formula="of:=([.A569]/([.A569]+0))-([.A569]/([.A569]+50))" office:value-type="float" office:value="0.467726847521046">
            <text:p>0,4677268475</text:p>
          </table:table-cell>
          <table:table-cell/>
        </table:table-row>
        <table:table-row table:style-name="ro1">
          <table:table-cell office:value-type="float" office:value="57.0000000000004">
            <text:p>57</text:p>
          </table:table-cell>
          <table:table-cell table:formula="of:=([.A570]/([.A570]+1))-([.A570]/([.A570]+50))" office:value-type="float" office:value="0.450048340315822">
            <text:p>0,4500483403</text:p>
          </table:table-cell>
          <table:table-cell table:formula="of:=([.A570]/([.A570]+0))-([.A570]/([.A570]+50))" office:value-type="float" office:value="0.467289719626166">
            <text:p>0,4672897196</text:p>
          </table:table-cell>
          <table:table-cell/>
        </table:table-row>
        <table:table-row table:style-name="ro1">
          <table:table-cell office:value-type="float" office:value="57.1000000000004">
            <text:p>57,1</text:p>
          </table:table-cell>
          <table:table-cell table:formula="of:=([.A571]/([.A571]+1))-([.A571]/([.A571]+50))" office:value-type="float" office:value="0.449641704071185">
            <text:p>0,4496417041</text:p>
          </table:table-cell>
          <table:table-cell table:formula="of:=([.A571]/([.A571]+0))-([.A571]/([.A571]+50))" office:value-type="float" office:value="0.466853408029877">
            <text:p>0,466853408</text:p>
          </table:table-cell>
          <table:table-cell/>
        </table:table-row>
        <table:table-row table:style-name="ro1">
          <table:table-cell office:value-type="float" office:value="57.2000000000004">
            <text:p>57,2</text:p>
          </table:table-cell>
          <table:table-cell table:formula="of:=([.A572]/([.A572]+1))-([.A572]/([.A572]+50))" office:value-type="float" office:value="0.449235779863567">
            <text:p>0,4492357799</text:p>
          </table:table-cell>
          <table:table-cell table:formula="of:=([.A572]/([.A572]+0))-([.A572]/([.A572]+50))" office:value-type="float" office:value="0.466417910447759">
            <text:p>0,4664179104</text:p>
          </table:table-cell>
          <table:table-cell/>
        </table:table-row>
        <table:table-row table:style-name="ro1">
          <table:table-cell office:value-type="float" office:value="57.3000000000004">
            <text:p>57,3</text:p>
          </table:table-cell>
          <table:table-cell table:formula="of:=([.A573]/([.A573]+1))-([.A573]/([.A573]+50))" office:value-type="float" office:value="0.44883056594182">
            <text:p>0,4488305659</text:p>
          </table:table-cell>
          <table:table-cell table:formula="of:=([.A573]/([.A573]+0))-([.A573]/([.A573]+50))" office:value-type="float" office:value="0.465983224603913">
            <text:p>0,4659832246</text:p>
          </table:table-cell>
          <table:table-cell/>
        </table:table-row>
        <table:table-row table:style-name="ro1">
          <table:table-cell office:value-type="float" office:value="57.4000000000004">
            <text:p>57,4</text:p>
          </table:table-cell>
          <table:table-cell table:formula="of:=([.A574]/([.A574]+1))-([.A574]/([.A574]+50))" office:value-type="float" office:value="0.448426060559678">
            <text:p>0,4484260606</text:p>
          </table:table-cell>
          <table:table-cell table:formula="of:=([.A574]/([.A574]+0))-([.A574]/([.A574]+50))" office:value-type="float" office:value="0.465549348230911">
            <text:p>0,4655493482</text:p>
          </table:table-cell>
          <table:table-cell/>
        </table:table-row>
        <table:table-row table:style-name="ro1">
          <table:table-cell office:value-type="float" office:value="57.5000000000004">
            <text:p>57,5</text:p>
          </table:table-cell>
          <table:table-cell table:formula="of:=([.A575]/([.A575]+1))-([.A575]/([.A575]+50))" office:value-type="float" office:value="0.448022261975749">
            <text:p>0,448022262</text:p>
          </table:table-cell>
          <table:table-cell table:formula="of:=([.A575]/([.A575]+0))-([.A575]/([.A575]+50))" office:value-type="float" office:value="0.465116279069766">
            <text:p>0,4651162791</text:p>
          </table:table-cell>
          <table:table-cell/>
        </table:table-row>
        <table:table-row table:style-name="ro1">
          <table:table-cell office:value-type="float" office:value="57.6000000000004">
            <text:p>57,6</text:p>
          </table:table-cell>
          <table:table-cell table:formula="of:=([.A576]/([.A576]+1))-([.A576]/([.A576]+50))" office:value-type="float" office:value="0.447619168453505">
            <text:p>0,4476191685</text:p>
          </table:table-cell>
          <table:table-cell table:formula="of:=([.A576]/([.A576]+0))-([.A576]/([.A576]+50))" office:value-type="float" office:value="0.464684014869887">
            <text:p>0,4646840149</text:p>
          </table:table-cell>
          <table:table-cell/>
        </table:table-row>
        <table:table-row table:style-name="ro1">
          <table:table-cell office:value-type="float" office:value="57.7000000000004">
            <text:p>57,7</text:p>
          </table:table-cell>
          <table:table-cell table:formula="of:=([.A577]/([.A577]+1))-([.A577]/([.A577]+50))" office:value-type="float" office:value="0.447216778261274">
            <text:p>0,4472167783</text:p>
          </table:table-cell>
          <table:table-cell table:formula="of:=([.A577]/([.A577]+0))-([.A577]/([.A577]+50))" office:value-type="float" office:value="0.464252553389042">
            <text:p>0,4642525534</text:p>
          </table:table-cell>
          <table:table-cell/>
        </table:table-row>
        <table:table-row table:style-name="ro1">
          <table:table-cell office:value-type="float" office:value="57.8000000000004">
            <text:p>57,8</text:p>
          </table:table-cell>
          <table:table-cell table:formula="of:=([.A578]/([.A578]+1))-([.A578]/([.A578]+50))" office:value-type="float" office:value="0.446815089672231">
            <text:p>0,4468150897</text:p>
          </table:table-cell>
          <table:table-cell table:formula="of:=([.A578]/([.A578]+0))-([.A578]/([.A578]+50))" office:value-type="float" office:value="0.463821892393319">
            <text:p>0,4638218924</text:p>
          </table:table-cell>
          <table:table-cell/>
        </table:table-row>
        <table:table-row table:style-name="ro1">
          <table:table-cell office:value-type="float" office:value="57.9000000000004">
            <text:p>57,9</text:p>
          </table:table-cell>
          <table:table-cell table:formula="of:=([.A579]/([.A579]+1))-([.A579]/([.A579]+50))" office:value-type="float" office:value="0.446414100964389">
            <text:p>0,446414101</text:p>
          </table:table-cell>
          <table:table-cell table:formula="of:=([.A579]/([.A579]+0))-([.A579]/([.A579]+50))" office:value-type="float" office:value="0.463392029657088">
            <text:p>0,4633920297</text:p>
          </table:table-cell>
          <table:table-cell/>
        </table:table-row>
        <table:table-row table:style-name="ro1">
          <table:table-cell office:value-type="float" office:value="58.0000000000004">
            <text:p>58</text:p>
          </table:table-cell>
          <table:table-cell table:formula="of:=([.A580]/([.A580]+1))-([.A580]/([.A580]+50))" office:value-type="float" office:value="0.446013810420588">
            <text:p>0,4460138104</text:p>
          </table:table-cell>
          <table:table-cell table:formula="of:=([.A580]/([.A580]+0))-([.A580]/([.A580]+50))" office:value-type="float" office:value="0.462962962962961">
            <text:p>0,462962963</text:p>
          </table:table-cell>
          <table:table-cell/>
        </table:table-row>
        <table:table-row table:style-name="ro1">
          <table:table-cell office:value-type="float" office:value="58.1000000000004">
            <text:p>58,1</text:p>
          </table:table-cell>
          <table:table-cell table:formula="of:=([.A581]/([.A581]+1))-([.A581]/([.A581]+50))" office:value-type="float" office:value="0.44561421632849">
            <text:p>0,4456142163</text:p>
          </table:table-cell>
          <table:table-cell table:formula="of:=([.A581]/([.A581]+0))-([.A581]/([.A581]+50))" office:value-type="float" office:value="0.462534690101756">
            <text:p>0,4625346901</text:p>
          </table:table-cell>
          <table:table-cell/>
        </table:table-row>
        <table:table-row table:style-name="ro1">
          <table:table-cell office:value-type="float" office:value="58.2000000000004">
            <text:p>58,2</text:p>
          </table:table-cell>
          <table:table-cell table:formula="of:=([.A582]/([.A582]+1))-([.A582]/([.A582]+50))" office:value-type="float" office:value="0.445215316980565">
            <text:p>0,445215317</text:p>
          </table:table-cell>
          <table:table-cell table:formula="of:=([.A582]/([.A582]+0))-([.A582]/([.A582]+50))" office:value-type="float" office:value="0.462107208872457">
            <text:p>0,4621072089</text:p>
          </table:table-cell>
          <table:table-cell/>
        </table:table-row>
        <table:table-row table:style-name="ro1">
          <table:table-cell office:value-type="float" office:value="58.3000000000004">
            <text:p>58,3</text:p>
          </table:table-cell>
          <table:table-cell table:formula="of:=([.A583]/([.A583]+1))-([.A583]/([.A583]+50))" office:value-type="float" office:value="0.444817110674083">
            <text:p>0,4448171107</text:p>
          </table:table-cell>
          <table:table-cell table:formula="of:=([.A583]/([.A583]+0))-([.A583]/([.A583]+50))" office:value-type="float" office:value="0.461680517082177">
            <text:p>0,4616805171</text:p>
          </table:table-cell>
          <table:table-cell/>
        </table:table-row>
        <table:table-row table:style-name="ro1">
          <table:table-cell office:value-type="float" office:value="58.4000000000004">
            <text:p>58,4</text:p>
          </table:table-cell>
          <table:table-cell table:formula="of:=([.A584]/([.A584]+1))-([.A584]/([.A584]+50))" office:value-type="float" office:value="0.444419595711107">
            <text:p>0,4444195957</text:p>
          </table:table-cell>
          <table:table-cell table:formula="of:=([.A584]/([.A584]+0))-([.A584]/([.A584]+50))" office:value-type="float" office:value="0.461254612546124">
            <text:p>0,4612546125</text:p>
          </table:table-cell>
          <table:table-cell/>
        </table:table-row>
        <table:table-row table:style-name="ro1">
          <table:table-cell office:value-type="float" office:value="58.5000000000004">
            <text:p>58,5</text:p>
          </table:table-cell>
          <table:table-cell table:formula="of:=([.A585]/([.A585]+1))-([.A585]/([.A585]+50))" office:value-type="float" office:value="0.44402277039848">
            <text:p>0,4440227704</text:p>
          </table:table-cell>
          <table:table-cell table:formula="of:=([.A585]/([.A585]+0))-([.A585]/([.A585]+50))" office:value-type="float" office:value="0.460829493087556">
            <text:p>0,4608294931</text:p>
          </table:table-cell>
          <table:table-cell/>
        </table:table-row>
        <table:table-row table:style-name="ro1">
          <table:table-cell office:value-type="float" office:value="58.6000000000004">
            <text:p>58,6</text:p>
          </table:table-cell>
          <table:table-cell table:formula="of:=([.A586]/([.A586]+1))-([.A586]/([.A586]+50))" office:value-type="float" office:value="0.443626633047819">
            <text:p>0,443626633</text:p>
          </table:table-cell>
          <table:table-cell table:formula="of:=([.A586]/([.A586]+0))-([.A586]/([.A586]+50))" office:value-type="float" office:value="0.460405156537752">
            <text:p>0,4604051565</text:p>
          </table:table-cell>
          <table:table-cell/>
        </table:table-row>
        <table:table-row table:style-name="ro1">
          <table:table-cell office:value-type="float" office:value="58.7000000000004">
            <text:p>58,7</text:p>
          </table:table-cell>
          <table:table-cell table:formula="of:=([.A587]/([.A587]+1))-([.A587]/([.A587]+50))" office:value-type="float" office:value="0.4432311819755">
            <text:p>0,443231182</text:p>
          </table:table-cell>
          <table:table-cell table:formula="of:=([.A587]/([.A587]+0))-([.A587]/([.A587]+50))" office:value-type="float" office:value="0.459981600735969">
            <text:p>0,4599816007</text:p>
          </table:table-cell>
          <table:table-cell/>
        </table:table-row>
        <table:table-row table:style-name="ro1">
          <table:table-cell office:value-type="float" office:value="58.8000000000004">
            <text:p>58,8</text:p>
          </table:table-cell>
          <table:table-cell table:formula="of:=([.A588]/([.A588]+1))-([.A588]/([.A588]+50))" office:value-type="float" office:value="0.442836415502654">
            <text:p>0,4428364155</text:p>
          </table:table-cell>
          <table:table-cell table:formula="of:=([.A588]/([.A588]+0))-([.A588]/([.A588]+50))" office:value-type="float" office:value="0.45955882352941">
            <text:p>0,4595588235</text:p>
          </table:table-cell>
          <table:table-cell/>
        </table:table-row>
        <table:table-row table:style-name="ro1">
          <table:table-cell office:value-type="float" office:value="58.9000000000004">
            <text:p>58,9</text:p>
          </table:table-cell>
          <table:table-cell table:formula="of:=([.A589]/([.A589]+1))-([.A589]/([.A589]+50))" office:value-type="float" office:value="0.442442331955155">
            <text:p>0,442442332</text:p>
          </table:table-cell>
          <table:table-cell table:formula="of:=([.A589]/([.A589]+0))-([.A589]/([.A589]+50))" office:value-type="float" office:value="0.459136822773185">
            <text:p>0,4591368228</text:p>
          </table:table-cell>
          <table:table-cell/>
        </table:table-row>
        <table:table-row table:style-name="ro1">
          <table:table-cell office:value-type="float" office:value="59.0000000000004">
            <text:p>59</text:p>
          </table:table-cell>
          <table:table-cell table:formula="of:=([.A590]/([.A590]+1))-([.A590]/([.A590]+50))" office:value-type="float" office:value="0.442048929663607">
            <text:p>0,4420489297</text:p>
          </table:table-cell>
          <table:table-cell table:formula="of:=([.A590]/([.A590]+0))-([.A590]/([.A590]+50))" office:value-type="float" office:value="0.458715596330273">
            <text:p>0,4587155963</text:p>
          </table:table-cell>
          <table:table-cell/>
        </table:table-row>
        <table:table-row table:style-name="ro1">
          <table:table-cell office:value-type="float" office:value="59.1000000000004">
            <text:p>59,1</text:p>
          </table:table-cell>
          <table:table-cell table:formula="of:=([.A591]/([.A591]+1))-([.A591]/([.A591]+50))" office:value-type="float" office:value="0.441656206963339">
            <text:p>0,441656207</text:p>
          </table:table-cell>
          <table:table-cell table:formula="of:=([.A591]/([.A591]+0))-([.A591]/([.A591]+50))" office:value-type="float" office:value="0.458295142071492">
            <text:p>0,4582951421</text:p>
          </table:table-cell>
          <table:table-cell/>
        </table:table-row>
        <table:table-row table:style-name="ro1">
          <table:table-cell office:value-type="float" office:value="59.2000000000004">
            <text:p>59,2</text:p>
          </table:table-cell>
          <table:table-cell table:formula="of:=([.A592]/([.A592]+1))-([.A592]/([.A592]+50))" office:value-type="float" office:value="0.441264162194393">
            <text:p>0,4412641622</text:p>
          </table:table-cell>
          <table:table-cell table:formula="of:=([.A592]/([.A592]+0))-([.A592]/([.A592]+50))" office:value-type="float" office:value="0.457875457875456">
            <text:p>0,4578754579</text:p>
          </table:table-cell>
          <table:table-cell/>
        </table:table-row>
        <table:table-row table:style-name="ro1">
          <table:table-cell office:value-type="float" office:value="59.3000000000004">
            <text:p>59,3</text:p>
          </table:table-cell>
          <table:table-cell table:formula="of:=([.A593]/([.A593]+1))-([.A593]/([.A593]+50))" office:value-type="float" office:value="0.440872793701512">
            <text:p>0,4408727937</text:p>
          </table:table-cell>
          <table:table-cell table:formula="of:=([.A593]/([.A593]+0))-([.A593]/([.A593]+50))" office:value-type="float" office:value="0.457456541628544">
            <text:p>0,4574565416</text:p>
          </table:table-cell>
          <table:table-cell/>
        </table:table-row>
        <table:table-row table:style-name="ro1">
          <table:table-cell office:value-type="float" office:value="59.4000000000004">
            <text:p>59,4</text:p>
          </table:table-cell>
          <table:table-cell table:formula="of:=([.A594]/([.A594]+1))-([.A594]/([.A594]+50))" office:value-type="float" office:value="0.440482099834133">
            <text:p>0,4404820998</text:p>
          </table:table-cell>
          <table:table-cell table:formula="of:=([.A594]/([.A594]+0))-([.A594]/([.A594]+50))" office:value-type="float" office:value="0.457038391224861">
            <text:p>0,4570383912</text:p>
          </table:table-cell>
          <table:table-cell/>
        </table:table-row>
        <table:table-row table:style-name="ro1">
          <table:table-cell office:value-type="float" office:value="59.5000000000004">
            <text:p>59,5</text:p>
          </table:table-cell>
          <table:table-cell table:formula="of:=([.A595]/([.A595]+1))-([.A595]/([.A595]+50))" office:value-type="float" office:value="0.440092078946374">
            <text:p>0,4400920789</text:p>
          </table:table-cell>
          <table:table-cell table:formula="of:=([.A595]/([.A595]+0))-([.A595]/([.A595]+50))" office:value-type="float" office:value="0.456621004566208">
            <text:p>0,4566210046</text:p>
          </table:table-cell>
          <table:table-cell/>
        </table:table-row>
        <table:table-row table:style-name="ro1">
          <table:table-cell office:value-type="float" office:value="59.6000000000004">
            <text:p>59,6</text:p>
          </table:table-cell>
          <table:table-cell table:formula="of:=([.A596]/([.A596]+1))-([.A596]/([.A596]+50))" office:value-type="float" office:value="0.439702729397026">
            <text:p>0,4397027294</text:p>
          </table:table-cell>
          <table:table-cell table:formula="of:=([.A596]/([.A596]+0))-([.A596]/([.A596]+50))" office:value-type="float" office:value="0.456204379562042">
            <text:p>0,4562043796</text:p>
          </table:table-cell>
          <table:table-cell/>
        </table:table-row>
        <table:table-row table:style-name="ro1">
          <table:table-cell office:value-type="float" office:value="59.7000000000004">
            <text:p>59,7</text:p>
          </table:table-cell>
          <table:table-cell table:formula="of:=([.A597]/([.A597]+1))-([.A597]/([.A597]+50))" office:value-type="float" office:value="0.439314049549541">
            <text:p>0,4393140495</text:p>
          </table:table-cell>
          <table:table-cell table:formula="of:=([.A597]/([.A597]+0))-([.A597]/([.A597]+50))" office:value-type="float" office:value="0.455788514129442">
            <text:p>0,4557885141</text:p>
          </table:table-cell>
          <table:table-cell/>
        </table:table-row>
        <table:table-row table:style-name="ro1">
          <table:table-cell office:value-type="float" office:value="59.8000000000004">
            <text:p>59,8</text:p>
          </table:table-cell>
          <table:table-cell table:formula="of:=([.A598]/([.A598]+1))-([.A598]/([.A598]+50))" office:value-type="float" office:value="0.438926037772024">
            <text:p>0,4389260378</text:p>
          </table:table-cell>
          <table:table-cell table:formula="of:=([.A598]/([.A598]+0))-([.A598]/([.A598]+50))" office:value-type="float" office:value="0.455373406193077">
            <text:p>0,4553734062</text:p>
          </table:table-cell>
          <table:table-cell/>
        </table:table-row>
        <table:table-row table:style-name="ro1">
          <table:table-cell office:value-type="float" office:value="59.9000000000004">
            <text:p>59,9</text:p>
          </table:table-cell>
          <table:table-cell table:formula="of:=([.A599]/([.A599]+1))-([.A599]/([.A599]+50))" office:value-type="float" office:value="0.438538692437219">
            <text:p>0,4385386924</text:p>
          </table:table-cell>
          <table:table-cell table:formula="of:=([.A599]/([.A599]+0))-([.A599]/([.A599]+50))" office:value-type="float" office:value="0.454959053685167">
            <text:p>0,4549590537</text:p>
          </table:table-cell>
          <table:table-cell/>
        </table:table-row>
        <table:table-row table:style-name="ro1">
          <table:table-cell office:value-type="float" office:value="60.0000000000004">
            <text:p>60</text:p>
          </table:table-cell>
          <table:table-cell table:formula="of:=([.A600]/([.A600]+1))-([.A600]/([.A600]+50))" office:value-type="float" office:value="0.438152011922502">
            <text:p>0,4381520119</text:p>
          </table:table-cell>
          <table:table-cell table:formula="of:=([.A600]/([.A600]+0))-([.A600]/([.A600]+50))" office:value-type="float" office:value="0.454545454545453">
            <text:p>0,4545454545</text:p>
          </table:table-cell>
          <table:table-cell/>
        </table:table-row>
        <table:table-row table:style-name="ro1">
          <table:table-cell office:value-type="float" office:value="60.1000000000004">
            <text:p>60,1</text:p>
          </table:table-cell>
          <table:table-cell table:formula="of:=([.A601]/([.A601]+1))-([.A601]/([.A601]+50))" office:value-type="float" office:value="0.437765994609868">
            <text:p>0,4377659946</text:p>
          </table:table-cell>
          <table:table-cell table:formula="of:=([.A601]/([.A601]+0))-([.A601]/([.A601]+50))" office:value-type="float" office:value="0.454132606721161">
            <text:p>0,4541326067</text:p>
          </table:table-cell>
          <table:table-cell/>
        </table:table-row>
        <table:table-row table:style-name="ro1">
          <table:table-cell office:value-type="float" office:value="60.2000000000004">
            <text:p>60,2</text:p>
          </table:table-cell>
          <table:table-cell table:formula="of:=([.A602]/([.A602]+1))-([.A602]/([.A602]+50))" office:value-type="float" office:value="0.437380638885922">
            <text:p>0,4373806389</text:p>
          </table:table-cell>
          <table:table-cell table:formula="of:=([.A602]/([.A602]+0))-([.A602]/([.A602]+50))" office:value-type="float" office:value="0.453720508166967">
            <text:p>0,4537205082</text:p>
          </table:table-cell>
          <table:table-cell/>
        </table:table-row>
        <table:table-row table:style-name="ro1">
          <table:table-cell office:value-type="float" office:value="60.3000000000004">
            <text:p>60,3</text:p>
          </table:table-cell>
          <table:table-cell table:formula="of:=([.A603]/([.A603]+1))-([.A603]/([.A603]+50))" office:value-type="float" office:value="0.436995943141867">
            <text:p>0,4369959431</text:p>
          </table:table-cell>
          <table:table-cell table:formula="of:=([.A603]/([.A603]+0))-([.A603]/([.A603]+50))" office:value-type="float" office:value="0.453309156844966">
            <text:p>0,4533091568</text:p>
          </table:table-cell>
          <table:table-cell/>
        </table:table-row>
        <table:table-row table:style-name="ro1">
          <table:table-cell office:value-type="float" office:value="60.4000000000004">
            <text:p>60,4</text:p>
          </table:table-cell>
          <table:table-cell table:formula="of:=([.A604]/([.A604]+1))-([.A604]/([.A604]+50))" office:value-type="float" office:value="0.436611905773496">
            <text:p>0,4366119058</text:p>
          </table:table-cell>
          <table:table-cell table:formula="of:=([.A604]/([.A604]+0))-([.A604]/([.A604]+50))" office:value-type="float" office:value="0.452898550724636">
            <text:p>0,4528985507</text:p>
          </table:table-cell>
          <table:table-cell/>
        </table:table-row>
        <table:table-row table:style-name="ro1">
          <table:table-cell office:value-type="float" office:value="60.5000000000004">
            <text:p>60,5</text:p>
          </table:table-cell>
          <table:table-cell table:formula="of:=([.A605]/([.A605]+1))-([.A605]/([.A605]+50))" office:value-type="float" office:value="0.436228525181178">
            <text:p>0,4362285252</text:p>
          </table:table-cell>
          <table:table-cell table:formula="of:=([.A605]/([.A605]+0))-([.A605]/([.A605]+50))" office:value-type="float" office:value="0.452488687782804">
            <text:p>0,4524886878</text:p>
          </table:table-cell>
          <table:table-cell/>
        </table:table-row>
        <table:table-row table:style-name="ro1">
          <table:table-cell office:value-type="float" office:value="60.6000000000004">
            <text:p>60,6</text:p>
          </table:table-cell>
          <table:table-cell table:formula="of:=([.A606]/([.A606]+1))-([.A606]/([.A606]+50))" office:value-type="float" office:value="0.435845799769849">
            <text:p>0,4358457998</text:p>
          </table:table-cell>
          <table:table-cell table:formula="of:=([.A606]/([.A606]+0))-([.A606]/([.A606]+50))" office:value-type="float" office:value="0.452079566003615">
            <text:p>0,452079566</text:p>
          </table:table-cell>
          <table:table-cell/>
        </table:table-row>
        <table:table-row table:style-name="ro1">
          <table:table-cell office:value-type="float" office:value="60.7000000000005">
            <text:p>60,7</text:p>
          </table:table-cell>
          <table:table-cell table:formula="of:=([.A607]/([.A607]+1))-([.A607]/([.A607]+50))" office:value-type="float" office:value="0.435463727949001">
            <text:p>0,4354637279</text:p>
          </table:table-cell>
          <table:table-cell table:formula="of:=([.A607]/([.A607]+0))-([.A607]/([.A607]+50))" office:value-type="float" office:value="0.451671183378499">
            <text:p>0,4516711834</text:p>
          </table:table-cell>
          <table:table-cell/>
        </table:table-row>
        <table:table-row table:style-name="ro1">
          <table:table-cell office:value-type="float" office:value="60.8000000000004">
            <text:p>60,8</text:p>
          </table:table-cell>
          <table:table-cell table:formula="of:=([.A608]/([.A608]+1))-([.A608]/([.A608]+50))" office:value-type="float" office:value="0.435082308132673">
            <text:p>0,4350823081</text:p>
          </table:table-cell>
          <table:table-cell table:formula="of:=([.A608]/([.A608]+0))-([.A608]/([.A608]+50))" office:value-type="float" office:value="0.451263537906135">
            <text:p>0,4512635379</text:p>
          </table:table-cell>
          <table:table-cell/>
        </table:table-row>
        <table:table-row table:style-name="ro1">
          <table:table-cell office:value-type="float" office:value="60.9000000000004">
            <text:p>60,9</text:p>
          </table:table-cell>
          <table:table-cell table:formula="of:=([.A609]/([.A609]+1))-([.A609]/([.A609]+50))" office:value-type="float" office:value="0.434701538739435">
            <text:p>0,4347015387</text:p>
          </table:table-cell>
          <table:table-cell table:formula="of:=([.A609]/([.A609]+0))-([.A609]/([.A609]+50))" office:value-type="float" office:value="0.450856627592424">
            <text:p>0,4508566276</text:p>
          </table:table-cell>
          <table:table-cell/>
        </table:table-row>
        <table:table-row table:style-name="ro1">
          <table:table-cell office:value-type="float" office:value="61.0000000000004">
            <text:p>61</text:p>
          </table:table-cell>
          <table:table-cell table:formula="of:=([.A610]/([.A610]+1))-([.A610]/([.A610]+50))" office:value-type="float" office:value="0.434321418192384">
            <text:p>0,4343214182</text:p>
          </table:table-cell>
          <table:table-cell table:formula="of:=([.A610]/([.A610]+0))-([.A610]/([.A610]+50))" office:value-type="float" office:value="0.450450450450449">
            <text:p>0,4504504505</text:p>
          </table:table-cell>
          <table:table-cell/>
        </table:table-row>
        <table:table-row table:style-name="ro1">
          <table:table-cell office:value-type="float" office:value="61.1000000000005">
            <text:p>61,1</text:p>
          </table:table-cell>
          <table:table-cell table:formula="of:=([.A611]/([.A611]+1))-([.A611]/([.A611]+50))" office:value-type="float" office:value="0.433941944919128">
            <text:p>0,4339419449</text:p>
          </table:table-cell>
          <table:table-cell table:formula="of:=([.A611]/([.A611]+0))-([.A611]/([.A611]+50))" office:value-type="float" office:value="0.450045004500448">
            <text:p>0,4500450045</text:p>
          </table:table-cell>
          <table:table-cell/>
        </table:table-row>
        <table:table-row table:style-name="ro1">
          <table:table-cell office:value-type="float" office:value="61.2000000000004">
            <text:p>61,2</text:p>
          </table:table-cell>
          <table:table-cell table:formula="of:=([.A612]/([.A612]+1))-([.A612]/([.A612]+50))" office:value-type="float" office:value="0.433563117351776">
            <text:p>0,4335631174</text:p>
          </table:table-cell>
          <table:table-cell table:formula="of:=([.A612]/([.A612]+0))-([.A612]/([.A612]+50))" office:value-type="float" office:value="0.449640287769782">
            <text:p>0,4496402878</text:p>
          </table:table-cell>
          <table:table-cell/>
        </table:table-row>
        <table:table-row table:style-name="ro1">
          <table:table-cell office:value-type="float" office:value="61.3000000000005">
            <text:p>61,3</text:p>
          </table:table-cell>
          <table:table-cell table:formula="of:=([.A613]/([.A613]+1))-([.A613]/([.A613]+50))" office:value-type="float" office:value="0.433184933926929">
            <text:p>0,4331849339</text:p>
          </table:table-cell>
          <table:table-cell table:formula="of:=([.A613]/([.A613]+0))-([.A613]/([.A613]+50))" office:value-type="float" office:value="0.4492362982929">
            <text:p>0,4492362983</text:p>
          </table:table-cell>
          <table:table-cell/>
        </table:table-row>
        <table:table-row table:style-name="ro1">
          <table:table-cell office:value-type="float" office:value="61.4000000000005">
            <text:p>61,4</text:p>
          </table:table-cell>
          <table:table-cell table:formula="of:=([.A614]/([.A614]+1))-([.A614]/([.A614]+50))" office:value-type="float" office:value="0.432807393085668">
            <text:p>0,4328073931</text:p>
          </table:table-cell>
          <table:table-cell table:formula="of:=([.A614]/([.A614]+0))-([.A614]/([.A614]+50))" office:value-type="float" office:value="0.448833034111309">
            <text:p>0,4488330341</text:p>
          </table:table-cell>
          <table:table-cell/>
        </table:table-row>
        <table:table-row table:style-name="ro1">
          <table:table-cell office:value-type="float" office:value="61.5000000000005">
            <text:p>61,5</text:p>
          </table:table-cell>
          <table:table-cell table:formula="of:=([.A615]/([.A615]+1))-([.A615]/([.A615]+50))" office:value-type="float" office:value="0.432430493273541">
            <text:p>0,4324304933</text:p>
          </table:table-cell>
          <table:table-cell table:formula="of:=([.A615]/([.A615]+0))-([.A615]/([.A615]+50))" office:value-type="float" office:value="0.448430493273541">
            <text:p>0,4484304933</text:p>
          </table:table-cell>
          <table:table-cell/>
        </table:table-row>
        <table:table-row table:style-name="ro1">
          <table:table-cell office:value-type="float" office:value="61.6000000000004">
            <text:p>61,6</text:p>
          </table:table-cell>
          <table:table-cell table:formula="of:=([.A616]/([.A616]+1))-([.A616]/([.A616]+50))" office:value-type="float" office:value="0.432054232940555">
            <text:p>0,4320542329</text:p>
          </table:table-cell>
          <table:table-cell table:formula="of:=([.A616]/([.A616]+0))-([.A616]/([.A616]+50))" office:value-type="float" office:value="0.448028673835124">
            <text:p>0,4480286738</text:p>
          </table:table-cell>
          <table:table-cell/>
        </table:table-row>
        <table:table-row table:style-name="ro1">
          <table:table-cell office:value-type="float" office:value="61.7000000000005">
            <text:p>61,7</text:p>
          </table:table-cell>
          <table:table-cell table:formula="of:=([.A617]/([.A617]+1))-([.A617]/([.A617]+50))" office:value-type="float" office:value="0.431678610541164">
            <text:p>0,4316786105</text:p>
          </table:table-cell>
          <table:table-cell table:formula="of:=([.A617]/([.A617]+0))-([.A617]/([.A617]+50))" office:value-type="float" office:value="0.447627573858548">
            <text:p>0,4476275739</text:p>
          </table:table-cell>
          <table:table-cell/>
        </table:table-row>
        <table:table-row table:style-name="ro1">
          <table:table-cell office:value-type="float" office:value="61.8000000000005">
            <text:p>61,8</text:p>
          </table:table-cell>
          <table:table-cell table:formula="of:=([.A618]/([.A618]+1))-([.A618]/([.A618]+50))" office:value-type="float" office:value="0.431303624534255">
            <text:p>0,4313036245</text:p>
          </table:table-cell>
          <table:table-cell table:formula="of:=([.A618]/([.A618]+0))-([.A618]/([.A618]+50))" office:value-type="float" office:value="0.447227191413236">
            <text:p>0,4472271914</text:p>
          </table:table-cell>
          <table:table-cell/>
        </table:table-row>
        <table:table-row table:style-name="ro1">
          <table:table-cell office:value-type="float" office:value="61.9000000000005">
            <text:p>61,9</text:p>
          </table:table-cell>
          <table:table-cell table:formula="of:=([.A619]/([.A619]+1))-([.A619]/([.A619]+50))" office:value-type="float" office:value="0.430929273383143">
            <text:p>0,4309292734</text:p>
          </table:table-cell>
          <table:table-cell table:formula="of:=([.A619]/([.A619]+0))-([.A619]/([.A619]+50))" office:value-type="float" office:value="0.446827524575512">
            <text:p>0,4468275246</text:p>
          </table:table-cell>
          <table:table-cell/>
        </table:table-row>
        <table:table-row table:style-name="ro1">
          <table:table-cell office:value-type="float" office:value="62.0000000000005">
            <text:p>62</text:p>
          </table:table-cell>
          <table:table-cell table:formula="of:=([.A620]/([.A620]+1))-([.A620]/([.A620]+50))" office:value-type="float" office:value="0.430555555555554">
            <text:p>0,4305555556</text:p>
          </table:table-cell>
          <table:table-cell table:formula="of:=([.A620]/([.A620]+0))-([.A620]/([.A620]+50))" office:value-type="float" office:value="0.44642857142857">
            <text:p>0,4464285714</text:p>
          </table:table-cell>
          <table:table-cell/>
        </table:table-row>
        <table:table-row table:style-name="ro1">
          <table:table-cell office:value-type="float" office:value="62.1000000000005">
            <text:p>62,1</text:p>
          </table:table-cell>
          <table:table-cell table:formula="of:=([.A621]/([.A621]+1))-([.A621]/([.A621]+50))" office:value-type="float" office:value="0.430182469523615">
            <text:p>0,4301824695</text:p>
          </table:table-cell>
          <table:table-cell table:formula="of:=([.A621]/([.A621]+0))-([.A621]/([.A621]+50))" office:value-type="float" office:value="0.446030330062442">
            <text:p>0,4460303301</text:p>
          </table:table-cell>
          <table:table-cell/>
        </table:table-row>
        <table:table-row table:style-name="ro1">
          <table:table-cell office:value-type="float" office:value="62.2000000000005">
            <text:p>62,2</text:p>
          </table:table-cell>
          <table:table-cell table:formula="of:=([.A622]/([.A622]+1))-([.A622]/([.A622]+50))" office:value-type="float" office:value="0.429810013763847">
            <text:p>0,4298100138</text:p>
          </table:table-cell>
          <table:table-cell table:formula="of:=([.A622]/([.A622]+0))-([.A622]/([.A622]+50))" office:value-type="float" office:value="0.445632798573973">
            <text:p>0,4456327986</text:p>
          </table:table-cell>
          <table:table-cell/>
        </table:table-row>
        <table:table-row table:style-name="ro1">
          <table:table-cell office:value-type="float" office:value="62.3000000000005">
            <text:p>62,3</text:p>
          </table:table-cell>
          <table:table-cell table:formula="of:=([.A623]/([.A623]+1))-([.A623]/([.A623]+50))" office:value-type="float" office:value="0.429438186757147">
            <text:p>0,4294381868</text:p>
          </table:table-cell>
          <table:table-cell table:formula="of:=([.A623]/([.A623]+0))-([.A623]/([.A623]+50))" office:value-type="float" office:value="0.445235975066784">
            <text:p>0,4452359751</text:p>
          </table:table-cell>
          <table:table-cell/>
        </table:table-row>
        <table:table-row table:style-name="ro1">
          <table:table-cell office:value-type="float" office:value="62.4000000000005">
            <text:p>62,4</text:p>
          </table:table-cell>
          <table:table-cell table:formula="of:=([.A624]/([.A624]+1))-([.A624]/([.A624]+50))" office:value-type="float" office:value="0.429066986988783">
            <text:p>0,429066987</text:p>
          </table:table-cell>
          <table:table-cell table:formula="of:=([.A624]/([.A624]+0))-([.A624]/([.A624]+50))" office:value-type="float" office:value="0.444839857651244">
            <text:p>0,4448398577</text:p>
          </table:table-cell>
          <table:table-cell/>
        </table:table-row>
        <table:table-row table:style-name="ro1">
          <table:table-cell office:value-type="float" office:value="62.5000000000005">
            <text:p>62,5</text:p>
          </table:table-cell>
          <table:table-cell table:formula="of:=([.A625]/([.A625]+1))-([.A625]/([.A625]+50))" office:value-type="float" office:value="0.42869641294838">
            <text:p>0,4286964129</text:p>
          </table:table-cell>
          <table:table-cell table:formula="of:=([.A625]/([.A625]+0))-([.A625]/([.A625]+50))" office:value-type="float" office:value="0.444444444444443">
            <text:p>0,4444444444</text:p>
          </table:table-cell>
          <table:table-cell/>
        </table:table-row>
        <table:table-row table:style-name="ro1">
          <table:table-cell office:value-type="float" office:value="62.6000000000005">
            <text:p>62,6</text:p>
          </table:table-cell>
          <table:table-cell table:formula="of:=([.A626]/([.A626]+1))-([.A626]/([.A626]+50))" office:value-type="float" office:value="0.428326463129906">
            <text:p>0,4283264631</text:p>
          </table:table-cell>
          <table:table-cell table:formula="of:=([.A626]/([.A626]+0))-([.A626]/([.A626]+50))" office:value-type="float" office:value="0.444049733570158">
            <text:p>0,4440497336</text:p>
          </table:table-cell>
          <table:table-cell/>
        </table:table-row>
        <table:table-row table:style-name="ro1">
          <table:table-cell office:value-type="float" office:value="62.7000000000005">
            <text:p>62,7</text:p>
          </table:table-cell>
          <table:table-cell table:formula="of:=([.A627]/([.A627]+1))-([.A627]/([.A627]+50))" office:value-type="float" office:value="0.427957136031668">
            <text:p>0,427957136</text:p>
          </table:table-cell>
          <table:table-cell table:formula="of:=([.A627]/([.A627]+0))-([.A627]/([.A627]+50))" office:value-type="float" office:value="0.443655723158827">
            <text:p>0,4436557232</text:p>
          </table:table-cell>
          <table:table-cell/>
        </table:table-row>
        <table:table-row table:style-name="ro1">
          <table:table-cell office:value-type="float" office:value="62.8000000000005">
            <text:p>62,8</text:p>
          </table:table-cell>
          <table:table-cell table:formula="of:=([.A628]/([.A628]+1))-([.A628]/([.A628]+50))" office:value-type="float" office:value="0.427588430156293">
            <text:p>0,4275884302</text:p>
          </table:table-cell>
          <table:table-cell table:formula="of:=([.A628]/([.A628]+0))-([.A628]/([.A628]+50))" office:value-type="float" office:value="0.443262411347516">
            <text:p>0,4432624113</text:p>
          </table:table-cell>
          <table:table-cell/>
        </table:table-row>
        <table:table-row table:style-name="ro1">
          <table:table-cell office:value-type="float" office:value="62.9000000000005">
            <text:p>62,9</text:p>
          </table:table-cell>
          <table:table-cell table:formula="of:=([.A629]/([.A629]+1))-([.A629]/([.A629]+50))" office:value-type="float" office:value="0.427220344010721">
            <text:p>0,427220344</text:p>
          </table:table-cell>
          <table:table-cell table:formula="of:=([.A629]/([.A629]+0))-([.A629]/([.A629]+50))" office:value-type="float" office:value="0.442869796279892">
            <text:p>0,4428697963</text:p>
          </table:table-cell>
          <table:table-cell/>
        </table:table-row>
        <table:table-row table:style-name="ro1">
          <table:table-cell office:value-type="float" office:value="63.0000000000005">
            <text:p>63</text:p>
          </table:table-cell>
          <table:table-cell table:formula="of:=([.A630]/([.A630]+1))-([.A630]/([.A630]+50))" office:value-type="float" office:value="0.426852876106193">
            <text:p>0,4268528761</text:p>
          </table:table-cell>
          <table:table-cell table:formula="of:=([.A630]/([.A630]+0))-([.A630]/([.A630]+50))" office:value-type="float" office:value="0.442477876106193">
            <text:p>0,4424778761</text:p>
          </table:table-cell>
          <table:table-cell/>
        </table:table-row>
        <table:table-row table:style-name="ro1">
          <table:table-cell office:value-type="float" office:value="63.1000000000005">
            <text:p>63,1</text:p>
          </table:table-cell>
          <table:table-cell table:formula="of:=([.A631]/([.A631]+1))-([.A631]/([.A631]+50))" office:value-type="float" office:value="0.426486024958238">
            <text:p>0,426486025</text:p>
          </table:table-cell>
          <table:table-cell table:formula="of:=([.A631]/([.A631]+0))-([.A631]/([.A631]+50))" office:value-type="float" office:value="0.442086648983199">
            <text:p>0,442086649</text:p>
          </table:table-cell>
          <table:table-cell/>
        </table:table-row>
        <table:table-row table:style-name="ro1">
          <table:table-cell office:value-type="float" office:value="63.2000000000005">
            <text:p>63,2</text:p>
          </table:table-cell>
          <table:table-cell table:formula="of:=([.A632]/([.A632]+1))-([.A632]/([.A632]+50))" office:value-type="float" office:value="0.426119789086664">
            <text:p>0,4261197891</text:p>
          </table:table-cell>
          <table:table-cell table:formula="of:=([.A632]/([.A632]+0))-([.A632]/([.A632]+50))" office:value-type="float" office:value="0.441696113074203">
            <text:p>0,4416961131</text:p>
          </table:table-cell>
          <table:table-cell/>
        </table:table-row>
        <table:table-row table:style-name="ro1">
          <table:table-cell office:value-type="float" office:value="63.3000000000005">
            <text:p>63,3</text:p>
          </table:table-cell>
          <table:table-cell table:formula="of:=([.A633]/([.A633]+1))-([.A633]/([.A633]+50))" office:value-type="float" office:value="0.425754167015546">
            <text:p>0,425754167</text:p>
          </table:table-cell>
          <table:table-cell table:formula="of:=([.A633]/([.A633]+0))-([.A633]/([.A633]+50))" office:value-type="float" office:value="0.441306266548983">
            <text:p>0,4413062665</text:p>
          </table:table-cell>
          <table:table-cell/>
        </table:table-row>
        <table:table-row table:style-name="ro1">
          <table:table-cell office:value-type="float" office:value="63.4000000000005">
            <text:p>63,4</text:p>
          </table:table-cell>
          <table:table-cell table:formula="of:=([.A634]/([.A634]+1))-([.A634]/([.A634]+50))" office:value-type="float" office:value="0.425389157273214">
            <text:p>0,4253891573</text:p>
          </table:table-cell>
          <table:table-cell table:formula="of:=([.A634]/([.A634]+0))-([.A634]/([.A634]+50))" office:value-type="float" office:value="0.440917107583772">
            <text:p>0,4409171076</text:p>
          </table:table-cell>
          <table:table-cell/>
        </table:table-row>
        <table:table-row table:style-name="ro1">
          <table:table-cell office:value-type="float" office:value="63.5000000000005">
            <text:p>63,5</text:p>
          </table:table-cell>
          <table:table-cell table:formula="of:=([.A635]/([.A635]+1))-([.A635]/([.A635]+50))" office:value-type="float" office:value="0.425024758392239">
            <text:p>0,4250247584</text:p>
          </table:table-cell>
          <table:table-cell table:formula="of:=([.A635]/([.A635]+0))-([.A635]/([.A635]+50))" office:value-type="float" office:value="0.440528634361232">
            <text:p>0,4405286344</text:p>
          </table:table-cell>
          <table:table-cell/>
        </table:table-row>
        <table:table-row table:style-name="ro1">
          <table:table-cell office:value-type="float" office:value="63.6000000000005">
            <text:p>63,6</text:p>
          </table:table-cell>
          <table:table-cell table:formula="of:=([.A636]/([.A636]+1))-([.A636]/([.A636]+50))" office:value-type="float" office:value="0.42466096890943">
            <text:p>0,4246609689</text:p>
          </table:table-cell>
          <table:table-cell table:formula="of:=([.A636]/([.A636]+0))-([.A636]/([.A636]+50))" office:value-type="float" office:value="0.440140845070421">
            <text:p>0,4401408451</text:p>
          </table:table-cell>
          <table:table-cell/>
        </table:table-row>
        <table:table-row table:style-name="ro1">
          <table:table-cell office:value-type="float" office:value="63.7000000000005">
            <text:p>63,7</text:p>
          </table:table-cell>
          <table:table-cell table:formula="of:=([.A637]/([.A637]+1))-([.A637]/([.A637]+50))" office:value-type="float" office:value="0.424297787365812">
            <text:p>0,4242977874</text:p>
          </table:table-cell>
          <table:table-cell table:formula="of:=([.A637]/([.A637]+0))-([.A637]/([.A637]+50))" office:value-type="float" office:value="0.43975373790677">
            <text:p>0,4397537379</text:p>
          </table:table-cell>
          <table:table-cell/>
        </table:table-row>
        <table:table-row table:style-name="ro1">
          <table:table-cell office:value-type="float" office:value="63.8000000000005">
            <text:p>63,8</text:p>
          </table:table-cell>
          <table:table-cell table:formula="of:=([.A638]/([.A638]+1))-([.A638]/([.A638]+50))" office:value-type="float" office:value="0.423935212306622">
            <text:p>0,4239352123</text:p>
          </table:table-cell>
          <table:table-cell table:formula="of:=([.A638]/([.A638]+0))-([.A638]/([.A638]+50))" office:value-type="float" office:value="0.439367311072054">
            <text:p>0,4393673111</text:p>
          </table:table-cell>
          <table:table-cell/>
        </table:table-row>
        <table:table-row table:style-name="ro1">
          <table:table-cell office:value-type="float" office:value="63.9000000000005">
            <text:p>63,9</text:p>
          </table:table-cell>
          <table:table-cell table:formula="of:=([.A639]/([.A639]+1))-([.A639]/([.A639]+50))" office:value-type="float" office:value="0.423573242281295">
            <text:p>0,4235732423</text:p>
          </table:table-cell>
          <table:table-cell table:formula="of:=([.A639]/([.A639]+0))-([.A639]/([.A639]+50))" office:value-type="float" office:value="0.438981562774362">
            <text:p>0,4389815628</text:p>
          </table:table-cell>
          <table:table-cell/>
        </table:table-row>
        <table:table-row table:style-name="ro1">
          <table:table-cell office:value-type="float" office:value="64.0000000000005">
            <text:p>64</text:p>
          </table:table-cell>
          <table:table-cell table:formula="of:=([.A640]/([.A640]+1))-([.A640]/([.A640]+50))" office:value-type="float" office:value="0.423211875843453">
            <text:p>0,4232118758</text:p>
          </table:table-cell>
          <table:table-cell table:formula="of:=([.A640]/([.A640]+0))-([.A640]/([.A640]+50))" office:value-type="float" office:value="0.438596491228068">
            <text:p>0,4385964912</text:p>
          </table:table-cell>
          <table:table-cell/>
        </table:table-row>
        <table:table-row table:style-name="ro1">
          <table:table-cell office:value-type="float" office:value="64.1000000000005">
            <text:p>64,1</text:p>
          </table:table-cell>
          <table:table-cell table:formula="of:=([.A641]/([.A641]+1))-([.A641]/([.A641]+50))" office:value-type="float" office:value="0.422851111550892">
            <text:p>0,4228511116</text:p>
          </table:table-cell>
          <table:table-cell table:formula="of:=([.A641]/([.A641]+0))-([.A641]/([.A641]+50))" office:value-type="float" office:value="0.43821209465381">
            <text:p>0,4382120947</text:p>
          </table:table-cell>
          <table:table-cell/>
        </table:table-row>
        <table:table-row table:style-name="ro1">
          <table:table-cell office:value-type="float" office:value="64.2000000000005">
            <text:p>64,2</text:p>
          </table:table-cell>
          <table:table-cell table:formula="of:=([.A642]/([.A642]+1))-([.A642]/([.A642]+50))" office:value-type="float" office:value="0.422490947965574">
            <text:p>0,422490948</text:p>
          </table:table-cell>
          <table:table-cell table:formula="of:=([.A642]/([.A642]+0))-([.A642]/([.A642]+50))" office:value-type="float" office:value="0.437828371278457">
            <text:p>0,4378283713</text:p>
          </table:table-cell>
          <table:table-cell/>
        </table:table-row>
        <table:table-row table:style-name="ro1">
          <table:table-cell office:value-type="float" office:value="64.3000000000005">
            <text:p>64,3</text:p>
          </table:table-cell>
          <table:table-cell table:formula="of:=([.A643]/([.A643]+1))-([.A643]/([.A643]+50))" office:value-type="float" office:value="0.422131383653611">
            <text:p>0,4221313837</text:p>
          </table:table-cell>
          <table:table-cell table:formula="of:=([.A643]/([.A643]+0))-([.A643]/([.A643]+50))" office:value-type="float" office:value="0.437445319335081">
            <text:p>0,4374453193</text:p>
          </table:table-cell>
          <table:table-cell/>
        </table:table-row>
        <table:table-row table:style-name="ro1">
          <table:table-cell office:value-type="float" office:value="64.4000000000005">
            <text:p>64,4</text:p>
          </table:table-cell>
          <table:table-cell table:formula="of:=([.A644]/([.A644]+1))-([.A644]/([.A644]+50))" office:value-type="float" office:value="0.42177241718526">
            <text:p>0,4217724172</text:p>
          </table:table-cell>
          <table:table-cell table:formula="of:=([.A644]/([.A644]+0))-([.A644]/([.A644]+50))" office:value-type="float" office:value="0.437062937062935">
            <text:p>0,4370629371</text:p>
          </table:table-cell>
          <table:table-cell/>
        </table:table-row>
        <table:table-row table:style-name="ro1">
          <table:table-cell office:value-type="float" office:value="64.5000000000005">
            <text:p>64,5</text:p>
          </table:table-cell>
          <table:table-cell table:formula="of:=([.A645]/([.A645]+1))-([.A645]/([.A645]+50))" office:value-type="float" office:value="0.421414047134903">
            <text:p>0,4214140471</text:p>
          </table:table-cell>
          <table:table-cell table:formula="of:=([.A645]/([.A645]+0))-([.A645]/([.A645]+50))" office:value-type="float" office:value="0.436681222707422">
            <text:p>0,4366812227</text:p>
          </table:table-cell>
          <table:table-cell/>
        </table:table-row>
        <table:table-row table:style-name="ro1">
          <table:table-cell office:value-type="float" office:value="64.6000000000005">
            <text:p>64,6</text:p>
          </table:table-cell>
          <table:table-cell table:formula="of:=([.A646]/([.A646]+1))-([.A646]/([.A646]+50))" office:value-type="float" office:value="0.421056272081044">
            <text:p>0,4210562721</text:p>
          </table:table-cell>
          <table:table-cell table:formula="of:=([.A646]/([.A646]+0))-([.A646]/([.A646]+50))" office:value-type="float" office:value="0.436300174520068">
            <text:p>0,4363001745</text:p>
          </table:table-cell>
          <table:table-cell/>
        </table:table-row>
        <table:table-row table:style-name="ro1">
          <table:table-cell office:value-type="float" office:value="64.7000000000005">
            <text:p>64,7</text:p>
          </table:table-cell>
          <table:table-cell table:formula="of:=([.A647]/([.A647]+1))-([.A647]/([.A647]+50))" office:value-type="float" office:value="0.420699090606292">
            <text:p>0,4206990906</text:p>
          </table:table-cell>
          <table:table-cell table:formula="of:=([.A647]/([.A647]+0))-([.A647]/([.A647]+50))" office:value-type="float" office:value="0.435919790758499">
            <text:p>0,4359197908</text:p>
          </table:table-cell>
          <table:table-cell/>
        </table:table-row>
        <table:table-row table:style-name="ro1">
          <table:table-cell office:value-type="float" office:value="64.8000000000005">
            <text:p>64,8</text:p>
          </table:table-cell>
          <table:table-cell table:formula="of:=([.A648]/([.A648]+1))-([.A648]/([.A648]+50))" office:value-type="float" office:value="0.420342501297352">
            <text:p>0,4203425013</text:p>
          </table:table-cell>
          <table:table-cell table:formula="of:=([.A648]/([.A648]+0))-([.A648]/([.A648]+50))" office:value-type="float" office:value="0.435540069686409">
            <text:p>0,4355400697</text:p>
          </table:table-cell>
          <table:table-cell/>
        </table:table-row>
        <table:table-row table:style-name="ro1">
          <table:table-cell office:value-type="float" office:value="64.9000000000005">
            <text:p>64,9</text:p>
          </table:table-cell>
          <table:table-cell table:formula="of:=([.A649]/([.A649]+1))-([.A649]/([.A649]+50))" office:value-type="float" office:value="0.419986502745012">
            <text:p>0,4199865027</text:p>
          </table:table-cell>
          <table:table-cell table:formula="of:=([.A649]/([.A649]+0))-([.A649]/([.A649]+50))" office:value-type="float" office:value="0.43516100957354">
            <text:p>0,4351610096</text:p>
          </table:table-cell>
          <table:table-cell/>
        </table:table-row>
        <table:table-row table:style-name="ro1">
          <table:table-cell office:value-type="float" office:value="65.0000000000005">
            <text:p>65</text:p>
          </table:table-cell>
          <table:table-cell table:formula="of:=([.A650]/([.A650]+1))-([.A650]/([.A650]+50))" office:value-type="float" office:value="0.419631093544135">
            <text:p>0,4196310935</text:p>
          </table:table-cell>
          <table:table-cell table:formula="of:=([.A650]/([.A650]+0))-([.A650]/([.A650]+50))" office:value-type="float" office:value="0.43478260869565">
            <text:p>0,4347826087</text:p>
          </table:table-cell>
          <table:table-cell/>
        </table:table-row>
        <table:table-row table:style-name="ro1">
          <table:table-cell office:value-type="float" office:value="65.1000000000005">
            <text:p>65,1</text:p>
          </table:table-cell>
          <table:table-cell table:formula="of:=([.A651]/([.A651]+1))-([.A651]/([.A651]+50))" office:value-type="float" office:value="0.419276272293643">
            <text:p>0,4192762723</text:p>
          </table:table-cell>
          <table:table-cell table:formula="of:=([.A651]/([.A651]+0))-([.A651]/([.A651]+50))" office:value-type="float" office:value="0.43440486533449">
            <text:p>0,4344048653</text:p>
          </table:table-cell>
          <table:table-cell/>
        </table:table-row>
        <table:table-row table:style-name="ro1">
          <table:table-cell office:value-type="float" office:value="65.2000000000005">
            <text:p>65,2</text:p>
          </table:table-cell>
          <table:table-cell table:formula="of:=([.A652]/([.A652]+1))-([.A652]/([.A652]+50))" office:value-type="float" office:value="0.418922037596507">
            <text:p>0,4189220376</text:p>
          </table:table-cell>
          <table:table-cell table:formula="of:=([.A652]/([.A652]+0))-([.A652]/([.A652]+50))" office:value-type="float" office:value="0.434027777777776">
            <text:p>0,4340277778</text:p>
          </table:table-cell>
          <table:table-cell/>
        </table:table-row>
        <table:table-row table:style-name="ro1">
          <table:table-cell office:value-type="float" office:value="65.3000000000005">
            <text:p>65,3</text:p>
          </table:table-cell>
          <table:table-cell table:formula="of:=([.A653]/([.A653]+1))-([.A653]/([.A653]+50))" office:value-type="float" office:value="0.418568388059739">
            <text:p>0,4185683881</text:p>
          </table:table-cell>
          <table:table-cell table:formula="of:=([.A653]/([.A653]+0))-([.A653]/([.A653]+50))" office:value-type="float" office:value="0.433651344319166">
            <text:p>0,4336513443</text:p>
          </table:table-cell>
          <table:table-cell/>
        </table:table-row>
        <table:table-row table:style-name="ro1">
          <table:table-cell office:value-type="float" office:value="65.4000000000005">
            <text:p>65,4</text:p>
          </table:table-cell>
          <table:table-cell table:formula="of:=([.A654]/([.A654]+1))-([.A654]/([.A654]+50))" office:value-type="float" office:value="0.418215322294375">
            <text:p>0,4182153223</text:p>
          </table:table-cell>
          <table:table-cell table:formula="of:=([.A654]/([.A654]+0))-([.A654]/([.A654]+50))" office:value-type="float" office:value="0.43327556325823">
            <text:p>0,4332755633</text:p>
          </table:table-cell>
          <table:table-cell/>
        </table:table-row>
        <table:table-row table:style-name="ro1">
          <table:table-cell office:value-type="float" office:value="65.5000000000005">
            <text:p>65,5</text:p>
          </table:table-cell>
          <table:table-cell table:formula="of:=([.A655]/([.A655]+1))-([.A655]/([.A655]+50))" office:value-type="float" office:value="0.417862838915469">
            <text:p>0,4178628389</text:p>
          </table:table-cell>
          <table:table-cell table:formula="of:=([.A655]/([.A655]+0))-([.A655]/([.A655]+50))" office:value-type="float" office:value="0.432900432900431">
            <text:p>0,4329004329</text:p>
          </table:table-cell>
          <table:table-cell/>
        </table:table-row>
        <table:table-row table:style-name="ro1">
          <table:table-cell office:value-type="float" office:value="65.6000000000005">
            <text:p>65,6</text:p>
          </table:table-cell>
          <table:table-cell table:formula="of:=([.A656]/([.A656]+1))-([.A656]/([.A656]+50))" office:value-type="float" office:value="0.417510936542077">
            <text:p>0,4175109365</text:p>
          </table:table-cell>
          <table:table-cell table:formula="of:=([.A656]/([.A656]+0))-([.A656]/([.A656]+50))" office:value-type="float" office:value="0.432525951557092">
            <text:p>0,4325259516</text:p>
          </table:table-cell>
          <table:table-cell/>
        </table:table-row>
        <table:table-row table:style-name="ro1">
          <table:table-cell office:value-type="float" office:value="65.7000000000005">
            <text:p>65,7</text:p>
          </table:table-cell>
          <table:table-cell table:formula="of:=([.A657]/([.A657]+1))-([.A657]/([.A657]+50))" office:value-type="float" office:value="0.417159613797248">
            <text:p>0,4171596138</text:p>
          </table:table-cell>
          <table:table-cell table:formula="of:=([.A657]/([.A657]+0))-([.A657]/([.A657]+50))" office:value-type="float" office:value="0.432152117545374">
            <text:p>0,4321521175</text:p>
          </table:table-cell>
          <table:table-cell/>
        </table:table-row>
        <table:table-row table:style-name="ro1">
          <table:table-cell office:value-type="float" office:value="65.8000000000005">
            <text:p>65,8</text:p>
          </table:table-cell>
          <table:table-cell table:formula="of:=([.A658]/([.A658]+1))-([.A658]/([.A658]+50))" office:value-type="float" office:value="0.416808869308014">
            <text:p>0,4168088693</text:p>
          </table:table-cell>
          <table:table-cell table:formula="of:=([.A658]/([.A658]+0))-([.A658]/([.A658]+50))" office:value-type="float" office:value="0.431778929188254">
            <text:p>0,4317789292</text:p>
          </table:table-cell>
          <table:table-cell/>
        </table:table-row>
        <table:table-row table:style-name="ro1">
          <table:table-cell office:value-type="float" office:value="65.9000000000005">
            <text:p>65,9</text:p>
          </table:table-cell>
          <table:table-cell table:formula="of:=([.A659]/([.A659]+1))-([.A659]/([.A659]+50))" office:value-type="float" office:value="0.416458701705375">
            <text:p>0,4164587017</text:p>
          </table:table-cell>
          <table:table-cell table:formula="of:=([.A659]/([.A659]+0))-([.A659]/([.A659]+50))" office:value-type="float" office:value="0.431406384814493">
            <text:p>0,4314063848</text:p>
          </table:table-cell>
          <table:table-cell/>
        </table:table-row>
        <table:table-row table:style-name="ro1">
          <table:table-cell office:value-type="float" office:value="66.0000000000005">
            <text:p>66</text:p>
          </table:table-cell>
          <table:table-cell table:formula="of:=([.A660]/([.A660]+1))-([.A660]/([.A660]+50))" office:value-type="float" office:value="0.41610910962429">
            <text:p>0,4161091096</text:p>
          </table:table-cell>
          <table:table-cell table:formula="of:=([.A660]/([.A660]+0))-([.A660]/([.A660]+50))" office:value-type="float" office:value="0.431034482758619">
            <text:p>0,4310344828</text:p>
          </table:table-cell>
          <table:table-cell/>
        </table:table-row>
        <table:table-row table:style-name="ro1">
          <table:table-cell office:value-type="float" office:value="66.1000000000005">
            <text:p>66,1</text:p>
          </table:table-cell>
          <table:table-cell table:formula="of:=([.A661]/([.A661]+1))-([.A661]/([.A661]+50))" office:value-type="float" office:value="0.415760091703666">
            <text:p>0,4157600917</text:p>
          </table:table-cell>
          <table:table-cell table:formula="of:=([.A661]/([.A661]+0))-([.A661]/([.A661]+50))" office:value-type="float" office:value="0.430663221360894">
            <text:p>0,4306632214</text:p>
          </table:table-cell>
          <table:table-cell/>
        </table:table-row>
        <table:table-row table:style-name="ro1">
          <table:table-cell office:value-type="float" office:value="66.2000000000005">
            <text:p>66,2</text:p>
          </table:table-cell>
          <table:table-cell table:formula="of:=([.A662]/([.A662]+1))-([.A662]/([.A662]+50))" office:value-type="float" office:value="0.415411646586344">
            <text:p>0,4154116466</text:p>
          </table:table-cell>
          <table:table-cell table:formula="of:=([.A662]/([.A662]+0))-([.A662]/([.A662]+50))" office:value-type="float" office:value="0.430292598967296">
            <text:p>0,430292599</text:p>
          </table:table-cell>
          <table:table-cell/>
        </table:table-row>
        <table:table-row table:style-name="ro1">
          <table:table-cell office:value-type="float" office:value="66.3000000000005">
            <text:p>66,3</text:p>
          </table:table-cell>
          <table:table-cell table:formula="of:=([.A663]/([.A663]+1))-([.A663]/([.A663]+50))" office:value-type="float" office:value="0.41506377291909">
            <text:p>0,4150637729</text:p>
          </table:table-cell>
          <table:table-cell table:formula="of:=([.A663]/([.A663]+0))-([.A663]/([.A663]+50))" office:value-type="float" office:value="0.429922613929491">
            <text:p>0,4299226139</text:p>
          </table:table-cell>
          <table:table-cell/>
        </table:table-row>
        <table:table-row table:style-name="ro1">
          <table:table-cell office:value-type="float" office:value="66.4000000000005">
            <text:p>66,4</text:p>
          </table:table-cell>
          <table:table-cell table:formula="of:=([.A664]/([.A664]+1))-([.A664]/([.A664]+50))" office:value-type="float" office:value="0.414716469352584">
            <text:p>0,4147164694</text:p>
          </table:table-cell>
          <table:table-cell table:formula="of:=([.A664]/([.A664]+0))-([.A664]/([.A664]+50))" office:value-type="float" office:value="0.429553264604809">
            <text:p>0,4295532646</text:p>
          </table:table-cell>
          <table:table-cell/>
        </table:table-row>
        <table:table-row table:style-name="ro1">
          <table:table-cell office:value-type="float" office:value="66.5000000000005">
            <text:p>66,5</text:p>
          </table:table-cell>
          <table:table-cell table:formula="of:=([.A665]/([.A665]+1))-([.A665]/([.A665]+50))" office:value-type="float" office:value="0.414369734541406">
            <text:p>0,4143697345</text:p>
          </table:table-cell>
          <table:table-cell table:formula="of:=([.A665]/([.A665]+0))-([.A665]/([.A665]+50))" office:value-type="float" office:value="0.429184549356221">
            <text:p>0,4291845494</text:p>
          </table:table-cell>
          <table:table-cell/>
        </table:table-row>
        <table:table-row table:style-name="ro1">
          <table:table-cell office:value-type="float" office:value="66.6000000000005">
            <text:p>66,6</text:p>
          </table:table-cell>
          <table:table-cell table:formula="of:=([.A666]/([.A666]+1))-([.A666]/([.A666]+50))" office:value-type="float" office:value="0.41402356714403">
            <text:p>0,4140235671</text:p>
          </table:table-cell>
          <table:table-cell table:formula="of:=([.A666]/([.A666]+0))-([.A666]/([.A666]+50))" office:value-type="float" office:value="0.428816466552314">
            <text:p>0,4288164666</text:p>
          </table:table-cell>
          <table:table-cell/>
        </table:table-row>
        <table:table-row table:style-name="ro1">
          <table:table-cell office:value-type="float" office:value="66.7000000000005">
            <text:p>66,7</text:p>
          </table:table-cell>
          <table:table-cell table:formula="of:=([.A667]/([.A667]+1))-([.A667]/([.A667]+50))" office:value-type="float" office:value="0.413677965822804">
            <text:p>0,4136779658</text:p>
          </table:table-cell>
          <table:table-cell table:formula="of:=([.A667]/([.A667]+0))-([.A667]/([.A667]+50))" office:value-type="float" office:value="0.428449014567265">
            <text:p>0,4284490146</text:p>
          </table:table-cell>
          <table:table-cell/>
        </table:table-row>
        <table:table-row table:style-name="ro1">
          <table:table-cell office:value-type="float" office:value="66.8000000000005">
            <text:p>66,8</text:p>
          </table:table-cell>
          <table:table-cell table:formula="of:=([.A668]/([.A668]+1))-([.A668]/([.A668]+50))" office:value-type="float" office:value="0.413332929243947">
            <text:p>0,4133329292</text:p>
          </table:table-cell>
          <table:table-cell table:formula="of:=([.A668]/([.A668]+0))-([.A668]/([.A668]+50))" office:value-type="float" office:value="0.42808219178082">
            <text:p>0,4280821918</text:p>
          </table:table-cell>
          <table:table-cell/>
        </table:table-row>
        <table:table-row table:style-name="ro1">
          <table:table-cell office:value-type="float" office:value="66.9000000000005">
            <text:p>66,9</text:p>
          </table:table-cell>
          <table:table-cell table:formula="of:=([.A669]/([.A669]+1))-([.A669]/([.A669]+50))" office:value-type="float" office:value="0.412988456077534">
            <text:p>0,4129884561</text:p>
          </table:table-cell>
          <table:table-cell table:formula="of:=([.A669]/([.A669]+0))-([.A669]/([.A669]+50))" office:value-type="float" office:value="0.42771599657827">
            <text:p>0,4277159966</text:p>
          </table:table-cell>
          <table:table-cell/>
        </table:table-row>
        <table:table-row table:style-name="ro1">
          <table:table-cell office:value-type="float" office:value="67.0000000000005">
            <text:p>67</text:p>
          </table:table-cell>
          <table:table-cell table:formula="of:=([.A670]/([.A670]+1))-([.A670]/([.A670]+50))" office:value-type="float" office:value="0.412644544997484">
            <text:p>0,412644545</text:p>
          </table:table-cell>
          <table:table-cell table:formula="of:=([.A670]/([.A670]+0))-([.A670]/([.A670]+50))" office:value-type="float" office:value="0.427350427350425">
            <text:p>0,4273504274</text:p>
          </table:table-cell>
          <table:table-cell/>
        </table:table-row>
        <table:table-row table:style-name="ro1">
          <table:table-cell office:value-type="float" office:value="67.1000000000005">
            <text:p>67,1</text:p>
          </table:table-cell>
          <table:table-cell table:formula="of:=([.A671]/([.A671]+1))-([.A671]/([.A671]+50))" office:value-type="float" office:value="0.412301194681552">
            <text:p>0,4123011947</text:p>
          </table:table-cell>
          <table:table-cell table:formula="of:=([.A671]/([.A671]+0))-([.A671]/([.A671]+50))" office:value-type="float" office:value="0.426985482493593">
            <text:p>0,4269854825</text:p>
          </table:table-cell>
          <table:table-cell/>
        </table:table-row>
        <table:table-row table:style-name="ro1">
          <table:table-cell office:value-type="float" office:value="67.2000000000005">
            <text:p>67,2</text:p>
          </table:table-cell>
          <table:table-cell table:formula="of:=([.A672]/([.A672]+1))-([.A672]/([.A672]+50))" office:value-type="float" office:value="0.411958403811314">
            <text:p>0,4119584038</text:p>
          </table:table-cell>
          <table:table-cell table:formula="of:=([.A672]/([.A672]+0))-([.A672]/([.A672]+50))" office:value-type="float" office:value="0.426621160409554">
            <text:p>0,4266211604</text:p>
          </table:table-cell>
          <table:table-cell/>
        </table:table-row>
        <table:table-row table:style-name="ro1">
          <table:table-cell office:value-type="float" office:value="67.3000000000005">
            <text:p>67,3</text:p>
          </table:table-cell>
          <table:table-cell table:formula="of:=([.A673]/([.A673]+1))-([.A673]/([.A673]+50))" office:value-type="float" office:value="0.411616171072157">
            <text:p>0,4116161711</text:p>
          </table:table-cell>
          <table:table-cell table:formula="of:=([.A673]/([.A673]+0))-([.A673]/([.A673]+50))" office:value-type="float" office:value="0.426257459505539">
            <text:p>0,4262574595</text:p>
          </table:table-cell>
          <table:table-cell/>
        </table:table-row>
        <table:table-row table:style-name="ro1">
          <table:table-cell office:value-type="float" office:value="67.4000000000005">
            <text:p>67,4</text:p>
          </table:table-cell>
          <table:table-cell table:formula="of:=([.A674]/([.A674]+1))-([.A674]/([.A674]+50))" office:value-type="float" office:value="0.41127449515327">
            <text:p>0,4112744952</text:p>
          </table:table-cell>
          <table:table-cell table:formula="of:=([.A674]/([.A674]+0))-([.A674]/([.A674]+50))" office:value-type="float" office:value="0.425894378194206">
            <text:p>0,4258943782</text:p>
          </table:table-cell>
          <table:table-cell/>
        </table:table-row>
        <table:table-row table:style-name="ro1">
          <table:table-cell office:value-type="float" office:value="67.5000000000005">
            <text:p>67,5</text:p>
          </table:table-cell>
          <table:table-cell table:formula="of:=([.A675]/([.A675]+1))-([.A675]/([.A675]+50))" office:value-type="float" office:value="0.41093337474763">
            <text:p>0,4109333747</text:p>
          </table:table-cell>
          <table:table-cell table:formula="of:=([.A675]/([.A675]+0))-([.A675]/([.A675]+50))" office:value-type="float" office:value="0.425531914893615">
            <text:p>0,4255319149</text:p>
          </table:table-cell>
          <table:table-cell/>
        </table:table-row>
        <table:table-row table:style-name="ro1">
          <table:table-cell office:value-type="float" office:value="67.6000000000005">
            <text:p>67,6</text:p>
          </table:table-cell>
          <table:table-cell table:formula="of:=([.A676]/([.A676]+1))-([.A676]/([.A676]+50))" office:value-type="float" office:value="0.41059280855199">
            <text:p>0,4105928086</text:p>
          </table:table-cell>
          <table:table-cell table:formula="of:=([.A676]/([.A676]+0))-([.A676]/([.A676]+50))" office:value-type="float" office:value="0.425170068027209">
            <text:p>0,425170068</text:p>
          </table:table-cell>
          <table:table-cell/>
        </table:table-row>
        <table:table-row table:style-name="ro1">
          <table:table-cell office:value-type="float" office:value="67.7000000000005">
            <text:p>67,7</text:p>
          </table:table-cell>
          <table:table-cell table:formula="of:=([.A677]/([.A677]+1))-([.A677]/([.A677]+50))" office:value-type="float" office:value="0.410252795266873">
            <text:p>0,4102527953</text:p>
          </table:table-cell>
          <table:table-cell table:formula="of:=([.A677]/([.A677]+0))-([.A677]/([.A677]+50))" office:value-type="float" office:value="0.424808836023787">
            <text:p>0,424808836</text:p>
          </table:table-cell>
          <table:table-cell/>
        </table:table-row>
        <table:table-row table:style-name="ro1">
          <table:table-cell office:value-type="float" office:value="67.8000000000005">
            <text:p>67,8</text:p>
          </table:table-cell>
          <table:table-cell table:formula="of:=([.A678]/([.A678]+1))-([.A678]/([.A678]+50))" office:value-type="float" office:value="0.409913333596555">
            <text:p>0,4099133336</text:p>
          </table:table-cell>
          <table:table-cell table:formula="of:=([.A678]/([.A678]+0))-([.A678]/([.A678]+50))" office:value-type="float" office:value="0.424448217317485">
            <text:p>0,4244482173</text:p>
          </table:table-cell>
          <table:table-cell/>
        </table:table-row>
        <table:table-row table:style-name="ro1">
          <table:table-cell office:value-type="float" office:value="67.9000000000005">
            <text:p>67,9</text:p>
          </table:table-cell>
          <table:table-cell table:formula="of:=([.A679]/([.A679]+1))-([.A679]/([.A679]+50))" office:value-type="float" office:value="0.409574422249057">
            <text:p>0,4095744222</text:p>
          </table:table-cell>
          <table:table-cell table:formula="of:=([.A679]/([.A679]+0))-([.A679]/([.A679]+50))" office:value-type="float" office:value="0.42408821034775">
            <text:p>0,4240882103</text:p>
          </table:table-cell>
          <table:table-cell/>
        </table:table-row>
        <table:table-row table:style-name="ro1">
          <table:table-cell office:value-type="float" office:value="68.0000000000005">
            <text:p>68</text:p>
          </table:table-cell>
          <table:table-cell table:formula="of:=([.A680]/([.A680]+1))-([.A680]/([.A680]+50))" office:value-type="float" office:value="0.409236059936132">
            <text:p>0,4092360599</text:p>
          </table:table-cell>
          <table:table-cell table:formula="of:=([.A680]/([.A680]+0))-([.A680]/([.A680]+50))" office:value-type="float" office:value="0.42372881355932">
            <text:p>0,4237288136</text:p>
          </table:table-cell>
          <table:table-cell/>
        </table:table-row>
        <table:table-row table:style-name="ro1">
          <table:table-cell office:value-type="float" office:value="68.1000000000006">
            <text:p>68,1</text:p>
          </table:table-cell>
          <table:table-cell table:formula="of:=([.A681]/([.A681]+1))-([.A681]/([.A681]+50))" office:value-type="float" office:value="0.408898245373256">
            <text:p>0,4088982454</text:p>
          </table:table-cell>
          <table:table-cell table:formula="of:=([.A681]/([.A681]+0))-([.A681]/([.A681]+50))" office:value-type="float" office:value="0.4233700254022">
            <text:p>0,4233700254</text:p>
          </table:table-cell>
          <table:table-cell/>
        </table:table-row>
        <table:table-row table:style-name="ro1">
          <table:table-cell office:value-type="float" office:value="68.2000000000005">
            <text:p>68,2</text:p>
          </table:table-cell>
          <table:table-cell table:formula="of:=([.A682]/([.A682]+1))-([.A682]/([.A682]+50))" office:value-type="float" office:value="0.408560977279616">
            <text:p>0,4085609773</text:p>
          </table:table-cell>
          <table:table-cell table:formula="of:=([.A682]/([.A682]+0))-([.A682]/([.A682]+50))" office:value-type="float" office:value="0.423011844331639">
            <text:p>0,4230118443</text:p>
          </table:table-cell>
          <table:table-cell/>
        </table:table-row>
        <table:table-row table:style-name="ro1">
          <table:table-cell office:value-type="float" office:value="68.3000000000006">
            <text:p>68,3</text:p>
          </table:table-cell>
          <table:table-cell table:formula="of:=([.A683]/([.A683]+1))-([.A683]/([.A683]+50))" office:value-type="float" office:value="0.408224254378099">
            <text:p>0,4082242544</text:p>
          </table:table-cell>
          <table:table-cell table:formula="of:=([.A683]/([.A683]+0))-([.A683]/([.A683]+50))" office:value-type="float" office:value="0.422654268808113">
            <text:p>0,4226542688</text:p>
          </table:table-cell>
          <table:table-cell/>
        </table:table-row>
        <table:table-row table:style-name="ro1">
          <table:table-cell office:value-type="float" office:value="68.4000000000006">
            <text:p>68,4</text:p>
          </table:table-cell>
          <table:table-cell table:formula="of:=([.A684]/([.A684]+1))-([.A684]/([.A684]+50))" office:value-type="float" office:value="0.407888075395278">
            <text:p>0,4078880754</text:p>
          </table:table-cell>
          <table:table-cell table:formula="of:=([.A684]/([.A684]+0))-([.A684]/([.A684]+50))" office:value-type="float" office:value="0.422297297297295">
            <text:p>0,4222972973</text:p>
          </table:table-cell>
          <table:table-cell/>
        </table:table-row>
        <table:table-row table:style-name="ro1">
          <table:table-cell office:value-type="float" office:value="68.5000000000006">
            <text:p>68,5</text:p>
          </table:table-cell>
          <table:table-cell table:formula="of:=([.A685]/([.A685]+1))-([.A685]/([.A685]+50))" office:value-type="float" office:value="0.407552439061407">
            <text:p>0,4075524391</text:p>
          </table:table-cell>
          <table:table-cell table:formula="of:=([.A685]/([.A685]+0))-([.A685]/([.A685]+50))" office:value-type="float" office:value="0.42194092827004">
            <text:p>0,4219409283</text:p>
          </table:table-cell>
          <table:table-cell/>
        </table:table-row>
        <table:table-row table:style-name="ro1">
          <table:table-cell office:value-type="float" office:value="68.6000000000005">
            <text:p>68,6</text:p>
          </table:table-cell>
          <table:table-cell table:formula="of:=([.A686]/([.A686]+1))-([.A686]/([.A686]+50))" office:value-type="float" office:value="0.407217344110405">
            <text:p>0,4072173441</text:p>
          </table:table-cell>
          <table:table-cell table:formula="of:=([.A686]/([.A686]+0))-([.A686]/([.A686]+50))" office:value-type="float" office:value="0.421585160202359">
            <text:p>0,4215851602</text:p>
          </table:table-cell>
          <table:table-cell/>
        </table:table-row>
        <table:table-row table:style-name="ro1">
          <table:table-cell office:value-type="float" office:value="68.7000000000006">
            <text:p>68,7</text:p>
          </table:table-cell>
          <table:table-cell table:formula="of:=([.A687]/([.A687]+1))-([.A687]/([.A687]+50))" office:value-type="float" office:value="0.406882789279846">
            <text:p>0,4068827893</text:p>
          </table:table-cell>
          <table:table-cell table:formula="of:=([.A687]/([.A687]+0))-([.A687]/([.A687]+50))" office:value-type="float" office:value="0.421229991575398">
            <text:p>0,4212299916</text:p>
          </table:table-cell>
          <table:table-cell/>
        </table:table-row>
        <table:table-row table:style-name="ro1">
          <table:table-cell office:value-type="float" office:value="68.8000000000006">
            <text:p>68,8</text:p>
          </table:table-cell>
          <table:table-cell table:formula="of:=([.A688]/([.A688]+1))-([.A688]/([.A688]+50))" office:value-type="float" office:value="0.406548773310949">
            <text:p>0,4065487733</text:p>
          </table:table-cell>
          <table:table-cell table:formula="of:=([.A688]/([.A688]+0))-([.A688]/([.A688]+50))" office:value-type="float" office:value="0.420875420875419">
            <text:p>0,4208754209</text:p>
          </table:table-cell>
          <table:table-cell/>
        </table:table-row>
        <table:table-row table:style-name="ro1">
          <table:table-cell office:value-type="float" office:value="68.9000000000006">
            <text:p>68,9</text:p>
          </table:table-cell>
          <table:table-cell table:formula="of:=([.A689]/([.A689]+1))-([.A689]/([.A689]+50))" office:value-type="float" office:value="0.406215294948567">
            <text:p>0,4062152949</text:p>
          </table:table-cell>
          <table:table-cell table:formula="of:=([.A689]/([.A689]+0))-([.A689]/([.A689]+50))" office:value-type="float" office:value="0.420521446593774">
            <text:p>0,4205214466</text:p>
          </table:table-cell>
          <table:table-cell/>
        </table:table-row>
        <table:table-row table:style-name="ro1">
          <table:table-cell office:value-type="float" office:value="69.0000000000006">
            <text:p>69</text:p>
          </table:table-cell>
          <table:table-cell table:formula="of:=([.A690]/([.A690]+1))-([.A690]/([.A690]+50))" office:value-type="float" office:value="0.405882352941175">
            <text:p>0,4058823529</text:p>
          </table:table-cell>
          <table:table-cell table:formula="of:=([.A690]/([.A690]+0))-([.A690]/([.A690]+50))" office:value-type="float" office:value="0.420168067226889">
            <text:p>0,4201680672</text:p>
          </table:table-cell>
          <table:table-cell/>
        </table:table-row>
        <table:table-row table:style-name="ro1">
          <table:table-cell office:value-type="float" office:value="69.1000000000006">
            <text:p>69,1</text:p>
          </table:table-cell>
          <table:table-cell table:formula="of:=([.A691]/([.A691]+1))-([.A691]/([.A691]+50))" office:value-type="float" office:value="0.405549946040859">
            <text:p>0,405549946</text:p>
          </table:table-cell>
          <table:table-cell table:formula="of:=([.A691]/([.A691]+0))-([.A691]/([.A691]+50))" office:value-type="float" office:value="0.419815281276236">
            <text:p>0,4198152813</text:p>
          </table:table-cell>
          <table:table-cell/>
        </table:table-row>
        <table:table-row table:style-name="ro1">
          <table:table-cell office:value-type="float" office:value="69.2000000000006">
            <text:p>69,2</text:p>
          </table:table-cell>
          <table:table-cell table:formula="of:=([.A692]/([.A692]+1))-([.A692]/([.A692]+50))" office:value-type="float" office:value="0.405218073003306">
            <text:p>0,405218073</text:p>
          </table:table-cell>
          <table:table-cell table:formula="of:=([.A692]/([.A692]+0))-([.A692]/([.A692]+50))" office:value-type="float" office:value="0.41946308724832">
            <text:p>0,4194630872</text:p>
          </table:table-cell>
          <table:table-cell/>
        </table:table-row>
        <table:table-row table:style-name="ro1">
          <table:table-cell office:value-type="float" office:value="69.3000000000006">
            <text:p>69,3</text:p>
          </table:table-cell>
          <table:table-cell table:formula="of:=([.A693]/([.A693]+1))-([.A693]/([.A693]+50))" office:value-type="float" office:value="0.404886732587794">
            <text:p>0,4048867326</text:p>
          </table:table-cell>
          <table:table-cell table:formula="of:=([.A693]/([.A693]+0))-([.A693]/([.A693]+50))" office:value-type="float" office:value="0.41911148365465">
            <text:p>0,4191114837</text:p>
          </table:table-cell>
          <table:table-cell/>
        </table:table-row>
        <table:table-row table:style-name="ro1">
          <table:table-cell office:value-type="float" office:value="69.4000000000006">
            <text:p>69,4</text:p>
          </table:table-cell>
          <table:table-cell table:formula="of:=([.A694]/([.A694]+1))-([.A694]/([.A694]+50))" office:value-type="float" office:value="0.404555923557178">
            <text:p>0,4045559236</text:p>
          </table:table-cell>
          <table:table-cell table:formula="of:=([.A694]/([.A694]+0))-([.A694]/([.A694]+50))" office:value-type="float" office:value="0.418760469011723">
            <text:p>0,418760469</text:p>
          </table:table-cell>
          <table:table-cell/>
        </table:table-row>
        <table:table-row table:style-name="ro1">
          <table:table-cell office:value-type="float" office:value="69.5000000000006">
            <text:p>69,5</text:p>
          </table:table-cell>
          <table:table-cell table:formula="of:=([.A695]/([.A695]+1))-([.A695]/([.A695]+50))" office:value-type="float" office:value="0.404225644677882">
            <text:p>0,4042256447</text:p>
          </table:table-cell>
          <table:table-cell table:formula="of:=([.A695]/([.A695]+0))-([.A695]/([.A695]+50))" office:value-type="float" office:value="0.418410041841002">
            <text:p>0,4184100418</text:p>
          </table:table-cell>
          <table:table-cell/>
        </table:table-row>
        <table:table-row table:style-name="ro1">
          <table:table-cell office:value-type="float" office:value="69.6000000000006">
            <text:p>69,6</text:p>
          </table:table-cell>
          <table:table-cell table:formula="of:=([.A696]/([.A696]+1))-([.A696]/([.A696]+50))" office:value-type="float" office:value="0.403895894719886">
            <text:p>0,4038958947</text:p>
          </table:table-cell>
          <table:table-cell table:formula="of:=([.A696]/([.A696]+0))-([.A696]/([.A696]+50))" office:value-type="float" office:value="0.418060200668894">
            <text:p>0,4180602007</text:p>
          </table:table-cell>
          <table:table-cell/>
        </table:table-row>
        <table:table-row table:style-name="ro1">
          <table:table-cell office:value-type="float" office:value="69.7000000000006">
            <text:p>69,7</text:p>
          </table:table-cell>
          <table:table-cell table:formula="of:=([.A697]/([.A697]+1))-([.A697]/([.A697]+50))" office:value-type="float" office:value="0.403566672456717">
            <text:p>0,4035666725</text:p>
          </table:table-cell>
          <table:table-cell table:formula="of:=([.A697]/([.A697]+0))-([.A697]/([.A697]+50))" office:value-type="float" office:value="0.417710944026732">
            <text:p>0,417710944</text:p>
          </table:table-cell>
          <table:table-cell/>
        </table:table-row>
        <table:table-row table:style-name="ro1">
          <table:table-cell office:value-type="float" office:value="69.8000000000006">
            <text:p>69,8</text:p>
          </table:table-cell>
          <table:table-cell table:formula="of:=([.A698]/([.A698]+1))-([.A698]/([.A698]+50))" office:value-type="float" office:value="0.403237976665439">
            <text:p>0,4032379767</text:p>
          </table:table-cell>
          <table:table-cell table:formula="of:=([.A698]/([.A698]+0))-([.A698]/([.A698]+50))" office:value-type="float" office:value="0.417362270450749">
            <text:p>0,4173622705</text:p>
          </table:table-cell>
          <table:table-cell/>
        </table:table-row>
        <table:table-row table:style-name="ro1">
          <table:table-cell office:value-type="float" office:value="69.9000000000006">
            <text:p>69,9</text:p>
          </table:table-cell>
          <table:table-cell table:formula="of:=([.A699]/([.A699]+1))-([.A699]/([.A699]+50))" office:value-type="float" office:value="0.402909806126636">
            <text:p>0,4029098061</text:p>
          </table:table-cell>
          <table:table-cell table:formula="of:=([.A699]/([.A699]+0))-([.A699]/([.A699]+50))" office:value-type="float" office:value="0.417014178482066">
            <text:p>0,4170141785</text:p>
          </table:table-cell>
          <table:table-cell/>
        </table:table-row>
        <table:table-row table:style-name="ro1">
          <table:table-cell office:value-type="float" office:value="70.0000000000006">
            <text:p>70</text:p>
          </table:table-cell>
          <table:table-cell table:formula="of:=([.A700]/([.A700]+1))-([.A700]/([.A700]+50))" office:value-type="float" office:value="0.402582159624411">
            <text:p>0,4025821596</text:p>
          </table:table-cell>
          <table:table-cell table:formula="of:=([.A700]/([.A700]+0))-([.A700]/([.A700]+50))" office:value-type="float" office:value="0.416666666666665">
            <text:p>0,4166666667</text:p>
          </table:table-cell>
          <table:table-cell/>
        </table:table-row>
        <table:table-row table:style-name="ro1">
          <table:table-cell office:value-type="float" office:value="70.1000000000006">
            <text:p>70,1</text:p>
          </table:table-cell>
          <table:table-cell table:formula="of:=([.A701]/([.A701]+1))-([.A701]/([.A701]+50))" office:value-type="float" office:value="0.402255035946367">
            <text:p>0,4022550359</text:p>
          </table:table-cell>
          <table:table-cell table:formula="of:=([.A701]/([.A701]+0))-([.A701]/([.A701]+50))" office:value-type="float" office:value="0.416319733555369">
            <text:p>0,4163197336</text:p>
          </table:table-cell>
          <table:table-cell/>
        </table:table-row>
        <table:table-row table:style-name="ro1">
          <table:table-cell office:value-type="float" office:value="70.2000000000006">
            <text:p>70,2</text:p>
          </table:table-cell>
          <table:table-cell table:formula="of:=([.A702]/([.A702]+1))-([.A702]/([.A702]+50))" office:value-type="float" office:value="0.4019284338836">
            <text:p>0,4019284339</text:p>
          </table:table-cell>
          <table:table-cell table:formula="of:=([.A702]/([.A702]+0))-([.A702]/([.A702]+50))" office:value-type="float" office:value="0.415973377703825">
            <text:p>0,4159733777</text:p>
          </table:table-cell>
          <table:table-cell/>
        </table:table-row>
        <table:table-row table:style-name="ro1">
          <table:table-cell office:value-type="float" office:value="70.3000000000006">
            <text:p>70,3</text:p>
          </table:table-cell>
          <table:table-cell table:formula="of:=([.A703]/([.A703]+1))-([.A703]/([.A703]+50))" office:value-type="float" office:value="0.401602352230688">
            <text:p>0,4016023522</text:p>
          </table:table-cell>
          <table:table-cell table:formula="of:=([.A703]/([.A703]+0))-([.A703]/([.A703]+50))" office:value-type="float" office:value="0.415627597672483">
            <text:p>0,4156275977</text:p>
          </table:table-cell>
          <table:table-cell/>
        </table:table-row>
        <table:table-row table:style-name="ro1">
          <table:table-cell office:value-type="float" office:value="70.4000000000006">
            <text:p>70,4</text:p>
          </table:table-cell>
          <table:table-cell table:formula="of:=([.A704]/([.A704]+1))-([.A704]/([.A704]+50))" office:value-type="float" office:value="0.40127678978568">
            <text:p>0,4012767898</text:p>
          </table:table-cell>
          <table:table-cell table:formula="of:=([.A704]/([.A704]+0))-([.A704]/([.A704]+50))" office:value-type="float" office:value="0.415282392026576">
            <text:p>0,415282392</text:p>
          </table:table-cell>
          <table:table-cell/>
        </table:table-row>
        <table:table-row table:style-name="ro1">
          <table:table-cell office:value-type="float" office:value="70.5000000000006">
            <text:p>70,5</text:p>
          </table:table-cell>
          <table:table-cell table:formula="of:=([.A705]/([.A705]+1))-([.A705]/([.A705]+50))" office:value-type="float" office:value="0.400951745350084">
            <text:p>0,4009517454</text:p>
          </table:table-cell>
          <table:table-cell table:formula="of:=([.A705]/([.A705]+0))-([.A705]/([.A705]+50))" office:value-type="float" office:value="0.414937759336098">
            <text:p>0,4149377593</text:p>
          </table:table-cell>
          <table:table-cell/>
        </table:table-row>
        <table:table-row table:style-name="ro1">
          <table:table-cell office:value-type="float" office:value="70.6000000000006">
            <text:p>70,6</text:p>
          </table:table-cell>
          <table:table-cell table:formula="of:=([.A706]/([.A706]+1))-([.A706]/([.A706]+50))" office:value-type="float" office:value="0.400627217728858">
            <text:p>0,4006272177</text:p>
          </table:table-cell>
          <table:table-cell table:formula="of:=([.A706]/([.A706]+0))-([.A706]/([.A706]+50))" office:value-type="float" office:value="0.414593698175786">
            <text:p>0,4145936982</text:p>
          </table:table-cell>
          <table:table-cell/>
        </table:table-row>
        <table:table-row table:style-name="ro1">
          <table:table-cell office:value-type="float" office:value="70.7000000000006">
            <text:p>70,7</text:p>
          </table:table-cell>
          <table:table-cell table:formula="of:=([.A707]/([.A707]+1))-([.A707]/([.A707]+50))" office:value-type="float" office:value="0.400303205730401">
            <text:p>0,4003032057</text:p>
          </table:table-cell>
          <table:table-cell table:formula="of:=([.A707]/([.A707]+0))-([.A707]/([.A707]+50))" office:value-type="float" office:value="0.414250207125102">
            <text:p>0,4142502071</text:p>
          </table:table-cell>
          <table:table-cell/>
        </table:table-row>
        <table:table-row table:style-name="ro1">
          <table:table-cell office:value-type="float" office:value="70.8000000000006">
            <text:p>70,8</text:p>
          </table:table-cell>
          <table:table-cell table:formula="of:=([.A708]/([.A708]+1))-([.A708]/([.A708]+50))" office:value-type="float" office:value="0.399979708166539">
            <text:p>0,3999797082</text:p>
          </table:table-cell>
          <table:table-cell table:formula="of:=([.A708]/([.A708]+0))-([.A708]/([.A708]+50))" office:value-type="float" office:value="0.41390728476821">
            <text:p>0,4139072848</text:p>
          </table:table-cell>
          <table:table-cell/>
        </table:table-row>
        <table:table-row table:style-name="ro1">
          <table:table-cell office:value-type="float" office:value="70.9000000000006">
            <text:p>70,9</text:p>
          </table:table-cell>
          <table:table-cell table:formula="of:=([.A709]/([.A709]+1))-([.A709]/([.A709]+50))" office:value-type="float" office:value="0.399656723852514">
            <text:p>0,3996567239</text:p>
          </table:table-cell>
          <table:table-cell table:formula="of:=([.A709]/([.A709]+0))-([.A709]/([.A709]+50))" office:value-type="float" office:value="0.41356492969396">
            <text:p>0,4135649297</text:p>
          </table:table-cell>
          <table:table-cell/>
        </table:table-row>
        <table:table-row table:style-name="ro1">
          <table:table-cell office:value-type="float" office:value="71.0000000000006">
            <text:p>71</text:p>
          </table:table-cell>
          <table:table-cell table:formula="of:=([.A710]/([.A710]+1))-([.A710]/([.A710]+50))" office:value-type="float" office:value="0.399334251606977">
            <text:p>0,3993342516</text:p>
          </table:table-cell>
          <table:table-cell table:formula="of:=([.A710]/([.A710]+0))-([.A710]/([.A710]+50))" office:value-type="float" office:value="0.413223140495866">
            <text:p>0,4132231405</text:p>
          </table:table-cell>
          <table:table-cell/>
        </table:table-row>
        <table:table-row table:style-name="ro1">
          <table:table-cell office:value-type="float" office:value="71.1000000000006">
            <text:p>71,1</text:p>
          </table:table-cell>
          <table:table-cell table:formula="of:=([.A711]/([.A711]+1))-([.A711]/([.A711]+50))" office:value-type="float" office:value="0.399012290251976">
            <text:p>0,3990122903</text:p>
          </table:table-cell>
          <table:table-cell table:formula="of:=([.A711]/([.A711]+0))-([.A711]/([.A711]+50))" office:value-type="float" office:value="0.412881915772087">
            <text:p>0,4128819158</text:p>
          </table:table-cell>
          <table:table-cell/>
        </table:table-row>
        <table:table-row table:style-name="ro1">
          <table:table-cell office:value-type="float" office:value="71.2000000000006">
            <text:p>71,2</text:p>
          </table:table-cell>
          <table:table-cell table:formula="of:=([.A712]/([.A712]+1))-([.A712]/([.A712]+50))" office:value-type="float" office:value="0.398690838612945">
            <text:p>0,3986908386</text:p>
          </table:table-cell>
          <table:table-cell table:formula="of:=([.A712]/([.A712]+0))-([.A712]/([.A712]+50))" office:value-type="float" office:value="0.412541254125411">
            <text:p>0,4125412541</text:p>
          </table:table-cell>
          <table:table-cell/>
        </table:table-row>
        <table:table-row table:style-name="ro1">
          <table:table-cell office:value-type="float" office:value="71.3000000000006">
            <text:p>71,3</text:p>
          </table:table-cell>
          <table:table-cell table:formula="of:=([.A713]/([.A713]+1))-([.A713]/([.A713]+50))" office:value-type="float" office:value="0.398369895518693">
            <text:p>0,3983698955</text:p>
          </table:table-cell>
          <table:table-cell table:formula="of:=([.A713]/([.A713]+0))-([.A713]/([.A713]+50))" office:value-type="float" office:value="0.41220115416323">
            <text:p>0,4122011542</text:p>
          </table:table-cell>
          <table:table-cell/>
        </table:table-row>
        <table:table-row table:style-name="ro1">
          <table:table-cell office:value-type="float" office:value="71.4000000000006">
            <text:p>71,4</text:p>
          </table:table-cell>
          <table:table-cell table:formula="of:=([.A714]/([.A714]+1))-([.A714]/([.A714]+50))" office:value-type="float" office:value="0.398049459801394">
            <text:p>0,3980494598</text:p>
          </table:table-cell>
          <table:table-cell table:formula="of:=([.A714]/([.A714]+0))-([.A714]/([.A714]+50))" office:value-type="float" office:value="0.411861614497527">
            <text:p>0,4118616145</text:p>
          </table:table-cell>
          <table:table-cell/>
        </table:table-row>
        <table:table-row table:style-name="ro1">
          <table:table-cell office:value-type="float" office:value="71.5000000000006">
            <text:p>71,5</text:p>
          </table:table-cell>
          <table:table-cell table:formula="of:=([.A715]/([.A715]+1))-([.A715]/([.A715]+50))" office:value-type="float" office:value="0.397729530296578">
            <text:p>0,3977295303</text:p>
          </table:table-cell>
          <table:table-cell table:formula="of:=([.A715]/([.A715]+0))-([.A715]/([.A715]+50))" office:value-type="float" office:value="0.411522633744854">
            <text:p>0,4115226337</text:p>
          </table:table-cell>
          <table:table-cell/>
        </table:table-row>
        <table:table-row table:style-name="ro1">
          <table:table-cell office:value-type="float" office:value="71.6000000000006">
            <text:p>71,6</text:p>
          </table:table-cell>
          <table:table-cell table:formula="of:=([.A716]/([.A716]+1))-([.A716]/([.A716]+50))" office:value-type="float" office:value="0.397410105843118">
            <text:p>0,3974101058</text:p>
          </table:table-cell>
          <table:table-cell table:formula="of:=([.A716]/([.A716]+0))-([.A716]/([.A716]+50))" office:value-type="float" office:value="0.411184210526314">
            <text:p>0,4111842105</text:p>
          </table:table-cell>
          <table:table-cell/>
        </table:table-row>
        <table:table-row table:style-name="ro1">
          <table:table-cell office:value-type="float" office:value="71.7000000000006">
            <text:p>71,7</text:p>
          </table:table-cell>
          <table:table-cell table:formula="of:=([.A717]/([.A717]+1))-([.A717]/([.A717]+50))" office:value-type="float" office:value="0.397091185283222">
            <text:p>0,3970911853</text:p>
          </table:table-cell>
          <table:table-cell table:formula="of:=([.A717]/([.A717]+0))-([.A717]/([.A717]+50))" office:value-type="float" office:value="0.410846343467541">
            <text:p>0,4108463435</text:p>
          </table:table-cell>
          <table:table-cell/>
        </table:table-row>
        <table:table-row table:style-name="ro1">
          <table:table-cell office:value-type="float" office:value="71.8000000000006">
            <text:p>71,8</text:p>
          </table:table-cell>
          <table:table-cell table:formula="of:=([.A718]/([.A718]+1))-([.A718]/([.A718]+50))" office:value-type="float" office:value="0.396772767462421">
            <text:p>0,3967727675</text:p>
          </table:table-cell>
          <table:table-cell table:formula="of:=([.A718]/([.A718]+0))-([.A718]/([.A718]+50))" office:value-type="float" office:value="0.410509031198684">
            <text:p>0,4105090312</text:p>
          </table:table-cell>
          <table:table-cell/>
        </table:table-row>
        <table:table-row table:style-name="ro1">
          <table:table-cell office:value-type="float" office:value="71.9000000000006">
            <text:p>71,9</text:p>
          </table:table-cell>
          <table:table-cell table:formula="of:=([.A719]/([.A719]+1))-([.A719]/([.A719]+50))" office:value-type="float" office:value="0.396454851229558">
            <text:p>0,3964548512</text:p>
          </table:table-cell>
          <table:table-cell table:formula="of:=([.A719]/([.A719]+0))-([.A719]/([.A719]+50))" office:value-type="float" office:value="0.410172272354387">
            <text:p>0,4101722724</text:p>
          </table:table-cell>
          <table:table-cell/>
        </table:table-row>
        <table:table-row table:style-name="ro1">
          <table:table-cell office:value-type="float" office:value="72.0000000000006">
            <text:p>72</text:p>
          </table:table-cell>
          <table:table-cell table:formula="of:=([.A720]/([.A720]+1))-([.A720]/([.A720]+50))" office:value-type="float" office:value="0.396137435436782">
            <text:p>0,3961374354</text:p>
          </table:table-cell>
          <table:table-cell table:formula="of:=([.A720]/([.A720]+0))-([.A720]/([.A720]+50))" office:value-type="float" office:value="0.409836065573769">
            <text:p>0,4098360656</text:p>
          </table:table-cell>
          <table:table-cell/>
        </table:table-row>
        <table:table-row table:style-name="ro1">
          <table:table-cell office:value-type="float" office:value="72.1000000000006">
            <text:p>72,1</text:p>
          </table:table-cell>
          <table:table-cell table:formula="of:=([.A721]/([.A721]+1))-([.A721]/([.A721]+50))" office:value-type="float" office:value="0.395820518939532">
            <text:p>0,3958205189</text:p>
          </table:table-cell>
          <table:table-cell table:formula="of:=([.A721]/([.A721]+0))-([.A721]/([.A721]+50))" office:value-type="float" office:value="0.409500409500407">
            <text:p>0,4095004095</text:p>
          </table:table-cell>
          <table:table-cell/>
        </table:table-row>
        <table:table-row table:style-name="ro1">
          <table:table-cell office:value-type="float" office:value="72.2000000000006">
            <text:p>72,2</text:p>
          </table:table-cell>
          <table:table-cell table:formula="of:=([.A722]/([.A722]+1))-([.A722]/([.A722]+50))" office:value-type="float" office:value="0.39550410059653">
            <text:p>0,3955041006</text:p>
          </table:table-cell>
          <table:table-cell table:formula="of:=([.A722]/([.A722]+0))-([.A722]/([.A722]+50))" office:value-type="float" office:value="0.409165302782322">
            <text:p>0,4091653028</text:p>
          </table:table-cell>
          <table:table-cell/>
        </table:table-row>
        <table:table-row table:style-name="ro1">
          <table:table-cell office:value-type="float" office:value="72.3000000000006">
            <text:p>72,3</text:p>
          </table:table-cell>
          <table:table-cell table:formula="of:=([.A723]/([.A723]+1))-([.A723]/([.A723]+50))" office:value-type="float" office:value="0.395188179269769">
            <text:p>0,3951881793</text:p>
          </table:table-cell>
          <table:table-cell table:formula="of:=([.A723]/([.A723]+0))-([.A723]/([.A723]+50))" office:value-type="float" office:value="0.408830744071952">
            <text:p>0,4088307441</text:p>
          </table:table-cell>
          <table:table-cell/>
        </table:table-row>
        <table:table-row table:style-name="ro1">
          <table:table-cell office:value-type="float" office:value="72.4000000000006">
            <text:p>72,4</text:p>
          </table:table-cell>
          <table:table-cell table:formula="of:=([.A724]/([.A724]+1))-([.A724]/([.A724]+50))" office:value-type="float" office:value="0.394872753824507">
            <text:p>0,3948727538</text:p>
          </table:table-cell>
          <table:table-cell table:formula="of:=([.A724]/([.A724]+0))-([.A724]/([.A724]+50))" office:value-type="float" office:value="0.408496732026142">
            <text:p>0,408496732</text:p>
          </table:table-cell>
          <table:table-cell/>
        </table:table-row>
        <table:table-row table:style-name="ro1">
          <table:table-cell office:value-type="float" office:value="72.5000000000006">
            <text:p>72,5</text:p>
          </table:table-cell>
          <table:table-cell table:formula="of:=([.A725]/([.A725]+1))-([.A725]/([.A725]+50))" office:value-type="float" office:value="0.39455782312925">
            <text:p>0,3945578231</text:p>
          </table:table-cell>
          <table:table-cell table:formula="of:=([.A725]/([.A725]+0))-([.A725]/([.A725]+50))" office:value-type="float" office:value="0.40816326530612">
            <text:p>0,4081632653</text:p>
          </table:table-cell>
          <table:table-cell/>
        </table:table-row>
        <table:table-row table:style-name="ro1">
          <table:table-cell office:value-type="float" office:value="72.6000000000006">
            <text:p>72,6</text:p>
          </table:table-cell>
          <table:table-cell table:formula="of:=([.A726]/([.A726]+1))-([.A726]/([.A726]+50))" office:value-type="float" office:value="0.394243386055747">
            <text:p>0,3942433861</text:p>
          </table:table-cell>
          <table:table-cell table:formula="of:=([.A726]/([.A726]+0))-([.A726]/([.A726]+50))" office:value-type="float" office:value="0.407830342577486">
            <text:p>0,4078303426</text:p>
          </table:table-cell>
          <table:table-cell/>
        </table:table-row>
        <table:table-row table:style-name="ro1">
          <table:table-cell office:value-type="float" office:value="72.7000000000006">
            <text:p>72,7</text:p>
          </table:table-cell>
          <table:table-cell table:formula="of:=([.A727]/([.A727]+1))-([.A727]/([.A727]+50))" office:value-type="float" office:value="0.393929441478978">
            <text:p>0,3939294415</text:p>
          </table:table-cell>
          <table:table-cell table:formula="of:=([.A727]/([.A727]+0))-([.A727]/([.A727]+50))" office:value-type="float" office:value="0.407497962510185">
            <text:p>0,4074979625</text:p>
          </table:table-cell>
          <table:table-cell/>
        </table:table-row>
        <table:table-row table:style-name="ro1">
          <table:table-cell office:value-type="float" office:value="72.8000000000006">
            <text:p>72,8</text:p>
          </table:table-cell>
          <table:table-cell table:formula="of:=([.A728]/([.A728]+1))-([.A728]/([.A728]+50))" office:value-type="float" office:value="0.393615988277145">
            <text:p>0,3936159883</text:p>
          </table:table-cell>
          <table:table-cell table:formula="of:=([.A728]/([.A728]+0))-([.A728]/([.A728]+50))" office:value-type="float" office:value="0.4071661237785">
            <text:p>0,4071661238</text:p>
          </table:table-cell>
          <table:table-cell/>
        </table:table-row>
        <table:table-row table:style-name="ro1">
          <table:table-cell office:value-type="float" office:value="72.9000000000006">
            <text:p>72,9</text:p>
          </table:table-cell>
          <table:table-cell table:formula="of:=([.A729]/([.A729]+1))-([.A729]/([.A729]+50))" office:value-type="float" office:value="0.393303025331659">
            <text:p>0,3933030253</text:p>
          </table:table-cell>
          <table:table-cell table:formula="of:=([.A729]/([.A729]+0))-([.A729]/([.A729]+50))" office:value-type="float" office:value="0.406834825061023">
            <text:p>0,4068348251</text:p>
          </table:table-cell>
          <table:table-cell/>
        </table:table-row>
        <table:table-row table:style-name="ro1">
          <table:table-cell office:value-type="float" office:value="73.0000000000006">
            <text:p>73</text:p>
          </table:table-cell>
          <table:table-cell table:formula="of:=([.A730]/([.A730]+1))-([.A730]/([.A730]+50))" office:value-type="float" office:value="0.392990551527135">
            <text:p>0,3929905515</text:p>
          </table:table-cell>
          <table:table-cell table:formula="of:=([.A730]/([.A730]+0))-([.A730]/([.A730]+50))" office:value-type="float" office:value="0.406504065040648">
            <text:p>0,406504065</text:p>
          </table:table-cell>
          <table:table-cell/>
        </table:table-row>
        <table:table-row table:style-name="ro1">
          <table:table-cell office:value-type="float" office:value="73.1000000000006">
            <text:p>73,1</text:p>
          </table:table-cell>
          <table:table-cell table:formula="of:=([.A731]/([.A731]+1))-([.A731]/([.A731]+50))" office:value-type="float" office:value="0.392678565751376">
            <text:p>0,3926785658</text:p>
          </table:table-cell>
          <table:table-cell table:formula="of:=([.A731]/([.A731]+0))-([.A731]/([.A731]+50))" office:value-type="float" office:value="0.406173842404547">
            <text:p>0,4061738424</text:p>
          </table:table-cell>
          <table:table-cell/>
        </table:table-row>
        <table:table-row table:style-name="ro1">
          <table:table-cell office:value-type="float" office:value="73.2000000000006">
            <text:p>73,2</text:p>
          </table:table-cell>
          <table:table-cell table:formula="of:=([.A732]/([.A732]+1))-([.A732]/([.A732]+50))" office:value-type="float" office:value="0.392367066895367">
            <text:p>0,3923670669</text:p>
          </table:table-cell>
          <table:table-cell table:formula="of:=([.A732]/([.A732]+0))-([.A732]/([.A732]+50))" office:value-type="float" office:value="0.405844155844154">
            <text:p>0,4058441558</text:p>
          </table:table-cell>
          <table:table-cell/>
        </table:table-row>
        <table:table-row table:style-name="ro1">
          <table:table-cell office:value-type="float" office:value="73.3000000000006">
            <text:p>73,3</text:p>
          </table:table-cell>
          <table:table-cell table:formula="of:=([.A733]/([.A733]+1))-([.A733]/([.A733]+50))" office:value-type="float" office:value="0.392056053853264">
            <text:p>0,3920560539</text:p>
          </table:table-cell>
          <table:table-cell table:formula="of:=([.A733]/([.A733]+0))-([.A733]/([.A733]+50))" office:value-type="float" office:value="0.405515004055148">
            <text:p>0,4055150041</text:p>
          </table:table-cell>
          <table:table-cell/>
        </table:table-row>
        <table:table-row table:style-name="ro1">
          <table:table-cell office:value-type="float" office:value="73.4000000000006">
            <text:p>73,4</text:p>
          </table:table-cell>
          <table:table-cell table:formula="of:=([.A734]/([.A734]+1))-([.A734]/([.A734]+50))" office:value-type="float" office:value="0.391745525522383">
            <text:p>0,3917455255</text:p>
          </table:table-cell>
          <table:table-cell table:formula="of:=([.A734]/([.A734]+0))-([.A734]/([.A734]+50))" office:value-type="float" office:value="0.405186385737437">
            <text:p>0,4051863857</text:p>
          </table:table-cell>
          <table:table-cell/>
        </table:table-row>
        <table:table-row table:style-name="ro1">
          <table:table-cell office:value-type="float" office:value="73.5000000000006">
            <text:p>73,5</text:p>
          </table:table-cell>
          <table:table-cell table:formula="of:=([.A735]/([.A735]+1))-([.A735]/([.A735]+50))" office:value-type="float" office:value="0.391435480803193">
            <text:p>0,3914354808</text:p>
          </table:table-cell>
          <table:table-cell table:formula="of:=([.A735]/([.A735]+0))-([.A735]/([.A735]+50))" office:value-type="float" office:value="0.40485829959514">
            <text:p>0,4048582996</text:p>
          </table:table-cell>
          <table:table-cell/>
        </table:table-row>
        <table:table-row table:style-name="ro1">
          <table:table-cell office:value-type="float" office:value="73.6000000000006">
            <text:p>73,6</text:p>
          </table:table-cell>
          <table:table-cell table:formula="of:=([.A736]/([.A736]+1))-([.A736]/([.A736]+50))" office:value-type="float" office:value="0.391125918599302">
            <text:p>0,3911259186</text:p>
          </table:table-cell>
          <table:table-cell table:formula="of:=([.A736]/([.A736]+0))-([.A736]/([.A736]+50))" office:value-type="float" office:value="0.404530744336568">
            <text:p>0,4045307443</text:p>
          </table:table-cell>
          <table:table-cell/>
        </table:table-row>
        <table:table-row table:style-name="ro1">
          <table:table-cell office:value-type="float" office:value="73.7000000000006">
            <text:p>73,7</text:p>
          </table:table-cell>
          <table:table-cell table:formula="of:=([.A737]/([.A737]+1))-([.A737]/([.A737]+50))" office:value-type="float" office:value="0.39081683781745">
            <text:p>0,3908168378</text:p>
          </table:table-cell>
          <table:table-cell table:formula="of:=([.A737]/([.A737]+0))-([.A737]/([.A737]+50))" office:value-type="float" office:value="0.40420371867421">
            <text:p>0,4042037187</text:p>
          </table:table-cell>
          <table:table-cell/>
        </table:table-row>
        <table:table-row table:style-name="ro1">
          <table:table-cell office:value-type="float" office:value="73.8000000000006">
            <text:p>73,8</text:p>
          </table:table-cell>
          <table:table-cell table:formula="of:=([.A738]/([.A738]+1))-([.A738]/([.A738]+50))" office:value-type="float" office:value="0.390508237367496">
            <text:p>0,3905082374</text:p>
          </table:table-cell>
          <table:table-cell table:formula="of:=([.A738]/([.A738]+0))-([.A738]/([.A738]+50))" office:value-type="float" office:value="0.403877221324715">
            <text:p>0,4038772213</text:p>
          </table:table-cell>
          <table:table-cell/>
        </table:table-row>
        <table:table-row table:style-name="ro1">
          <table:table-cell office:value-type="float" office:value="73.9000000000006">
            <text:p>73,9</text:p>
          </table:table-cell>
          <table:table-cell table:formula="of:=([.A739]/([.A739]+1))-([.A739]/([.A739]+50))" office:value-type="float" office:value="0.390200116162414">
            <text:p>0,3902001162</text:p>
          </table:table-cell>
          <table:table-cell table:formula="of:=([.A739]/([.A739]+0))-([.A739]/([.A739]+50))" office:value-type="float" office:value="0.403551251008876">
            <text:p>0,403551251</text:p>
          </table:table-cell>
          <table:table-cell/>
        </table:table-row>
        <table:table-row table:style-name="ro1">
          <table:table-cell office:value-type="float" office:value="74.0000000000006">
            <text:p>74</text:p>
          </table:table-cell>
          <table:table-cell table:formula="of:=([.A740]/([.A740]+1))-([.A740]/([.A740]+50))" office:value-type="float" office:value="0.389892473118278">
            <text:p>0,3898924731</text:p>
          </table:table-cell>
          <table:table-cell table:formula="of:=([.A740]/([.A740]+0))-([.A740]/([.A740]+50))" office:value-type="float" office:value="0.403225806451611">
            <text:p>0,4032258065</text:p>
          </table:table-cell>
          <table:table-cell/>
        </table:table-row>
        <table:table-row table:style-name="ro1">
          <table:table-cell office:value-type="float" office:value="74.1000000000006">
            <text:p>74,1</text:p>
          </table:table-cell>
          <table:table-cell table:formula="of:=([.A741]/([.A741]+1))-([.A741]/([.A741]+50))" office:value-type="float" office:value="0.389585307154252">
            <text:p>0,3895853072</text:p>
          </table:table-cell>
          <table:table-cell table:formula="of:=([.A741]/([.A741]+0))-([.A741]/([.A741]+50))" office:value-type="float" office:value="0.402900886381948">
            <text:p>0,4029008864</text:p>
          </table:table-cell>
          <table:table-cell/>
        </table:table-row>
        <table:table-row table:style-name="ro1">
          <table:table-cell office:value-type="float" office:value="74.2000000000006">
            <text:p>74,2</text:p>
          </table:table-cell>
          <table:table-cell table:formula="of:=([.A742]/([.A742]+1))-([.A742]/([.A742]+50))" office:value-type="float" office:value="0.389278617192584">
            <text:p>0,3892786172</text:p>
          </table:table-cell>
          <table:table-cell table:formula="of:=([.A742]/([.A742]+0))-([.A742]/([.A742]+50))" office:value-type="float" office:value="0.402576489533009">
            <text:p>0,4025764895</text:p>
          </table:table-cell>
          <table:table-cell/>
        </table:table-row>
        <table:table-row table:style-name="ro1">
          <table:table-cell office:value-type="float" office:value="74.3000000000006">
            <text:p>74,3</text:p>
          </table:table-cell>
          <table:table-cell table:formula="of:=([.A743]/([.A743]+1))-([.A743]/([.A743]+50))" office:value-type="float" office:value="0.388972402158593">
            <text:p>0,3889724022</text:p>
          </table:table-cell>
          <table:table-cell table:formula="of:=([.A743]/([.A743]+0))-([.A743]/([.A743]+50))" office:value-type="float" office:value="0.402252614641993">
            <text:p>0,4022526146</text:p>
          </table:table-cell>
          <table:table-cell/>
        </table:table-row>
        <table:table-row table:style-name="ro1">
          <table:table-cell office:value-type="float" office:value="74.4000000000006">
            <text:p>74,4</text:p>
          </table:table-cell>
          <table:table-cell table:formula="of:=([.A744]/([.A744]+1))-([.A744]/([.A744]+50))" office:value-type="float" office:value="0.388666660980663">
            <text:p>0,388666661</text:p>
          </table:table-cell>
          <table:table-cell table:formula="of:=([.A744]/([.A744]+0))-([.A744]/([.A744]+50))" office:value-type="float" office:value="0.401929260450159">
            <text:p>0,4019292605</text:p>
          </table:table-cell>
          <table:table-cell/>
        </table:table-row>
        <table:table-row table:style-name="ro1">
          <table:table-cell office:value-type="float" office:value="74.5000000000006">
            <text:p>74,5</text:p>
          </table:table-cell>
          <table:table-cell table:formula="of:=([.A745]/([.A745]+1))-([.A745]/([.A745]+50))" office:value-type="float" office:value="0.388361392590226">
            <text:p>0,3883613926</text:p>
          </table:table-cell>
          <table:table-cell table:formula="of:=([.A745]/([.A745]+0))-([.A745]/([.A745]+50))" office:value-type="float" office:value="0.401606425702809">
            <text:p>0,4016064257</text:p>
          </table:table-cell>
          <table:table-cell/>
        </table:table-row>
        <table:table-row table:style-name="ro1">
          <table:table-cell office:value-type="float" office:value="74.6000000000006">
            <text:p>74,6</text:p>
          </table:table-cell>
          <table:table-cell table:formula="of:=([.A746]/([.A746]+1))-([.A746]/([.A746]+50))" office:value-type="float" office:value="0.388056595921763">
            <text:p>0,3880565959</text:p>
          </table:table-cell>
          <table:table-cell table:formula="of:=([.A746]/([.A746]+0))-([.A746]/([.A746]+50))" office:value-type="float" office:value="0.401284109149276">
            <text:p>0,4012841091</text:p>
          </table:table-cell>
          <table:table-cell/>
        </table:table-row>
        <table:table-row table:style-name="ro1">
          <table:table-cell office:value-type="float" office:value="74.7000000000006">
            <text:p>74,7</text:p>
          </table:table-cell>
          <table:table-cell table:formula="of:=([.A747]/([.A747]+1))-([.A747]/([.A747]+50))" office:value-type="float" office:value="0.387752269912782">
            <text:p>0,3877522699</text:p>
          </table:table-cell>
          <table:table-cell table:formula="of:=([.A747]/([.A747]+0))-([.A747]/([.A747]+50))" office:value-type="float" office:value="0.400962309542901">
            <text:p>0,4009623095</text:p>
          </table:table-cell>
          <table:table-cell/>
        </table:table-row>
        <table:table-row table:style-name="ro1">
          <table:table-cell office:value-type="float" office:value="74.8000000000006">
            <text:p>74,8</text:p>
          </table:table-cell>
          <table:table-cell table:formula="of:=([.A748]/([.A748]+1))-([.A748]/([.A748]+50))" office:value-type="float" office:value="0.387448413503821">
            <text:p>0,3874484135</text:p>
          </table:table-cell>
          <table:table-cell table:formula="of:=([.A748]/([.A748]+0))-([.A748]/([.A748]+50))" office:value-type="float" office:value="0.400641025641024">
            <text:p>0,4006410256</text:p>
          </table:table-cell>
          <table:table-cell/>
        </table:table-row>
        <table:table-row table:style-name="ro1">
          <table:table-cell office:value-type="float" office:value="74.9000000000006">
            <text:p>74,9</text:p>
          </table:table-cell>
          <table:table-cell table:formula="of:=([.A749]/([.A749]+1))-([.A749]/([.A749]+50))" office:value-type="float" office:value="0.387145025638427">
            <text:p>0,3871450256</text:p>
          </table:table-cell>
          <table:table-cell table:formula="of:=([.A749]/([.A749]+0))-([.A749]/([.A749]+50))" office:value-type="float" office:value="0.400320256204962">
            <text:p>0,4003202562</text:p>
          </table:table-cell>
          <table:table-cell/>
        </table:table-row>
        <table:table-row table:style-name="ro1">
          <table:table-cell office:value-type="float" office:value="75.0000000000006">
            <text:p>75</text:p>
          </table:table-cell>
          <table:table-cell table:formula="of:=([.A750]/([.A750]+1))-([.A750]/([.A750]+50))" office:value-type="float" office:value="0.386842105263156">
            <text:p>0,3868421053</text:p>
          </table:table-cell>
          <table:table-cell table:formula="of:=([.A750]/([.A750]+0))-([.A750]/([.A750]+50))" office:value-type="float" office:value="0.399999999999998">
            <text:p>0,4</text:p>
          </table:table-cell>
          <table:table-cell/>
        </table:table-row>
        <table:table-row table:style-name="ro1">
          <table:table-cell office:value-type="float" office:value="75.1000000000006">
            <text:p>75,1</text:p>
          </table:table-cell>
          <table:table-cell table:formula="of:=([.A751]/([.A751]+1))-([.A751]/([.A751]+50))" office:value-type="float" office:value="0.386539651327556">
            <text:p>0,3865396513</text:p>
          </table:table-cell>
          <table:table-cell table:formula="of:=([.A751]/([.A751]+0))-([.A751]/([.A751]+50))" office:value-type="float" office:value="0.399680255795362">
            <text:p>0,3996802558</text:p>
          </table:table-cell>
          <table:table-cell/>
        </table:table-row>
        <table:table-row table:style-name="ro1">
          <table:table-cell office:value-type="float" office:value="75.2000000000006">
            <text:p>75,2</text:p>
          </table:table-cell>
          <table:table-cell table:formula="of:=([.A752]/([.A752]+1))-([.A752]/([.A752]+50))" office:value-type="float" office:value="0.386237662784163">
            <text:p>0,3862376628</text:p>
          </table:table-cell>
          <table:table-cell table:formula="of:=([.A752]/([.A752]+0))-([.A752]/([.A752]+50))" office:value-type="float" office:value="0.399361022364215">
            <text:p>0,3993610224</text:p>
          </table:table-cell>
          <table:table-cell/>
        </table:table-row>
        <table:table-row table:style-name="ro1">
          <table:table-cell office:value-type="float" office:value="75.3000000000007">
            <text:p>75,3</text:p>
          </table:table-cell>
          <table:table-cell table:formula="of:=([.A753]/([.A753]+1))-([.A753]/([.A753]+50))" office:value-type="float" office:value="0.385936138588487">
            <text:p>0,3859361386</text:p>
          </table:table-cell>
          <table:table-cell table:formula="of:=([.A753]/([.A753]+0))-([.A753]/([.A753]+50))" office:value-type="float" office:value="0.399042298483637">
            <text:p>0,3990422985</text:p>
          </table:table-cell>
          <table:table-cell/>
        </table:table-row>
        <table:table-row table:style-name="ro1">
          <table:table-cell office:value-type="float" office:value="75.4000000000007">
            <text:p>75,4</text:p>
          </table:table-cell>
          <table:table-cell table:formula="of:=([.A754]/([.A754]+1))-([.A754]/([.A754]+50))" office:value-type="float" office:value="0.385635077699005">
            <text:p>0,3856350777</text:p>
          </table:table-cell>
          <table:table-cell table:formula="of:=([.A754]/([.A754]+0))-([.A754]/([.A754]+50))" office:value-type="float" office:value="0.398724082934607">
            <text:p>0,3987240829</text:p>
          </table:table-cell>
          <table:table-cell/>
        </table:table-row>
        <table:table-row table:style-name="ro1">
          <table:table-cell office:value-type="float" office:value="75.5000000000007">
            <text:p>75,5</text:p>
          </table:table-cell>
          <table:table-cell table:formula="of:=([.A755]/([.A755]+1))-([.A755]/([.A755]+50))" office:value-type="float" office:value="0.385334479077153">
            <text:p>0,3853344791</text:p>
          </table:table-cell>
          <table:table-cell table:formula="of:=([.A755]/([.A755]+0))-([.A755]/([.A755]+50))" office:value-type="float" office:value="0.39840637450199">
            <text:p>0,3984063745</text:p>
          </table:table-cell>
          <table:table-cell/>
        </table:table-row>
        <table:table-row table:style-name="ro1">
          <table:table-cell office:value-type="float" office:value="75.6000000000006">
            <text:p>75,6</text:p>
          </table:table-cell>
          <table:table-cell table:formula="of:=([.A756]/([.A756]+1))-([.A756]/([.A756]+50))" office:value-type="float" office:value="0.385034341687314">
            <text:p>0,3850343417</text:p>
          </table:table-cell>
          <table:table-cell table:formula="of:=([.A756]/([.A756]+0))-([.A756]/([.A756]+50))" office:value-type="float" office:value="0.39808917197452">
            <text:p>0,398089172</text:p>
          </table:table-cell>
          <table:table-cell/>
        </table:table-row>
        <table:table-row table:style-name="ro1">
          <table:table-cell office:value-type="float" office:value="75.7000000000007">
            <text:p>75,7</text:p>
          </table:table-cell>
          <table:table-cell table:formula="of:=([.A757]/([.A757]+1))-([.A757]/([.A757]+50))" office:value-type="float" office:value="0.384734664496808">
            <text:p>0,3847346645</text:p>
          </table:table-cell>
          <table:table-cell table:formula="of:=([.A757]/([.A757]+0))-([.A757]/([.A757]+50))" office:value-type="float" office:value="0.397772474144787">
            <text:p>0,3977724741</text:p>
          </table:table-cell>
          <table:table-cell/>
        </table:table-row>
        <table:table-row table:style-name="ro1">
          <table:table-cell office:value-type="float" office:value="75.8000000000007">
            <text:p>75,8</text:p>
          </table:table-cell>
          <table:table-cell table:formula="of:=([.A758]/([.A758]+1))-([.A758]/([.A758]+50))" office:value-type="float" office:value="0.384435446475886">
            <text:p>0,3844354465</text:p>
          </table:table-cell>
          <table:table-cell table:formula="of:=([.A758]/([.A758]+0))-([.A758]/([.A758]+50))" office:value-type="float" office:value="0.397456279809219">
            <text:p>0,3974562798</text:p>
          </table:table-cell>
          <table:table-cell/>
        </table:table-row>
        <table:table-row table:style-name="ro1">
          <table:table-cell office:value-type="float" office:value="75.9000000000007">
            <text:p>75,9</text:p>
          </table:table-cell>
          <table:table-cell table:formula="of:=([.A759]/([.A759]+1))-([.A759]/([.A759]+50))" office:value-type="float" office:value="0.384136686597717">
            <text:p>0,3841366866</text:p>
          </table:table-cell>
          <table:table-cell table:formula="of:=([.A759]/([.A759]+0))-([.A759]/([.A759]+50))" office:value-type="float" office:value="0.397140587768068">
            <text:p>0,3971405878</text:p>
          </table:table-cell>
          <table:table-cell/>
        </table:table-row>
        <table:table-row table:style-name="ro1">
          <table:table-cell office:value-type="float" office:value="76.0000000000007">
            <text:p>76</text:p>
          </table:table-cell>
          <table:table-cell table:formula="of:=([.A760]/([.A760]+1))-([.A760]/([.A760]+50))" office:value-type="float" office:value="0.383838383838382">
            <text:p>0,3838383838</text:p>
          </table:table-cell>
          <table:table-cell table:formula="of:=([.A760]/([.A760]+0))-([.A760]/([.A760]+50))" office:value-type="float" office:value="0.396825396825395">
            <text:p>0,3968253968</text:p>
          </table:table-cell>
          <table:table-cell/>
        </table:table-row>
        <table:table-row table:style-name="ro1">
          <table:table-cell office:value-type="float" office:value="76.1000000000007">
            <text:p>76,1</text:p>
          </table:table-cell>
          <table:table-cell table:formula="of:=([.A761]/([.A761]+1))-([.A761]/([.A761]+50))" office:value-type="float" office:value="0.383540537176862">
            <text:p>0,3835405372</text:p>
          </table:table-cell>
          <table:table-cell table:formula="of:=([.A761]/([.A761]+0))-([.A761]/([.A761]+50))" office:value-type="float" office:value="0.396510705789054">
            <text:p>0,3965107058</text:p>
          </table:table-cell>
          <table:table-cell/>
        </table:table-row>
        <table:table-row table:style-name="ro1">
          <table:table-cell office:value-type="float" office:value="76.2000000000007">
            <text:p>76,2</text:p>
          </table:table-cell>
          <table:table-cell table:formula="of:=([.A762]/([.A762]+1))-([.A762]/([.A762]+50))" office:value-type="float" office:value="0.383243145595032">
            <text:p>0,3832431456</text:p>
          </table:table-cell>
          <table:table-cell table:formula="of:=([.A762]/([.A762]+0))-([.A762]/([.A762]+50))" office:value-type="float" office:value="0.396196513470679">
            <text:p>0,3961965135</text:p>
          </table:table-cell>
          <table:table-cell/>
        </table:table-row>
        <table:table-row table:style-name="ro1">
          <table:table-cell office:value-type="float" office:value="76.3000000000007">
            <text:p>76,3</text:p>
          </table:table-cell>
          <table:table-cell table:formula="of:=([.A763]/([.A763]+1))-([.A763]/([.A763]+50))" office:value-type="float" office:value="0.382946208077646">
            <text:p>0,3829462081</text:p>
          </table:table-cell>
          <table:table-cell table:formula="of:=([.A763]/([.A763]+0))-([.A763]/([.A763]+50))" office:value-type="float" office:value="0.395882818685667">
            <text:p>0,3958828187</text:p>
          </table:table-cell>
          <table:table-cell/>
        </table:table-row>
        <table:table-row table:style-name="ro1">
          <table:table-cell office:value-type="float" office:value="76.4000000000007">
            <text:p>76,4</text:p>
          </table:table-cell>
          <table:table-cell table:formula="of:=([.A764]/([.A764]+1))-([.A764]/([.A764]+50))" office:value-type="float" office:value="0.382649723612336">
            <text:p>0,3826497236</text:p>
          </table:table-cell>
          <table:table-cell table:formula="of:=([.A764]/([.A764]+0))-([.A764]/([.A764]+50))" office:value-type="float" office:value="0.395569620253162">
            <text:p>0,3955696203</text:p>
          </table:table-cell>
          <table:table-cell/>
        </table:table-row>
        <table:table-row table:style-name="ro1">
          <table:table-cell office:value-type="float" office:value="76.5000000000007">
            <text:p>76,5</text:p>
          </table:table-cell>
          <table:table-cell table:formula="of:=([.A765]/([.A765]+1))-([.A765]/([.A765]+50))" office:value-type="float" office:value="0.382353691189594">
            <text:p>0,3823536912</text:p>
          </table:table-cell>
          <table:table-cell table:formula="of:=([.A765]/([.A765]+0))-([.A765]/([.A765]+50))" office:value-type="float" office:value="0.395256916996045">
            <text:p>0,395256917</text:p>
          </table:table-cell>
          <table:table-cell/>
        </table:table-row>
        <table:table-row table:style-name="ro1">
          <table:table-cell office:value-type="float" office:value="76.6000000000007">
            <text:p>76,6</text:p>
          </table:table-cell>
          <table:table-cell table:formula="of:=([.A766]/([.A766]+1))-([.A766]/([.A766]+50))" office:value-type="float" office:value="0.38205810980277">
            <text:p>0,3820581098</text:p>
          </table:table-cell>
          <table:table-cell table:formula="of:=([.A766]/([.A766]+0))-([.A766]/([.A766]+50))" office:value-type="float" office:value="0.394944707740914">
            <text:p>0,3949447077</text:p>
          </table:table-cell>
          <table:table-cell/>
        </table:table-row>
        <table:table-row table:style-name="ro1">
          <table:table-cell office:value-type="float" office:value="76.7000000000007">
            <text:p>76,7</text:p>
          </table:table-cell>
          <table:table-cell table:formula="of:=([.A767]/([.A767]+1))-([.A767]/([.A767]+50))" office:value-type="float" office:value="0.381762978448059">
            <text:p>0,3817629784</text:p>
          </table:table-cell>
          <table:table-cell table:formula="of:=([.A767]/([.A767]+0))-([.A767]/([.A767]+50))" office:value-type="float" office:value="0.394632991318072">
            <text:p>0,3946329913</text:p>
          </table:table-cell>
          <table:table-cell/>
        </table:table-row>
        <table:table-row table:style-name="ro1">
          <table:table-cell office:value-type="float" office:value="76.8000000000007">
            <text:p>76,8</text:p>
          </table:table-cell>
          <table:table-cell table:formula="of:=([.A768]/([.A768]+1))-([.A768]/([.A768]+50))" office:value-type="float" office:value="0.381468296124494">
            <text:p>0,3814682961</text:p>
          </table:table-cell>
          <table:table-cell table:formula="of:=([.A768]/([.A768]+0))-([.A768]/([.A768]+50))" office:value-type="float" office:value="0.394321766561512">
            <text:p>0,3943217666</text:p>
          </table:table-cell>
          <table:table-cell/>
        </table:table-row>
        <table:table-row table:style-name="ro1">
          <table:table-cell office:value-type="float" office:value="76.9000000000007">
            <text:p>76,9</text:p>
          </table:table-cell>
          <table:table-cell table:formula="of:=([.A769]/([.A769]+1))-([.A769]/([.A769]+50))" office:value-type="float" office:value="0.381174061833935">
            <text:p>0,3811740618</text:p>
          </table:table-cell>
          <table:table-cell table:formula="of:=([.A769]/([.A769]+0))-([.A769]/([.A769]+50))" office:value-type="float" office:value="0.394011032308903">
            <text:p>0,3940110323</text:p>
          </table:table-cell>
          <table:table-cell/>
        </table:table-row>
        <table:table-row table:style-name="ro1">
          <table:table-cell office:value-type="float" office:value="77.0000000000007">
            <text:p>77</text:p>
          </table:table-cell>
          <table:table-cell table:formula="of:=([.A770]/([.A770]+1))-([.A770]/([.A770]+50))" office:value-type="float" office:value="0.38088027458106">
            <text:p>0,3808802746</text:p>
          </table:table-cell>
          <table:table-cell table:formula="of:=([.A770]/([.A770]+0))-([.A770]/([.A770]+50))" office:value-type="float" office:value="0.393700787401573">
            <text:p>0,3937007874</text:p>
          </table:table-cell>
          <table:table-cell/>
        </table:table-row>
        <table:table-row table:style-name="ro1">
          <table:table-cell office:value-type="float" office:value="77.1000000000007">
            <text:p>77,1</text:p>
          </table:table-cell>
          <table:table-cell table:formula="of:=([.A771]/([.A771]+1))-([.A771]/([.A771]+50))" office:value-type="float" office:value="0.380586933373359">
            <text:p>0,3805869334</text:p>
          </table:table-cell>
          <table:table-cell table:formula="of:=([.A771]/([.A771]+0))-([.A771]/([.A771]+50))" office:value-type="float" office:value="0.393391030684498">
            <text:p>0,3933910307</text:p>
          </table:table-cell>
          <table:table-cell/>
        </table:table-row>
        <table:table-row table:style-name="ro1">
          <table:table-cell office:value-type="float" office:value="77.2000000000007">
            <text:p>77,2</text:p>
          </table:table-cell>
          <table:table-cell table:formula="of:=([.A772]/([.A772]+1))-([.A772]/([.A772]+50))" office:value-type="float" office:value="0.380294037221121">
            <text:p>0,3802940372</text:p>
          </table:table-cell>
          <table:table-cell table:formula="of:=([.A772]/([.A772]+0))-([.A772]/([.A772]+50))" office:value-type="float" office:value="0.393081761006287">
            <text:p>0,393081761</text:p>
          </table:table-cell>
          <table:table-cell/>
        </table:table-row>
        <table:table-row table:style-name="ro1">
          <table:table-cell office:value-type="float" office:value="77.3000000000007">
            <text:p>77,3</text:p>
          </table:table-cell>
          <table:table-cell table:formula="of:=([.A773]/([.A773]+1))-([.A773]/([.A773]+50))" office:value-type="float" office:value="0.380001585137428">
            <text:p>0,3800015851</text:p>
          </table:table-cell>
          <table:table-cell table:formula="of:=([.A773]/([.A773]+0))-([.A773]/([.A773]+50))" office:value-type="float" office:value="0.392772977219165">
            <text:p>0,3927729772</text:p>
          </table:table-cell>
          <table:table-cell/>
        </table:table-row>
        <table:table-row table:style-name="ro1">
          <table:table-cell office:value-type="float" office:value="77.4000000000007">
            <text:p>77,4</text:p>
          </table:table-cell>
          <table:table-cell table:formula="of:=([.A774]/([.A774]+1))-([.A774]/([.A774]+50))" office:value-type="float" office:value="0.379709576138146">
            <text:p>0,3797095761</text:p>
          </table:table-cell>
          <table:table-cell table:formula="of:=([.A774]/([.A774]+0))-([.A774]/([.A774]+50))" office:value-type="float" office:value="0.392464678178962">
            <text:p>0,3924646782</text:p>
          </table:table-cell>
          <table:table-cell/>
        </table:table-row>
        <table:table-row table:style-name="ro1">
          <table:table-cell office:value-type="float" office:value="77.5000000000007">
            <text:p>77,5</text:p>
          </table:table-cell>
          <table:table-cell table:formula="of:=([.A775]/([.A775]+1))-([.A775]/([.A775]+50))" office:value-type="float" office:value="0.379418009241911">
            <text:p>0,3794180092</text:p>
          </table:table-cell>
          <table:table-cell table:formula="of:=([.A775]/([.A775]+0))-([.A775]/([.A775]+50))" office:value-type="float" office:value="0.392156862745096">
            <text:p>0,3921568627</text:p>
          </table:table-cell>
          <table:table-cell/>
        </table:table-row>
        <table:table-row table:style-name="ro1">
          <table:table-cell office:value-type="float" office:value="77.6000000000007">
            <text:p>77,6</text:p>
          </table:table-cell>
          <table:table-cell table:formula="of:=([.A776]/([.A776]+1))-([.A776]/([.A776]+50))" office:value-type="float" office:value="0.37912688347013">
            <text:p>0,3791268835</text:p>
          </table:table-cell>
          <table:table-cell table:formula="of:=([.A776]/([.A776]+0))-([.A776]/([.A776]+50))" office:value-type="float" office:value="0.391849529780562">
            <text:p>0,3918495298</text:p>
          </table:table-cell>
          <table:table-cell/>
        </table:table-row>
        <table:table-row table:style-name="ro1">
          <table:table-cell office:value-type="float" office:value="77.7000000000007">
            <text:p>77,7</text:p>
          </table:table-cell>
          <table:table-cell table:formula="of:=([.A777]/([.A777]+1))-([.A777]/([.A777]+50))" office:value-type="float" office:value="0.378836197846961">
            <text:p>0,3788361978</text:p>
          </table:table-cell>
          <table:table-cell table:formula="of:=([.A777]/([.A777]+0))-([.A777]/([.A777]+50))" office:value-type="float" office:value="0.391542678151916">
            <text:p>0,3915426782</text:p>
          </table:table-cell>
          <table:table-cell/>
        </table:table-row>
        <table:table-row table:style-name="ro1">
          <table:table-cell office:value-type="float" office:value="77.8000000000007">
            <text:p>77,8</text:p>
          </table:table-cell>
          <table:table-cell table:formula="of:=([.A778]/([.A778]+1))-([.A778]/([.A778]+50))" office:value-type="float" office:value="0.378545951399313">
            <text:p>0,3785459514</text:p>
          </table:table-cell>
          <table:table-cell table:formula="of:=([.A778]/([.A778]+0))-([.A778]/([.A778]+50))" office:value-type="float" office:value="0.391236306729262">
            <text:p>0,3912363067</text:p>
          </table:table-cell>
          <table:table-cell/>
        </table:table-row>
        <table:table-row table:style-name="ro1">
          <table:table-cell office:value-type="float" office:value="77.9000000000007">
            <text:p>77,9</text:p>
          </table:table-cell>
          <table:table-cell table:formula="of:=([.A779]/([.A779]+1))-([.A779]/([.A779]+50))" office:value-type="float" office:value="0.378256143156833">
            <text:p>0,3782561432</text:p>
          </table:table-cell>
          <table:table-cell table:formula="of:=([.A779]/([.A779]+0))-([.A779]/([.A779]+50))" office:value-type="float" office:value="0.390930414386237">
            <text:p>0,3909304144</text:p>
          </table:table-cell>
          <table:table-cell/>
        </table:table-row>
        <table:table-row table:style-name="ro1">
          <table:table-cell office:value-type="float" office:value="78.0000000000007">
            <text:p>78</text:p>
          </table:table-cell>
          <table:table-cell table:formula="of:=([.A780]/([.A780]+1))-([.A780]/([.A780]+50))" office:value-type="float" office:value="0.377966772151897">
            <text:p>0,3779667722</text:p>
          </table:table-cell>
          <table:table-cell table:formula="of:=([.A780]/([.A780]+0))-([.A780]/([.A780]+50))" office:value-type="float" office:value="0.390624999999998">
            <text:p>0,390625</text:p>
          </table:table-cell>
          <table:table-cell/>
        </table:table-row>
        <table:table-row table:style-name="ro1">
          <table:table-cell office:value-type="float" office:value="78.1000000000007">
            <text:p>78,1</text:p>
          </table:table-cell>
          <table:table-cell table:formula="of:=([.A781]/([.A781]+1))-([.A781]/([.A781]+50))" office:value-type="float" office:value="0.377677837419602">
            <text:p>0,3776778374</text:p>
          </table:table-cell>
          <table:table-cell table:formula="of:=([.A781]/([.A781]+0))-([.A781]/([.A781]+50))" office:value-type="float" office:value="0.390320062451208">
            <text:p>0,3903200625</text:p>
          </table:table-cell>
          <table:table-cell/>
        </table:table-row>
        <table:table-row table:style-name="ro1">
          <table:table-cell office:value-type="float" office:value="78.2000000000007">
            <text:p>78,2</text:p>
          </table:table-cell>
          <table:table-cell table:formula="of:=([.A782]/([.A782]+1))-([.A782]/([.A782]+50))" office:value-type="float" office:value="0.37738933799776">
            <text:p>0,377389338</text:p>
          </table:table-cell>
          <table:table-cell table:formula="of:=([.A782]/([.A782]+0))-([.A782]/([.A782]+50))" office:value-type="float" office:value="0.390015600624023">
            <text:p>0,3900156006</text:p>
          </table:table-cell>
          <table:table-cell/>
        </table:table-row>
        <table:table-row table:style-name="ro1">
          <table:table-cell office:value-type="float" office:value="78.3000000000007">
            <text:p>78,3</text:p>
          </table:table-cell>
          <table:table-cell table:formula="of:=([.A783]/([.A783]+1))-([.A783]/([.A783]+50))" office:value-type="float" office:value="0.377101272926885">
            <text:p>0,3771012729</text:p>
          </table:table-cell>
          <table:table-cell table:formula="of:=([.A783]/([.A783]+0))-([.A783]/([.A783]+50))" office:value-type="float" office:value="0.389711613406077">
            <text:p>0,3897116134</text:p>
          </table:table-cell>
          <table:table-cell/>
        </table:table-row>
        <table:table-row table:style-name="ro1">
          <table:table-cell office:value-type="float" office:value="78.4000000000007">
            <text:p>78,4</text:p>
          </table:table-cell>
          <table:table-cell table:formula="of:=([.A784]/([.A784]+1))-([.A784]/([.A784]+50))" office:value-type="float" office:value="0.376813641250184">
            <text:p>0,3768136413</text:p>
          </table:table-cell>
          <table:table-cell table:formula="of:=([.A784]/([.A784]+0))-([.A784]/([.A784]+50))" office:value-type="float" office:value="0.389408099688471">
            <text:p>0,3894080997</text:p>
          </table:table-cell>
          <table:table-cell/>
        </table:table-row>
        <table:table-row table:style-name="ro1">
          <table:table-cell office:value-type="float" office:value="78.5000000000007">
            <text:p>78,5</text:p>
          </table:table-cell>
          <table:table-cell table:formula="of:=([.A785]/([.A785]+1))-([.A785]/([.A785]+50))" office:value-type="float" office:value="0.376526442013555">
            <text:p>0,376526442</text:p>
          </table:table-cell>
          <table:table-cell table:formula="of:=([.A785]/([.A785]+0))-([.A785]/([.A785]+50))" office:value-type="float" office:value="0.389105058365757">
            <text:p>0,3891050584</text:p>
          </table:table-cell>
          <table:table-cell/>
        </table:table-row>
        <table:table-row table:style-name="ro1">
          <table:table-cell office:value-type="float" office:value="78.6000000000007">
            <text:p>78,6</text:p>
          </table:table-cell>
          <table:table-cell table:formula="of:=([.A786]/([.A786]+1))-([.A786]/([.A786]+50))" office:value-type="float" office:value="0.376239674265572">
            <text:p>0,3762396743</text:p>
          </table:table-cell>
          <table:table-cell table:formula="of:=([.A786]/([.A786]+0))-([.A786]/([.A786]+50))" office:value-type="float" office:value="0.388802488335923">
            <text:p>0,3888024883</text:p>
          </table:table-cell>
          <table:table-cell/>
        </table:table-row>
        <table:table-row table:style-name="ro1">
          <table:table-cell office:value-type="float" office:value="78.7000000000007">
            <text:p>78,7</text:p>
          </table:table-cell>
          <table:table-cell table:formula="of:=([.A787]/([.A787]+1))-([.A787]/([.A787]+50))" office:value-type="float" office:value="0.375953337057476">
            <text:p>0,3759533371</text:p>
          </table:table-cell>
          <table:table-cell table:formula="of:=([.A787]/([.A787]+0))-([.A787]/([.A787]+50))" office:value-type="float" office:value="0.388500388500386">
            <text:p>0,3885003885</text:p>
          </table:table-cell>
          <table:table-cell/>
        </table:table-row>
        <table:table-row table:style-name="ro1">
          <table:table-cell office:value-type="float" office:value="78.8000000000007">
            <text:p>78,8</text:p>
          </table:table-cell>
          <table:table-cell table:formula="of:=([.A788]/([.A788]+1))-([.A788]/([.A788]+50))" office:value-type="float" office:value="0.375667429443171">
            <text:p>0,3756674294</text:p>
          </table:table-cell>
          <table:table-cell table:formula="of:=([.A788]/([.A788]+0))-([.A788]/([.A788]+50))" office:value-type="float" office:value="0.388198757763973">
            <text:p>0,3881987578</text:p>
          </table:table-cell>
          <table:table-cell/>
        </table:table-row>
        <table:table-row table:style-name="ro1">
          <table:table-cell office:value-type="float" office:value="78.9000000000007">
            <text:p>78,9</text:p>
          </table:table-cell>
          <table:table-cell table:formula="of:=([.A789]/([.A789]+1))-([.A789]/([.A789]+50))" office:value-type="float" office:value="0.375381950479214">
            <text:p>0,3753819505</text:p>
          </table:table-cell>
          <table:table-cell table:formula="of:=([.A789]/([.A789]+0))-([.A789]/([.A789]+50))" office:value-type="float" office:value="0.387897595034909">
            <text:p>0,387897595</text:p>
          </table:table-cell>
          <table:table-cell/>
        </table:table-row>
        <table:table-row table:style-name="ro1">
          <table:table-cell office:value-type="float" office:value="79.0000000000007">
            <text:p>79</text:p>
          </table:table-cell>
          <table:table-cell table:formula="of:=([.A790]/([.A790]+1))-([.A790]/([.A790]+50))" office:value-type="float" office:value="0.375096899224804">
            <text:p>0,3750968992</text:p>
          </table:table-cell>
          <table:table-cell table:formula="of:=([.A790]/([.A790]+0))-([.A790]/([.A790]+50))" office:value-type="float" office:value="0.387596899224804">
            <text:p>0,3875968992</text:p>
          </table:table-cell>
          <table:table-cell/>
        </table:table-row>
        <table:table-row table:style-name="ro1">
          <table:table-cell office:value-type="float" office:value="79.1000000000007">
            <text:p>79,1</text:p>
          </table:table-cell>
          <table:table-cell table:formula="of:=([.A791]/([.A791]+1))-([.A791]/([.A791]+50))" office:value-type="float" office:value="0.374812274741776">
            <text:p>0,3748122747</text:p>
          </table:table-cell>
          <table:table-cell table:formula="of:=([.A791]/([.A791]+0))-([.A791]/([.A791]+50))" office:value-type="float" office:value="0.387296669248642">
            <text:p>0,3872966692</text:p>
          </table:table-cell>
          <table:table-cell/>
        </table:table-row>
        <table:table-row table:style-name="ro1">
          <table:table-cell office:value-type="float" office:value="79.2000000000007">
            <text:p>79,2</text:p>
          </table:table-cell>
          <table:table-cell table:formula="of:=([.A792]/([.A792]+1))-([.A792]/([.A792]+50))" office:value-type="float" office:value="0.374528076094591">
            <text:p>0,3745280761</text:p>
          </table:table-cell>
          <table:table-cell table:formula="of:=([.A792]/([.A792]+0))-([.A792]/([.A792]+50))" office:value-type="float" office:value="0.386996904024766">
            <text:p>0,386996904</text:p>
          </table:table-cell>
          <table:table-cell/>
        </table:table-row>
        <table:table-row table:style-name="ro1">
          <table:table-cell office:value-type="float" office:value="79.3000000000007">
            <text:p>79,3</text:p>
          </table:table-cell>
          <table:table-cell table:formula="of:=([.A793]/([.A793]+1))-([.A793]/([.A793]+50))" office:value-type="float" office:value="0.37424430235033">
            <text:p>0,3742443024</text:p>
          </table:table-cell>
          <table:table-cell table:formula="of:=([.A793]/([.A793]+0))-([.A793]/([.A793]+50))" office:value-type="float" office:value="0.386697602474863">
            <text:p>0,3866976025</text:p>
          </table:table-cell>
          <table:table-cell/>
        </table:table-row>
        <table:table-row table:style-name="ro1">
          <table:table-cell office:value-type="float" office:value="79.4000000000007">
            <text:p>79,4</text:p>
          </table:table-cell>
          <table:table-cell table:formula="of:=([.A794]/([.A794]+1))-([.A794]/([.A794]+50))" office:value-type="float" office:value="0.373960952578681">
            <text:p>0,3739609526</text:p>
          </table:table-cell>
          <table:table-cell table:formula="of:=([.A794]/([.A794]+0))-([.A794]/([.A794]+50))" office:value-type="float" office:value="0.386398763523955">
            <text:p>0,3863987635</text:p>
          </table:table-cell>
          <table:table-cell/>
        </table:table-row>
        <table:table-row table:style-name="ro1">
          <table:table-cell office:value-type="float" office:value="79.5000000000007">
            <text:p>79,5</text:p>
          </table:table-cell>
          <table:table-cell table:formula="of:=([.A795]/([.A795]+1))-([.A795]/([.A795]+50))" office:value-type="float" office:value="0.373678025851937">
            <text:p>0,3736780259</text:p>
          </table:table-cell>
          <table:table-cell table:formula="of:=([.A795]/([.A795]+0))-([.A795]/([.A795]+50))" office:value-type="float" office:value="0.386100386100384">
            <text:p>0,3861003861</text:p>
          </table:table-cell>
          <table:table-cell/>
        </table:table-row>
        <table:table-row table:style-name="ro1">
          <table:table-cell office:value-type="float" office:value="79.6000000000007">
            <text:p>79,6</text:p>
          </table:table-cell>
          <table:table-cell table:formula="of:=([.A796]/([.A796]+1))-([.A796]/([.A796]+50))" office:value-type="float" office:value="0.373395521244982">
            <text:p>0,3733955212</text:p>
          </table:table-cell>
          <table:table-cell table:formula="of:=([.A796]/([.A796]+0))-([.A796]/([.A796]+50))" office:value-type="float" office:value="0.3858024691358">
            <text:p>0,3858024691</text:p>
          </table:table-cell>
          <table:table-cell/>
        </table:table-row>
        <table:table-row table:style-name="ro1">
          <table:table-cell office:value-type="float" office:value="79.7000000000007">
            <text:p>79,7</text:p>
          </table:table-cell>
          <table:table-cell table:formula="of:=([.A797]/([.A797]+1))-([.A797]/([.A797]+50))" office:value-type="float" office:value="0.373113437835285">
            <text:p>0,3731134378</text:p>
          </table:table-cell>
          <table:table-cell table:formula="of:=([.A797]/([.A797]+0))-([.A797]/([.A797]+50))" office:value-type="float" office:value="0.385505011565148">
            <text:p>0,3855050116</text:p>
          </table:table-cell>
          <table:table-cell/>
        </table:table-row>
        <table:table-row table:style-name="ro1">
          <table:table-cell office:value-type="float" office:value="79.8000000000007">
            <text:p>79,8</text:p>
          </table:table-cell>
          <table:table-cell table:formula="of:=([.A798]/([.A798]+1))-([.A798]/([.A798]+50))" office:value-type="float" office:value="0.372831774702892">
            <text:p>0,3728317747</text:p>
          </table:table-cell>
          <table:table-cell table:formula="of:=([.A798]/([.A798]+0))-([.A798]/([.A798]+50))" office:value-type="float" office:value="0.385208012326654">
            <text:p>0,3852080123</text:p>
          </table:table-cell>
          <table:table-cell/>
        </table:table-row>
        <table:table-row table:style-name="ro1">
          <table:table-cell office:value-type="float" office:value="79.9000000000007">
            <text:p>79,9</text:p>
          </table:table-cell>
          <table:table-cell table:formula="of:=([.A799]/([.A799]+1))-([.A799]/([.A799]+50))" office:value-type="float" office:value="0.372550530930418">
            <text:p>0,3725505309</text:p>
          </table:table-cell>
          <table:table-cell table:formula="of:=([.A799]/([.A799]+0))-([.A799]/([.A799]+50))" office:value-type="float" office:value="0.384911470361815">
            <text:p>0,3849114704</text:p>
          </table:table-cell>
          <table:table-cell/>
        </table:table-row>
        <table:table-row table:style-name="ro1">
          <table:table-cell office:value-type="float" office:value="80.0000000000007">
            <text:p>80</text:p>
          </table:table-cell>
          <table:table-cell table:formula="of:=([.A800]/([.A800]+1))-([.A800]/([.A800]+50))" office:value-type="float" office:value="0.372269705603037">
            <text:p>0,3722697056</text:p>
          </table:table-cell>
          <table:table-cell table:formula="of:=([.A800]/([.A800]+0))-([.A800]/([.A800]+50))" office:value-type="float" office:value="0.384615384615382">
            <text:p>0,3846153846</text:p>
          </table:table-cell>
          <table:table-cell/>
        </table:table-row>
        <table:table-row table:style-name="ro1">
          <table:table-cell office:value-type="float" office:value="80.1000000000007">
            <text:p>80,1</text:p>
          </table:table-cell>
          <table:table-cell table:formula="of:=([.A801]/([.A801]+1))-([.A801]/([.A801]+50))" office:value-type="float" office:value="0.371989297808475">
            <text:p>0,3719892978</text:p>
          </table:table-cell>
          <table:table-cell table:formula="of:=([.A801]/([.A801]+0))-([.A801]/([.A801]+50))" office:value-type="float" office:value="0.384319754035355">
            <text:p>0,384319754</text:p>
          </table:table-cell>
          <table:table-cell/>
        </table:table-row>
        <table:table-row table:style-name="ro1">
          <table:table-cell office:value-type="float" office:value="80.2000000000007">
            <text:p>80,2</text:p>
          </table:table-cell>
          <table:table-cell table:formula="of:=([.A802]/([.A802]+1))-([.A802]/([.A802]+50))" office:value-type="float" office:value="0.371709306637002">
            <text:p>0,3717093066</text:p>
          </table:table-cell>
          <table:table-cell table:formula="of:=([.A802]/([.A802]+0))-([.A802]/([.A802]+50))" office:value-type="float" office:value="0.384024577572963">
            <text:p>0,3840245776</text:p>
          </table:table-cell>
          <table:table-cell/>
        </table:table-row>
        <table:table-row table:style-name="ro1">
          <table:table-cell office:value-type="float" office:value="80.3000000000007">
            <text:p>80,3</text:p>
          </table:table-cell>
          <table:table-cell table:formula="of:=([.A803]/([.A803]+1))-([.A803]/([.A803]+50))" office:value-type="float" office:value="0.371429731181423">
            <text:p>0,3714297312</text:p>
          </table:table-cell>
          <table:table-cell table:formula="of:=([.A803]/([.A803]+0))-([.A803]/([.A803]+50))" office:value-type="float" office:value="0.383729854182653">
            <text:p>0,3837298542</text:p>
          </table:table-cell>
          <table:table-cell/>
        </table:table-row>
        <table:table-row table:style-name="ro1">
          <table:table-cell office:value-type="float" office:value="80.4000000000007">
            <text:p>80,4</text:p>
          </table:table-cell>
          <table:table-cell table:formula="of:=([.A804]/([.A804]+1))-([.A804]/([.A804]+50))" office:value-type="float" office:value="0.371150570537072">
            <text:p>0,3711505705</text:p>
          </table:table-cell>
          <table:table-cell table:formula="of:=([.A804]/([.A804]+0))-([.A804]/([.A804]+50))" office:value-type="float" office:value="0.383435582822084">
            <text:p>0,3834355828</text:p>
          </table:table-cell>
          <table:table-cell/>
        </table:table-row>
        <table:table-row table:style-name="ro1">
          <table:table-cell office:value-type="float" office:value="80.5000000000007">
            <text:p>80,5</text:p>
          </table:table-cell>
          <table:table-cell table:formula="of:=([.A805]/([.A805]+1))-([.A805]/([.A805]+50))" office:value-type="float" office:value="0.370871823801798">
            <text:p>0,3708718238</text:p>
          </table:table-cell>
          <table:table-cell table:formula="of:=([.A805]/([.A805]+0))-([.A805]/([.A805]+50))" office:value-type="float" office:value="0.383141762452105">
            <text:p>0,3831417625</text:p>
          </table:table-cell>
          <table:table-cell/>
        </table:table-row>
        <table:table-row table:style-name="ro1">
          <table:table-cell office:value-type="float" office:value="80.6000000000007">
            <text:p>80,6</text:p>
          </table:table-cell>
          <table:table-cell table:formula="of:=([.A806]/([.A806]+1))-([.A806]/([.A806]+50))" office:value-type="float" office:value="0.370593490075967">
            <text:p>0,3705934901</text:p>
          </table:table-cell>
          <table:table-cell table:formula="of:=([.A806]/([.A806]+0))-([.A806]/([.A806]+50))" office:value-type="float" office:value="0.382848392036751">
            <text:p>0,382848392</text:p>
          </table:table-cell>
          <table:table-cell/>
        </table:table-row>
        <table:table-row table:style-name="ro1">
          <table:table-cell office:value-type="float" office:value="80.7000000000007">
            <text:p>80,7</text:p>
          </table:table-cell>
          <table:table-cell table:formula="of:=([.A807]/([.A807]+1))-([.A807]/([.A807]+50))" office:value-type="float" office:value="0.370315568462443">
            <text:p>0,3703155685</text:p>
          </table:table-cell>
          <table:table-cell table:formula="of:=([.A807]/([.A807]+0))-([.A807]/([.A807]+50))" office:value-type="float" office:value="0.382555470543227">
            <text:p>0,3825554705</text:p>
          </table:table-cell>
          <table:table-cell/>
        </table:table-row>
        <table:table-row table:style-name="ro1">
          <table:table-cell office:value-type="float" office:value="80.8000000000007">
            <text:p>80,8</text:p>
          </table:table-cell>
          <table:table-cell table:formula="of:=([.A808]/([.A808]+1))-([.A808]/([.A808]+50))" office:value-type="float" office:value="0.370038058066588">
            <text:p>0,3700380581</text:p>
          </table:table-cell>
          <table:table-cell table:formula="of:=([.A808]/([.A808]+0))-([.A808]/([.A808]+50))" office:value-type="float" office:value="0.382262996941894">
            <text:p>0,3822629969</text:p>
          </table:table-cell>
          <table:table-cell/>
        </table:table-row>
        <table:table-row table:style-name="ro1">
          <table:table-cell office:value-type="float" office:value="80.9000000000007">
            <text:p>80,9</text:p>
          </table:table-cell>
          <table:table-cell table:formula="of:=([.A809]/([.A809]+1))-([.A809]/([.A809]+50))" office:value-type="float" office:value="0.36976095799625">
            <text:p>0,369760958</text:p>
          </table:table-cell>
          <table:table-cell table:formula="of:=([.A809]/([.A809]+0))-([.A809]/([.A809]+50))" office:value-type="float" office:value="0.381970970206262">
            <text:p>0,3819709702</text:p>
          </table:table-cell>
          <table:table-cell/>
        </table:table-row>
        <table:table-row table:style-name="ro1">
          <table:table-cell office:value-type="float" office:value="81.0000000000007">
            <text:p>81</text:p>
          </table:table-cell>
          <table:table-cell table:formula="of:=([.A810]/([.A810]+1))-([.A810]/([.A810]+50))" office:value-type="float" office:value="0.369484267361756">
            <text:p>0,3694842674</text:p>
          </table:table-cell>
          <table:table-cell table:formula="of:=([.A810]/([.A810]+0))-([.A810]/([.A810]+50))" office:value-type="float" office:value="0.381679389312975">
            <text:p>0,3816793893</text:p>
          </table:table-cell>
          <table:table-cell/>
        </table:table-row>
        <table:table-row table:style-name="ro1">
          <table:table-cell office:value-type="float" office:value="81.1000000000007">
            <text:p>81,1</text:p>
          </table:table-cell>
          <table:table-cell table:formula="of:=([.A811]/([.A811]+1))-([.A811]/([.A811]+50))" office:value-type="float" office:value="0.369207985275903">
            <text:p>0,3692079853</text:p>
          </table:table-cell>
          <table:table-cell table:formula="of:=([.A811]/([.A811]+0))-([.A811]/([.A811]+50))" office:value-type="float" office:value="0.381388253241798">
            <text:p>0,3813882532</text:p>
          </table:table-cell>
          <table:table-cell/>
        </table:table-row>
        <table:table-row table:style-name="ro1">
          <table:table-cell office:value-type="float" office:value="81.2000000000007">
            <text:p>81,2</text:p>
          </table:table-cell>
          <table:table-cell table:formula="of:=([.A812]/([.A812]+1))-([.A812]/([.A812]+50))" office:value-type="float" office:value="0.368932110853953">
            <text:p>0,3689321109</text:p>
          </table:table-cell>
          <table:table-cell table:formula="of:=([.A812]/([.A812]+0))-([.A812]/([.A812]+50))" office:value-type="float" office:value="0.381097560975608">
            <text:p>0,381097561</text:p>
          </table:table-cell>
          <table:table-cell/>
        </table:table-row>
        <table:table-row table:style-name="ro1">
          <table:table-cell office:value-type="float" office:value="81.3000000000007">
            <text:p>81,3</text:p>
          </table:table-cell>
          <table:table-cell table:formula="of:=([.A813]/([.A813]+1))-([.A813]/([.A813]+50))" office:value-type="float" office:value="0.368656643213623">
            <text:p>0,3686566432</text:p>
          </table:table-cell>
          <table:table-cell table:formula="of:=([.A813]/([.A813]+0))-([.A813]/([.A813]+50))" office:value-type="float" office:value="0.380807311500379">
            <text:p>0,3808073115</text:p>
          </table:table-cell>
          <table:table-cell/>
        </table:table-row>
        <table:table-row table:style-name="ro1">
          <table:table-cell office:value-type="float" office:value="81.4000000000007">
            <text:p>81,4</text:p>
          </table:table-cell>
          <table:table-cell table:formula="of:=([.A814]/([.A814]+1))-([.A814]/([.A814]+50))" office:value-type="float" office:value="0.368381581475076">
            <text:p>0,3683815815</text:p>
          </table:table-cell>
          <table:table-cell table:formula="of:=([.A814]/([.A814]+0))-([.A814]/([.A814]+50))" office:value-type="float" office:value="0.380517503805173">
            <text:p>0,3805175038</text:p>
          </table:table-cell>
          <table:table-cell/>
        </table:table-row>
        <table:table-row table:style-name="ro1">
          <table:table-cell office:value-type="float" office:value="81.5000000000007">
            <text:p>81,5</text:p>
          </table:table-cell>
          <table:table-cell table:formula="of:=([.A815]/([.A815]+1))-([.A815]/([.A815]+50))" office:value-type="float" office:value="0.368106924760915">
            <text:p>0,3681069248</text:p>
          </table:table-cell>
          <table:table-cell table:formula="of:=([.A815]/([.A815]+0))-([.A815]/([.A815]+50))" office:value-type="float" office:value="0.380228136882127">
            <text:p>0,3802281369</text:p>
          </table:table-cell>
          <table:table-cell/>
        </table:table-row>
        <table:table-row table:style-name="ro1">
          <table:table-cell office:value-type="float" office:value="81.6000000000007">
            <text:p>81,6</text:p>
          </table:table-cell>
          <table:table-cell table:formula="of:=([.A816]/([.A816]+1))-([.A816]/([.A816]+50))" office:value-type="float" office:value="0.367832672196175">
            <text:p>0,3678326722</text:p>
          </table:table-cell>
          <table:table-cell table:formula="of:=([.A816]/([.A816]+0))-([.A816]/([.A816]+50))" office:value-type="float" office:value="0.379939209726442">
            <text:p>0,3799392097</text:p>
          </table:table-cell>
          <table:table-cell/>
        </table:table-row>
        <table:table-row table:style-name="ro1">
          <table:table-cell office:value-type="float" office:value="81.7000000000007">
            <text:p>81,7</text:p>
          </table:table-cell>
          <table:table-cell table:formula="of:=([.A817]/([.A817]+1))-([.A817]/([.A817]+50))" office:value-type="float" office:value="0.367558822908315">
            <text:p>0,3675588229</text:p>
          </table:table-cell>
          <table:table-cell table:formula="of:=([.A817]/([.A817]+0))-([.A817]/([.A817]+50))" office:value-type="float" office:value="0.379650721336368">
            <text:p>0,3796507213</text:p>
          </table:table-cell>
          <table:table-cell/>
        </table:table-row>
        <table:table-row table:style-name="ro1">
          <table:table-cell office:value-type="float" office:value="81.8000000000007">
            <text:p>81,8</text:p>
          </table:table-cell>
          <table:table-cell table:formula="of:=([.A818]/([.A818]+1))-([.A818]/([.A818]+50))" office:value-type="float" office:value="0.367285376027209">
            <text:p>0,367285376</text:p>
          </table:table-cell>
          <table:table-cell table:formula="of:=([.A818]/([.A818]+0))-([.A818]/([.A818]+50))" office:value-type="float" office:value="0.3793626707132">
            <text:p>0,3793626707</text:p>
          </table:table-cell>
          <table:table-cell/>
        </table:table-row>
        <table:table-row table:style-name="ro1">
          <table:table-cell office:value-type="float" office:value="81.9000000000007">
            <text:p>81,9</text:p>
          </table:table-cell>
          <table:table-cell table:formula="of:=([.A819]/([.A819]+1))-([.A819]/([.A819]+50))" office:value-type="float" office:value="0.367012330685141">
            <text:p>0,3670123307</text:p>
          </table:table-cell>
          <table:table-cell table:formula="of:=([.A819]/([.A819]+0))-([.A819]/([.A819]+50))" office:value-type="float" office:value="0.379075056861256">
            <text:p>0,3790750569</text:p>
          </table:table-cell>
          <table:table-cell/>
        </table:table-row>
        <table:table-row table:style-name="ro1">
          <table:table-cell office:value-type="float" office:value="82.0000000000007">
            <text:p>82</text:p>
          </table:table-cell>
          <table:table-cell table:formula="of:=([.A820]/([.A820]+1))-([.A820]/([.A820]+50))" office:value-type="float" office:value="0.366739686016792">
            <text:p>0,366739686</text:p>
          </table:table-cell>
          <table:table-cell table:formula="of:=([.A820]/([.A820]+0))-([.A820]/([.A820]+50))" office:value-type="float" office:value="0.378787878787877">
            <text:p>0,3787878788</text:p>
          </table:table-cell>
          <table:table-cell/>
        </table:table-row>
        <table:table-row table:style-name="ro1">
          <table:table-cell office:value-type="float" office:value="82.1000000000008">
            <text:p>82,1</text:p>
          </table:table-cell>
          <table:table-cell table:formula="of:=([.A821]/([.A821]+1))-([.A821]/([.A821]+50))" office:value-type="float" office:value="0.366467441159241">
            <text:p>0,3664674412</text:p>
          </table:table-cell>
          <table:table-cell table:formula="of:=([.A821]/([.A821]+0))-([.A821]/([.A821]+50))" office:value-type="float" office:value="0.378501135503404">
            <text:p>0,3785011355</text:p>
          </table:table-cell>
          <table:table-cell/>
        </table:table-row>
        <table:table-row table:style-name="ro1">
          <table:table-cell office:value-type="float" office:value="82.2000000000007">
            <text:p>82,2</text:p>
          </table:table-cell>
          <table:table-cell table:formula="of:=([.A822]/([.A822]+1))-([.A822]/([.A822]+50))" office:value-type="float" office:value="0.366195595251947">
            <text:p>0,3661955953</text:p>
          </table:table-cell>
          <table:table-cell table:formula="of:=([.A822]/([.A822]+0))-([.A822]/([.A822]+50))" office:value-type="float" office:value="0.378214826021178">
            <text:p>0,378214826</text:p>
          </table:table-cell>
          <table:table-cell/>
        </table:table-row>
        <table:table-row table:style-name="ro1">
          <table:table-cell office:value-type="float" office:value="82.3000000000008">
            <text:p>82,3</text:p>
          </table:table-cell>
          <table:table-cell table:formula="of:=([.A823]/([.A823]+1))-([.A823]/([.A823]+50))" office:value-type="float" office:value="0.36592414743675">
            <text:p>0,3659241474</text:p>
          </table:table-cell>
          <table:table-cell table:formula="of:=([.A823]/([.A823]+0))-([.A823]/([.A823]+50))" office:value-type="float" office:value="0.377928949357519">
            <text:p>0,3779289494</text:p>
          </table:table-cell>
          <table:table-cell/>
        </table:table-row>
        <table:table-row table:style-name="ro1">
          <table:table-cell office:value-type="float" office:value="82.4000000000008">
            <text:p>82,4</text:p>
          </table:table-cell>
          <table:table-cell table:formula="of:=([.A824]/([.A824]+1))-([.A824]/([.A824]+50))" office:value-type="float" office:value="0.365653096857859">
            <text:p>0,3656530969</text:p>
          </table:table-cell>
          <table:table-cell table:formula="of:=([.A824]/([.A824]+0))-([.A824]/([.A824]+50))" office:value-type="float" office:value="0.37764350453172">
            <text:p>0,3776435045</text:p>
          </table:table-cell>
          <table:table-cell/>
        </table:table-row>
        <table:table-row table:style-name="ro1">
          <table:table-cell office:value-type="float" office:value="82.5000000000007">
            <text:p>82,5</text:p>
          </table:table-cell>
          <table:table-cell table:formula="of:=([.A825]/([.A825]+1))-([.A825]/([.A825]+50))" office:value-type="float" office:value="0.365382442661844">
            <text:p>0,3653824427</text:p>
          </table:table-cell>
          <table:table-cell table:formula="of:=([.A825]/([.A825]+0))-([.A825]/([.A825]+50))" office:value-type="float" office:value="0.377358490566036">
            <text:p>0,3773584906</text:p>
          </table:table-cell>
          <table:table-cell/>
        </table:table-row>
        <table:table-row table:style-name="ro1">
          <table:table-cell office:value-type="float" office:value="82.6000000000007">
            <text:p>82,6</text:p>
          </table:table-cell>
          <table:table-cell table:formula="of:=([.A826]/([.A826]+1))-([.A826]/([.A826]+50))" office:value-type="float" office:value="0.365112183997631">
            <text:p>0,365112184</text:p>
          </table:table-cell>
          <table:table-cell table:formula="of:=([.A826]/([.A826]+0))-([.A826]/([.A826]+50))" office:value-type="float" office:value="0.377073906485669">
            <text:p>0,3770739065</text:p>
          </table:table-cell>
          <table:table-cell/>
        </table:table-row>
        <table:table-row table:style-name="ro1">
          <table:table-cell office:value-type="float" office:value="82.7000000000008">
            <text:p>82,7</text:p>
          </table:table-cell>
          <table:table-cell table:formula="of:=([.A827]/([.A827]+1))-([.A827]/([.A827]+50))" office:value-type="float" office:value="0.364842320016492">
            <text:p>0,36484232</text:p>
          </table:table-cell>
          <table:table-cell table:formula="of:=([.A827]/([.A827]+0))-([.A827]/([.A827]+50))" office:value-type="float" office:value="0.376789751318762">
            <text:p>0,3767897513</text:p>
          </table:table-cell>
          <table:table-cell/>
        </table:table-row>
        <table:table-row table:style-name="ro1">
          <table:table-cell office:value-type="float" office:value="82.8000000000008">
            <text:p>82,8</text:p>
          </table:table-cell>
          <table:table-cell table:formula="of:=([.A828]/([.A828]+1))-([.A828]/([.A828]+50))" office:value-type="float" office:value="0.36457284987204">
            <text:p>0,3645728499</text:p>
          </table:table-cell>
          <table:table-cell table:formula="of:=([.A828]/([.A828]+0))-([.A828]/([.A828]+50))" office:value-type="float" office:value="0.376506024096383">
            <text:p>0,3765060241</text:p>
          </table:table-cell>
          <table:table-cell/>
        </table:table-row>
        <table:table-row table:style-name="ro1">
          <table:table-cell office:value-type="float" office:value="82.9000000000008">
            <text:p>82,9</text:p>
          </table:table-cell>
          <table:table-cell table:formula="of:=([.A829]/([.A829]+1))-([.A829]/([.A829]+50))" office:value-type="float" office:value="0.364303772720218">
            <text:p>0,3643037727</text:p>
          </table:table-cell>
          <table:table-cell table:formula="of:=([.A829]/([.A829]+0))-([.A829]/([.A829]+50))" office:value-type="float" office:value="0.376222723852519">
            <text:p>0,3762227239</text:p>
          </table:table-cell>
          <table:table-cell/>
        </table:table-row>
        <table:table-row table:style-name="ro1">
          <table:table-cell office:value-type="float" office:value="83.0000000000008">
            <text:p>83</text:p>
          </table:table-cell>
          <table:table-cell table:formula="of:=([.A830]/([.A830]+1))-([.A830]/([.A830]+50))" office:value-type="float" office:value="0.364035087719296">
            <text:p>0,3640350877</text:p>
          </table:table-cell>
          <table:table-cell table:formula="of:=([.A830]/([.A830]+0))-([.A830]/([.A830]+50))" office:value-type="float" office:value="0.375939849624058">
            <text:p>0,3759398496</text:p>
          </table:table-cell>
          <table:table-cell/>
        </table:table-row>
        <table:table-row table:style-name="ro1">
          <table:table-cell office:value-type="float" office:value="83.1000000000008">
            <text:p>83,1</text:p>
          </table:table-cell>
          <table:table-cell table:formula="of:=([.A831]/([.A831]+1))-([.A831]/([.A831]+50))" office:value-type="float" office:value="0.363766794029859">
            <text:p>0,363766794</text:p>
          </table:table-cell>
          <table:table-cell table:formula="of:=([.A831]/([.A831]+0))-([.A831]/([.A831]+50))" office:value-type="float" office:value="0.375657400450787">
            <text:p>0,3756574005</text:p>
          </table:table-cell>
          <table:table-cell/>
        </table:table-row>
        <table:table-row table:style-name="ro1">
          <table:table-cell office:value-type="float" office:value="83.2000000000008">
            <text:p>83,2</text:p>
          </table:table-cell>
          <table:table-cell table:formula="of:=([.A832]/([.A832]+1))-([.A832]/([.A832]+50))" office:value-type="float" office:value="0.363498890814803">
            <text:p>0,3634988908</text:p>
          </table:table-cell>
          <table:table-cell table:formula="of:=([.A832]/([.A832]+0))-([.A832]/([.A832]+50))" office:value-type="float" office:value="0.375375375375373">
            <text:p>0,3753753754</text:p>
          </table:table-cell>
          <table:table-cell/>
        </table:table-row>
        <table:table-row table:style-name="ro1">
          <table:table-cell office:value-type="float" office:value="83.3000000000008">
            <text:p>83,3</text:p>
          </table:table-cell>
          <table:table-cell table:formula="of:=([.A833]/([.A833]+1))-([.A833]/([.A833]+50))" office:value-type="float" office:value="0.363231377239325">
            <text:p>0,3632313772</text:p>
          </table:table-cell>
          <table:table-cell table:formula="of:=([.A833]/([.A833]+0))-([.A833]/([.A833]+50))" office:value-type="float" office:value="0.375093773443359">
            <text:p>0,3750937734</text:p>
          </table:table-cell>
          <table:table-cell/>
        </table:table-row>
        <table:table-row table:style-name="ro1">
          <table:table-cell office:value-type="float" office:value="83.4000000000008">
            <text:p>83,4</text:p>
          </table:table-cell>
          <table:table-cell table:formula="of:=([.A834]/([.A834]+1))-([.A834]/([.A834]+50))" office:value-type="float" office:value="0.362964252470919">
            <text:p>0,3629642525</text:p>
          </table:table-cell>
          <table:table-cell table:formula="of:=([.A834]/([.A834]+0))-([.A834]/([.A834]+50))" office:value-type="float" office:value="0.374812593703146">
            <text:p>0,3748125937</text:p>
          </table:table-cell>
          <table:table-cell/>
        </table:table-row>
        <table:table-row table:style-name="ro1">
          <table:table-cell office:value-type="float" office:value="83.5000000000008">
            <text:p>83,5</text:p>
          </table:table-cell>
          <table:table-cell table:formula="of:=([.A835]/([.A835]+1))-([.A835]/([.A835]+50))" office:value-type="float" office:value="0.362697515679363">
            <text:p>0,3626975157</text:p>
          </table:table-cell>
          <table:table-cell table:formula="of:=([.A835]/([.A835]+0))-([.A835]/([.A835]+50))" office:value-type="float" office:value="0.37453183520599">
            <text:p>0,3745318352</text:p>
          </table:table-cell>
          <table:table-cell/>
        </table:table-row>
        <table:table-row table:style-name="ro1">
          <table:table-cell office:value-type="float" office:value="83.6000000000008">
            <text:p>83,6</text:p>
          </table:table-cell>
          <table:table-cell table:formula="of:=([.A836]/([.A836]+1))-([.A836]/([.A836]+50))" office:value-type="float" office:value="0.362431166036719">
            <text:p>0,362431166</text:p>
          </table:table-cell>
          <table:table-cell table:formula="of:=([.A836]/([.A836]+0))-([.A836]/([.A836]+50))" office:value-type="float" office:value="0.374251497005986">
            <text:p>0,374251497</text:p>
          </table:table-cell>
          <table:table-cell/>
        </table:table-row>
        <table:table-row table:style-name="ro1">
          <table:table-cell office:value-type="float" office:value="83.7000000000008">
            <text:p>83,7</text:p>
          </table:table-cell>
          <table:table-cell table:formula="of:=([.A837]/([.A837]+1))-([.A837]/([.A837]+50))" office:value-type="float" office:value="0.362165202717319">
            <text:p>0,3621652027</text:p>
          </table:table-cell>
          <table:table-cell table:formula="of:=([.A837]/([.A837]+0))-([.A837]/([.A837]+50))" office:value-type="float" office:value="0.373971578160058">
            <text:p>0,3739715782</text:p>
          </table:table-cell>
          <table:table-cell/>
        </table:table-row>
        <table:table-row table:style-name="ro1">
          <table:table-cell office:value-type="float" office:value="83.8000000000008">
            <text:p>83,8</text:p>
          </table:table-cell>
          <table:table-cell table:formula="of:=([.A838]/([.A838]+1))-([.A838]/([.A838]+50))" office:value-type="float" office:value="0.361899624897761">
            <text:p>0,3618996249</text:p>
          </table:table-cell>
          <table:table-cell table:formula="of:=([.A838]/([.A838]+0))-([.A838]/([.A838]+50))" office:value-type="float" office:value="0.37369207772795">
            <text:p>0,3736920777</text:p>
          </table:table-cell>
          <table:table-cell/>
        </table:table-row>
        <table:table-row table:style-name="ro1">
          <table:table-cell office:value-type="float" office:value="83.9000000000008">
            <text:p>83,9</text:p>
          </table:table-cell>
          <table:table-cell table:formula="of:=([.A839]/([.A839]+1))-([.A839]/([.A839]+50))" office:value-type="float" office:value="0.361634431756904">
            <text:p>0,3616344318</text:p>
          </table:table-cell>
          <table:table-cell table:formula="of:=([.A839]/([.A839]+0))-([.A839]/([.A839]+50))" office:value-type="float" office:value="0.373412994772216">
            <text:p>0,3734129948</text:p>
          </table:table-cell>
          <table:table-cell/>
        </table:table-row>
        <table:table-row table:style-name="ro1">
          <table:table-cell office:value-type="float" office:value="84.0000000000008">
            <text:p>84</text:p>
          </table:table-cell>
          <table:table-cell table:formula="of:=([.A840]/([.A840]+1))-([.A840]/([.A840]+50))" office:value-type="float" office:value="0.361369622475854">
            <text:p>0,3613696225</text:p>
          </table:table-cell>
          <table:table-cell table:formula="of:=([.A840]/([.A840]+0))-([.A840]/([.A840]+50))" office:value-type="float" office:value="0.373134328358207">
            <text:p>0,3731343284</text:p>
          </table:table-cell>
          <table:table-cell/>
        </table:table-row>
        <table:table-row table:style-name="ro1">
          <table:table-cell office:value-type="float" office:value="84.1000000000008">
            <text:p>84,1</text:p>
          </table:table-cell>
          <table:table-cell table:formula="of:=([.A841]/([.A841]+1))-([.A841]/([.A841]+50))" office:value-type="float" office:value="0.361105196237963">
            <text:p>0,3611051962</text:p>
          </table:table-cell>
          <table:table-cell table:formula="of:=([.A841]/([.A841]+0))-([.A841]/([.A841]+50))" office:value-type="float" office:value="0.372856077554062">
            <text:p>0,3728560776</text:p>
          </table:table-cell>
          <table:table-cell/>
        </table:table-row>
        <table:table-row table:style-name="ro1">
          <table:table-cell office:value-type="float" office:value="84.2000000000008">
            <text:p>84,2</text:p>
          </table:table-cell>
          <table:table-cell table:formula="of:=([.A842]/([.A842]+1))-([.A842]/([.A842]+50))" office:value-type="float" office:value="0.36084115222882">
            <text:p>0,3608411522</text:p>
          </table:table-cell>
          <table:table-cell table:formula="of:=([.A842]/([.A842]+0))-([.A842]/([.A842]+50))" office:value-type="float" office:value="0.372578241430698">
            <text:p>0,3725782414</text:p>
          </table:table-cell>
          <table:table-cell/>
        </table:table-row>
        <table:table-row table:style-name="ro1">
          <table:table-cell office:value-type="float" office:value="84.3000000000008">
            <text:p>84,3</text:p>
          </table:table-cell>
          <table:table-cell table:formula="of:=([.A843]/([.A843]+1))-([.A843]/([.A843]+50))" office:value-type="float" office:value="0.360577489636243">
            <text:p>0,3605774896</text:p>
          </table:table-cell>
          <table:table-cell table:formula="of:=([.A843]/([.A843]+0))-([.A843]/([.A843]+50))" office:value-type="float" office:value="0.3723008190618">
            <text:p>0,3723008191</text:p>
          </table:table-cell>
          <table:table-cell/>
        </table:table-row>
        <table:table-row table:style-name="ro1">
          <table:table-cell office:value-type="float" office:value="84.4000000000008">
            <text:p>84,4</text:p>
          </table:table-cell>
          <table:table-cell table:formula="of:=([.A844]/([.A844]+1))-([.A844]/([.A844]+50))" office:value-type="float" office:value="0.360314207650271">
            <text:p>0,3603142077</text:p>
          </table:table-cell>
          <table:table-cell table:formula="of:=([.A844]/([.A844]+0))-([.A844]/([.A844]+50))" office:value-type="float" office:value="0.372023809523807">
            <text:p>0,3720238095</text:p>
          </table:table-cell>
          <table:table-cell/>
        </table:table-row>
        <table:table-row table:style-name="ro1">
          <table:table-cell office:value-type="float" office:value="84.5000000000008">
            <text:p>84,5</text:p>
          </table:table-cell>
          <table:table-cell table:formula="of:=([.A845]/([.A845]+1))-([.A845]/([.A845]+50))" office:value-type="float" office:value="0.36005130546316">
            <text:p>0,3600513055</text:p>
          </table:table-cell>
          <table:table-cell table:formula="of:=([.A845]/([.A845]+0))-([.A845]/([.A845]+50))" office:value-type="float" office:value="0.371747211895909">
            <text:p>0,3717472119</text:p>
          </table:table-cell>
          <table:table-cell/>
        </table:table-row>
        <table:table-row table:style-name="ro1">
          <table:table-cell office:value-type="float" office:value="84.6000000000008">
            <text:p>84,6</text:p>
          </table:table-cell>
          <table:table-cell table:formula="of:=([.A846]/([.A846]+1))-([.A846]/([.A846]+50))" office:value-type="float" office:value="0.359788782269373">
            <text:p>0,3597887823</text:p>
          </table:table-cell>
          <table:table-cell table:formula="of:=([.A846]/([.A846]+0))-([.A846]/([.A846]+50))" office:value-type="float" office:value="0.371471025260027">
            <text:p>0,3714710253</text:p>
          </table:table-cell>
          <table:table-cell/>
        </table:table-row>
        <table:table-row table:style-name="ro1">
          <table:table-cell office:value-type="float" office:value="84.7000000000008">
            <text:p>84,7</text:p>
          </table:table-cell>
          <table:table-cell table:formula="of:=([.A847]/([.A847]+1))-([.A847]/([.A847]+50))" office:value-type="float" office:value="0.359526637265575">
            <text:p>0,3595266373</text:p>
          </table:table-cell>
          <table:table-cell table:formula="of:=([.A847]/([.A847]+0))-([.A847]/([.A847]+50))" office:value-type="float" office:value="0.371195248700814">
            <text:p>0,3711952487</text:p>
          </table:table-cell>
          <table:table-cell/>
        </table:table-row>
        <table:table-row table:style-name="ro1">
          <table:table-cell office:value-type="float" office:value="84.8000000000008">
            <text:p>84,8</text:p>
          </table:table-cell>
          <table:table-cell table:formula="of:=([.A848]/([.A848]+1))-([.A848]/([.A848]+50))" office:value-type="float" office:value="0.359264869650624">
            <text:p>0,3592648697</text:p>
          </table:table-cell>
          <table:table-cell table:formula="of:=([.A848]/([.A848]+0))-([.A848]/([.A848]+50))" office:value-type="float" office:value="0.370919881305636">
            <text:p>0,3709198813</text:p>
          </table:table-cell>
          <table:table-cell/>
        </table:table-row>
        <table:table-row table:style-name="ro1">
          <table:table-cell office:value-type="float" office:value="84.9000000000008">
            <text:p>84,9</text:p>
          </table:table-cell>
          <table:table-cell table:formula="of:=([.A849]/([.A849]+1))-([.A849]/([.A849]+50))" office:value-type="float" office:value="0.359003478625565">
            <text:p>0,3590034786</text:p>
          </table:table-cell>
          <table:table-cell table:formula="of:=([.A849]/([.A849]+0))-([.A849]/([.A849]+50))" office:value-type="float" office:value="0.370644922164564">
            <text:p>0,3706449222</text:p>
          </table:table-cell>
          <table:table-cell/>
        </table:table-row>
        <table:table-row table:style-name="ro1">
          <table:table-cell office:value-type="float" office:value="85.0000000000008">
            <text:p>85</text:p>
          </table:table-cell>
          <table:table-cell table:formula="of:=([.A850]/([.A850]+1))-([.A850]/([.A850]+50))" office:value-type="float" office:value="0.358742463393624">
            <text:p>0,3587424634</text:p>
          </table:table-cell>
          <table:table-cell table:formula="of:=([.A850]/([.A850]+0))-([.A850]/([.A850]+50))" office:value-type="float" office:value="0.370370370370368">
            <text:p>0,3703703704</text:p>
          </table:table-cell>
          <table:table-cell/>
        </table:table-row>
        <table:table-row table:style-name="ro1">
          <table:table-cell office:value-type="float" office:value="85.1000000000008">
            <text:p>85,1</text:p>
          </table:table-cell>
          <table:table-cell table:formula="of:=([.A851]/([.A851]+1))-([.A851]/([.A851]+50))" office:value-type="float" office:value="0.358481823160198">
            <text:p>0,3584818232</text:p>
          </table:table-cell>
          <table:table-cell table:formula="of:=([.A851]/([.A851]+0))-([.A851]/([.A851]+50))" office:value-type="float" office:value="0.370096225018503">
            <text:p>0,370096225</text:p>
          </table:table-cell>
          <table:table-cell/>
        </table:table-row>
        <table:table-row table:style-name="ro1">
          <table:table-cell office:value-type="float" office:value="85.2000000000008">
            <text:p>85,2</text:p>
          </table:table-cell>
          <table:table-cell table:formula="of:=([.A852]/([.A852]+1))-([.A852]/([.A852]+50))" office:value-type="float" office:value="0.358221557132853">
            <text:p>0,3582215571</text:p>
          </table:table-cell>
          <table:table-cell table:formula="of:=([.A852]/([.A852]+0))-([.A852]/([.A852]+50))" office:value-type="float" office:value="0.369822485207098">
            <text:p>0,3698224852</text:p>
          </table:table-cell>
          <table:table-cell/>
        </table:table-row>
        <table:table-row table:style-name="ro1">
          <table:table-cell office:value-type="float" office:value="85.3000000000008">
            <text:p>85,3</text:p>
          </table:table-cell>
          <table:table-cell table:formula="of:=([.A853]/([.A853]+1))-([.A853]/([.A853]+50))" office:value-type="float" office:value="0.35796166452131">
            <text:p>0,3579616645</text:p>
          </table:table-cell>
          <table:table-cell table:formula="of:=([.A853]/([.A853]+0))-([.A853]/([.A853]+50))" office:value-type="float" office:value="0.369549150036953">
            <text:p>0,36954915</text:p>
          </table:table-cell>
          <table:table-cell/>
        </table:table-row>
        <table:table-row table:style-name="ro1">
          <table:table-cell office:value-type="float" office:value="85.4000000000008">
            <text:p>85,4</text:p>
          </table:table-cell>
          <table:table-cell table:formula="of:=([.A854]/([.A854]+1))-([.A854]/([.A854]+50))" office:value-type="float" office:value="0.357702144537445">
            <text:p>0,3577021445</text:p>
          </table:table-cell>
          <table:table-cell table:formula="of:=([.A854]/([.A854]+0))-([.A854]/([.A854]+50))" office:value-type="float" office:value="0.369276218611519">
            <text:p>0,3692762186</text:p>
          </table:table-cell>
          <table:table-cell/>
        </table:table-row>
        <table:table-row table:style-name="ro1">
          <table:table-cell office:value-type="float" office:value="85.5000000000008">
            <text:p>85,5</text:p>
          </table:table-cell>
          <table:table-cell table:formula="of:=([.A855]/([.A855]+1))-([.A855]/([.A855]+50))" office:value-type="float" office:value="0.35744299639528">
            <text:p>0,3574429964</text:p>
          </table:table-cell>
          <table:table-cell table:formula="of:=([.A855]/([.A855]+0))-([.A855]/([.A855]+50))" office:value-type="float" office:value="0.369003690036898">
            <text:p>0,36900369</text:p>
          </table:table-cell>
          <table:table-cell/>
        </table:table-row>
        <table:table-row table:style-name="ro1">
          <table:table-cell office:value-type="float" office:value="85.6000000000008">
            <text:p>85,6</text:p>
          </table:table-cell>
          <table:table-cell table:formula="of:=([.A856]/([.A856]+1))-([.A856]/([.A856]+50))" office:value-type="float" office:value="0.357184219310972">
            <text:p>0,3571842193</text:p>
          </table:table-cell>
          <table:table-cell table:formula="of:=([.A856]/([.A856]+0))-([.A856]/([.A856]+50))" office:value-type="float" office:value="0.368731563421827">
            <text:p>0,3687315634</text:p>
          </table:table-cell>
          <table:table-cell/>
        </table:table-row>
        <table:table-row table:style-name="ro1">
          <table:table-cell office:value-type="float" office:value="85.7000000000008">
            <text:p>85,7</text:p>
          </table:table-cell>
          <table:table-cell table:formula="of:=([.A857]/([.A857]+1))-([.A857]/([.A857]+50))" office:value-type="float" office:value="0.356925812502813">
            <text:p>0,3569258125</text:p>
          </table:table-cell>
          <table:table-cell table:formula="of:=([.A857]/([.A857]+0))-([.A857]/([.A857]+50))" office:value-type="float" office:value="0.368459837877669">
            <text:p>0,3684598379</text:p>
          </table:table-cell>
          <table:table-cell/>
        </table:table-row>
        <table:table-row table:style-name="ro1">
          <table:table-cell office:value-type="float" office:value="85.8000000000008">
            <text:p>85,8</text:p>
          </table:table-cell>
          <table:table-cell table:formula="of:=([.A858]/([.A858]+1))-([.A858]/([.A858]+50))" office:value-type="float" office:value="0.356667775191218">
            <text:p>0,3566677752</text:p>
          </table:table-cell>
          <table:table-cell table:formula="of:=([.A858]/([.A858]+0))-([.A858]/([.A858]+50))" office:value-type="float" office:value="0.368188512518407">
            <text:p>0,3681885125</text:p>
          </table:table-cell>
          <table:table-cell/>
        </table:table-row>
        <table:table-row table:style-name="ro1">
          <table:table-cell office:value-type="float" office:value="85.9000000000008">
            <text:p>85,9</text:p>
          </table:table-cell>
          <table:table-cell table:formula="of:=([.A859]/([.A859]+1))-([.A859]/([.A859]+50))" office:value-type="float" office:value="0.35641010659872">
            <text:p>0,3564101066</text:p>
          </table:table-cell>
          <table:table-cell table:formula="of:=([.A859]/([.A859]+0))-([.A859]/([.A859]+50))" office:value-type="float" office:value="0.367917586460631">
            <text:p>0,3679175865</text:p>
          </table:table-cell>
          <table:table-cell/>
        </table:table-row>
        <table:table-row table:style-name="ro1">
          <table:table-cell office:value-type="float" office:value="86.0000000000008">
            <text:p>86</text:p>
          </table:table-cell>
          <table:table-cell table:formula="of:=([.A860]/([.A860]+1))-([.A860]/([.A860]+50))" office:value-type="float" office:value="0.356152805949964">
            <text:p>0,3561528059</text:p>
          </table:table-cell>
          <table:table-cell table:formula="of:=([.A860]/([.A860]+0))-([.A860]/([.A860]+50))" office:value-type="float" office:value="0.367647058823527">
            <text:p>0,3676470588</text:p>
          </table:table-cell>
          <table:table-cell/>
        </table:table-row>
        <table:table-row table:style-name="ro1">
          <table:table-cell office:value-type="float" office:value="86.1000000000008">
            <text:p>86,1</text:p>
          </table:table-cell>
          <table:table-cell table:formula="of:=([.A861]/([.A861]+1))-([.A861]/([.A861]+50))" office:value-type="float" office:value="0.355895872471698">
            <text:p>0,3558958725</text:p>
          </table:table-cell>
          <table:table-cell table:formula="of:=([.A861]/([.A861]+0))-([.A861]/([.A861]+50))" office:value-type="float" office:value="0.367376928728874">
            <text:p>0,3673769287</text:p>
          </table:table-cell>
          <table:table-cell/>
        </table:table-row>
        <table:table-row table:style-name="ro1">
          <table:table-cell office:value-type="float" office:value="86.2000000000008">
            <text:p>86,2</text:p>
          </table:table-cell>
          <table:table-cell table:formula="of:=([.A862]/([.A862]+1))-([.A862]/([.A862]+50))" office:value-type="float" office:value="0.355639305392769">
            <text:p>0,3556393054</text:p>
          </table:table-cell>
          <table:table-cell table:formula="of:=([.A862]/([.A862]+0))-([.A862]/([.A862]+50))" office:value-type="float" office:value="0.367107195301026">
            <text:p>0,3671071953</text:p>
          </table:table-cell>
          <table:table-cell/>
        </table:table-row>
        <table:table-row table:style-name="ro1">
          <table:table-cell office:value-type="float" office:value="86.3000000000008">
            <text:p>86,3</text:p>
          </table:table-cell>
          <table:table-cell table:formula="of:=([.A863]/([.A863]+1))-([.A863]/([.A863]+50))" office:value-type="float" office:value="0.355383103944114">
            <text:p>0,3553831039</text:p>
          </table:table-cell>
          <table:table-cell table:formula="of:=([.A863]/([.A863]+0))-([.A863]/([.A863]+50))" office:value-type="float" office:value="0.366837857666909">
            <text:p>0,3668378577</text:p>
          </table:table-cell>
          <table:table-cell/>
        </table:table-row>
        <table:table-row table:style-name="ro1">
          <table:table-cell office:value-type="float" office:value="86.4000000000008">
            <text:p>86,4</text:p>
          </table:table-cell>
          <table:table-cell table:formula="of:=([.A864]/([.A864]+1))-([.A864]/([.A864]+50))" office:value-type="float" office:value="0.355127267358756">
            <text:p>0,3551272674</text:p>
          </table:table-cell>
          <table:table-cell table:formula="of:=([.A864]/([.A864]+0))-([.A864]/([.A864]+50))" office:value-type="float" office:value="0.36656891495601">
            <text:p>0,366568915</text:p>
          </table:table-cell>
          <table:table-cell/>
        </table:table-row>
        <table:table-row table:style-name="ro1">
          <table:table-cell office:value-type="float" office:value="86.5000000000008">
            <text:p>86,5</text:p>
          </table:table-cell>
          <table:table-cell table:formula="of:=([.A865]/([.A865]+1))-([.A865]/([.A865]+50))" office:value-type="float" office:value="0.354871794871793">
            <text:p>0,3548717949</text:p>
          </table:table-cell>
          <table:table-cell table:formula="of:=([.A865]/([.A865]+0))-([.A865]/([.A865]+50))" office:value-type="float" office:value="0.366300366300364">
            <text:p>0,3663003663</text:p>
          </table:table-cell>
          <table:table-cell/>
        </table:table-row>
        <table:table-row table:style-name="ro1">
          <table:table-cell office:value-type="float" office:value="86.6000000000008">
            <text:p>86,6</text:p>
          </table:table-cell>
          <table:table-cell table:formula="of:=([.A866]/([.A866]+1))-([.A866]/([.A866]+50))" office:value-type="float" office:value="0.354616685720396">
            <text:p>0,3546166857</text:p>
          </table:table-cell>
          <table:table-cell table:formula="of:=([.A866]/([.A866]+0))-([.A866]/([.A866]+50))" office:value-type="float" office:value="0.366032210834551">
            <text:p>0,3660322108</text:p>
          </table:table-cell>
          <table:table-cell/>
        </table:table-row>
        <table:table-row table:style-name="ro1">
          <table:table-cell office:value-type="float" office:value="86.7000000000008">
            <text:p>86,7</text:p>
          </table:table-cell>
          <table:table-cell table:formula="of:=([.A867]/([.A867]+1))-([.A867]/([.A867]+50))" office:value-type="float" office:value="0.354361939143801">
            <text:p>0,3543619391</text:p>
          </table:table-cell>
          <table:table-cell table:formula="of:=([.A867]/([.A867]+0))-([.A867]/([.A867]+50))" office:value-type="float" office:value="0.365764447695682">
            <text:p>0,3657644477</text:p>
          </table:table-cell>
          <table:table-cell/>
        </table:table-row>
        <table:table-row table:style-name="ro1">
          <table:table-cell office:value-type="float" office:value="86.8000000000008">
            <text:p>86,8</text:p>
          </table:table-cell>
          <table:table-cell table:formula="of:=([.A868]/([.A868]+1))-([.A868]/([.A868]+50))" office:value-type="float" office:value="0.354107554383299">
            <text:p>0,3541075544</text:p>
          </table:table-cell>
          <table:table-cell table:formula="of:=([.A868]/([.A868]+0))-([.A868]/([.A868]+50))" office:value-type="float" office:value="0.36549707602339">
            <text:p>0,365497076</text:p>
          </table:table-cell>
          <table:table-cell/>
        </table:table-row>
        <table:table-row table:style-name="ro1">
          <table:table-cell office:value-type="float" office:value="86.9000000000008">
            <text:p>86,9</text:p>
          </table:table-cell>
          <table:table-cell table:formula="of:=([.A869]/([.A869]+1))-([.A869]/([.A869]+50))" office:value-type="float" office:value="0.353853530682235">
            <text:p>0,3538535307</text:p>
          </table:table-cell>
          <table:table-cell table:formula="of:=([.A869]/([.A869]+0))-([.A869]/([.A869]+50))" office:value-type="float" office:value="0.365230094959823">
            <text:p>0,365230095</text:p>
          </table:table-cell>
          <table:table-cell/>
        </table:table-row>
        <table:table-row table:style-name="ro1">
          <table:table-cell office:value-type="float" office:value="87.0000000000008">
            <text:p>87</text:p>
          </table:table-cell>
          <table:table-cell table:formula="of:=([.A870]/([.A870]+1))-([.A870]/([.A870]+50))" office:value-type="float" office:value="0.353599867285997">
            <text:p>0,3535998673</text:p>
          </table:table-cell>
          <table:table-cell table:formula="of:=([.A870]/([.A870]+0))-([.A870]/([.A870]+50))" office:value-type="float" office:value="0.364963503649633">
            <text:p>0,3649635036</text:p>
          </table:table-cell>
          <table:table-cell/>
        </table:table-row>
        <table:table-row table:style-name="ro1">
          <table:table-cell office:value-type="float" office:value="87.1000000000008">
            <text:p>87,1</text:p>
          </table:table-cell>
          <table:table-cell table:formula="of:=([.A871]/([.A871]+1))-([.A871]/([.A871]+50))" office:value-type="float" office:value="0.353346563442012">
            <text:p>0,3533465634</text:p>
          </table:table-cell>
          <table:table-cell table:formula="of:=([.A871]/([.A871]+0))-([.A871]/([.A871]+50))" office:value-type="float" office:value="0.364697301239969">
            <text:p>0,3646973012</text:p>
          </table:table-cell>
          <table:table-cell/>
        </table:table-row>
        <table:table-row table:style-name="ro1">
          <table:table-cell office:value-type="float" office:value="87.2000000000008">
            <text:p>87,2</text:p>
          </table:table-cell>
          <table:table-cell table:formula="of:=([.A872]/([.A872]+1))-([.A872]/([.A872]+50))" office:value-type="float" office:value="0.353093618399739">
            <text:p>0,3530936184</text:p>
          </table:table-cell>
          <table:table-cell table:formula="of:=([.A872]/([.A872]+0))-([.A872]/([.A872]+50))" office:value-type="float" office:value="0.364431486880464">
            <text:p>0,3644314869</text:p>
          </table:table-cell>
          <table:table-cell/>
        </table:table-row>
        <table:table-row table:style-name="ro1">
          <table:table-cell office:value-type="float" office:value="87.3000000000008">
            <text:p>87,3</text:p>
          </table:table-cell>
          <table:table-cell table:formula="of:=([.A873]/([.A873]+1))-([.A873]/([.A873]+50))" office:value-type="float" office:value="0.352841031410661">
            <text:p>0,3528410314</text:p>
          </table:table-cell>
          <table:table-cell table:formula="of:=([.A873]/([.A873]+0))-([.A873]/([.A873]+50))" office:value-type="float" office:value="0.364166059723232">
            <text:p>0,3641660597</text:p>
          </table:table-cell>
          <table:table-cell/>
        </table:table-row>
        <table:table-row table:style-name="ro1">
          <table:table-cell office:value-type="float" office:value="87.4000000000008">
            <text:p>87,4</text:p>
          </table:table-cell>
          <table:table-cell table:formula="of:=([.A874]/([.A874]+1))-([.A874]/([.A874]+50))" office:value-type="float" office:value="0.352588801728281">
            <text:p>0,3525888017</text:p>
          </table:table-cell>
          <table:table-cell table:formula="of:=([.A874]/([.A874]+0))-([.A874]/([.A874]+50))" office:value-type="float" office:value="0.363901018922851">
            <text:p>0,3639010189</text:p>
          </table:table-cell>
          <table:table-cell/>
        </table:table-row>
        <table:table-row table:style-name="ro1">
          <table:table-cell office:value-type="float" office:value="87.5000000000008">
            <text:p>87,5</text:p>
          </table:table-cell>
          <table:table-cell table:formula="of:=([.A875]/([.A875]+1))-([.A875]/([.A875]+50))" office:value-type="float" office:value="0.352336928608113">
            <text:p>0,3523369286</text:p>
          </table:table-cell>
          <table:table-cell table:formula="of:=([.A875]/([.A875]+0))-([.A875]/([.A875]+50))" office:value-type="float" office:value="0.363636363636361">
            <text:p>0,3636363636</text:p>
          </table:table-cell>
          <table:table-cell/>
        </table:table-row>
        <table:table-row table:style-name="ro1">
          <table:table-cell office:value-type="float" office:value="87.6000000000008">
            <text:p>87,6</text:p>
          </table:table-cell>
          <table:table-cell table:formula="of:=([.A876]/([.A876]+1))-([.A876]/([.A876]+50))" office:value-type="float" office:value="0.352085411307678">
            <text:p>0,3520854113</text:p>
          </table:table-cell>
          <table:table-cell table:formula="of:=([.A876]/([.A876]+0))-([.A876]/([.A876]+50))" office:value-type="float" office:value="0.363372093023254">
            <text:p>0,363372093</text:p>
          </table:table-cell>
          <table:table-cell/>
        </table:table-row>
        <table:table-row table:style-name="ro1">
          <table:table-cell office:value-type="float" office:value="87.7000000000008">
            <text:p>87,7</text:p>
          </table:table-cell>
          <table:table-cell table:formula="of:=([.A877]/([.A877]+1))-([.A877]/([.A877]+50))" office:value-type="float" office:value="0.351834249086496">
            <text:p>0,3518342491</text:p>
          </table:table-cell>
          <table:table-cell table:formula="of:=([.A877]/([.A877]+0))-([.A877]/([.A877]+50))" office:value-type="float" office:value="0.363108206245459">
            <text:p>0,3631082062</text:p>
          </table:table-cell>
          <table:table-cell/>
        </table:table-row>
        <table:table-row table:style-name="ro1">
          <table:table-cell office:value-type="float" office:value="87.8000000000008">
            <text:p>87,8</text:p>
          </table:table-cell>
          <table:table-cell table:formula="of:=([.A878]/([.A878]+1))-([.A878]/([.A878]+50))" office:value-type="float" office:value="0.351583441206081">
            <text:p>0,3515834412</text:p>
          </table:table-cell>
          <table:table-cell table:formula="of:=([.A878]/([.A878]+0))-([.A878]/([.A878]+50))" office:value-type="float" office:value="0.362844702467342">
            <text:p>0,3628447025</text:p>
          </table:table-cell>
          <table:table-cell/>
        </table:table-row>
        <table:table-row table:style-name="ro1">
          <table:table-cell office:value-type="float" office:value="87.9000000000008">
            <text:p>87,9</text:p>
          </table:table-cell>
          <table:table-cell table:formula="of:=([.A879]/([.A879]+1))-([.A879]/([.A879]+50))" office:value-type="float" office:value="0.351332986929931">
            <text:p>0,3513329869</text:p>
          </table:table-cell>
          <table:table-cell table:formula="of:=([.A879]/([.A879]+0))-([.A879]/([.A879]+50))" office:value-type="float" office:value="0.36258158085569">
            <text:p>0,3625815809</text:p>
          </table:table-cell>
          <table:table-cell/>
        </table:table-row>
        <table:table-row table:style-name="ro1">
          <table:table-cell office:value-type="float" office:value="88.0000000000008">
            <text:p>88</text:p>
          </table:table-cell>
          <table:table-cell table:formula="of:=([.A880]/([.A880]+1))-([.A880]/([.A880]+50))" office:value-type="float" office:value="0.351082885523528">
            <text:p>0,3510828855</text:p>
          </table:table-cell>
          <table:table-cell table:formula="of:=([.A880]/([.A880]+0))-([.A880]/([.A880]+50))" office:value-type="float" office:value="0.362318840579708">
            <text:p>0,3623188406</text:p>
          </table:table-cell>
          <table:table-cell/>
        </table:table-row>
        <table:table-row table:style-name="ro1">
          <table:table-cell office:value-type="float" office:value="88.1000000000008">
            <text:p>88,1</text:p>
          </table:table-cell>
          <table:table-cell table:formula="of:=([.A881]/([.A881]+1))-([.A881]/([.A881]+50))" office:value-type="float" office:value="0.350833136254326">
            <text:p>0,3508331363</text:p>
          </table:table-cell>
          <table:table-cell table:formula="of:=([.A881]/([.A881]+0))-([.A881]/([.A881]+50))" office:value-type="float" office:value="0.362056480811004">
            <text:p>0,3620564808</text:p>
          </table:table-cell>
          <table:table-cell/>
        </table:table-row>
        <table:table-row table:style-name="ro1">
          <table:table-cell office:value-type="float" office:value="88.2000000000008">
            <text:p>88,2</text:p>
          </table:table-cell>
          <table:table-cell table:formula="of:=([.A882]/([.A882]+1))-([.A882]/([.A882]+50))" office:value-type="float" office:value="0.350583738391748">
            <text:p>0,3505837384</text:p>
          </table:table-cell>
          <table:table-cell table:formula="of:=([.A882]/([.A882]+0))-([.A882]/([.A882]+50))" office:value-type="float" office:value="0.361794500723587">
            <text:p>0,3617945007</text:p>
          </table:table-cell>
          <table:table-cell/>
        </table:table-row>
        <table:table-row table:style-name="ro1">
          <table:table-cell office:value-type="float" office:value="88.3000000000008">
            <text:p>88,3</text:p>
          </table:table-cell>
          <table:table-cell table:formula="of:=([.A883]/([.A883]+1))-([.A883]/([.A883]+50))" office:value-type="float" office:value="0.350334691207178">
            <text:p>0,3503346912</text:p>
          </table:table-cell>
          <table:table-cell table:formula="of:=([.A883]/([.A883]+0))-([.A883]/([.A883]+50))" office:value-type="float" office:value="0.361532899493852">
            <text:p>0,3615328995</text:p>
          </table:table-cell>
          <table:table-cell/>
        </table:table-row>
        <table:table-row table:style-name="ro1">
          <table:table-cell office:value-type="float" office:value="88.4000000000008">
            <text:p>88,4</text:p>
          </table:table-cell>
          <table:table-cell table:formula="of:=([.A884]/([.A884]+1))-([.A884]/([.A884]+50))" office:value-type="float" office:value="0.350085993973954">
            <text:p>0,350085994</text:p>
          </table:table-cell>
          <table:table-cell table:formula="of:=([.A884]/([.A884]+0))-([.A884]/([.A884]+50))" office:value-type="float" office:value="0.361271676300576">
            <text:p>0,3612716763</text:p>
          </table:table-cell>
          <table:table-cell/>
        </table:table-row>
        <table:table-row table:style-name="ro1">
          <table:table-cell office:value-type="float" office:value="88.5000000000008">
            <text:p>88,5</text:p>
          </table:table-cell>
          <table:table-cell table:formula="of:=([.A885]/([.A885]+1))-([.A885]/([.A885]+50))" office:value-type="float" office:value="0.349837645967366">
            <text:p>0,349837646</text:p>
          </table:table-cell>
          <table:table-cell table:formula="of:=([.A885]/([.A885]+0))-([.A885]/([.A885]+50))" office:value-type="float" office:value="0.361010830324908">
            <text:p>0,3610108303</text:p>
          </table:table-cell>
          <table:table-cell/>
        </table:table-row>
        <table:table-row table:style-name="ro1">
          <table:table-cell office:value-type="float" office:value="88.6000000000008">
            <text:p>88,6</text:p>
          </table:table-cell>
          <table:table-cell table:formula="of:=([.A886]/([.A886]+1))-([.A886]/([.A886]+50))" office:value-type="float" office:value="0.349589646464644">
            <text:p>0,3495896465</text:p>
          </table:table-cell>
          <table:table-cell table:formula="of:=([.A886]/([.A886]+0))-([.A886]/([.A886]+50))" office:value-type="float" office:value="0.360750360750358">
            <text:p>0,3607503608</text:p>
          </table:table-cell>
          <table:table-cell/>
        </table:table-row>
        <table:table-row table:style-name="ro1">
          <table:table-cell office:value-type="float" office:value="88.7000000000008">
            <text:p>88,7</text:p>
          </table:table-cell>
          <table:table-cell table:formula="of:=([.A887]/([.A887]+1))-([.A887]/([.A887]+50))" office:value-type="float" office:value="0.349341994744958">
            <text:p>0,3493419947</text:p>
          </table:table-cell>
          <table:table-cell table:formula="of:=([.A887]/([.A887]+0))-([.A887]/([.A887]+50))" office:value-type="float" office:value="0.360490266762795">
            <text:p>0,3604902668</text:p>
          </table:table-cell>
          <table:table-cell/>
        </table:table-row>
        <table:table-row table:style-name="ro1">
          <table:table-cell office:value-type="float" office:value="88.8000000000008">
            <text:p>88,8</text:p>
          </table:table-cell>
          <table:table-cell table:formula="of:=([.A888]/([.A888]+1))-([.A888]/([.A888]+50))" office:value-type="float" office:value="0.349094690089406">
            <text:p>0,3490946901</text:p>
          </table:table-cell>
          <table:table-cell table:formula="of:=([.A888]/([.A888]+0))-([.A888]/([.A888]+50))" office:value-type="float" office:value="0.36023054755043">
            <text:p>0,3602305476</text:p>
          </table:table-cell>
          <table:table-cell/>
        </table:table-row>
        <table:table-row table:style-name="ro1">
          <table:table-cell office:value-type="float" office:value="88.9000000000008">
            <text:p>88,9</text:p>
          </table:table-cell>
          <table:table-cell table:formula="of:=([.A889]/([.A889]+1))-([.A889]/([.A889]+50))" office:value-type="float" office:value="0.34884773178101">
            <text:p>0,3488477318</text:p>
          </table:table-cell>
          <table:table-cell table:formula="of:=([.A889]/([.A889]+0))-([.A889]/([.A889]+50))" office:value-type="float" office:value="0.359971202303813">
            <text:p>0,3599712023</text:p>
          </table:table-cell>
          <table:table-cell/>
        </table:table-row>
        <table:table-row table:style-name="ro1">
          <table:table-cell office:value-type="float" office:value="89.0000000000008">
            <text:p>89</text:p>
          </table:table-cell>
          <table:table-cell table:formula="of:=([.A890]/([.A890]+1))-([.A890]/([.A890]+50))" office:value-type="float" office:value="0.348601119104714">
            <text:p>0,3486011191</text:p>
          </table:table-cell>
          <table:table-cell table:formula="of:=([.A890]/([.A890]+0))-([.A890]/([.A890]+50))" office:value-type="float" office:value="0.359712230215825">
            <text:p>0,3597122302</text:p>
          </table:table-cell>
          <table:table-cell/>
        </table:table-row>
        <table:table-row table:style-name="ro1">
          <table:table-cell office:value-type="float" office:value="89.1000000000009">
            <text:p>89,1</text:p>
          </table:table-cell>
          <table:table-cell table:formula="of:=([.A891]/([.A891]+1))-([.A891]/([.A891]+50))" office:value-type="float" office:value="0.348354851347371">
            <text:p>0,3483548513</text:p>
          </table:table-cell>
          <table:table-cell table:formula="of:=([.A891]/([.A891]+0))-([.A891]/([.A891]+50))" office:value-type="float" office:value="0.359453630481666">
            <text:p>0,3594536305</text:p>
          </table:table-cell>
          <table:table-cell/>
        </table:table-row>
        <table:table-row table:style-name="ro1">
          <table:table-cell office:value-type="float" office:value="89.2000000000008">
            <text:p>89,2</text:p>
          </table:table-cell>
          <table:table-cell table:formula="of:=([.A892]/([.A892]+1))-([.A892]/([.A892]+50))" office:value-type="float" office:value="0.34810892779774">
            <text:p>0,3481089278</text:p>
          </table:table-cell>
          <table:table-cell table:formula="of:=([.A892]/([.A892]+0))-([.A892]/([.A892]+50))" office:value-type="float" office:value="0.359195402298848">
            <text:p>0,3591954023</text:p>
          </table:table-cell>
          <table:table-cell/>
        </table:table-row>
        <table:table-row table:style-name="ro1">
          <table:table-cell office:value-type="float" office:value="89.3000000000009">
            <text:p>89,3</text:p>
          </table:table-cell>
          <table:table-cell table:formula="of:=([.A893]/([.A893]+1))-([.A893]/([.A893]+50))" office:value-type="float" office:value="0.347863347746482">
            <text:p>0,3478633477</text:p>
          </table:table-cell>
          <table:table-cell table:formula="of:=([.A893]/([.A893]+0))-([.A893]/([.A893]+50))" office:value-type="float" office:value="0.358937544867191">
            <text:p>0,3589375449</text:p>
          </table:table-cell>
          <table:table-cell/>
        </table:table-row>
        <table:table-row table:style-name="ro1">
          <table:table-cell office:value-type="float" office:value="89.4000000000009">
            <text:p>89,4</text:p>
          </table:table-cell>
          <table:table-cell table:formula="of:=([.A894]/([.A894]+1))-([.A894]/([.A894]+50))" office:value-type="float" office:value="0.347618110486152">
            <text:p>0,3476181105</text:p>
          </table:table-cell>
          <table:table-cell table:formula="of:=([.A894]/([.A894]+0))-([.A894]/([.A894]+50))" office:value-type="float" office:value="0.358680057388807">
            <text:p>0,3586800574</text:p>
          </table:table-cell>
          <table:table-cell/>
        </table:table-row>
        <table:table-row table:style-name="ro1">
          <table:table-cell office:value-type="float" office:value="89.5000000000008">
            <text:p>89,5</text:p>
          </table:table-cell>
          <table:table-cell table:formula="of:=([.A895]/([.A895]+1))-([.A895]/([.A895]+50))" office:value-type="float" office:value="0.347373215311192">
            <text:p>0,3473732153</text:p>
          </table:table-cell>
          <table:table-cell table:formula="of:=([.A895]/([.A895]+0))-([.A895]/([.A895]+50))" office:value-type="float" office:value="0.358422939068098">
            <text:p>0,3584229391</text:p>
          </table:table-cell>
          <table:table-cell/>
        </table:table-row>
        <table:table-row table:style-name="ro1">
          <table:table-cell office:value-type="float" office:value="89.6000000000008">
            <text:p>89,6</text:p>
          </table:table-cell>
          <table:table-cell table:formula="of:=([.A896]/([.A896]+1))-([.A896]/([.A896]+50))" office:value-type="float" office:value="0.347128661517927">
            <text:p>0,3471286615</text:p>
          </table:table-cell>
          <table:table-cell table:formula="of:=([.A896]/([.A896]+0))-([.A896]/([.A896]+50))" office:value-type="float" office:value="0.358166189111746">
            <text:p>0,3581661891</text:p>
          </table:table-cell>
          <table:table-cell/>
        </table:table-row>
        <table:table-row table:style-name="ro1">
          <table:table-cell office:value-type="float" office:value="89.7000000000009">
            <text:p>89,7</text:p>
          </table:table-cell>
          <table:table-cell table:formula="of:=([.A897]/([.A897]+1))-([.A897]/([.A897]+50))" office:value-type="float" office:value="0.346884448404557">
            <text:p>0,3468844484</text:p>
          </table:table-cell>
          <table:table-cell table:formula="of:=([.A897]/([.A897]+0))-([.A897]/([.A897]+50))" office:value-type="float" office:value="0.357909806728702">
            <text:p>0,3579098067</text:p>
          </table:table-cell>
          <table:table-cell/>
        </table:table-row>
        <table:table-row table:style-name="ro1">
          <table:table-cell office:value-type="float" office:value="89.8000000000009">
            <text:p>89,8</text:p>
          </table:table-cell>
          <table:table-cell table:formula="of:=([.A898]/([.A898]+1))-([.A898]/([.A898]+50))" office:value-type="float" office:value="0.346640575271153">
            <text:p>0,3466405753</text:p>
          </table:table-cell>
          <table:table-cell table:formula="of:=([.A898]/([.A898]+0))-([.A898]/([.A898]+50))" office:value-type="float" office:value="0.357653791130184">
            <text:p>0,3576537911</text:p>
          </table:table-cell>
          <table:table-cell/>
        </table:table-row>
        <table:table-row table:style-name="ro1">
          <table:table-cell office:value-type="float" office:value="89.9000000000009">
            <text:p>89,9</text:p>
          </table:table-cell>
          <table:table-cell table:formula="of:=([.A899]/([.A899]+1))-([.A899]/([.A899]+50))" office:value-type="float" office:value="0.346397041419651">
            <text:p>0,3463970414</text:p>
          </table:table-cell>
          <table:table-cell table:formula="of:=([.A899]/([.A899]+0))-([.A899]/([.A899]+50))" office:value-type="float" office:value="0.357398141529662">
            <text:p>0,3573981415</text:p>
          </table:table-cell>
          <table:table-cell/>
        </table:table-row>
        <table:table-row table:style-name="ro1">
          <table:table-cell office:value-type="float" office:value="90.0000000000009">
            <text:p>90</text:p>
          </table:table-cell>
          <table:table-cell table:formula="of:=([.A900]/([.A900]+1))-([.A900]/([.A900]+50))" office:value-type="float" office:value="0.346153846153844">
            <text:p>0,3461538462</text:p>
          </table:table-cell>
          <table:table-cell table:formula="of:=([.A900]/([.A900]+0))-([.A900]/([.A900]+50))" office:value-type="float" office:value="0.357142857142855">
            <text:p>0,3571428571</text:p>
          </table:table-cell>
          <table:table-cell/>
        </table:table-row>
        <table:table-row table:style-name="ro1">
          <table:table-cell office:value-type="float" office:value="90.1000000000009">
            <text:p>90,1</text:p>
          </table:table-cell>
          <table:table-cell table:formula="of:=([.A901]/([.A901]+1))-([.A901]/([.A901]+50))" office:value-type="float" office:value="0.345910988779379">
            <text:p>0,3459109888</text:p>
          </table:table-cell>
          <table:table-cell table:formula="of:=([.A901]/([.A901]+0))-([.A901]/([.A901]+50))" office:value-type="float" office:value="0.356887937187721">
            <text:p>0,3568879372</text:p>
          </table:table-cell>
          <table:table-cell/>
        </table:table-row>
        <table:table-row table:style-name="ro1">
          <table:table-cell office:value-type="float" office:value="90.2000000000009">
            <text:p>90,2</text:p>
          </table:table-cell>
          <table:table-cell table:formula="of:=([.A902]/([.A902]+1))-([.A902]/([.A902]+50))" office:value-type="float" office:value="0.345668468603747">
            <text:p>0,3456684686</text:p>
          </table:table-cell>
          <table:table-cell table:formula="of:=([.A902]/([.A902]+0))-([.A902]/([.A902]+50))" office:value-type="float" office:value="0.356633380884448">
            <text:p>0,3566333809</text:p>
          </table:table-cell>
          <table:table-cell/>
        </table:table-row>
        <table:table-row table:style-name="ro1">
          <table:table-cell office:value-type="float" office:value="90.3000000000009">
            <text:p>90,3</text:p>
          </table:table-cell>
          <table:table-cell table:formula="of:=([.A903]/([.A903]+1))-([.A903]/([.A903]+50))" office:value-type="float" office:value="0.345426284936283">
            <text:p>0,3454262849</text:p>
          </table:table-cell>
          <table:table-cell table:formula="of:=([.A903]/([.A903]+0))-([.A903]/([.A903]+50))" office:value-type="float" office:value="0.35637918745545">
            <text:p>0,3563791875</text:p>
          </table:table-cell>
          <table:table-cell/>
        </table:table-row>
        <table:table-row table:style-name="ro1">
          <table:table-cell office:value-type="float" office:value="90.4000000000009">
            <text:p>90,4</text:p>
          </table:table-cell>
          <table:table-cell table:formula="of:=([.A904]/([.A904]+1))-([.A904]/([.A904]+50))" office:value-type="float" office:value="0.345184437088155">
            <text:p>0,3451844371</text:p>
          </table:table-cell>
          <table:table-cell table:formula="of:=([.A904]/([.A904]+0))-([.A904]/([.A904]+50))" office:value-type="float" office:value="0.356125356125354">
            <text:p>0,3561253561</text:p>
          </table:table-cell>
          <table:table-cell/>
        </table:table-row>
        <table:table-row table:style-name="ro1">
          <table:table-cell office:value-type="float" office:value="90.5000000000009">
            <text:p>90,5</text:p>
          </table:table-cell>
          <table:table-cell table:formula="of:=([.A905]/([.A905]+1))-([.A905]/([.A905]+50))" office:value-type="float" office:value="0.34494292437236">
            <text:p>0,3449429244</text:p>
          </table:table-cell>
          <table:table-cell table:formula="of:=([.A905]/([.A905]+0))-([.A905]/([.A905]+50))" office:value-type="float" office:value="0.355871886120994">
            <text:p>0,3558718861</text:p>
          </table:table-cell>
          <table:table-cell/>
        </table:table-row>
        <table:table-row table:style-name="ro1">
          <table:table-cell office:value-type="float" office:value="90.6000000000009">
            <text:p>90,6</text:p>
          </table:table-cell>
          <table:table-cell table:formula="of:=([.A906]/([.A906]+1))-([.A906]/([.A906]+50))" office:value-type="float" office:value="0.344701746103721">
            <text:p>0,3447017461</text:p>
          </table:table-cell>
          <table:table-cell table:formula="of:=([.A906]/([.A906]+0))-([.A906]/([.A906]+50))" office:value-type="float" office:value="0.355618776671406">
            <text:p>0,3556187767</text:p>
          </table:table-cell>
          <table:table-cell/>
        </table:table-row>
        <table:table-row table:style-name="ro1">
          <table:table-cell office:value-type="float" office:value="90.7000000000009">
            <text:p>90,7</text:p>
          </table:table-cell>
          <table:table-cell table:formula="of:=([.A907]/([.A907]+1))-([.A907]/([.A907]+50))" office:value-type="float" office:value="0.344460901598874">
            <text:p>0,3444609016</text:p>
          </table:table-cell>
          <table:table-cell table:formula="of:=([.A907]/([.A907]+0))-([.A907]/([.A907]+50))" office:value-type="float" office:value="0.355366027007816">
            <text:p>0,355366027</text:p>
          </table:table-cell>
          <table:table-cell/>
        </table:table-row>
        <table:table-row table:style-name="ro1">
          <table:table-cell office:value-type="float" office:value="90.8000000000009">
            <text:p>90,8</text:p>
          </table:table-cell>
          <table:table-cell table:formula="of:=([.A908]/([.A908]+1))-([.A908]/([.A908]+50))" office:value-type="float" office:value="0.34422039017627">
            <text:p>0,3442203902</text:p>
          </table:table-cell>
          <table:table-cell table:formula="of:=([.A908]/([.A908]+0))-([.A908]/([.A908]+50))" office:value-type="float" office:value="0.355113636363634">
            <text:p>0,3551136364</text:p>
          </table:table-cell>
          <table:table-cell/>
        </table:table-row>
        <table:table-row table:style-name="ro1">
          <table:table-cell office:value-type="float" office:value="90.9000000000009">
            <text:p>90,9</text:p>
          </table:table-cell>
          <table:table-cell table:formula="of:=([.A909]/([.A909]+1))-([.A909]/([.A909]+50))" office:value-type="float" office:value="0.343980211156167">
            <text:p>0,3439802112</text:p>
          </table:table-cell>
          <table:table-cell table:formula="of:=([.A909]/([.A909]+0))-([.A909]/([.A909]+50))" office:value-type="float" office:value="0.354861603974448">
            <text:p>0,354861604</text:p>
          </table:table-cell>
          <table:table-cell/>
        </table:table-row>
        <table:table-row table:style-name="ro1">
          <table:table-cell office:value-type="float" office:value="91.0000000000009">
            <text:p>91</text:p>
          </table:table-cell>
          <table:table-cell table:formula="of:=([.A910]/([.A910]+1))-([.A910]/([.A910]+50))" office:value-type="float" office:value="0.343740363860621">
            <text:p>0,3437403639</text:p>
          </table:table-cell>
          <table:table-cell table:formula="of:=([.A910]/([.A910]+0))-([.A910]/([.A910]+50))" office:value-type="float" office:value="0.354609929078012">
            <text:p>0,3546099291</text:p>
          </table:table-cell>
          <table:table-cell/>
        </table:table-row>
        <table:table-row table:style-name="ro1">
          <table:table-cell office:value-type="float" office:value="91.1000000000009">
            <text:p>91,1</text:p>
          </table:table-cell>
          <table:table-cell table:formula="of:=([.A911]/([.A911]+1))-([.A911]/([.A911]+50))" office:value-type="float" office:value="0.343500847613483">
            <text:p>0,3435008476</text:p>
          </table:table-cell>
          <table:table-cell table:formula="of:=([.A911]/([.A911]+0))-([.A911]/([.A911]+50))" office:value-type="float" office:value="0.354358610914243">
            <text:p>0,3543586109</text:p>
          </table:table-cell>
          <table:table-cell/>
        </table:table-row>
        <table:table-row table:style-name="ro1">
          <table:table-cell office:value-type="float" office:value="91.2000000000009">
            <text:p>91,2</text:p>
          </table:table-cell>
          <table:table-cell table:formula="of:=([.A912]/([.A912]+1))-([.A912]/([.A912]+50))" office:value-type="float" office:value="0.343261661740395">
            <text:p>0,3432616617</text:p>
          </table:table-cell>
          <table:table-cell table:formula="of:=([.A912]/([.A912]+0))-([.A912]/([.A912]+50))" office:value-type="float" office:value="0.35410764872521">
            <text:p>0,3541076487</text:p>
          </table:table-cell>
          <table:table-cell/>
        </table:table-row>
        <table:table-row table:style-name="ro1">
          <table:table-cell office:value-type="float" office:value="91.3000000000009">
            <text:p>91,3</text:p>
          </table:table-cell>
          <table:table-cell table:formula="of:=([.A913]/([.A913]+1))-([.A913]/([.A913]+50))" office:value-type="float" office:value="0.34302280556878">
            <text:p>0,3430228056</text:p>
          </table:table-cell>
          <table:table-cell table:formula="of:=([.A913]/([.A913]+0))-([.A913]/([.A913]+50))" office:value-type="float" office:value="0.353857041755129">
            <text:p>0,3538570418</text:p>
          </table:table-cell>
          <table:table-cell/>
        </table:table-row>
        <table:table-row table:style-name="ro1">
          <table:table-cell office:value-type="float" office:value="91.4000000000009">
            <text:p>91,4</text:p>
          </table:table-cell>
          <table:table-cell table:formula="of:=([.A914]/([.A914]+1))-([.A914]/([.A914]+50))" office:value-type="float" office:value="0.342784278427841">
            <text:p>0,3427842784</text:p>
          </table:table-cell>
          <table:table-cell table:formula="of:=([.A914]/([.A914]+0))-([.A914]/([.A914]+50))" office:value-type="float" office:value="0.353606789250351">
            <text:p>0,3536067893</text:p>
          </table:table-cell>
          <table:table-cell/>
        </table:table-row>
        <table:table-row table:style-name="ro1">
          <table:table-cell office:value-type="float" office:value="91.5000000000009">
            <text:p>91,5</text:p>
          </table:table-cell>
          <table:table-cell table:formula="of:=([.A915]/([.A915]+1))-([.A915]/([.A915]+50))" office:value-type="float" office:value="0.342546079648551">
            <text:p>0,3425460796</text:p>
          </table:table-cell>
          <table:table-cell table:formula="of:=([.A915]/([.A915]+0))-([.A915]/([.A915]+50))" office:value-type="float" office:value="0.353356890459362">
            <text:p>0,3533568905</text:p>
          </table:table-cell>
          <table:table-cell/>
        </table:table-row>
        <table:table-row table:style-name="ro1">
          <table:table-cell office:value-type="float" office:value="91.6000000000009">
            <text:p>91,6</text:p>
          </table:table-cell>
          <table:table-cell table:formula="of:=([.A916]/([.A916]+1))-([.A916]/([.A916]+50))" office:value-type="float" office:value="0.342308208563652">
            <text:p>0,3423082086</text:p>
          </table:table-cell>
          <table:table-cell table:formula="of:=([.A916]/([.A916]+0))-([.A916]/([.A916]+50))" office:value-type="float" office:value="0.353107344632766">
            <text:p>0,3531073446</text:p>
          </table:table-cell>
          <table:table-cell/>
        </table:table-row>
        <table:table-row table:style-name="ro1">
          <table:table-cell office:value-type="float" office:value="91.7000000000009">
            <text:p>91,7</text:p>
          </table:table-cell>
          <table:table-cell table:formula="of:=([.A917]/([.A917]+1))-([.A917]/([.A917]+50))" office:value-type="float" office:value="0.342070664507645">
            <text:p>0,3420706645</text:p>
          </table:table-cell>
          <table:table-cell table:formula="of:=([.A917]/([.A917]+0))-([.A917]/([.A917]+50))" office:value-type="float" office:value="0.352858151023287">
            <text:p>0,352858151</text:p>
          </table:table-cell>
          <table:table-cell/>
        </table:table-row>
        <table:table-row table:style-name="ro1">
          <table:table-cell office:value-type="float" office:value="91.8000000000009">
            <text:p>91,8</text:p>
          </table:table-cell>
          <table:table-cell table:formula="of:=([.A918]/([.A918]+1))-([.A918]/([.A918]+50))" office:value-type="float" office:value="0.341833446816787">
            <text:p>0,3418334468</text:p>
          </table:table-cell>
          <table:table-cell table:formula="of:=([.A918]/([.A918]+0))-([.A918]/([.A918]+50))" office:value-type="float" office:value="0.352609308885752">
            <text:p>0,3526093089</text:p>
          </table:table-cell>
          <table:table-cell/>
        </table:table-row>
        <table:table-row table:style-name="ro1">
          <table:table-cell office:value-type="float" office:value="91.9000000000009">
            <text:p>91,9</text:p>
          </table:table-cell>
          <table:table-cell table:formula="of:=([.A919]/([.A919]+1))-([.A919]/([.A919]+50))" office:value-type="float" office:value="0.341596554829086">
            <text:p>0,3415965548</text:p>
          </table:table-cell>
          <table:table-cell table:formula="of:=([.A919]/([.A919]+0))-([.A919]/([.A919]+50))" office:value-type="float" office:value="0.352360817477094">
            <text:p>0,3523608175</text:p>
          </table:table-cell>
          <table:table-cell/>
        </table:table-row>
        <table:table-row table:style-name="ro1">
          <table:table-cell office:value-type="float" office:value="92.0000000000009">
            <text:p>92</text:p>
          </table:table-cell>
          <table:table-cell table:formula="of:=([.A920]/([.A920]+1))-([.A920]/([.A920]+50))" office:value-type="float" office:value="0.341359987884293">
            <text:p>0,3413599879</text:p>
          </table:table-cell>
          <table:table-cell table:formula="of:=([.A920]/([.A920]+0))-([.A920]/([.A920]+50))" office:value-type="float" office:value="0.352112676056336">
            <text:p>0,3521126761</text:p>
          </table:table-cell>
          <table:table-cell/>
        </table:table-row>
        <table:table-row table:style-name="ro1">
          <table:table-cell office:value-type="float" office:value="92.1000000000009">
            <text:p>92,1</text:p>
          </table:table-cell>
          <table:table-cell table:formula="of:=([.A921]/([.A921]+1))-([.A921]/([.A921]+50))" office:value-type="float" office:value="0.341123745323899">
            <text:p>0,3411237453</text:p>
          </table:table-cell>
          <table:table-cell table:formula="of:=([.A921]/([.A921]+0))-([.A921]/([.A921]+50))" office:value-type="float" office:value="0.351864883884586">
            <text:p>0,3518648839</text:p>
          </table:table-cell>
          <table:table-cell/>
        </table:table-row>
        <table:table-row table:style-name="ro1">
          <table:table-cell office:value-type="float" office:value="92.2000000000009">
            <text:p>92,2</text:p>
          </table:table-cell>
          <table:table-cell table:formula="of:=([.A922]/([.A922]+1))-([.A922]/([.A922]+50))" office:value-type="float" office:value="0.340887826491128">
            <text:p>0,3408878265</text:p>
          </table:table-cell>
          <table:table-cell table:formula="of:=([.A922]/([.A922]+0))-([.A922]/([.A922]+50))" office:value-type="float" office:value="0.351617440225033">
            <text:p>0,3516174402</text:p>
          </table:table-cell>
          <table:table-cell/>
        </table:table-row>
        <table:table-row table:style-name="ro1">
          <table:table-cell office:value-type="float" office:value="92.3000000000009">
            <text:p>92,3</text:p>
          </table:table-cell>
          <table:table-cell table:formula="of:=([.A923]/([.A923]+1))-([.A923]/([.A923]+50))" office:value-type="float" office:value="0.340652230730931">
            <text:p>0,3406522307</text:p>
          </table:table-cell>
          <table:table-cell table:formula="of:=([.A923]/([.A923]+0))-([.A923]/([.A923]+50))" office:value-type="float" office:value="0.351370344342935">
            <text:p>0,3513703443</text:p>
          </table:table-cell>
          <table:table-cell/>
        </table:table-row>
        <table:table-row table:style-name="ro1">
          <table:table-cell office:value-type="float" office:value="92.4000000000009">
            <text:p>92,4</text:p>
          </table:table-cell>
          <table:table-cell table:formula="of:=([.A924]/([.A924]+1))-([.A924]/([.A924]+50))" office:value-type="float" office:value="0.340416957389984">
            <text:p>0,3404169574</text:p>
          </table:table-cell>
          <table:table-cell table:formula="of:=([.A924]/([.A924]+0))-([.A924]/([.A924]+50))" office:value-type="float" office:value="0.351123595505616">
            <text:p>0,3511235955</text:p>
          </table:table-cell>
          <table:table-cell/>
        </table:table-row>
        <table:table-row table:style-name="ro1">
          <table:table-cell office:value-type="float" office:value="92.5000000000009">
            <text:p>92,5</text:p>
          </table:table-cell>
          <table:table-cell table:formula="of:=([.A925]/([.A925]+1))-([.A925]/([.A925]+50))" office:value-type="float" office:value="0.340182005816679">
            <text:p>0,3401820058</text:p>
          </table:table-cell>
          <table:table-cell table:formula="of:=([.A925]/([.A925]+0))-([.A925]/([.A925]+50))" office:value-type="float" office:value="0.350877192982454">
            <text:p>0,350877193</text:p>
          </table:table-cell>
          <table:table-cell/>
        </table:table-row>
        <table:table-row table:style-name="ro1">
          <table:table-cell office:value-type="float" office:value="92.6000000000009">
            <text:p>92,6</text:p>
          </table:table-cell>
          <table:table-cell table:formula="of:=([.A926]/([.A926]+1))-([.A926]/([.A926]+50))" office:value-type="float" office:value="0.339947375361118">
            <text:p>0,3399473754</text:p>
          </table:table-cell>
          <table:table-cell table:formula="of:=([.A926]/([.A926]+0))-([.A926]/([.A926]+50))" office:value-type="float" office:value="0.350631136044878">
            <text:p>0,350631136</text:p>
          </table:table-cell>
          <table:table-cell/>
        </table:table-row>
        <table:table-row table:style-name="ro1">
          <table:table-cell office:value-type="float" office:value="92.7000000000009">
            <text:p>92,7</text:p>
          </table:table-cell>
          <table:table-cell table:formula="of:=([.A927]/([.A927]+1))-([.A927]/([.A927]+50))" office:value-type="float" office:value="0.339713065375112">
            <text:p>0,3397130654</text:p>
          </table:table-cell>
          <table:table-cell table:formula="of:=([.A927]/([.A927]+0))-([.A927]/([.A927]+50))" office:value-type="float" office:value="0.350385423966361">
            <text:p>0,350385424</text:p>
          </table:table-cell>
          <table:table-cell/>
        </table:table-row>
        <table:table-row table:style-name="ro1">
          <table:table-cell office:value-type="float" office:value="92.8000000000009">
            <text:p>92,8</text:p>
          </table:table-cell>
          <table:table-cell table:formula="of:=([.A928]/([.A928]+1))-([.A928]/([.A928]+50))" office:value-type="float" office:value="0.339479075212172">
            <text:p>0,3394790752</text:p>
          </table:table-cell>
          <table:table-cell table:formula="of:=([.A928]/([.A928]+0))-([.A928]/([.A928]+50))" office:value-type="float" office:value="0.350140056022407">
            <text:p>0,350140056</text:p>
          </table:table-cell>
          <table:table-cell/>
        </table:table-row>
        <table:table-row table:style-name="ro1">
          <table:table-cell office:value-type="float" office:value="92.9000000000009">
            <text:p>92,9</text:p>
          </table:table-cell>
          <table:table-cell table:formula="of:=([.A929]/([.A929]+1))-([.A929]/([.A929]+50))" office:value-type="float" office:value="0.339245404227505">
            <text:p>0,3392454042</text:p>
          </table:table-cell>
          <table:table-cell table:formula="of:=([.A929]/([.A929]+0))-([.A929]/([.A929]+50))" office:value-type="float" office:value="0.349895031490551">
            <text:p>0,3498950315</text:p>
          </table:table-cell>
          <table:table-cell/>
        </table:table-row>
        <table:table-row table:style-name="ro1">
          <table:table-cell office:value-type="float" office:value="93.0000000000009">
            <text:p>93</text:p>
          </table:table-cell>
          <table:table-cell table:formula="of:=([.A930]/([.A930]+1))-([.A930]/([.A930]+50))" office:value-type="float" office:value="0.339012051778007">
            <text:p>0,3390120518</text:p>
          </table:table-cell>
          <table:table-cell table:formula="of:=([.A930]/([.A930]+0))-([.A930]/([.A930]+50))" office:value-type="float" office:value="0.349650349650348">
            <text:p>0,3496503497</text:p>
          </table:table-cell>
          <table:table-cell/>
        </table:table-row>
        <table:table-row table:style-name="ro1">
          <table:table-cell office:value-type="float" office:value="93.1000000000009">
            <text:p>93,1</text:p>
          </table:table-cell>
          <table:table-cell table:formula="of:=([.A931]/([.A931]+1))-([.A931]/([.A931]+50))" office:value-type="float" office:value="0.338779017222261">
            <text:p>0,3387790172</text:p>
          </table:table-cell>
          <table:table-cell table:formula="of:=([.A931]/([.A931]+0))-([.A931]/([.A931]+50))" office:value-type="float" office:value="0.349406009783366">
            <text:p>0,3494060098</text:p>
          </table:table-cell>
          <table:table-cell/>
        </table:table-row>
        <table:table-row table:style-name="ro1">
          <table:table-cell office:value-type="float" office:value="93.2000000000009">
            <text:p>93,2</text:p>
          </table:table-cell>
          <table:table-cell table:formula="of:=([.A932]/([.A932]+1))-([.A932]/([.A932]+50))" office:value-type="float" office:value="0.338546299920528">
            <text:p>0,3385462999</text:p>
          </table:table-cell>
          <table:table-cell table:formula="of:=([.A932]/([.A932]+0))-([.A932]/([.A932]+50))" office:value-type="float" office:value="0.349162011173182">
            <text:p>0,3491620112</text:p>
          </table:table-cell>
          <table:table-cell/>
        </table:table-row>
        <table:table-row table:style-name="ro1">
          <table:table-cell office:value-type="float" office:value="93.3000000000009">
            <text:p>93,3</text:p>
          </table:table-cell>
          <table:table-cell table:formula="of:=([.A933]/([.A933]+1))-([.A933]/([.A933]+50))" office:value-type="float" office:value="0.338313899234746">
            <text:p>0,3383138992</text:p>
          </table:table-cell>
          <table:table-cell table:formula="of:=([.A933]/([.A933]+0))-([.A933]/([.A933]+50))" office:value-type="float" office:value="0.348918353105371">
            <text:p>0,3489183531</text:p>
          </table:table-cell>
          <table:table-cell/>
        </table:table-row>
        <table:table-row table:style-name="ro1">
          <table:table-cell office:value-type="float" office:value="93.4000000000009">
            <text:p>93,4</text:p>
          </table:table-cell>
          <table:table-cell table:formula="of:=([.A934]/([.A934]+1))-([.A934]/([.A934]+50))" office:value-type="float" office:value="0.338081814528518">
            <text:p>0,3380818145</text:p>
          </table:table-cell>
          <table:table-cell table:formula="of:=([.A934]/([.A934]+0))-([.A934]/([.A934]+50))" office:value-type="float" office:value="0.348675034867501">
            <text:p>0,3486750349</text:p>
          </table:table-cell>
          <table:table-cell/>
        </table:table-row>
        <table:table-row table:style-name="ro1">
          <table:table-cell office:value-type="float" office:value="93.5000000000009">
            <text:p>93,5</text:p>
          </table:table-cell>
          <table:table-cell table:formula="of:=([.A935]/([.A935]+1))-([.A935]/([.A935]+50))" office:value-type="float" office:value="0.337850045167116">
            <text:p>0,3378500452</text:p>
          </table:table-cell>
          <table:table-cell table:formula="of:=([.A935]/([.A935]+0))-([.A935]/([.A935]+50))" office:value-type="float" office:value="0.348432055749127">
            <text:p>0,3484320557</text:p>
          </table:table-cell>
          <table:table-cell/>
        </table:table-row>
        <table:table-row table:style-name="ro1">
          <table:table-cell office:value-type="float" office:value="93.6000000000009">
            <text:p>93,6</text:p>
          </table:table-cell>
          <table:table-cell table:formula="of:=([.A936]/([.A936]+1))-([.A936]/([.A936]+50))" office:value-type="float" office:value="0.337618590517468">
            <text:p>0,3376185905</text:p>
          </table:table-cell>
          <table:table-cell table:formula="of:=([.A936]/([.A936]+0))-([.A936]/([.A936]+50))" office:value-type="float" office:value="0.348189415041781">
            <text:p>0,348189415</text:p>
          </table:table-cell>
          <table:table-cell/>
        </table:table-row>
        <table:table-row table:style-name="ro1">
          <table:table-cell office:value-type="float" office:value="93.7000000000009">
            <text:p>93,7</text:p>
          </table:table-cell>
          <table:table-cell table:formula="of:=([.A937]/([.A937]+1))-([.A937]/([.A937]+50))" office:value-type="float" office:value="0.337387449948155">
            <text:p>0,3373874499</text:p>
          </table:table-cell>
          <table:table-cell table:formula="of:=([.A937]/([.A937]+0))-([.A937]/([.A937]+50))" office:value-type="float" office:value="0.347947112038968">
            <text:p>0,347947112</text:p>
          </table:table-cell>
          <table:table-cell/>
        </table:table-row>
        <table:table-row table:style-name="ro1">
          <table:table-cell office:value-type="float" office:value="93.8000000000009">
            <text:p>93,8</text:p>
          </table:table-cell>
          <table:table-cell table:formula="of:=([.A938]/([.A938]+1))-([.A938]/([.A938]+50))" office:value-type="float" office:value="0.337156622829408">
            <text:p>0,3371566228</text:p>
          </table:table-cell>
          <table:table-cell table:formula="of:=([.A938]/([.A938]+0))-([.A938]/([.A938]+50))" office:value-type="float" office:value="0.347705146036159">
            <text:p>0,347705146</text:p>
          </table:table-cell>
          <table:table-cell/>
        </table:table-row>
        <table:table-row table:style-name="ro1">
          <table:table-cell office:value-type="float" office:value="93.9000000000009">
            <text:p>93,9</text:p>
          </table:table-cell>
          <table:table-cell table:formula="of:=([.A939]/([.A939]+1))-([.A939]/([.A939]+50))" office:value-type="float" office:value="0.336926108533101">
            <text:p>0,3369261085</text:p>
          </table:table-cell>
          <table:table-cell table:formula="of:=([.A939]/([.A939]+0))-([.A939]/([.A939]+50))" office:value-type="float" office:value="0.347463516330783">
            <text:p>0,3474635163</text:p>
          </table:table-cell>
          <table:table-cell/>
        </table:table-row>
        <table:table-row table:style-name="ro1">
          <table:table-cell office:value-type="float" office:value="94.0000000000009">
            <text:p>94</text:p>
          </table:table-cell>
          <table:table-cell table:formula="of:=([.A940]/([.A940]+1))-([.A940]/([.A940]+50))" office:value-type="float" office:value="0.336695906432746">
            <text:p>0,3366959064</text:p>
          </table:table-cell>
          <table:table-cell table:formula="of:=([.A940]/([.A940]+0))-([.A940]/([.A940]+50))" office:value-type="float" office:value="0.34722222222222">
            <text:p>0,3472222222</text:p>
          </table:table-cell>
          <table:table-cell/>
        </table:table-row>
        <table:table-row table:style-name="ro1">
          <table:table-cell office:value-type="float" office:value="94.1000000000009">
            <text:p>94,1</text:p>
          </table:table-cell>
          <table:table-cell table:formula="of:=([.A941]/([.A941]+1))-([.A941]/([.A941]+50))" office:value-type="float" office:value="0.336466015903488">
            <text:p>0,3364660159</text:p>
          </table:table-cell>
          <table:table-cell table:formula="of:=([.A941]/([.A941]+0))-([.A941]/([.A941]+50))" office:value-type="float" office:value="0.346981263011795">
            <text:p>0,346981263</text:p>
          </table:table-cell>
          <table:table-cell/>
        </table:table-row>
        <table:table-row table:style-name="ro1">
          <table:table-cell office:value-type="float" office:value="94.2000000000009">
            <text:p>94,2</text:p>
          </table:table-cell>
          <table:table-cell table:formula="of:=([.A942]/([.A942]+1))-([.A942]/([.A942]+50))" office:value-type="float" office:value="0.3362364363221">
            <text:p>0,3362364363</text:p>
          </table:table-cell>
          <table:table-cell table:formula="of:=([.A942]/([.A942]+0))-([.A942]/([.A942]+50))" office:value-type="float" office:value="0.346740638002772">
            <text:p>0,346740638</text:p>
          </table:table-cell>
          <table:table-cell/>
        </table:table-row>
        <table:table-row table:style-name="ro1">
          <table:table-cell office:value-type="float" office:value="94.3000000000009">
            <text:p>94,3</text:p>
          </table:table-cell>
          <table:table-cell table:formula="of:=([.A943]/([.A943]+1))-([.A943]/([.A943]+50))" office:value-type="float" office:value="0.336007167066976">
            <text:p>0,3360071671</text:p>
          </table:table-cell>
          <table:table-cell table:formula="of:=([.A943]/([.A943]+0))-([.A943]/([.A943]+50))" office:value-type="float" office:value="0.346500346500344">
            <text:p>0,3465003465</text:p>
          </table:table-cell>
          <table:table-cell/>
        </table:table-row>
        <table:table-row table:style-name="ro1">
          <table:table-cell office:value-type="float" office:value="94.4000000000009">
            <text:p>94,4</text:p>
          </table:table-cell>
          <table:table-cell table:formula="of:=([.A944]/([.A944]+1))-([.A944]/([.A944]+50))" office:value-type="float" office:value="0.335778207518131">
            <text:p>0,3357782075</text:p>
          </table:table-cell>
          <table:table-cell table:formula="of:=([.A944]/([.A944]+0))-([.A944]/([.A944]+50))" office:value-type="float" office:value="0.346260387811632">
            <text:p>0,3462603878</text:p>
          </table:table-cell>
          <table:table-cell/>
        </table:table-row>
        <table:table-row table:style-name="ro1">
          <table:table-cell office:value-type="float" office:value="94.5000000000009">
            <text:p>94,5</text:p>
          </table:table-cell>
          <table:table-cell table:formula="of:=([.A945]/([.A945]+1))-([.A945]/([.A945]+50))" office:value-type="float" office:value="0.335549557057191">
            <text:p>0,3355495571</text:p>
          </table:table-cell>
          <table:table-cell table:formula="of:=([.A945]/([.A945]+0))-([.A945]/([.A945]+50))" office:value-type="float" office:value="0.346020761245672">
            <text:p>0,3460207612</text:p>
          </table:table-cell>
          <table:table-cell/>
        </table:table-row>
        <table:table-row table:style-name="ro1">
          <table:table-cell office:value-type="float" office:value="94.6000000000009">
            <text:p>94,6</text:p>
          </table:table-cell>
          <table:table-cell table:formula="of:=([.A946]/([.A946]+1))-([.A946]/([.A946]+50))" office:value-type="float" office:value="0.335321215067389">
            <text:p>0,3353212151</text:p>
          </table:table-cell>
          <table:table-cell table:formula="of:=([.A946]/([.A946]+0))-([.A946]/([.A946]+50))" office:value-type="float" office:value="0.345781466113414">
            <text:p>0,3457814661</text:p>
          </table:table-cell>
          <table:table-cell/>
        </table:table-row>
        <table:table-row table:style-name="ro1">
          <table:table-cell office:value-type="float" office:value="94.7000000000009">
            <text:p>94,7</text:p>
          </table:table-cell>
          <table:table-cell table:formula="of:=([.A947]/([.A947]+1))-([.A947]/([.A947]+50))" office:value-type="float" office:value="0.335093180933562">
            <text:p>0,3350931809</text:p>
          </table:table-cell>
          <table:table-cell table:formula="of:=([.A947]/([.A947]+0))-([.A947]/([.A947]+50))" office:value-type="float" office:value="0.34554250172771">
            <text:p>0,3455425017</text:p>
          </table:table-cell>
          <table:table-cell/>
        </table:table-row>
        <table:table-row table:style-name="ro1">
          <table:table-cell office:value-type="float" office:value="94.8000000000009">
            <text:p>94,8</text:p>
          </table:table-cell>
          <table:table-cell table:formula="of:=([.A948]/([.A948]+1))-([.A948]/([.A948]+50))" office:value-type="float" office:value="0.334865454042144">
            <text:p>0,334865454</text:p>
          </table:table-cell>
          <table:table-cell table:formula="of:=([.A948]/([.A948]+0))-([.A948]/([.A948]+50))" office:value-type="float" office:value="0.345303867403313">
            <text:p>0,3453038674</text:p>
          </table:table-cell>
          <table:table-cell/>
        </table:table-row>
        <table:table-row table:style-name="ro1">
          <table:table-cell office:value-type="float" office:value="94.9000000000009">
            <text:p>94,9</text:p>
          </table:table-cell>
          <table:table-cell table:formula="of:=([.A949]/([.A949]+1))-([.A949]/([.A949]+50))" office:value-type="float" office:value="0.334638033781161">
            <text:p>0,3346380338</text:p>
          </table:table-cell>
          <table:table-cell table:formula="of:=([.A949]/([.A949]+0))-([.A949]/([.A949]+50))" office:value-type="float" office:value="0.345065562456865">
            <text:p>0,3450655625</text:p>
          </table:table-cell>
          <table:table-cell/>
        </table:table-row>
        <table:table-row table:style-name="ro1">
          <table:table-cell office:value-type="float" office:value="95.0000000000009">
            <text:p>95</text:p>
          </table:table-cell>
          <table:table-cell table:formula="of:=([.A950]/([.A950]+1))-([.A950]/([.A950]+50))" office:value-type="float" office:value="0.334410919540228">
            <text:p>0,3344109195</text:p>
          </table:table-cell>
          <table:table-cell table:formula="of:=([.A950]/([.A950]+0))-([.A950]/([.A950]+50))" office:value-type="float" office:value="0.344827586206894">
            <text:p>0,3448275862</text:p>
          </table:table-cell>
          <table:table-cell/>
        </table:table-row>
        <table:table-row table:style-name="ro1">
          <table:table-cell office:value-type="float" office:value="95.1000000000009">
            <text:p>95,1</text:p>
          </table:table-cell>
          <table:table-cell table:formula="of:=([.A951]/([.A951]+1))-([.A951]/([.A951]+50))" office:value-type="float" office:value="0.334184110710542">
            <text:p>0,3341841107</text:p>
          </table:table-cell>
          <table:table-cell table:formula="of:=([.A951]/([.A951]+0))-([.A951]/([.A951]+50))" office:value-type="float" office:value="0.344589937973809">
            <text:p>0,344589938</text:p>
          </table:table-cell>
          <table:table-cell/>
        </table:table-row>
        <table:table-row table:style-name="ro1">
          <table:table-cell office:value-type="float" office:value="95.2000000000009">
            <text:p>95,2</text:p>
          </table:table-cell>
          <table:table-cell table:formula="of:=([.A952]/([.A952]+1))-([.A952]/([.A952]+50))" office:value-type="float" office:value="0.333957606684877">
            <text:p>0,3339576067</text:p>
          </table:table-cell>
          <table:table-cell table:formula="of:=([.A952]/([.A952]+0))-([.A952]/([.A952]+50))" office:value-type="float" office:value="0.344352617079888">
            <text:p>0,3443526171</text:p>
          </table:table-cell>
          <table:table-cell/>
        </table:table-row>
        <table:table-row table:style-name="ro1">
          <table:table-cell office:value-type="float" office:value="95.3000000000009">
            <text:p>95,3</text:p>
          </table:table-cell>
          <table:table-cell table:formula="of:=([.A953]/([.A953]+1))-([.A953]/([.A953]+50))" office:value-type="float" office:value="0.333731406857583">
            <text:p>0,3337314069</text:p>
          </table:table-cell>
          <table:table-cell table:formula="of:=([.A953]/([.A953]+0))-([.A953]/([.A953]+50))" office:value-type="float" office:value="0.344115622849275">
            <text:p>0,3441156228</text:p>
          </table:table-cell>
          <table:table-cell/>
        </table:table-row>
        <table:table-row table:style-name="ro1">
          <table:table-cell office:value-type="float" office:value="95.400000000001">
            <text:p>95,4</text:p>
          </table:table-cell>
          <table:table-cell table:formula="of:=([.A954]/([.A954]+1))-([.A954]/([.A954]+50))" office:value-type="float" office:value="0.333505510624573">
            <text:p>0,3335055106</text:p>
          </table:table-cell>
          <table:table-cell table:formula="of:=([.A954]/([.A954]+0))-([.A954]/([.A954]+50))" office:value-type="float" office:value="0.343878954607976">
            <text:p>0,3438789546</text:p>
          </table:table-cell>
          <table:table-cell/>
        </table:table-row>
        <table:table-row table:style-name="ro1">
          <table:table-cell office:value-type="float" office:value="95.5000000000009">
            <text:p>95,5</text:p>
          </table:table-cell>
          <table:table-cell table:formula="of:=([.A955]/([.A955]+1))-([.A955]/([.A955]+50))" office:value-type="float" office:value="0.333279917383329">
            <text:p>0,3332799174</text:p>
          </table:table-cell>
          <table:table-cell table:formula="of:=([.A955]/([.A955]+0))-([.A955]/([.A955]+50))" office:value-type="float" office:value="0.343642611683847">
            <text:p>0,3436426117</text:p>
          </table:table-cell>
          <table:table-cell/>
        </table:table-row>
        <table:table-row table:style-name="ro1">
          <table:table-cell office:value-type="float" office:value="95.6000000000009">
            <text:p>95,6</text:p>
          </table:table-cell>
          <table:table-cell table:formula="of:=([.A956]/([.A956]+1))-([.A956]/([.A956]+50))" office:value-type="float" office:value="0.333054626532885">
            <text:p>0,3330546265</text:p>
          </table:table-cell>
          <table:table-cell table:formula="of:=([.A956]/([.A956]+0))-([.A956]/([.A956]+50))" office:value-type="float" office:value="0.343406593406591">
            <text:p>0,3434065934</text:p>
          </table:table-cell>
          <table:table-cell/>
        </table:table-row>
        <table:table-row table:style-name="ro1">
          <table:table-cell office:value-type="float" office:value="95.7000000000009">
            <text:p>95,7</text:p>
          </table:table-cell>
          <table:table-cell table:formula="of:=([.A957]/([.A957]+1))-([.A957]/([.A957]+50))" office:value-type="float" office:value="0.332829637473834">
            <text:p>0,3328296375</text:p>
          </table:table-cell>
          <table:table-cell table:formula="of:=([.A957]/([.A957]+0))-([.A957]/([.A957]+50))" office:value-type="float" office:value="0.343170899107754">
            <text:p>0,3431708991</text:p>
          </table:table-cell>
          <table:table-cell/>
        </table:table-row>
        <table:table-row table:style-name="ro1">
          <table:table-cell office:value-type="float" office:value="95.8000000000009">
            <text:p>95,8</text:p>
          </table:table-cell>
          <table:table-cell table:formula="of:=([.A958]/([.A958]+1))-([.A958]/([.A958]+50))" office:value-type="float" office:value="0.332604949608314">
            <text:p>0,3326049496</text:p>
          </table:table-cell>
          <table:table-cell table:formula="of:=([.A958]/([.A958]+0))-([.A958]/([.A958]+50))" office:value-type="float" office:value="0.342935528120711">
            <text:p>0,3429355281</text:p>
          </table:table-cell>
          <table:table-cell/>
        </table:table-row>
        <table:table-row table:style-name="ro1">
          <table:table-cell office:value-type="float" office:value="95.9000000000009">
            <text:p>95,9</text:p>
          </table:table-cell>
          <table:table-cell table:formula="of:=([.A959]/([.A959]+1))-([.A959]/([.A959]+50))" office:value-type="float" office:value="0.332380562340009">
            <text:p>0,3323805623</text:p>
          </table:table-cell>
          <table:table-cell table:formula="of:=([.A959]/([.A959]+0))-([.A959]/([.A959]+50))" office:value-type="float" office:value="0.342700479780669">
            <text:p>0,3427004798</text:p>
          </table:table-cell>
          <table:table-cell/>
        </table:table-row>
        <table:table-row table:style-name="ro1">
          <table:table-cell office:value-type="float" office:value="96.0000000000009">
            <text:p>96</text:p>
          </table:table-cell>
          <table:table-cell table:formula="of:=([.A960]/([.A960]+1))-([.A960]/([.A960]+50))" office:value-type="float" office:value="0.33215647507414">
            <text:p>0,3321564751</text:p>
          </table:table-cell>
          <table:table-cell table:formula="of:=([.A960]/([.A960]+0))-([.A960]/([.A960]+50))" office:value-type="float" office:value="0.342465753424655">
            <text:p>0,3424657534</text:p>
          </table:table-cell>
          <table:table-cell/>
        </table:table-row>
        <table:table-row table:style-name="ro1">
          <table:table-cell office:value-type="float" office:value="96.100000000001">
            <text:p>96,1</text:p>
          </table:table-cell>
          <table:table-cell table:formula="of:=([.A961]/([.A961]+1))-([.A961]/([.A961]+50))" office:value-type="float" office:value="0.331932687217463">
            <text:p>0,3319326872</text:p>
          </table:table-cell>
          <table:table-cell table:formula="of:=([.A961]/([.A961]+0))-([.A961]/([.A961]+50))" office:value-type="float" office:value="0.34223134839151">
            <text:p>0,3422313484</text:p>
          </table:table-cell>
          <table:table-cell/>
        </table:table-row>
        <table:table-row table:style-name="ro1">
          <table:table-cell office:value-type="float" office:value="96.200000000001">
            <text:p>96,2</text:p>
          </table:table-cell>
          <table:table-cell table:formula="of:=([.A962]/([.A962]+1))-([.A962]/([.A962]+50))" office:value-type="float" office:value="0.331709198178264">
            <text:p>0,3317091982</text:p>
          </table:table-cell>
          <table:table-cell table:formula="of:=([.A962]/([.A962]+0))-([.A962]/([.A962]+50))" office:value-type="float" office:value="0.341997264021886">
            <text:p>0,341997264</text:p>
          </table:table-cell>
          <table:table-cell/>
        </table:table-row>
        <table:table-row table:style-name="ro1">
          <table:table-cell office:value-type="float" office:value="96.300000000001">
            <text:p>96,3</text:p>
          </table:table-cell>
          <table:table-cell table:formula="of:=([.A963]/([.A963]+1))-([.A963]/([.A963]+50))" office:value-type="float" office:value="0.331486007366354">
            <text:p>0,3314860074</text:p>
          </table:table-cell>
          <table:table-cell table:formula="of:=([.A963]/([.A963]+0))-([.A963]/([.A963]+50))" office:value-type="float" office:value="0.341763499658234">
            <text:p>0,3417634997</text:p>
          </table:table-cell>
          <table:table-cell/>
        </table:table-row>
        <table:table-row table:style-name="ro1">
          <table:table-cell office:value-type="float" office:value="96.400000000001">
            <text:p>96,4</text:p>
          </table:table-cell>
          <table:table-cell table:formula="of:=([.A964]/([.A964]+1))-([.A964]/([.A964]+50))" office:value-type="float" office:value="0.331263114193061">
            <text:p>0,3312631142</text:p>
          </table:table-cell>
          <table:table-cell table:formula="of:=([.A964]/([.A964]+0))-([.A964]/([.A964]+50))" office:value-type="float" office:value="0.341530054644807">
            <text:p>0,3415300546</text:p>
          </table:table-cell>
          <table:table-cell/>
        </table:table-row>
        <table:table-row table:style-name="ro1">
          <table:table-cell office:value-type="float" office:value="96.5000000000009">
            <text:p>96,5</text:p>
          </table:table-cell>
          <table:table-cell table:formula="of:=([.A965]/([.A965]+1))-([.A965]/([.A965]+50))" office:value-type="float" office:value="0.331040518071233">
            <text:p>0,3310405181</text:p>
          </table:table-cell>
          <table:table-cell table:formula="of:=([.A965]/([.A965]+0))-([.A965]/([.A965]+50))" office:value-type="float" office:value="0.341296928327643">
            <text:p>0,3412969283</text:p>
          </table:table-cell>
          <table:table-cell/>
        </table:table-row>
        <table:table-row table:style-name="ro1">
          <table:table-cell office:value-type="float" office:value="96.600000000001">
            <text:p>96,6</text:p>
          </table:table-cell>
          <table:table-cell table:formula="of:=([.A966]/([.A966]+1))-([.A966]/([.A966]+50))" office:value-type="float" office:value="0.330818218415224">
            <text:p>0,3308182184</text:p>
          </table:table-cell>
          <table:table-cell table:formula="of:=([.A966]/([.A966]+0))-([.A966]/([.A966]+50))" office:value-type="float" office:value="0.341064120054568">
            <text:p>0,3410641201</text:p>
          </table:table-cell>
          <table:table-cell/>
        </table:table-row>
        <table:table-row table:style-name="ro1">
          <table:table-cell office:value-type="float" office:value="96.700000000001">
            <text:p>96,7</text:p>
          </table:table-cell>
          <table:table-cell table:formula="of:=([.A967]/([.A967]+1))-([.A967]/([.A967]+50))" office:value-type="float" office:value="0.330596214640897">
            <text:p>0,3305962146</text:p>
          </table:table-cell>
          <table:table-cell table:formula="of:=([.A967]/([.A967]+0))-([.A967]/([.A967]+50))" office:value-type="float" office:value="0.340831629175185">
            <text:p>0,3408316292</text:p>
          </table:table-cell>
          <table:table-cell/>
        </table:table-row>
        <table:table-row table:style-name="ro1">
          <table:table-cell office:value-type="float" office:value="96.800000000001">
            <text:p>96,8</text:p>
          </table:table-cell>
          <table:table-cell table:formula="of:=([.A968]/([.A968]+1))-([.A968]/([.A968]+50))" office:value-type="float" office:value="0.330374506165614">
            <text:p>0,3303745062</text:p>
          </table:table-cell>
          <table:table-cell table:formula="of:=([.A968]/([.A968]+0))-([.A968]/([.A968]+50))" office:value-type="float" office:value="0.34059945504087">
            <text:p>0,340599455</text:p>
          </table:table-cell>
          <table:table-cell/>
        </table:table-row>
        <table:table-row table:style-name="ro1">
          <table:table-cell office:value-type="float" office:value="96.900000000001">
            <text:p>96,9</text:p>
          </table:table-cell>
          <table:table-cell table:formula="of:=([.A969]/([.A969]+1))-([.A969]/([.A969]+50))" office:value-type="float" office:value="0.330153092408236">
            <text:p>0,3301530924</text:p>
          </table:table-cell>
          <table:table-cell table:formula="of:=([.A969]/([.A969]+0))-([.A969]/([.A969]+50))" office:value-type="float" office:value="0.340367597004763">
            <text:p>0,340367597</text:p>
          </table:table-cell>
          <table:table-cell/>
        </table:table-row>
        <table:table-row table:style-name="ro1">
          <table:table-cell office:value-type="float" office:value="97.000000000001">
            <text:p>97</text:p>
          </table:table-cell>
          <table:table-cell table:formula="of:=([.A970]/([.A970]+1))-([.A970]/([.A970]+50))" office:value-type="float" office:value="0.329931972789113">
            <text:p>0,3299319728</text:p>
          </table:table-cell>
          <table:table-cell table:formula="of:=([.A970]/([.A970]+0))-([.A970]/([.A970]+50))" office:value-type="float" office:value="0.340136054421766">
            <text:p>0,3401360544</text:p>
          </table:table-cell>
          <table:table-cell/>
        </table:table-row>
        <table:table-row table:style-name="ro1">
          <table:table-cell office:value-type="float" office:value="97.100000000001">
            <text:p>97,1</text:p>
          </table:table-cell>
          <table:table-cell table:formula="of:=([.A971]/([.A971]+1))-([.A971]/([.A971]+50))" office:value-type="float" office:value="0.329711146730086">
            <text:p>0,3297111467</text:p>
          </table:table-cell>
          <table:table-cell table:formula="of:=([.A971]/([.A971]+0))-([.A971]/([.A971]+50))" office:value-type="float" office:value="0.339904826648536">
            <text:p>0,3399048266</text:p>
          </table:table-cell>
          <table:table-cell/>
        </table:table-row>
        <table:table-row table:style-name="ro1">
          <table:table-cell office:value-type="float" office:value="97.200000000001">
            <text:p>97,2</text:p>
          </table:table-cell>
          <table:table-cell table:formula="of:=([.A972]/([.A972]+1))-([.A972]/([.A972]+50))" office:value-type="float" office:value="0.329490613654474">
            <text:p>0,3294906137</text:p>
          </table:table-cell>
          <table:table-cell table:formula="of:=([.A972]/([.A972]+0))-([.A972]/([.A972]+50))" office:value-type="float" office:value="0.339673913043476">
            <text:p>0,339673913</text:p>
          </table:table-cell>
          <table:table-cell/>
        </table:table-row>
        <table:table-row table:style-name="ro1">
          <table:table-cell office:value-type="float" office:value="97.300000000001">
            <text:p>97,3</text:p>
          </table:table-cell>
          <table:table-cell table:formula="of:=([.A973]/([.A973]+1))-([.A973]/([.A973]+50))" office:value-type="float" office:value="0.329270372987078">
            <text:p>0,329270373</text:p>
          </table:table-cell>
          <table:table-cell table:formula="of:=([.A973]/([.A973]+0))-([.A973]/([.A973]+50))" office:value-type="float" office:value="0.339443312966732">
            <text:p>0,339443313</text:p>
          </table:table-cell>
          <table:table-cell/>
        </table:table-row>
        <table:table-row table:style-name="ro1">
          <table:table-cell office:value-type="float" office:value="97.400000000001">
            <text:p>97,4</text:p>
          </table:table-cell>
          <table:table-cell table:formula="of:=([.A974]/([.A974]+1))-([.A974]/([.A974]+50))" office:value-type="float" office:value="0.329050424154172">
            <text:p>0,3290504242</text:p>
          </table:table-cell>
          <table:table-cell table:formula="of:=([.A974]/([.A974]+0))-([.A974]/([.A974]+50))" office:value-type="float" office:value="0.339213025780188">
            <text:p>0,3392130258</text:p>
          </table:table-cell>
          <table:table-cell/>
        </table:table-row>
        <table:table-row table:style-name="ro1">
          <table:table-cell office:value-type="float" office:value="97.500000000001">
            <text:p>97,5</text:p>
          </table:table-cell>
          <table:table-cell table:formula="of:=([.A975]/([.A975]+1))-([.A975]/([.A975]+50))" office:value-type="float" office:value="0.328830766583496">
            <text:p>0,3288307666</text:p>
          </table:table-cell>
          <table:table-cell table:formula="of:=([.A975]/([.A975]+0))-([.A975]/([.A975]+50))" office:value-type="float" office:value="0.338983050847455">
            <text:p>0,3389830508</text:p>
          </table:table-cell>
          <table:table-cell/>
        </table:table-row>
        <table:table-row table:style-name="ro1">
          <table:table-cell office:value-type="float" office:value="97.600000000001">
            <text:p>97,6</text:p>
          </table:table-cell>
          <table:table-cell table:formula="of:=([.A976]/([.A976]+1))-([.A976]/([.A976]+50))" office:value-type="float" office:value="0.328611399704259">
            <text:p>0,3286113997</text:p>
          </table:table-cell>
          <table:table-cell table:formula="of:=([.A976]/([.A976]+0))-([.A976]/([.A976]+50))" office:value-type="float" office:value="0.338753387533873">
            <text:p>0,3387533875</text:p>
          </table:table-cell>
          <table:table-cell/>
        </table:table-row>
        <table:table-row table:style-name="ro1">
          <table:table-cell office:value-type="float" office:value="97.700000000001">
            <text:p>97,7</text:p>
          </table:table-cell>
          <table:table-cell table:formula="of:=([.A977]/([.A977]+1))-([.A977]/([.A977]+50))" office:value-type="float" office:value="0.328392322947126">
            <text:p>0,3283923229</text:p>
          </table:table-cell>
          <table:table-cell table:formula="of:=([.A977]/([.A977]+0))-([.A977]/([.A977]+50))" office:value-type="float" office:value="0.338524035206497">
            <text:p>0,3385240352</text:p>
          </table:table-cell>
          <table:table-cell/>
        </table:table-row>
        <table:table-row table:style-name="ro1">
          <table:table-cell office:value-type="float" office:value="97.800000000001">
            <text:p>97,8</text:p>
          </table:table-cell>
          <table:table-cell table:formula="of:=([.A978]/([.A978]+1))-([.A978]/([.A978]+50))" office:value-type="float" office:value="0.328173535744219">
            <text:p>0,3281735357</text:p>
          </table:table-cell>
          <table:table-cell table:formula="of:=([.A978]/([.A978]+0))-([.A978]/([.A978]+50))" office:value-type="float" office:value="0.338294993234098">
            <text:p>0,3382949932</text:p>
          </table:table-cell>
          <table:table-cell/>
        </table:table-row>
        <table:table-row table:style-name="ro1">
          <table:table-cell office:value-type="float" office:value="97.900000000001">
            <text:p>97,9</text:p>
          </table:table-cell>
          <table:table-cell table:formula="of:=([.A979]/([.A979]+1))-([.A979]/([.A979]+50))" office:value-type="float" office:value="0.327955037529113">
            <text:p>0,3279550375</text:p>
          </table:table-cell>
          <table:table-cell table:formula="of:=([.A979]/([.A979]+0))-([.A979]/([.A979]+50))" office:value-type="float" office:value="0.338066260987151">
            <text:p>0,338066261</text:p>
          </table:table-cell>
          <table:table-cell/>
        </table:table-row>
        <table:table-row table:style-name="ro1">
          <table:table-cell office:value-type="float" office:value="98.000000000001">
            <text:p>98</text:p>
          </table:table-cell>
          <table:table-cell table:formula="of:=([.A980]/([.A980]+1))-([.A980]/([.A980]+50))" office:value-type="float" office:value="0.327736827736826">
            <text:p>0,3277368277</text:p>
          </table:table-cell>
          <table:table-cell table:formula="of:=([.A980]/([.A980]+0))-([.A980]/([.A980]+50))" office:value-type="float" office:value="0.337837837837836">
            <text:p>0,3378378378</text:p>
          </table:table-cell>
          <table:table-cell/>
        </table:table-row>
        <table:table-row table:style-name="ro1">
          <table:table-cell office:value-type="float" office:value="98.100000000001">
            <text:p>98,1</text:p>
          </table:table-cell>
          <table:table-cell table:formula="of:=([.A981]/([.A981]+1))-([.A981]/([.A981]+50))" office:value-type="float" office:value="0.327518905803819">
            <text:p>0,3275189058</text:p>
          </table:table-cell>
          <table:table-cell table:formula="of:=([.A981]/([.A981]+0))-([.A981]/([.A981]+50))" office:value-type="float" office:value="0.337609723160025">
            <text:p>0,3376097232</text:p>
          </table:table-cell>
          <table:table-cell/>
        </table:table-row>
        <table:table-row table:style-name="ro1">
          <table:table-cell office:value-type="float" office:value="98.200000000001">
            <text:p>98,2</text:p>
          </table:table-cell>
          <table:table-cell table:formula="of:=([.A982]/([.A982]+1))-([.A982]/([.A982]+50))" office:value-type="float" office:value="0.327301271167992">
            <text:p>0,3273012712</text:p>
          </table:table-cell>
          <table:table-cell table:formula="of:=([.A982]/([.A982]+0))-([.A982]/([.A982]+50))" office:value-type="float" office:value="0.337381916329282">
            <text:p>0,3373819163</text:p>
          </table:table-cell>
          <table:table-cell/>
        </table:table-row>
        <table:table-row table:style-name="ro1">
          <table:table-cell office:value-type="float" office:value="98.300000000001">
            <text:p>98,3</text:p>
          </table:table-cell>
          <table:table-cell table:formula="of:=([.A983]/([.A983]+1))-([.A983]/([.A983]+50))" office:value-type="float" office:value="0.327083923268678">
            <text:p>0,3270839233</text:p>
          </table:table-cell>
          <table:table-cell table:formula="of:=([.A983]/([.A983]+0))-([.A983]/([.A983]+50))" office:value-type="float" office:value="0.337154416722857">
            <text:p>0,3371544167</text:p>
          </table:table-cell>
          <table:table-cell/>
        </table:table-row>
        <table:table-row table:style-name="ro1">
          <table:table-cell office:value-type="float" office:value="98.400000000001">
            <text:p>98,4</text:p>
          </table:table-cell>
          <table:table-cell table:formula="of:=([.A984]/([.A984]+1))-([.A984]/([.A984]+50))" office:value-type="float" office:value="0.326866861546636">
            <text:p>0,3268668615</text:p>
          </table:table-cell>
          <table:table-cell table:formula="of:=([.A984]/([.A984]+0))-([.A984]/([.A984]+50))" office:value-type="float" office:value="0.336927223719674">
            <text:p>0,3369272237</text:p>
          </table:table-cell>
          <table:table-cell/>
        </table:table-row>
        <table:table-row table:style-name="ro1">
          <table:table-cell office:value-type="float" office:value="98.500000000001">
            <text:p>98,5</text:p>
          </table:table-cell>
          <table:table-cell table:formula="of:=([.A985]/([.A985]+1))-([.A985]/([.A985]+50))" office:value-type="float" office:value="0.326650085444053">
            <text:p>0,3266500854</text:p>
          </table:table-cell>
          <table:table-cell table:formula="of:=([.A985]/([.A985]+0))-([.A985]/([.A985]+50))" office:value-type="float" office:value="0.336700336700334">
            <text:p>0,3367003367</text:p>
          </table:table-cell>
          <table:table-cell/>
        </table:table-row>
        <table:table-row table:style-name="ro1">
          <table:table-cell office:value-type="float" office:value="98.600000000001">
            <text:p>98,6</text:p>
          </table:table-cell>
          <table:table-cell table:formula="of:=([.A986]/([.A986]+1))-([.A986]/([.A986]+50))" office:value-type="float" office:value="0.326433594404534">
            <text:p>0,3264335944</text:p>
          </table:table-cell>
          <table:table-cell table:formula="of:=([.A986]/([.A986]+0))-([.A986]/([.A986]+50))" office:value-type="float" office:value="0.336473755047104">
            <text:p>0,336473755</text:p>
          </table:table-cell>
          <table:table-cell/>
        </table:table-row>
        <table:table-row table:style-name="ro1">
          <table:table-cell office:value-type="float" office:value="98.700000000001">
            <text:p>98,7</text:p>
          </table:table-cell>
          <table:table-cell table:formula="of:=([.A987]/([.A987]+1))-([.A987]/([.A987]+50))" office:value-type="float" office:value="0.326217387873099">
            <text:p>0,3262173879</text:p>
          </table:table-cell>
          <table:table-cell table:formula="of:=([.A987]/([.A987]+0))-([.A987]/([.A987]+50))" office:value-type="float" office:value="0.336247478143912">
            <text:p>0,3362474781</text:p>
          </table:table-cell>
          <table:table-cell/>
        </table:table-row>
        <table:table-row table:style-name="ro1">
          <table:table-cell office:value-type="float" office:value="98.800000000001">
            <text:p>98,8</text:p>
          </table:table-cell>
          <table:table-cell table:formula="of:=([.A988]/([.A988]+1))-([.A988]/([.A988]+50))" office:value-type="float" office:value="0.326001465296182">
            <text:p>0,3260014653</text:p>
          </table:table-cell>
          <table:table-cell table:formula="of:=([.A988]/([.A988]+0))-([.A988]/([.A988]+50))" office:value-type="float" office:value="0.336021505376342">
            <text:p>0,3360215054</text:p>
          </table:table-cell>
          <table:table-cell/>
        </table:table-row>
        <table:table-row table:style-name="ro1">
          <table:table-cell office:value-type="float" office:value="98.900000000001">
            <text:p>98,9</text:p>
          </table:table-cell>
          <table:table-cell table:formula="of:=([.A989]/([.A989]+1))-([.A989]/([.A989]+50))" office:value-type="float" office:value="0.32578582612162">
            <text:p>0,3257858261</text:p>
          </table:table-cell>
          <table:table-cell table:formula="of:=([.A989]/([.A989]+0))-([.A989]/([.A989]+50))" office:value-type="float" office:value="0.33579583613163">
            <text:p>0,3357958361</text:p>
          </table:table-cell>
          <table:table-cell/>
        </table:table-row>
        <table:table-row table:style-name="ro1">
          <table:table-cell office:value-type="float" office:value="99.000000000001">
            <text:p>99</text:p>
          </table:table-cell>
          <table:table-cell table:formula="of:=([.A990]/([.A990]+1))-([.A990]/([.A990]+50))" office:value-type="float" office:value="0.325570469798656">
            <text:p>0,3255704698</text:p>
          </table:table-cell>
          <table:table-cell table:formula="of:=([.A990]/([.A990]+0))-([.A990]/([.A990]+50))" office:value-type="float" office:value="0.335570469798655">
            <text:p>0,3355704698</text:p>
          </table:table-cell>
          <table:table-cell/>
        </table:table-row>
        <table:table-row table:style-name="ro1">
          <table:table-cell office:value-type="float" office:value="99.100000000001">
            <text:p>99,1</text:p>
          </table:table-cell>
          <table:table-cell table:formula="of:=([.A991]/([.A991]+1))-([.A991]/([.A991]+50))" office:value-type="float" office:value="0.325355395777929">
            <text:p>0,3253553958</text:p>
          </table:table-cell>
          <table:table-cell table:formula="of:=([.A991]/([.A991]+0))-([.A991]/([.A991]+50))" office:value-type="float" office:value="0.335345405767939">
            <text:p>0,3353454058</text:p>
          </table:table-cell>
          <table:table-cell/>
        </table:table-row>
        <table:table-row table:style-name="ro1">
          <table:table-cell office:value-type="float" office:value="99.200000000001">
            <text:p>99,2</text:p>
          </table:table-cell>
          <table:table-cell table:formula="of:=([.A992]/([.A992]+1))-([.A992]/([.A992]+50))" office:value-type="float" office:value="0.325140603511474">
            <text:p>0,3251406035</text:p>
          </table:table-cell>
          <table:table-cell table:formula="of:=([.A992]/([.A992]+0))-([.A992]/([.A992]+50))" office:value-type="float" office:value="0.335120643431633">
            <text:p>0,3351206434</text:p>
          </table:table-cell>
          <table:table-cell/>
        </table:table-row>
        <table:table-row table:style-name="ro1">
          <table:table-cell office:value-type="float" office:value="99.300000000001">
            <text:p>99,3</text:p>
          </table:table-cell>
          <table:table-cell table:formula="of:=([.A993]/([.A993]+1))-([.A993]/([.A993]+50))" office:value-type="float" office:value="0.324926092452713">
            <text:p>0,3249260925</text:p>
          </table:table-cell>
          <table:table-cell table:formula="of:=([.A993]/([.A993]+0))-([.A993]/([.A993]+50))" office:value-type="float" office:value="0.334896182183521">
            <text:p>0,3348961822</text:p>
          </table:table-cell>
          <table:table-cell/>
        </table:table-row>
        <table:table-row table:style-name="ro1">
          <table:table-cell office:value-type="float" office:value="99.400000000001">
            <text:p>99,4</text:p>
          </table:table-cell>
          <table:table-cell table:formula="of:=([.A994]/([.A994]+1))-([.A994]/([.A994]+50))" office:value-type="float" office:value="0.324711862056457">
            <text:p>0,3247118621</text:p>
          </table:table-cell>
          <table:table-cell table:formula="of:=([.A994]/([.A994]+0))-([.A994]/([.A994]+50))" office:value-type="float" office:value="0.334672021419007">
            <text:p>0,3346720214</text:p>
          </table:table-cell>
          <table:table-cell/>
        </table:table-row>
        <table:table-row table:style-name="ro1">
          <table:table-cell office:value-type="float" office:value="99.500000000001">
            <text:p>99,5</text:p>
          </table:table-cell>
          <table:table-cell table:formula="of:=([.A995]/([.A995]+1))-([.A995]/([.A995]+50))" office:value-type="float" office:value="0.324497911778896">
            <text:p>0,3244979118</text:p>
          </table:table-cell>
          <table:table-cell table:formula="of:=([.A995]/([.A995]+0))-([.A995]/([.A995]+50))" office:value-type="float" office:value="0.334448160535115">
            <text:p>0,3344481605</text:p>
          </table:table-cell>
          <table:table-cell/>
        </table:table-row>
        <table:table-row table:style-name="ro1">
          <table:table-cell office:value-type="float" office:value="99.600000000001">
            <text:p>99,6</text:p>
          </table:table-cell>
          <table:table-cell table:formula="of:=([.A996]/([.A996]+1))-([.A996]/([.A996]+50))" office:value-type="float" office:value="0.324284241077596">
            <text:p>0,3242842411</text:p>
          </table:table-cell>
          <table:table-cell table:formula="of:=([.A996]/([.A996]+0))-([.A996]/([.A996]+50))" office:value-type="float" office:value="0.334224598930479">
            <text:p>0,3342245989</text:p>
          </table:table-cell>
          <table:table-cell/>
        </table:table-row>
        <table:table-row table:style-name="ro1">
          <table:table-cell office:value-type="float" office:value="99.700000000001">
            <text:p>99,7</text:p>
          </table:table-cell>
          <table:table-cell table:formula="of:=([.A997]/([.A997]+1))-([.A997]/([.A997]+50))" office:value-type="float" office:value="0.324070849411499">
            <text:p>0,3240708494</text:p>
          </table:table-cell>
          <table:table-cell table:formula="of:=([.A997]/([.A997]+0))-([.A997]/([.A997]+50))" office:value-type="float" office:value="0.334001336005342">
            <text:p>0,334001336</text:p>
          </table:table-cell>
          <table:table-cell/>
        </table:table-row>
        <table:table-row table:style-name="ro1">
          <table:table-cell office:value-type="float" office:value="99.800000000001">
            <text:p>99,8</text:p>
          </table:table-cell>
          <table:table-cell table:formula="of:=([.A998]/([.A998]+1))-([.A998]/([.A998]+50))" office:value-type="float" office:value="0.323857736240912">
            <text:p>0,3238577362</text:p>
          </table:table-cell>
          <table:table-cell table:formula="of:=([.A998]/([.A998]+0))-([.A998]/([.A998]+50))" office:value-type="float" office:value="0.333778371161547">
            <text:p>0,3337783712</text:p>
          </table:table-cell>
          <table:table-cell/>
        </table:table-row>
        <table:table-row table:style-name="ro1">
          <table:table-cell office:value-type="float" office:value="99.900000000001">
            <text:p>99,9</text:p>
          </table:table-cell>
          <table:table-cell table:formula="of:=([.A999]/([.A999]+1))-([.A999]/([.A999]+50))" office:value-type="float" office:value="0.323644901027508">
            <text:p>0,323644901</text:p>
          </table:table-cell>
          <table:table-cell table:formula="of:=([.A999]/([.A999]+0))-([.A999]/([.A999]+50))" office:value-type="float" office:value="0.333555703802533">
            <text:p>0,3335557038</text:p>
          </table:table-cell>
          <table:table-cell/>
        </table:table-row>
        <table:table-row table:style-name="ro1">
          <table:table-cell office:value-type="float" office:value="100.000000000001">
            <text:p>100</text:p>
          </table:table-cell>
          <table:table-cell table:formula="of:=([.A1000]/([.A1000]+1))-([.A1000]/([.A1000]+50))" office:value-type="float" office:value="0.323432343234321">
            <text:p>0,3234323432</text:p>
          </table:table-cell>
          <table:table-cell table:formula="of:=([.A1000]/([.A1000]+0))-([.A1000]/([.A1000]+50))" office:value-type="float" office:value="0.333333333333331">
            <text:p>0,3333333333</text:p>
          </table:table-cell>
          <table:table-cell/>
        </table:table-row>
        <table:table-row table:style-name="ro1">
          <table:table-cell office:value-type="float" office:value="100.100000000001">
            <text:p>100,1</text:p>
          </table:table-cell>
          <table:table-cell table:formula="of:=([.A1001]/([.A1001]+1))-([.A1001]/([.A1001]+50))" office:value-type="float" office:value="0.32322006232574">
            <text:p>0,3232200623</text:p>
          </table:table-cell>
          <table:table-cell table:formula="of:=([.A1001]/([.A1001]+0))-([.A1001]/([.A1001]+50))" office:value-type="float" office:value="0.333111259160557">
            <text:p>0,3331112592</text:p>
          </table:table-cell>
          <table:table-cell/>
        </table:table-row>
        <table:table-row table:style-name="ro1">
          <table:table-cell office:value-type="float" office:value="100.200000000001">
            <text:p>100,2</text:p>
          </table:table-cell>
          <table:table-cell table:formula="of:=([.A1002]/([.A1002]+1))-([.A1002]/([.A1002]+50))" office:value-type="float" office:value="0.323008057767507">
            <text:p>0,3230080578</text:p>
          </table:table-cell>
          <table:table-cell table:formula="of:=([.A1002]/([.A1002]+0))-([.A1002]/([.A1002]+50))" office:value-type="float" office:value="0.332889480692408">
            <text:p>0,3328894807</text:p>
          </table:table-cell>
          <table:table-cell/>
        </table:table-row>
        <table:table-row table:style-name="ro1">
          <table:table-cell office:value-type="float" office:value="100.300000000001">
            <text:p>100,3</text:p>
          </table:table-cell>
          <table:table-cell table:formula="of:=([.A1003]/([.A1003]+1))-([.A1003]/([.A1003]+50))" office:value-type="float" office:value="0.322796329026709">
            <text:p>0,322796329</text:p>
          </table:table-cell>
          <table:table-cell table:formula="of:=([.A1003]/([.A1003]+0))-([.A1003]/([.A1003]+50))" office:value-type="float" office:value="0.332667997338654">
            <text:p>0,3326679973</text:p>
          </table:table-cell>
          <table:table-cell/>
        </table:table-row>
        <table:table-row table:style-name="ro1">
          <table:table-cell office:value-type="float" office:value="100.400000000001">
            <text:p>100,4</text:p>
          </table:table-cell>
          <table:table-cell table:formula="of:=([.A1004]/([.A1004]+1))-([.A1004]/([.A1004]+50))" office:value-type="float" office:value="0.32258487557178">
            <text:p>0,3225848756</text:p>
          </table:table-cell>
          <table:table-cell table:formula="of:=([.A1004]/([.A1004]+0))-([.A1004]/([.A1004]+50))" office:value-type="float" office:value="0.332446808510636">
            <text:p>0,3324468085</text:p>
          </table:table-cell>
          <table:table-cell/>
        </table:table-row>
        <table:table-row table:style-name="ro1">
          <table:table-cell office:value-type="float" office:value="100.500000000001">
            <text:p>100,5</text:p>
          </table:table-cell>
          <table:table-cell table:formula="of:=([.A1005]/([.A1005]+1))-([.A1005]/([.A1005]+50))" office:value-type="float" office:value="0.322373696872492">
            <text:p>0,3223736969</text:p>
          </table:table-cell>
          <table:table-cell table:formula="of:=([.A1005]/([.A1005]+0))-([.A1005]/([.A1005]+50))" office:value-type="float" office:value="0.33222591362126">
            <text:p>0,3322259136</text:p>
          </table:table-cell>
          <table:table-cell/>
        </table:table-row>
        <table:table-row table:style-name="ro1">
          <table:table-cell office:value-type="float" office:value="100.600000000001">
            <text:p>100,6</text:p>
          </table:table-cell>
          <table:table-cell table:formula="of:=([.A1006]/([.A1006]+1))-([.A1006]/([.A1006]+50))" office:value-type="float" office:value="0.322162792399952">
            <text:p>0,3221627924</text:p>
          </table:table-cell>
          <table:table-cell table:formula="of:=([.A1006]/([.A1006]+0))-([.A1006]/([.A1006]+50))" office:value-type="float" office:value="0.332005312084991">
            <text:p>0,3320053121</text:p>
          </table:table-cell>
          <table:table-cell/>
        </table:table-row>
        <table:table-row table:style-name="ro1">
          <table:table-cell office:value-type="float" office:value="100.700000000001">
            <text:p>100,7</text:p>
          </table:table-cell>
          <table:table-cell table:formula="of:=([.A1007]/([.A1007]+1))-([.A1007]/([.A1007]+50))" office:value-type="float" office:value="0.321952161626599">
            <text:p>0,3219521616</text:p>
          </table:table-cell>
          <table:table-cell table:formula="of:=([.A1007]/([.A1007]+0))-([.A1007]/([.A1007]+50))" office:value-type="float" office:value="0.331785003317848">
            <text:p>0,3317850033</text:p>
          </table:table-cell>
          <table:table-cell/>
        </table:table-row>
        <table:table-row table:style-name="ro1">
          <table:table-cell office:value-type="float" office:value="100.800000000001">
            <text:p>100,8</text:p>
          </table:table-cell>
          <table:table-cell table:formula="of:=([.A1008]/([.A1008]+1))-([.A1008]/([.A1008]+50))" office:value-type="float" office:value="0.3217418040262">
            <text:p>0,321741804</text:p>
          </table:table-cell>
          <table:table-cell table:formula="of:=([.A1008]/([.A1008]+0))-([.A1008]/([.A1008]+50))" office:value-type="float" office:value="0.331564986737398">
            <text:p>0,3315649867</text:p>
          </table:table-cell>
          <table:table-cell/>
        </table:table-row>
        <table:table-row table:style-name="ro1">
          <table:table-cell office:value-type="float" office:value="100.900000000001">
            <text:p>100,9</text:p>
          </table:table-cell>
          <table:table-cell table:formula="of:=([.A1009]/([.A1009]+1))-([.A1009]/([.A1009]+50))" office:value-type="float" office:value="0.321531719073844">
            <text:p>0,3215317191</text:p>
          </table:table-cell>
          <table:table-cell table:formula="of:=([.A1009]/([.A1009]+0))-([.A1009]/([.A1009]+50))" office:value-type="float" office:value="0.331345261762754">
            <text:p>0,3313452618</text:p>
          </table:table-cell>
          <table:table-cell/>
        </table:table-row>
        <table:table-row table:style-name="ro1">
          <table:table-cell office:value-type="float" office:value="101.000000000001">
            <text:p>101</text:p>
          </table:table-cell>
          <table:table-cell table:formula="of:=([.A1010]/([.A1010]+1))-([.A1010]/([.A1010]+50))" office:value-type="float" office:value="0.32132190624594">
            <text:p>0,3213219062</text:p>
          </table:table-cell>
          <table:table-cell table:formula="of:=([.A1010]/([.A1010]+0))-([.A1010]/([.A1010]+50))" office:value-type="float" office:value="0.331125827814567">
            <text:p>0,3311258278</text:p>
          </table:table-cell>
          <table:table-cell/>
        </table:table-row>
        <table:table-row table:style-name="ro1">
          <table:table-cell office:value-type="float" office:value="101.100000000001">
            <text:p>101,1</text:p>
          </table:table-cell>
          <table:table-cell table:formula="of:=([.A1011]/([.A1011]+1))-([.A1011]/([.A1011]+50))" office:value-type="float" office:value="0.321112365020212">
            <text:p>0,321112365</text:p>
          </table:table-cell>
          <table:table-cell table:formula="of:=([.A1011]/([.A1011]+0))-([.A1011]/([.A1011]+50))" office:value-type="float" office:value="0.330906684315021">
            <text:p>0,3309066843</text:p>
          </table:table-cell>
          <table:table-cell/>
        </table:table-row>
        <table:table-row table:style-name="ro1">
          <table:table-cell office:value-type="float" office:value="101.200000000001">
            <text:p>101,2</text:p>
          </table:table-cell>
          <table:table-cell table:formula="of:=([.A1012]/([.A1012]+1))-([.A1012]/([.A1012]+50))" office:value-type="float" office:value="0.320903094875695">
            <text:p>0,3209030949</text:p>
          </table:table-cell>
          <table:table-cell table:formula="of:=([.A1012]/([.A1012]+0))-([.A1012]/([.A1012]+50))" office:value-type="float" office:value="0.330687830687828">
            <text:p>0,3306878307</text:p>
          </table:table-cell>
          <table:table-cell/>
        </table:table-row>
        <table:table-row table:style-name="ro1">
          <table:table-cell office:value-type="float" office:value="101.300000000001">
            <text:p>101,3</text:p>
          </table:table-cell>
          <table:table-cell table:formula="of:=([.A1013]/([.A1013]+1))-([.A1013]/([.A1013]+50))" office:value-type="float" office:value="0.320694095292733">
            <text:p>0,3206940953</text:p>
          </table:table-cell>
          <table:table-cell table:formula="of:=([.A1013]/([.A1013]+0))-([.A1013]/([.A1013]+50))" office:value-type="float" office:value="0.330469266358226">
            <text:p>0,3304692664</text:p>
          </table:table-cell>
          <table:table-cell/>
        </table:table-row>
        <table:table-row table:style-name="ro1">
          <table:table-cell office:value-type="float" office:value="101.400000000001">
            <text:p>101,4</text:p>
          </table:table-cell>
          <table:table-cell table:formula="of:=([.A1014]/([.A1014]+1))-([.A1014]/([.A1014]+50))" office:value-type="float" office:value="0.32048536575297">
            <text:p>0,3204853658</text:p>
          </table:table-cell>
          <table:table-cell table:formula="of:=([.A1014]/([.A1014]+0))-([.A1014]/([.A1014]+50))" office:value-type="float" office:value="0.33025099075297">
            <text:p>0,3302509908</text:p>
          </table:table-cell>
          <table:table-cell/>
        </table:table-row>
        <table:table-row table:style-name="ro1">
          <table:table-cell office:value-type="float" office:value="101.500000000001">
            <text:p>101,5</text:p>
          </table:table-cell>
          <table:table-cell table:formula="of:=([.A1015]/([.A1015]+1))-([.A1015]/([.A1015]+50))" office:value-type="float" office:value="0.320276905739352">
            <text:p>0,3202769057</text:p>
          </table:table-cell>
          <table:table-cell table:formula="of:=([.A1015]/([.A1015]+0))-([.A1015]/([.A1015]+50))" office:value-type="float" office:value="0.330033003300328">
            <text:p>0,3300330033</text:p>
          </table:table-cell>
          <table:table-cell/>
        </table:table-row>
        <table:table-row table:style-name="ro1">
          <table:table-cell office:value-type="float" office:value="101.600000000001">
            <text:p>101,6</text:p>
          </table:table-cell>
          <table:table-cell table:formula="of:=([.A1016]/([.A1016]+1))-([.A1016]/([.A1016]+50))" office:value-type="float" office:value="0.32006871473612">
            <text:p>0,3200687147</text:p>
          </table:table-cell>
          <table:table-cell table:formula="of:=([.A1016]/([.A1016]+0))-([.A1016]/([.A1016]+50))" office:value-type="float" office:value="0.329815303430077">
            <text:p>0,3298153034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4/01/2017</text:date>, <text:time>02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01-04T02:11:21.55</meta:creation-date>
    <dc:date>2017-01-04T02:26:51.12</dc:date>
    <dc:creator>gael </dc:creator>
    <meta:editing-duration>PT19S</meta:editing-duration>
    <meta:editing-cycles>1</meta:editing-cycles>
    <meta:document-statistic meta:table-count="3" meta:cell-count="3048" meta:object-count="2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188cm" style:legend-expansion="high" chart:style-name="ch2"/>
        <chart:plot-area chart:style-name="ch3" table:cell-range-address="Feuille1.A1:Feuille1.B1016" svg:x="0.77cm" svg:y="0.855cm" svg:width="12.247cm" svg:height="7.545cm">
          <chartooo:coordinate-region svg:x="1.497cm" svg:y="1.068cm" svg:width="11.2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1016" chart:class="chart:scatter">
            <chart:domain table:cell-range-address="Feuille1.A1:Feuille1.A1016"/>
            <chart:data-point chart:repeated="10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A1:Feuille1.A1016</svg:desc>
                </draw:g>
              </table:table-cell>
              <table:table-cell office:value-type="float" office:value="0.088913082925059">
                <text:p>0.088913082925059</text:p>
                <draw:g>
                  <svg:desc>Feuille1.B1:Feuille1.B10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162682602921647">
                <text:p>0.162682602921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24805016057501">
                <text:p>0.224805016057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323432343234323">
                <text:p>0.323432343234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363142292490119">
                <text:p>0.363142292490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397957999767954">
                <text:p>0.397957999767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428696412948381">
                <text:p>0.4286964129483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56002481646159">
                <text:p>0.45600248164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480392156862745">
                <text:p>0.480392156862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502283105022831">
                <text:p>0.502283105022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522017045454546">
                <text:p>0.522017045454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539876260700059">
                <text:p>0.539876260700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55609597924773">
                <text:p>0.55609597924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570873786407767">
                <text:p>0.570873786407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584376863446631">
                <text:p>0.584376863446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596747618024214">
                <text:p>0.596747618024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608108108108108">
                <text:p>0.608108108108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618563550594645">
                <text:p>0.618563550594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637112253111263">
                <text:p>0.637112253111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645354406130268">
                <text:p>0.645354406130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652992641520366">
                <text:p>0.652992641520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660080826223619">
                <text:p>0.6600808262236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672792564427545">
                <text:p>0.672792564427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678496333145289">
                <text:p>0.678496333145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683811802232855">
                <text:p>0.683811802232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688769327710727">
                <text:p>0.688769327710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693396226415094">
                <text:p>0.693396226415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697717146662992">
                <text:p>0.6977171466629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701754385964912">
                <text:p>0.701754385964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705528164405079">
                <text:p>0.705528164405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709056860742254">
                <text:p>0.709056860742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712357217030114">
                <text:p>0.712357217030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715444516547696">
                <text:p>0.715444516547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718332739015017">
                <text:p>0.718332739015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721034696406444">
                <text:p>0.721034696406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723562152133581">
                <text:p>0.723562152133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725925925925926">
                <text:p>0.7259259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728135986372368">
                <text:p>0.728135986372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730201532784559">
                <text:p>0.730201532784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732131067792488">
                <text:p>0.732131067792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733932461873638">
                <text:p>0.7339324618736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735613010842369">
                <text:p>0.735613010842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737179487179487">
                <text:p>0.7371794871794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738638185958498">
                <text:p>0.738638185958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739994966020639">
                <text:p>0.739994966020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741255286962428">
                <text:p>0.741255286962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74350659010443">
                <text:p>0.74350659010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74450677886863">
                <text:p>0.74450677886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745428973277075">
                <text:p>0.7454289732770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746277075812274">
                <text:p>0.746277075812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747054747054747">
                <text:p>0.747054747054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747765424024417">
                <text:p>0.747765424024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748412336879338">
                <text:p>0.748412336879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748998524140839">
                <text:p>0.7489985241408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749526846594592">
                <text:p>0.7495268465945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750420526725415">
                <text:p>0.7504205267254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750790826413602">
                <text:p>0.750790826413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751113165770457">
                <text:p>0.7511131657704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7513896875599">
                <text:p>0.75138968755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751622418879056">
                <text:p>0.751622418879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751813278779989">
                <text:p>0.751813278779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751964085297419">
                <text:p>0.751964085297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752076561935717">
                <text:p>0.7520765619357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7521523436631">
                <text:p>0.7521523436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75219298245614">
                <text:p>0.75219298245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752199952433461">
                <text:p>0.752199952433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752174654613679">
                <text:p>0.7521746546136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752118421329296">
                <text:p>0.752118421329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752032520325203">
                <text:p>0.752032520325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751918158567775">
                <text:p>0.751918158567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751776485788114">
                <text:p>0.7517764857881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751608597780832">
                <text:p>0.7516085977808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751415539477823">
                <text:p>0.751415539477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751198307814714">
                <text:p>0.751198307814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75095785440613">
                <text:p>0.750957854406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750695088044486">
                <text:p>0.750695088044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750410877035709">
                <text:p>0.7504108770357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750106051384201">
                <text:p>0.7501060513842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74978140483824">
                <text:p>0.749781404838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749437696806118">
                <text:p>0.749437696806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749075654152446">
                <text:p>0.749075654152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748695972883261">
                <text:p>0.7486959728832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748299319727891">
                <text:p>0.748299319727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747886333624874">
                <text:p>0.7478863336248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747457627118644">
                <text:p>0.747457627118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747013787673184">
                <text:p>0.747013787673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74655537890832">
                <text:p>0.74655537890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746082941763945">
                <text:p>0.7460829417639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745596995596996">
                <text:p>0.745596995596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745098039215686">
                <text:p>0.7450980392156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744586551855135">
                <text:p>0.7445865518551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744062994098217">
                <text:p>0.7440629940982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7435278087452">
                <text:p>0.7435278087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742981421635447">
                <text:p>0.742981421635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742424242424242">
                <text:p>0.7424242424242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741856665317564">
                <text:p>0.741856665317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741279069767442">
                <text:p>0.741279069767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740691821130336">
                <text:p>0.7406918211303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74009527129081">
                <text:p>0.740095271290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739489759252605">
                <text:p>0.7394897592526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738875611699101">
                <text:p>0.7388756116991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738253143524972">
                <text:p>0.7382531435249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737622658340767">
                <text:p>0.7376226583407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736984448951995">
                <text:p>0.736984448951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736338797814208">
                <text:p>0.7363387978142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735685977465475">
                <text:p>0.7356859774654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735026250937533">
                <text:p>0.7350262509375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734359872146845">
                <text:p>0.7343598721468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733687086266681">
                <text:p>0.7336870862666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733008130081301">
                <text:p>0.733008130081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732323232323232">
                <text:p>0.732323232323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731632613994564">
                <text:p>0.7316326139945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730936488673139">
                <text:p>0.730936488673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730235062804473">
                <text:p>0.730235062804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729528535980149">
                <text:p>0.7295285359801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728817101203427">
                <text:p>0.7288171012034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728100945142746">
                <text:p>0.7281009451427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727380248373743">
                <text:p>0.7273802483737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72665518561041">
                <text:p>0.726655185610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725925925925926">
                <text:p>0.725925925925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725192632963729">
                <text:p>0.7251926329637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724455465139291">
                <text:p>0.724455465139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723714575833102">
                <text:p>0.7237145758331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722970113575277">
                <text:p>0.7229701135752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72147104112576">
                <text:p>0.721471041125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720716705295061">
                <text:p>0.720716705295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719959345551763">
                <text:p>0.719959345551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719199088678584">
                <text:p>0.7191990886785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71843605756177">
                <text:p>0.71843605756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717670371327647">
                <text:p>0.717670371327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716902145473574">
                <text:p>0.7169021454735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716131491993561">
                <text:p>0.7161314919935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715358519498797">
                <text:p>0.715358519498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714583333333333">
                <text:p>0.71458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713806035685136">
                <text:p>0.713806035685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713026725692736">
                <text:p>0.713026725692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712245499547668">
                <text:p>0.712245499547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711462450592885">
                <text:p>0.711462450592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710677669417354">
                <text:p>0.7106776694173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709891243946972">
                <text:p>0.7098912439469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70910325953199">
                <text:p>0.70910325953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708313799031099">
                <text:p>0.7083137990310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707522942892307">
                <text:p>0.707522942892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706730769230769">
                <text:p>0.706730769230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705937353903693">
                <text:p>0.7059373539036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705142770582443">
                <text:p>0.705142770582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704347090821973">
                <text:p>0.7043470908219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703550384127695">
                <text:p>0.703550384127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702752718019894">
                <text:p>0.702752718019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701954158095798">
                <text:p>0.7019541580957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701154768089392">
                <text:p>0.7011547680893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700354609929078">
                <text:p>0.7003546099290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699553743793268">
                <text:p>0.699553743793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698752228163993">
                <text:p>0.6987522281639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697950119878617">
                <text:p>0.6979501198786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697147474179723">
                <text:p>0.6971474741797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69634434476325">
                <text:p>0.69634434476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695540783824955">
                <text:p>0.6955407838249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693932568932569">
                <text:p>0.6939325689325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693128012265054">
                <text:p>0.693128012265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692323218731077">
                <text:p>0.692323218731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691518233668195">
                <text:p>0.6915182336681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690713101160862">
                <text:p>0.6907131011608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689907864076871">
                <text:p>0.689907864076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689102564102564">
                <text:p>0.6891025641025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68829724177689">
                <text:p>0.68829724177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687491936524319">
                <text:p>0.6874919365243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0.686686686686687">
                <text:p>0.6866866866866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0.685881529553986">
                <text:p>0.6858815295539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0.685076501394166">
                <text:p>0.6850765013941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0.684271637481956">
                <text:p>0.6842716374819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0.683466972126766">
                <text:p>0.6834669721267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.68266253869969">
                <text:p>0.682662538699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0.681858369659647">
                <text:p>0.681858369659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0.68105449657869">
                <text:p>0.681054496578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0.680250950166516">
                <text:p>0.680250950166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0.679447760294206">
                <text:p>0.679447760294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0.678644956017219">
                <text:p>0.6786449560172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0.677842565597668">
                <text:p>0.6778425655976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0.677040616525909">
                <text:p>0.6770406165259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0.676239135541461">
                <text:p>0.6762391355414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0.675438148653281">
                <text:p>0.6754381486532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0.67463768115942">
                <text:p>0.67463768115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0.673837757666083">
                <text:p>0.6738377576660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0.673038402106106">
                <text:p>0.6730384021061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0.672239637756879">
                <text:p>0.6722396377568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0.671441487257727">
                <text:p>0.6714414872577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0.670643972626777">
                <text:p>0.6706439726267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0.669847115277313">
                <text:p>0.669847115277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0.669050936033657">
                <text:p>0.669050936033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0.668255455146573">
                <text:p>0.6682554551465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0.667460692308219">
                <text:p>0.667460692308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0.665873396839992">
                <text:p>0.6658733968399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0.665080900929958">
                <text:p>0.6650809009299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0.664289196535305">
                <text:p>0.6642891965353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0.663498300764656">
                <text:p>0.6634983007646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0.662708230249052">
                <text:p>0.662708230249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0.661919001154129">
                <text:p>0.661919001154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0.661130629191951">
                <text:p>0.6611306291919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0.660343129632509">
                <text:p>0.6603431296325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0.659556517314888">
                <text:p>0.659556517314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0.658770806658131">
                <text:p>0.6587708066581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0.65798601167179">
                <text:p>0.657986011671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0.657202145966191">
                <text:p>0.6572021459661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0.656419222762407">
                <text:p>0.6564192227624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0.655637254901961">
                <text:p>0.6556372549019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0.654856254856255">
                <text:p>0.6548562548562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0.654076234735749">
                <text:p>0.6540762347357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0.653297206298884">
                <text:p>0.653297206298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0.652519180960758">
                <text:p>0.6525191809607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0.65174216980158">
                <text:p>0.651742169801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0.650966183574879">
                <text:p>0.6509661835748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0.650191232715505">
                <text:p>0.650191232715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0.649417327347407">
                <text:p>0.6494173273474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0.64864447729121">
                <text:p>0.6486444772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0.647872692071587">
                <text:p>0.6478726920715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0.647101980924431">
                <text:p>0.6471019809244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0.646332352803847">
                <text:p>0.6463323528038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0.645563816388952">
                <text:p>0.6455638163889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0.644796380090498">
                <text:p>0.6447963800904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0.644030052057326">
                <text:p>0.6440300520573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0.643264840182648">
                <text:p>0.6432648401826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0.642500752110166">
                <text:p>0.6425007521101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0.641737795240031">
                <text:p>0.6417377952400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0.640975976734655">
                <text:p>0.6409759767346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0.640215303524367">
                <text:p>0.6402153035243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0.639455782312925">
                <text:p>0.6394557823129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0.638697419582891">
                <text:p>0.6386974195828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0.637940221600866">
                <text:p>0.637940221600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0.637184194422589">
                <text:p>0.6371841944225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0.636429343897919">
                <text:p>0.6364293438979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.635675675675676">
                <text:p>0.635675675675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0.63492319520837">
                <text:p>0.634923195208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0.634171907756813">
                <text:p>0.6341719077568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0.633421818394608">
                <text:p>0.633421818394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0.632672932012531">
                <text:p>0.6326729320125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0.631925253322806">
                <text:p>0.6319252533228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0.631178786863271">
                <text:p>0.6311787868632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0.630433537001443">
                <text:p>0.6304335370014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0.629689507938482">
                <text:p>0.6296895079384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0.628946703713059">
                <text:p>0.628946703713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628205128205128">
                <text:p>0.6282051282051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0.627464785139609">
                <text:p>0.6274647851396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0.626725678089979">
                <text:p>0.6267256780899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0.625987810481774">
                <text:p>0.6259878104817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0.625251185596013">
                <text:p>0.6252511855960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0.624515806572535">
                <text:p>0.6245158065725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0.623781676413255">
                <text:p>0.6237816764132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0.623048797985345">
                <text:p>0.6230487979853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0.622317174024337">
                <text:p>0.6223171740243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0.621586807137155">
                <text:p>0.621586807137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0.620857699805068">
                <text:p>0.6208576998050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0.620129854386586">
                <text:p>0.620129854386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0.619403273120272">
                <text:p>0.619403273120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0.6186779581275">
                <text:p>0.61867795812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0.617953911415141">
                <text:p>0.6179539114151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0.617231134878194">
                <text:p>0.6172311348781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0.616509630302342">
                <text:p>0.6165096303023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0.615789399366466">
                <text:p>0.6157893993664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0.615070443645084">
                <text:p>0.6150704436450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0.614352764610745">
                <text:p>0.6143527646107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0.613636363636364">
                <text:p>0.6136363636363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0.612921241997498">
                <text:p>0.6129212419974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0.612207400874582">
                <text:p>0.6122074008745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0.611494841355098">
                <text:p>0.6114948413550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0.61078356443571">
                <text:p>0.610783564435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0.610073571024335">
                <text:p>0.6100735710243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0.609364861942181">
                <text:p>0.6093648619421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0.608657437925731">
                <text:p>0.6086574379257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0.607951299628678">
                <text:p>0.60795129962867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0.607246447623828">
                <text:p>0.6072464476238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0.606542882404951">
                <text:p>0.606542882404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0.605840604388593">
                <text:p>0.6058406043885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0.605139613915846">
                <text:p>0.6051396139158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0.604439911254081">
                <text:p>0.604439911254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0.603741496598639">
                <text:p>0.6037414965986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0.60304437007449">
                <text:p>0.603044370074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">
                <text:p>28.6</text:p>
              </table:table-cell>
              <table:table-cell office:value-type="float" office:value="0.602348531737845">
                <text:p>0.6023485317378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">
                <text:p>28.7</text:p>
              </table:table-cell>
              <table:table-cell office:value-type="float" office:value="0.601653981577743">
                <text:p>0.6016539815777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0.600960719517596">
                <text:p>0.6009607195175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">
                <text:p>28.9</text:p>
              </table:table-cell>
              <table:table-cell office:value-type="float" office:value="0.600268745416704">
                <text:p>0.600268745416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0.59957805907173">
                <text:p>0.599578059071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">
                <text:p>29.1</text:p>
              </table:table-cell>
              <table:table-cell office:value-type="float" office:value="0.598888660218152">
                <text:p>0.598888660218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">
                <text:p>29.2</text:p>
              </table:table-cell>
              <table:table-cell office:value-type="float" office:value="0.598200548531674">
                <text:p>0.5982005485316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">
                <text:p>29.3</text:p>
              </table:table-cell>
              <table:table-cell office:value-type="float" office:value="0.597513723629614">
                <text:p>0.5975137236296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">
                <text:p>29.4</text:p>
              </table:table-cell>
              <table:table-cell office:value-type="float" office:value="0.596828185072252">
                <text:p>0.5968281850722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">
                <text:p>29.5</text:p>
              </table:table-cell>
              <table:table-cell office:value-type="float" office:value="0.596143932364161">
                <text:p>0.5961439323641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">
                <text:p>29.6</text:p>
              </table:table-cell>
              <table:table-cell office:value-type="float" office:value="0.595460964955496">
                <text:p>0.595460964955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">
                <text:p>29.7</text:p>
              </table:table-cell>
              <table:table-cell office:value-type="float" office:value="0.594779282243266">
                <text:p>0.5947792822432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">
                <text:p>29.8</text:p>
              </table:table-cell>
              <table:table-cell office:value-type="float" office:value="0.594098883572568">
                <text:p>0.5940988835725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">
                <text:p>29.9</text:p>
              </table:table-cell>
              <table:table-cell office:value-type="float" office:value="0.593419768237805">
                <text:p>0.5934197682378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592741935483871">
                <text:p>0.5927419354838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">
                <text:p>30.1</text:p>
              </table:table-cell>
              <table:table-cell office:value-type="float" office:value="0.592065384507308">
                <text:p>0.5920653845073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">
                <text:p>30.2</text:p>
              </table:table-cell>
              <table:table-cell office:value-type="float" office:value="0.591390114457446">
                <text:p>0.5913901144574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">
                <text:p>30.3</text:p>
              </table:table-cell>
              <table:table-cell office:value-type="float" office:value="0.590716124437513">
                <text:p>0.5907161244375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">
                <text:p>30.4</text:p>
              </table:table-cell>
              <table:table-cell office:value-type="float" office:value="0.59004341350572">
                <text:p>0.59004341350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">
                <text:p>30.5</text:p>
              </table:table-cell>
              <table:table-cell office:value-type="float" office:value="0.589371980676328">
                <text:p>0.589371980676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">
                <text:p>30.6</text:p>
              </table:table-cell>
              <table:table-cell office:value-type="float" office:value="0.58870182492069">
                <text:p>0.58870182492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">
                <text:p>30.7</text:p>
              </table:table-cell>
              <table:table-cell office:value-type="float" office:value="0.588032945168263">
                <text:p>0.5880329451682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">
                <text:p>30.8</text:p>
              </table:table-cell>
              <table:table-cell office:value-type="float" office:value="0.587365340307616">
                <text:p>0.5873653403076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">
                <text:p>30.9</text:p>
              </table:table-cell>
              <table:table-cell office:value-type="float" office:value="0.586699009187394">
                <text:p>0.5866990091873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0.586033950617284">
                <text:p>0.5860339506172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">
                <text:p>31.1</text:p>
              </table:table-cell>
              <table:table-cell office:value-type="float" office:value="0.585370163368942">
                <text:p>0.585370163368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">
                <text:p>31.2</text:p>
              </table:table-cell>
              <table:table-cell office:value-type="float" office:value="0.584707646176912">
                <text:p>0.5847076461769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">
                <text:p>31.3</text:p>
              </table:table-cell>
              <table:table-cell office:value-type="float" office:value="0.584046397739519">
                <text:p>0.5840463977395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">
                <text:p>31.4</text:p>
              </table:table-cell>
              <table:table-cell office:value-type="float" office:value="0.58338641671975">
                <text:p>0.583386416719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">
                <text:p>31.5</text:p>
              </table:table-cell>
              <table:table-cell office:value-type="float" office:value="0.582727701746106">
                <text:p>0.5827277017461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">
                <text:p>31.6</text:p>
              </table:table-cell>
              <table:table-cell office:value-type="float" office:value="0.582070251413449">
                <text:p>0.5820702514134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">
                <text:p>31.7</text:p>
              </table:table-cell>
              <table:table-cell office:value-type="float" office:value="0.581414064283816">
                <text:p>0.581414064283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">
                <text:p>31.8</text:p>
              </table:table-cell>
              <table:table-cell office:value-type="float" office:value="0.580759138887232">
                <text:p>0.5807591388872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">
                <text:p>31.9</text:p>
              </table:table-cell>
              <table:table-cell office:value-type="float" office:value="0.580105473722495">
                <text:p>0.580105473722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  <table:table-cell office:value-type="float" office:value="0.579453067257945">
                <text:p>0.5794530672579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">
                <text:p>32.1</text:p>
              </table:table-cell>
              <table:table-cell office:value-type="float" office:value="0.578801917932224">
                <text:p>0.5788019179322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">
                <text:p>32.2</text:p>
              </table:table-cell>
              <table:table-cell office:value-type="float" office:value="0.578152024155014">
                <text:p>0.5781520241550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">
                <text:p>32.3</text:p>
              </table:table-cell>
              <table:table-cell office:value-type="float" office:value="0.577503384307758">
                <text:p>0.5775033843077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">
                <text:p>32.4</text:p>
              </table:table-cell>
              <table:table-cell office:value-type="float" office:value="0.576855996744375">
                <text:p>0.576855996744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">
                <text:p>32.5</text:p>
              </table:table-cell>
              <table:table-cell office:value-type="float" office:value="0.576209859791949">
                <text:p>0.5762098597919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">
                <text:p>32.6</text:p>
              </table:table-cell>
              <table:table-cell office:value-type="float" office:value="0.575564971751412">
                <text:p>0.5755649717514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">
                <text:p>32.7</text:p>
              </table:table-cell>
              <table:table-cell office:value-type="float" office:value="0.574921330898209">
                <text:p>0.5749213308982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8">
                <text:p>32.8</text:p>
              </table:table-cell>
              <table:table-cell office:value-type="float" office:value="0.574278935482949">
                <text:p>0.5742789354829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">
                <text:p>32.9</text:p>
              </table:table-cell>
              <table:table-cell office:value-type="float" office:value="0.573637783732043">
                <text:p>0.5736377837320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0.572997873848334">
                <text:p>0.5729978738483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1">
                <text:p>33.1</text:p>
              </table:table-cell>
              <table:table-cell office:value-type="float" office:value="0.572359204011702">
                <text:p>0.5723592040117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2">
                <text:p>33.2</text:p>
              </table:table-cell>
              <table:table-cell office:value-type="float" office:value="0.571721772379667">
                <text:p>0.571721772379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3000000000001">
                <text:p>33.3000000000001</text:p>
              </table:table-cell>
              <table:table-cell office:value-type="float" office:value="0.571085577087978">
                <text:p>0.5710855770879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4">
                <text:p>33.4</text:p>
              </table:table-cell>
              <table:table-cell office:value-type="float" office:value="0.570450616251185">
                <text:p>0.5704506162511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5000000000001">
                <text:p>33.5000000000001</text:p>
              </table:table-cell>
              <table:table-cell office:value-type="float" office:value="0.569816887963204">
                <text:p>0.5698168879632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000000000001">
                <text:p>33.6000000000001</text:p>
              </table:table-cell>
              <table:table-cell office:value-type="float" office:value="0.569184390297867">
                <text:p>0.5691843902978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000000000001">
                <text:p>33.7000000000001</text:p>
              </table:table-cell>
              <table:table-cell office:value-type="float" office:value="0.568553121309466">
                <text:p>0.568553121309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000000000001">
                <text:p>33.8000000000001</text:p>
              </table:table-cell>
              <table:table-cell office:value-type="float" office:value="0.567923079033275">
                <text:p>0.5679230790332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000000000001">
                <text:p>33.9000000000001</text:p>
              </table:table-cell>
              <table:table-cell office:value-type="float" office:value="0.567294261486078">
                <text:p>0.5672942614860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0000000000001">
                <text:p>34.0000000000001</text:p>
              </table:table-cell>
              <table:table-cell office:value-type="float" office:value="0.566666666666666">
                <text:p>0.5666666666666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000000000001">
                <text:p>34.1000000000001</text:p>
              </table:table-cell>
              <table:table-cell office:value-type="float" office:value="0.566040292556344">
                <text:p>0.5660402925563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000000000001">
                <text:p>34.2000000000001</text:p>
              </table:table-cell>
              <table:table-cell office:value-type="float" office:value="0.565415137119412">
                <text:p>0.565415137119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000000000001">
                <text:p>34.3000000000001</text:p>
              </table:table-cell>
              <table:table-cell office:value-type="float" office:value="0.564791198303643">
                <text:p>0.5647911983036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0.564168474040753">
                <text:p>0.564168474040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5000000000001">
                <text:p>34.5000000000001</text:p>
              </table:table-cell>
              <table:table-cell office:value-type="float" office:value="0.563546962246853">
                <text:p>0.5635469622468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000000000001">
                <text:p>34.6000000000001</text:p>
              </table:table-cell>
              <table:table-cell office:value-type="float" office:value="0.562926660822907">
                <text:p>0.5629266608229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000000000001">
                <text:p>34.7000000000001</text:p>
              </table:table-cell>
              <table:table-cell office:value-type="float" office:value="0.562307567655161">
                <text:p>0.5623075676551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000000000001">
                <text:p>34.8000000000001</text:p>
              </table:table-cell>
              <table:table-cell office:value-type="float" office:value="0.561689680615579">
                <text:p>0.5616896806155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000000000001">
                <text:p>34.9000000000001</text:p>
              </table:table-cell>
              <table:table-cell office:value-type="float" office:value="0.561072997562263">
                <text:p>0.5610729975622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000000000001">
                <text:p>35.0000000000001</text:p>
              </table:table-cell>
              <table:table-cell office:value-type="float" office:value="0.560457516339869">
                <text:p>0.5604575163398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000000000001">
                <text:p>35.1000000000001</text:p>
              </table:table-cell>
              <table:table-cell office:value-type="float" office:value="0.559843234780004">
                <text:p>0.5598432347800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000000000001">
                <text:p>35.2000000000001</text:p>
              </table:table-cell>
              <table:table-cell office:value-type="float" office:value="0.559230150701631">
                <text:p>0.5592301507016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3000000000001">
                <text:p>35.3000000000001</text:p>
              </table:table-cell>
              <table:table-cell office:value-type="float" office:value="0.558618261911451">
                <text:p>0.5586182619114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000000000001">
                <text:p>35.4000000000001</text:p>
              </table:table-cell>
              <table:table-cell office:value-type="float" office:value="0.558007566204287">
                <text:p>0.5580075662042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000000000001">
                <text:p>35.5000000000001</text:p>
              </table:table-cell>
              <table:table-cell office:value-type="float" office:value="0.557398061363454">
                <text:p>0.5573980613634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000000000001">
                <text:p>35.6000000000001</text:p>
              </table:table-cell>
              <table:table-cell office:value-type="float" office:value="0.556789745161125">
                <text:p>0.556789745161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000000000001">
                <text:p>35.7000000000001</text:p>
              </table:table-cell>
              <table:table-cell office:value-type="float" office:value="0.55618261535869">
                <text:p>0.556182615358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0.555576669707104">
                <text:p>0.555576669707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9000000000001">
                <text:p>35.9000000000001</text:p>
              </table:table-cell>
              <table:table-cell office:value-type="float" office:value="0.554971905947231">
                <text:p>0.5549719059472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0000000000001">
                <text:p>36.0000000000001</text:p>
              </table:table-cell>
              <table:table-cell office:value-type="float" office:value="0.554368321810182">
                <text:p>0.5543683218101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1000000000001">
                <text:p>36.1000000000001</text:p>
              </table:table-cell>
              <table:table-cell office:value-type="float" office:value="0.55376591501764">
                <text:p>0.553765915017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2000000000001">
                <text:p>36.2000000000001</text:p>
              </table:table-cell>
              <table:table-cell office:value-type="float" office:value="0.553164683282189">
                <text:p>0.5531646832821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3000000000001">
                <text:p>36.3000000000001</text:p>
              </table:table-cell>
              <table:table-cell office:value-type="float" office:value="0.552564624307624">
                <text:p>0.5525646243076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4000000000001">
                <text:p>36.4000000000001</text:p>
              </table:table-cell>
              <table:table-cell office:value-type="float" office:value="0.551965735789265">
                <text:p>0.5519657357892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000000000001">
                <text:p>36.5000000000001</text:p>
              </table:table-cell>
              <table:table-cell office:value-type="float" office:value="0.551368015414258">
                <text:p>0.5513680154142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6000000000001">
                <text:p>36.6000000000001</text:p>
              </table:table-cell>
              <table:table-cell office:value-type="float" office:value="0.550771460861873">
                <text:p>0.5507714608618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7000000000001">
                <text:p>36.7000000000001</text:p>
              </table:table-cell>
              <table:table-cell office:value-type="float" office:value="0.550176069803799">
                <text:p>0.5501760698037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0.54958183990442">
                <text:p>0.549581839904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9000000000001">
                <text:p>36.9000000000001</text:p>
              </table:table-cell>
              <table:table-cell office:value-type="float" office:value="0.548988768821105">
                <text:p>0.5489887688211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0000000000001">
                <text:p>37.0000000000001</text:p>
              </table:table-cell>
              <table:table-cell office:value-type="float" office:value="0.548396854204476">
                <text:p>0.5483968542044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000000000001">
                <text:p>37.1000000000001</text:p>
              </table:table-cell>
              <table:table-cell office:value-type="float" office:value="0.547806093698677">
                <text:p>0.5478060936986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000000000001">
                <text:p>37.2000000000001</text:p>
              </table:table-cell>
              <table:table-cell office:value-type="float" office:value="0.547216484941639">
                <text:p>0.5472164849416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0.546628025565335">
                <text:p>0.546628025565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000000000001">
                <text:p>37.4000000000001</text:p>
              </table:table-cell>
              <table:table-cell office:value-type="float" office:value="0.546040713196033">
                <text:p>0.5460407131960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5000000000001">
                <text:p>37.500000000000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6000000000001">
                <text:p>37.6000000000001</text:p>
              </table:table-cell>
              <table:table-cell office:value-type="float" office:value="0.544869519956467">
                <text:p>0.5448695199564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7000000000001">
                <text:p>37.7000000000001</text:p>
              </table:table-cell>
              <table:table-cell office:value-type="float" office:value="0.544285634312416">
                <text:p>0.544285634312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000000000001">
                <text:p>37.8000000000001</text:p>
              </table:table-cell>
              <table:table-cell office:value-type="float" office:value="0.543702886128266">
                <text:p>0.5437028861282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000000000001">
                <text:p>37.9000000000001</text:p>
              </table:table-cell>
              <table:table-cell office:value-type="float" office:value="0.543121273005372">
                <text:p>0.54312127300537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0000000000001">
                <text:p>38.0000000000001</text:p>
              </table:table-cell>
              <table:table-cell office:value-type="float" office:value="0.542540792540792">
                <text:p>0.5425407925407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000000000001">
                <text:p>38.1000000000001</text:p>
              </table:table-cell>
              <table:table-cell office:value-type="float" office:value="0.54196144232751">
                <text:p>0.541961442327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000000000001">
                <text:p>38.2000000000001</text:p>
              </table:table-cell>
              <table:table-cell office:value-type="float" office:value="0.541383219954648">
                <text:p>0.5413832199546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000000000001">
                <text:p>38.3000000000001</text:p>
              </table:table-cell>
              <table:table-cell office:value-type="float" office:value="0.540806123007673">
                <text:p>0.5408061230076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000000000001">
                <text:p>38.4000000000001</text:p>
              </table:table-cell>
              <table:table-cell office:value-type="float" office:value="0.540230149068608">
                <text:p>0.5402301490686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000000000001">
                <text:p>38.5000000000001</text:p>
              </table:table-cell>
              <table:table-cell office:value-type="float" office:value="0.539655295716226">
                <text:p>0.5396552957162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000000000001">
                <text:p>38.6000000000001</text:p>
              </table:table-cell>
              <table:table-cell office:value-type="float" office:value="0.539081560526255">
                <text:p>0.5390815605262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000000000001">
                <text:p>38.7000000000001</text:p>
              </table:table-cell>
              <table:table-cell office:value-type="float" office:value="0.538508941071565">
                <text:p>0.5385089410715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8000000000001">
                <text:p>38.8000000000001</text:p>
              </table:table-cell>
              <table:table-cell office:value-type="float" office:value="0.537937434922359">
                <text:p>0.5379374349223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9000000000001">
                <text:p>38.9000000000001</text:p>
              </table:table-cell>
              <table:table-cell office:value-type="float" office:value="0.537367039646359">
                <text:p>0.5373670396463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0000000000001">
                <text:p>39.0000000000001</text:p>
              </table:table-cell>
              <table:table-cell office:value-type="float" office:value="0.536797752808988">
                <text:p>0.5367977528089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1000000000001">
                <text:p>39.1000000000001</text:p>
              </table:table-cell>
              <table:table-cell office:value-type="float" office:value="0.536229571973545">
                <text:p>0.5362295719735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2000000000001">
                <text:p>39.2000000000001</text:p>
              </table:table-cell>
              <table:table-cell office:value-type="float" office:value="0.53566249470138">
                <text:p>0.535662494701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000000000001">
                <text:p>39.3000000000001</text:p>
              </table:table-cell>
              <table:table-cell office:value-type="float" office:value="0.535096518552068">
                <text:p>0.5350965185520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000000000001">
                <text:p>39.4000000000001</text:p>
              </table:table-cell>
              <table:table-cell office:value-type="float" office:value="0.534531641083571">
                <text:p>0.534531641083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000000000001">
                <text:p>39.5000000000001</text:p>
              </table:table-cell>
              <table:table-cell office:value-type="float" office:value="0.533967859852403">
                <text:p>0.5339678598524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000000000001">
                <text:p>39.6000000000001</text:p>
              </table:table-cell>
              <table:table-cell office:value-type="float" office:value="0.533405172413792">
                <text:p>0.5334051724137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000000000001">
                <text:p>39.7000000000001</text:p>
              </table:table-cell>
              <table:table-cell office:value-type="float" office:value="0.532843576321836">
                <text:p>0.5328435763218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000000000001">
                <text:p>39.8000000000001</text:p>
              </table:table-cell>
              <table:table-cell office:value-type="float" office:value="0.532283069129656">
                <text:p>0.5322830691296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000000000001">
                <text:p>39.9000000000001</text:p>
              </table:table-cell>
              <table:table-cell office:value-type="float" office:value="0.531723648389544">
                <text:p>0.5317236483895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0000000000001">
                <text:p>40.0000000000001</text:p>
              </table:table-cell>
              <table:table-cell office:value-type="float" office:value="0.531165311653116">
                <text:p>0.5311653116531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000000000002">
                <text:p>40.1000000000002</text:p>
              </table:table-cell>
              <table:table-cell office:value-type="float" office:value="0.530608056471452">
                <text:p>0.5306080564714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000000000002">
                <text:p>40.2000000000002</text:p>
              </table:table-cell>
              <table:table-cell office:value-type="float" office:value="0.530051880395237">
                <text:p>0.530051880395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000000000002">
                <text:p>40.3000000000002</text:p>
              </table:table-cell>
              <table:table-cell office:value-type="float" office:value="0.529496780974904">
                <text:p>0.5294967809749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000000000002">
                <text:p>40.4000000000002</text:p>
              </table:table-cell>
              <table:table-cell office:value-type="float" office:value="0.528942755760762">
                <text:p>0.5289427557607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5000000000002">
                <text:p>40.5000000000002</text:p>
              </table:table-cell>
              <table:table-cell office:value-type="float" office:value="0.528389802303134">
                <text:p>0.5283898023031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6000000000002">
                <text:p>40.6000000000002</text:p>
              </table:table-cell>
              <table:table-cell office:value-type="float" office:value="0.527837918152487">
                <text:p>0.5278379181524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7000000000002">
                <text:p>40.7000000000002</text:p>
              </table:table-cell>
              <table:table-cell office:value-type="float" office:value="0.527287100859554">
                <text:p>0.5272871008595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8000000000002">
                <text:p>40.8000000000002</text:p>
              </table:table-cell>
              <table:table-cell office:value-type="float" office:value="0.526737347975464">
                <text:p>0.5267373479754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9000000000002">
                <text:p>40.9000000000002</text:p>
              </table:table-cell>
              <table:table-cell office:value-type="float" office:value="0.526188657051862">
                <text:p>0.5261886570518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0000000000002">
                <text:p>41.0000000000002</text:p>
              </table:table-cell>
              <table:table-cell office:value-type="float" office:value="0.525641025641025">
                <text:p>0.5256410256410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1000000000002">
                <text:p>41.1000000000002</text:p>
              </table:table-cell>
              <table:table-cell office:value-type="float" office:value="0.525094451295983">
                <text:p>0.5250944512959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000000000002">
                <text:p>41.2000000000002</text:p>
              </table:table-cell>
              <table:table-cell office:value-type="float" office:value="0.524548931570632">
                <text:p>0.5245489315706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3000000000002">
                <text:p>41.3000000000002</text:p>
              </table:table-cell>
              <table:table-cell office:value-type="float" office:value="0.524004464019844">
                <text:p>0.5240044640198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4000000000002">
                <text:p>41.4000000000002</text:p>
              </table:table-cell>
              <table:table-cell office:value-type="float" office:value="0.523461046199578">
                <text:p>0.5234610461995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5000000000002">
                <text:p>41.5000000000002</text:p>
              </table:table-cell>
              <table:table-cell office:value-type="float" office:value="0.522918675666987">
                <text:p>0.5229186756669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6000000000002">
                <text:p>41.6000000000002</text:p>
              </table:table-cell>
              <table:table-cell office:value-type="float" office:value="0.522377349980523">
                <text:p>0.5223773499805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7000000000002">
                <text:p>41.7000000000002</text:p>
              </table:table-cell>
              <table:table-cell office:value-type="float" office:value="0.521837066700037">
                <text:p>0.5218370667000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8000000000002">
                <text:p>41.8000000000002</text:p>
              </table:table-cell>
              <table:table-cell office:value-type="float" office:value="0.521297823386882">
                <text:p>0.5212978233868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9000000000002">
                <text:p>41.9000000000002</text:p>
              </table:table-cell>
              <table:table-cell office:value-type="float" office:value="0.520759617604013">
                <text:p>0.5207596176040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0000000000002">
                <text:p>42.0000000000002</text:p>
              </table:table-cell>
              <table:table-cell office:value-type="float" office:value="0.520222446916076">
                <text:p>0.5202224469160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1000000000002">
                <text:p>42.1000000000002</text:p>
              </table:table-cell>
              <table:table-cell office:value-type="float" office:value="0.519686308889509">
                <text:p>0.519686308889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2000000000002">
                <text:p>42.2000000000002</text:p>
              </table:table-cell>
              <table:table-cell office:value-type="float" office:value="0.519151201092632">
                <text:p>0.519151201092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3000000000002">
                <text:p>42.3000000000002</text:p>
              </table:table-cell>
              <table:table-cell office:value-type="float" office:value="0.518617121095733">
                <text:p>0.5186171210957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4000000000002">
                <text:p>42.4000000000002</text:p>
              </table:table-cell>
              <table:table-cell office:value-type="float" office:value="0.518084066471162">
                <text:p>0.5180840664711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5000000000002">
                <text:p>42.5000000000002</text:p>
              </table:table-cell>
              <table:table-cell office:value-type="float" office:value="0.517552034793413">
                <text:p>0.517552034793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000000000002">
                <text:p>42.6000000000002</text:p>
              </table:table-cell>
              <table:table-cell office:value-type="float" office:value="0.517021023639209">
                <text:p>0.5170210236392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000000000002">
                <text:p>42.7000000000002</text:p>
              </table:table-cell>
              <table:table-cell office:value-type="float" office:value="0.516491030587584">
                <text:p>0.51649103058758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000000000002">
                <text:p>42.8000000000002</text:p>
              </table:table-cell>
              <table:table-cell office:value-type="float" office:value="0.515962053219964">
                <text:p>0.5159620532199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000000000002">
                <text:p>42.9000000000002</text:p>
              </table:table-cell>
              <table:table-cell office:value-type="float" office:value="0.515434089120247">
                <text:p>0.5154340891202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0000000000002">
                <text:p>43.0000000000002</text:p>
              </table:table-cell>
              <table:table-cell office:value-type="float" office:value="0.514907135874877">
                <text:p>0.5149071358748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000000000002">
                <text:p>43.1000000000002</text:p>
              </table:table-cell>
              <table:table-cell office:value-type="float" office:value="0.514381191072919">
                <text:p>0.5143811910729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000000000002">
                <text:p>43.2000000000002</text:p>
              </table:table-cell>
              <table:table-cell office:value-type="float" office:value="0.513856252306138">
                <text:p>0.5138562523061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000000000002">
                <text:p>43.3000000000002</text:p>
              </table:table-cell>
              <table:table-cell office:value-type="float" office:value="0.513332317169062">
                <text:p>0.5133323171690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4000000000002">
                <text:p>43.4000000000002</text:p>
              </table:table-cell>
              <table:table-cell office:value-type="float" office:value="0.512809383259061">
                <text:p>0.5128093832590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5000000000002">
                <text:p>43.5000000000002</text:p>
              </table:table-cell>
              <table:table-cell office:value-type="float" office:value="0.51228744817641">
                <text:p>0.5122874481764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000000000002">
                <text:p>43.6000000000002</text:p>
              </table:table-cell>
              <table:table-cell office:value-type="float" office:value="0.511766509524356">
                <text:p>0.5117665095243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000000000002">
                <text:p>43.7000000000002</text:p>
              </table:table-cell>
              <table:table-cell office:value-type="float" office:value="0.511246564909188">
                <text:p>0.5112465649091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000000000002">
                <text:p>43.8000000000002</text:p>
              </table:table-cell>
              <table:table-cell office:value-type="float" office:value="0.510727611940297">
                <text:p>0.5107276119402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000000000002">
                <text:p>43.9000000000002</text:p>
              </table:table-cell>
              <table:table-cell office:value-type="float" office:value="0.51020964823024">
                <text:p>0.51020964823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000000000002">
                <text:p>44.0000000000002</text:p>
              </table:table-cell>
              <table:table-cell office:value-type="float" office:value="0.509692671394798">
                <text:p>0.5096926713947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000000000002">
                <text:p>44.1000000000002</text:p>
              </table:table-cell>
              <table:table-cell office:value-type="float" office:value="0.509176679053042">
                <text:p>0.5091766790530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000000000002">
                <text:p>44.2000000000002</text:p>
              </table:table-cell>
              <table:table-cell office:value-type="float" office:value="0.508661668827386">
                <text:p>0.5086616688273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3000000000002">
                <text:p>44.3000000000002</text:p>
              </table:table-cell>
              <table:table-cell office:value-type="float" office:value="0.508147638343644">
                <text:p>0.5081476383436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4000000000002">
                <text:p>44.4000000000002</text:p>
              </table:table-cell>
              <table:table-cell office:value-type="float" office:value="0.50763458523109">
                <text:p>0.5076345852310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000000000002">
                <text:p>44.5000000000002</text:p>
              </table:table-cell>
              <table:table-cell office:value-type="float" office:value="0.507122507122506">
                <text:p>0.507122507122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000000000002">
                <text:p>44.6000000000002</text:p>
              </table:table-cell>
              <table:table-cell office:value-type="float" office:value="0.50661140165424">
                <text:p>0.506611401654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000000000002">
                <text:p>44.7000000000002</text:p>
              </table:table-cell>
              <table:table-cell office:value-type="float" office:value="0.506101266466255">
                <text:p>0.5061012664662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000000000002">
                <text:p>44.8000000000002</text:p>
              </table:table-cell>
              <table:table-cell office:value-type="float" office:value="0.505592099202181">
                <text:p>0.5055920992021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000000000002">
                <text:p>44.9000000000002</text:p>
              </table:table-cell>
              <table:table-cell office:value-type="float" office:value="0.50508389750936">
                <text:p>0.505083897509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0000000000002">
                <text:p>45.0000000000002</text:p>
              </table:table-cell>
              <table:table-cell office:value-type="float" office:value="0.504576659038901">
                <text:p>0.5045766590389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1000000000002">
                <text:p>45.1000000000002</text:p>
              </table:table-cell>
              <table:table-cell office:value-type="float" office:value="0.50407038144572">
                <text:p>0.504070381445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2000000000002">
                <text:p>45.2000000000002</text:p>
              </table:table-cell>
              <table:table-cell office:value-type="float" office:value="0.503565062388591">
                <text:p>0.5035650623885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3000000000002">
                <text:p>45.3000000000002</text:p>
              </table:table-cell>
              <table:table-cell office:value-type="float" office:value="0.503060699530185">
                <text:p>0.5030606995301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4000000000002">
                <text:p>45.4000000000002</text:p>
              </table:table-cell>
              <table:table-cell office:value-type="float" office:value="0.50255729053712">
                <text:p>0.502557290537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000000000002">
                <text:p>45.5000000000002</text:p>
              </table:table-cell>
              <table:table-cell office:value-type="float" office:value="0.502054833079997">
                <text:p>0.5020548330799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6000000000002">
                <text:p>45.6000000000002</text:p>
              </table:table-cell>
              <table:table-cell office:value-type="float" office:value="0.501553324833443">
                <text:p>0.5015533248334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7000000000002">
                <text:p>45.7000000000002</text:p>
              </table:table-cell>
              <table:table-cell office:value-type="float" office:value="0.501052763476154">
                <text:p>0.5010527634761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8000000000002">
                <text:p>45.8000000000002</text:p>
              </table:table-cell>
              <table:table-cell office:value-type="float" office:value="0.500553146690933">
                <text:p>0.5005531466909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9000000000002">
                <text:p>45.9000000000002</text:p>
              </table:table-cell>
              <table:table-cell office:value-type="float" office:value="0.500054472164723">
                <text:p>0.5000544721647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0000000000002">
                <text:p>46.0000000000002</text:p>
              </table:table-cell>
              <table:table-cell office:value-type="float" office:value="0.499556737588651">
                <text:p>0.4995567375886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000000000002">
                <text:p>46.1000000000002</text:p>
              </table:table-cell>
              <table:table-cell office:value-type="float" office:value="0.499059940658063">
                <text:p>0.4990599406580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000000000002">
                <text:p>46.2000000000002</text:p>
              </table:table-cell>
              <table:table-cell office:value-type="float" office:value="0.498564079072552">
                <text:p>0.4985640790725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000000000002">
                <text:p>46.3000000000002</text:p>
              </table:table-cell>
              <table:table-cell office:value-type="float" office:value="0.498069150536004">
                <text:p>0.4980691505360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000000000002">
                <text:p>46.4000000000002</text:p>
              </table:table-cell>
              <table:table-cell office:value-type="float" office:value="0.497575152756621">
                <text:p>0.4975751527566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000000000002">
                <text:p>46.5000000000002</text:p>
              </table:table-cell>
              <table:table-cell office:value-type="float" office:value="0.497082083446958">
                <text:p>0.497082083446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000000000002">
                <text:p>46.6000000000002</text:p>
              </table:table-cell>
              <table:table-cell office:value-type="float" office:value="0.496589940323954">
                <text:p>0.4965899403239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.496098721108964">
                <text:p>0.4960987211089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000000000002">
                <text:p>46.8000000000002</text:p>
              </table:table-cell>
              <table:table-cell office:value-type="float" office:value="0.495608423527783">
                <text:p>0.4956084235277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000000000002">
                <text:p>46.9000000000002</text:p>
              </table:table-cell>
              <table:table-cell office:value-type="float" office:value="0.495119045310684">
                <text:p>0.4951190453106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0000000000002">
                <text:p>47.0000000000002</text:p>
              </table:table-cell>
              <table:table-cell office:value-type="float" office:value="0.494630584192439">
                <text:p>0.4946305841924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.494143037912347">
                <text:p>0.4941430379123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000000000002">
                <text:p>47.2000000000002</text:p>
              </table:table-cell>
              <table:table-cell office:value-type="float" office:value="0.493656404214264">
                <text:p>0.4936564042142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.493170680846626">
                <text:p>0.4931706808466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.492685865562474">
                <text:p>0.4926858655624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.492201956119481">
                <text:p>0.4922019561194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6000000000002">
                <text:p>47.6000000000002</text:p>
              </table:table-cell>
              <table:table-cell office:value-type="float" office:value="0.491718950279969">
                <text:p>0.4917189502799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.49123684581094">
                <text:p>0.491236845810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.490755640484091">
                <text:p>0.4907556404840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.490275332075841">
                <text:p>0.4902753320758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.489795918367346">
                <text:p>0.4897959183673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.489317397144523">
                <text:p>0.4893173971445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.488839766198068">
                <text:p>0.4888397661980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.488363023323475">
                <text:p>0.4883630233234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.487887166321055">
                <text:p>0.4878871663210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.487412192995948">
                <text:p>0.4874121929959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.486938101158148">
                <text:p>0.4869381011581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7000000000003">
                <text:p>48.7000000000003</text:p>
              </table:table-cell>
              <table:table-cell office:value-type="float" office:value="0.486464888622514">
                <text:p>0.4864648886225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.485992553208785">
                <text:p>0.4859925532087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.485521092741599">
                <text:p>0.48552109274159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0000000000003">
                <text:p>49.0000000000003</text:p>
              </table:table-cell>
              <table:table-cell office:value-type="float" office:value="0.485050505050504">
                <text:p>0.4850505050505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000000000003">
                <text:p>49.1000000000003</text:p>
              </table:table-cell>
              <table:table-cell office:value-type="float" office:value="0.484580787969972">
                <text:p>0.48458078796997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2000000000003">
                <text:p>49.2000000000003</text:p>
              </table:table-cell>
              <table:table-cell office:value-type="float" office:value="0.484111939339415">
                <text:p>0.4841119393394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3000000000003">
                <text:p>49.3000000000003</text:p>
              </table:table-cell>
              <table:table-cell office:value-type="float" office:value="0.483643957003196">
                <text:p>0.4836439570031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4000000000003">
                <text:p>49.4000000000003</text:p>
              </table:table-cell>
              <table:table-cell office:value-type="float" office:value="0.48317683881064">
                <text:p>0.48317683881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5000000000003">
                <text:p>49.5000000000003</text:p>
              </table:table-cell>
              <table:table-cell office:value-type="float" office:value="0.482710582616049">
                <text:p>0.4827105826160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.48224518627871">
                <text:p>0.482245186278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7000000000003">
                <text:p>49.7000000000003</text:p>
              </table:table-cell>
              <table:table-cell office:value-type="float" office:value="0.481780647662909">
                <text:p>0.4817806476629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8000000000003">
                <text:p>49.8000000000003</text:p>
              </table:table-cell>
              <table:table-cell office:value-type="float" office:value="0.481316964637936">
                <text:p>0.4813169646379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9000000000003">
                <text:p>49.9000000000003</text:p>
              </table:table-cell>
              <table:table-cell office:value-type="float" office:value="0.480854135078102">
                <text:p>0.4808541350781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.0000000000003">
                <text:p>50.0000000000003</text:p>
              </table:table-cell>
              <table:table-cell office:value-type="float" office:value="0.480392156862744">
                <text:p>0.4803921568627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1000000000003">
                <text:p>50.1000000000003</text:p>
              </table:table-cell>
              <table:table-cell office:value-type="float" office:value="0.479931027876232">
                <text:p>0.4799310278762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2000000000003">
                <text:p>50.2000000000003</text:p>
              </table:table-cell>
              <table:table-cell office:value-type="float" office:value="0.479470746007983">
                <text:p>0.4794707460079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3000000000003">
                <text:p>50.3000000000003</text:p>
              </table:table-cell>
              <table:table-cell office:value-type="float" office:value="0.479011309152463">
                <text:p>0.4790113091524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4000000000003">
                <text:p>50.4000000000003</text:p>
              </table:table-cell>
              <table:table-cell office:value-type="float" office:value="0.478552715209201">
                <text:p>0.4785527152092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5000000000003">
                <text:p>50.5000000000003</text:p>
              </table:table-cell>
              <table:table-cell office:value-type="float" office:value="0.478094962082789">
                <text:p>0.4780949620827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6000000000003">
                <text:p>50.6000000000003</text:p>
              </table:table-cell>
              <table:table-cell office:value-type="float" office:value="0.477638047682894">
                <text:p>0.4776380476828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7000000000003">
                <text:p>50.7000000000003</text:p>
              </table:table-cell>
              <table:table-cell office:value-type="float" office:value="0.477181969924262">
                <text:p>0.4771819699242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8000000000003">
                <text:p>50.8000000000003</text:p>
              </table:table-cell>
              <table:table-cell office:value-type="float" office:value="0.476726726726725">
                <text:p>0.4767267267267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9000000000003">
                <text:p>50.9000000000003</text:p>
              </table:table-cell>
              <table:table-cell office:value-type="float" office:value="0.476272316015207">
                <text:p>0.4762723160152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0000000000003">
                <text:p>51.0000000000003</text:p>
              </table:table-cell>
              <table:table-cell office:value-type="float" office:value="0.475818735719724">
                <text:p>0.4758187357197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1000000000003">
                <text:p>51.1000000000003</text:p>
              </table:table-cell>
              <table:table-cell office:value-type="float" office:value="0.475365983775398">
                <text:p>0.4753659837753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2000000000003">
                <text:p>51.2000000000003</text:p>
              </table:table-cell>
              <table:table-cell office:value-type="float" office:value="0.474914058122452">
                <text:p>0.4749140581224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3000000000003">
                <text:p>51.3000000000003</text:p>
              </table:table-cell>
              <table:table-cell office:value-type="float" office:value="0.474462956706221">
                <text:p>0.4744629567062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4000000000003">
                <text:p>51.4000000000003</text:p>
              </table:table-cell>
              <table:table-cell office:value-type="float" office:value="0.474012677477151">
                <text:p>0.4740126774771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5000000000003">
                <text:p>51.5000000000003</text:p>
              </table:table-cell>
              <table:table-cell office:value-type="float" office:value="0.473563218390803">
                <text:p>0.4735632183908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6000000000003">
                <text:p>51.6000000000003</text:p>
              </table:table-cell>
              <table:table-cell office:value-type="float" office:value="0.473114577407861">
                <text:p>0.4731145774078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7000000000003">
                <text:p>51.7000000000003</text:p>
              </table:table-cell>
              <table:table-cell office:value-type="float" office:value="0.472666752494126">
                <text:p>0.4726667524941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8000000000003">
                <text:p>51.8000000000003</text:p>
              </table:table-cell>
              <table:table-cell office:value-type="float" office:value="0.472219741620526">
                <text:p>0.4722197416205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9000000000003">
                <text:p>51.9000000000003</text:p>
              </table:table-cell>
              <table:table-cell office:value-type="float" office:value="0.471773542763114">
                <text:p>0.47177354276311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.0000000000003">
                <text:p>52.0000000000003</text:p>
              </table:table-cell>
              <table:table-cell office:value-type="float" office:value="0.471328153903069">
                <text:p>0.4713281539030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1000000000003">
                <text:p>52.1000000000003</text:p>
              </table:table-cell>
              <table:table-cell office:value-type="float" office:value="0.470883573026701">
                <text:p>0.4708835730267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2000000000003">
                <text:p>52.2000000000003</text:p>
              </table:table-cell>
              <table:table-cell office:value-type="float" office:value="0.470439798125449">
                <text:p>0.4704397981254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3000000000003">
                <text:p>52.3000000000003</text:p>
              </table:table-cell>
              <table:table-cell office:value-type="float" office:value="0.469996827195882">
                <text:p>0.4699968271958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4000000000003">
                <text:p>52.4000000000003</text:p>
              </table:table-cell>
              <table:table-cell office:value-type="float" office:value="0.469554658239699">
                <text:p>0.4695546582396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5000000000003">
                <text:p>52.5000000000003</text:p>
              </table:table-cell>
              <table:table-cell office:value-type="float" office:value="0.469113289263732">
                <text:p>0.4691132892637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6000000000003">
                <text:p>52.6000000000003</text:p>
              </table:table-cell>
              <table:table-cell office:value-type="float" office:value="0.468672718279944">
                <text:p>0.4686727182799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7000000000003">
                <text:p>52.7000000000003</text:p>
              </table:table-cell>
              <table:table-cell office:value-type="float" office:value="0.468232943305426">
                <text:p>0.4682329433054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8000000000003">
                <text:p>52.8000000000003</text:p>
              </table:table-cell>
              <table:table-cell office:value-type="float" office:value="0.467793962362402">
                <text:p>0.4677939623624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9000000000003">
                <text:p>52.9000000000003</text:p>
              </table:table-cell>
              <table:table-cell office:value-type="float" office:value="0.467355773478221">
                <text:p>0.4673557734782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.0000000000003">
                <text:p>53.0000000000003</text:p>
              </table:table-cell>
              <table:table-cell office:value-type="float" office:value="0.466918374685364">
                <text:p>0.4669183746853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1000000000003">
                <text:p>53.1000000000003</text:p>
              </table:table-cell>
              <table:table-cell office:value-type="float" office:value="0.466481764021434">
                <text:p>0.4664817640214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2000000000003">
                <text:p>53.2000000000003</text:p>
              </table:table-cell>
              <table:table-cell office:value-type="float" office:value="0.466045939529161">
                <text:p>0.4660459395291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3000000000003">
                <text:p>53.3000000000003</text:p>
              </table:table-cell>
              <table:table-cell office:value-type="float" office:value="0.465610899256397">
                <text:p>0.4656108992563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4000000000003">
                <text:p>53.4000000000003</text:p>
              </table:table-cell>
              <table:table-cell office:value-type="float" office:value="0.465176641256114">
                <text:p>0.4651766412561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5000000000003">
                <text:p>53.5000000000003</text:p>
              </table:table-cell>
              <table:table-cell office:value-type="float" office:value="0.464743163586401">
                <text:p>0.4647431635864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6000000000003">
                <text:p>53.6000000000003</text:p>
              </table:table-cell>
              <table:table-cell office:value-type="float" office:value="0.464310464310463">
                <text:p>0.4643104643104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.463878541496616">
                <text:p>0.4638785414966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8000000000003">
                <text:p>53.8000000000003</text:p>
              </table:table-cell>
              <table:table-cell office:value-type="float" office:value="0.463447393218287">
                <text:p>0.4634473932182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9000000000003">
                <text:p>53.9000000000003</text:p>
              </table:table-cell>
              <table:table-cell office:value-type="float" office:value="0.463017017554008">
                <text:p>0.4630170175540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.0000000000003">
                <text:p>54.0000000000003</text:p>
              </table:table-cell>
              <table:table-cell office:value-type="float" office:value="0.462587412587411">
                <text:p>0.4625874125874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.462158576407229">
                <text:p>0.4621585764072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2000000000003">
                <text:p>54.2000000000003</text:p>
              </table:table-cell>
              <table:table-cell office:value-type="float" office:value="0.461730507107289">
                <text:p>0.4617305071072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.461303202786508">
                <text:p>0.4613032027865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.460876661548887">
                <text:p>0.4608766615488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.460450881503512">
                <text:p>0.4604508815035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6000000000003">
                <text:p>54.6000000000003</text:p>
              </table:table-cell>
              <table:table-cell office:value-type="float" office:value="0.460025860764542">
                <text:p>0.4600258607645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.45960159745121">
                <text:p>0.459601597451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.459178089687815">
                <text:p>0.4591780896878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.458755335603717">
                <text:p>0.4587553356037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.458333333333332">
                <text:p>0.4583333333333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.457912081016126">
                <text:p>0.4579120810161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.45749157679661">
                <text:p>0.457491576796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.457071818824334">
                <text:p>0.4570718188243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.456652805253878">
                <text:p>0.4566528052538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.45623453424485">
                <text:p>0.456234534244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.455817003961879">
                <text:p>0.4558170039618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.455400212574604">
                <text:p>0.4554002125746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.454984158257673">
                <text:p>0.4549841582576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.454568839190733">
                <text:p>0.454568839190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.454154253558423">
                <text:p>0.4541542535584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.453740399550368">
                <text:p>0.4537403995503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.453327275361172">
                <text:p>0.4533272753611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.452914879190409">
                <text:p>0.4529148791904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.452503209242617">
                <text:p>0.4525032092426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.45209226372729">
                <text:p>0.4520922637272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.451682040858869">
                <text:p>0.4516820408588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.451272538856736">
                <text:p>0.4512725388567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.450863755945205">
                <text:p>0.4508637559452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.450455690353516">
                <text:p>0.4504556903535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.450048340315822">
                <text:p>0.4500483403158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.449641704071185">
                <text:p>0.4496417040711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.449235779863567">
                <text:p>0.4492357798635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.44883056594182">
                <text:p>0.448830565941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.448426060559678">
                <text:p>0.4484260605596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.448022261975749">
                <text:p>0.4480222619757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.447619168453505">
                <text:p>0.4476191684535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.447216778261274">
                <text:p>0.4472167782612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.446815089672231">
                <text:p>0.4468150896722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.446414100964389">
                <text:p>0.4464141009643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.446013810420588">
                <text:p>0.4460138104205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.44561421632849">
                <text:p>0.445614216328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.445215316980565">
                <text:p>0.445215316980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.444817110674083">
                <text:p>0.4448171106740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.444419595711107">
                <text:p>0.4444195957111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.44402277039848">
                <text:p>0.4440227703984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.443626633047819">
                <text:p>0.4436266330478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.4432311819755">
                <text:p>0.44323118197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.442836415502654">
                <text:p>0.4428364155026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9000000000004">
                <text:p>58.9000000000004</text:p>
              </table:table-cell>
              <table:table-cell office:value-type="float" office:value="0.442442331955155">
                <text:p>0.4424423319551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.0000000000004">
                <text:p>59.0000000000004</text:p>
              </table:table-cell>
              <table:table-cell office:value-type="float" office:value="0.442048929663607">
                <text:p>0.4420489296636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.441656206963339">
                <text:p>0.4416562069633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2000000000004">
                <text:p>59.2000000000004</text:p>
              </table:table-cell>
              <table:table-cell office:value-type="float" office:value="0.441264162194393">
                <text:p>0.4412641621943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3000000000004">
                <text:p>59.3000000000004</text:p>
              </table:table-cell>
              <table:table-cell office:value-type="float" office:value="0.440872793701512">
                <text:p>0.4408727937015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4000000000004">
                <text:p>59.4000000000004</text:p>
              </table:table-cell>
              <table:table-cell office:value-type="float" office:value="0.440482099834133">
                <text:p>0.4404820998341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5000000000004">
                <text:p>59.5000000000004</text:p>
              </table:table-cell>
              <table:table-cell office:value-type="float" office:value="0.440092078946374">
                <text:p>0.4400920789463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6000000000004">
                <text:p>59.6000000000004</text:p>
              </table:table-cell>
              <table:table-cell office:value-type="float" office:value="0.439702729397026">
                <text:p>0.4397027293970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7000000000004">
                <text:p>59.7000000000004</text:p>
              </table:table-cell>
              <table:table-cell office:value-type="float" office:value="0.439314049549541">
                <text:p>0.4393140495495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8000000000004">
                <text:p>59.8000000000004</text:p>
              </table:table-cell>
              <table:table-cell office:value-type="float" office:value="0.438926037772024">
                <text:p>0.4389260377720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9000000000004">
                <text:p>59.9000000000004</text:p>
              </table:table-cell>
              <table:table-cell office:value-type="float" office:value="0.438538692437219">
                <text:p>0.438538692437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.0000000000004">
                <text:p>60.0000000000004</text:p>
              </table:table-cell>
              <table:table-cell office:value-type="float" office:value="0.438152011922502">
                <text:p>0.4381520119225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1000000000004">
                <text:p>60.1000000000004</text:p>
              </table:table-cell>
              <table:table-cell office:value-type="float" office:value="0.437765994609868">
                <text:p>0.43776599460986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2000000000004">
                <text:p>60.2000000000004</text:p>
              </table:table-cell>
              <table:table-cell office:value-type="float" office:value="0.437380638885922">
                <text:p>0.4373806388859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000000000004">
                <text:p>60.3000000000004</text:p>
              </table:table-cell>
              <table:table-cell office:value-type="float" office:value="0.436995943141867">
                <text:p>0.4369959431418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4000000000004">
                <text:p>60.4000000000004</text:p>
              </table:table-cell>
              <table:table-cell office:value-type="float" office:value="0.436611905773496">
                <text:p>0.4366119057734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5000000000004">
                <text:p>60.5000000000004</text:p>
              </table:table-cell>
              <table:table-cell office:value-type="float" office:value="0.436228525181178">
                <text:p>0.4362285251811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6000000000004">
                <text:p>60.6000000000004</text:p>
              </table:table-cell>
              <table:table-cell office:value-type="float" office:value="0.435845799769849">
                <text:p>0.4358457997698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.435463727949001">
                <text:p>0.435463727949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8000000000004">
                <text:p>60.8000000000004</text:p>
              </table:table-cell>
              <table:table-cell office:value-type="float" office:value="0.435082308132673">
                <text:p>0.4350823081326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9000000000004">
                <text:p>60.9000000000004</text:p>
              </table:table-cell>
              <table:table-cell office:value-type="float" office:value="0.434701538739435">
                <text:p>0.4347015387394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.0000000000004">
                <text:p>61.0000000000004</text:p>
              </table:table-cell>
              <table:table-cell office:value-type="float" office:value="0.434321418192384">
                <text:p>0.4343214181923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.433941944919128">
                <text:p>0.43394194491912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2000000000004">
                <text:p>61.2000000000004</text:p>
              </table:table-cell>
              <table:table-cell office:value-type="float" office:value="0.433563117351776">
                <text:p>0.4335631173517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.433184933926929">
                <text:p>0.4331849339269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.432807393085668">
                <text:p>0.43280739308566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.432430493273541">
                <text:p>0.432430493273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6000000000004">
                <text:p>61.6000000000004</text:p>
              </table:table-cell>
              <table:table-cell office:value-type="float" office:value="0.432054232940555">
                <text:p>0.4320542329405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.431678610541164">
                <text:p>0.4316786105411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.431303624534255">
                <text:p>0.4313036245342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.430929273383143">
                <text:p>0.4309292733831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.430555555555554">
                <text:p>0.4305555555555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.430182469523615">
                <text:p>0.4301824695236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.429810013763847">
                <text:p>0.4298100137638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.429438186757147">
                <text:p>0.4294381867571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.429066986988783">
                <text:p>0.4290669869887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.42869641294838">
                <text:p>0.428696412948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.428326463129906">
                <text:p>0.42832646312990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.427957136031668">
                <text:p>0.4279571360316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.427588430156293">
                <text:p>0.4275884301562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.427220344010721">
                <text:p>0.4272203440107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.426852876106193">
                <text:p>0.4268528761061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.426486024958238">
                <text:p>0.4264860249582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.426119789086664">
                <text:p>0.4261197890866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.425754167015546">
                <text:p>0.4257541670155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.425389157273214">
                <text:p>0.4253891572732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.425024758392239">
                <text:p>0.4250247583922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.42466096890943">
                <text:p>0.424660968909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.424297787365812">
                <text:p>0.4242977873658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.423935212306622">
                <text:p>0.4239352123066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.423573242281295">
                <text:p>0.4235732422812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.423211875843453">
                <text:p>0.4232118758434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.422851111550892">
                <text:p>0.4228511115508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.422490947965574">
                <text:p>0.422490947965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.422131383653611">
                <text:p>0.4221313836536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.42177241718526">
                <text:p>0.4217724171852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.421414047134903">
                <text:p>0.4214140471349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.421056272081044">
                <text:p>0.4210562720810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.420699090606292">
                <text:p>0.4206990906062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.420342501297352">
                <text:p>0.42034250129735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.419986502745012">
                <text:p>0.4199865027450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.419631093544135">
                <text:p>0.4196310935441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.419276272293643">
                <text:p>0.4192762722936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.418922037596507">
                <text:p>0.4189220375965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.418568388059739">
                <text:p>0.4185683880597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.418215322294375">
                <text:p>0.4182153222943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.417862838915469">
                <text:p>0.4178628389154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.417510936542077">
                <text:p>0.4175109365420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.417159613797248">
                <text:p>0.4171596137972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.416808869308014">
                <text:p>0.4168088693080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.416458701705375">
                <text:p>0.4164587017053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.41610910962429">
                <text:p>0.416109109624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.415760091703666">
                <text:p>0.4157600917036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.415411646586344">
                <text:p>0.41541164658634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.41506377291909">
                <text:p>0.415063772919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.414716469352584">
                <text:p>0.4147164693525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.414369734541406">
                <text:p>0.4143697345414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.41402356714403">
                <text:p>0.414023567144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.413677965822804">
                <text:p>0.4136779658228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.413332929243947">
                <text:p>0.4133329292439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.412988456077534">
                <text:p>0.4129884560775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.412644544997484">
                <text:p>0.4126445449974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.412301194681552">
                <text:p>0.4123011946815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.411958403811314">
                <text:p>0.4119584038113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.411616171072157">
                <text:p>0.4116161710721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.41127449515327">
                <text:p>0.411274495153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.41093337474763">
                <text:p>0.410933374747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.41059280855199">
                <text:p>0.410592808551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.410252795266873">
                <text:p>0.4102527952668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.409913333596555">
                <text:p>0.4099133335965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.409574422249057">
                <text:p>0.4095744222490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.409236059936132">
                <text:p>0.4092360599361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1000000000006">
                <text:p>68.1000000000006</text:p>
              </table:table-cell>
              <table:table-cell office:value-type="float" office:value="0.408898245373256">
                <text:p>0.4088982453732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.408560977279616">
                <text:p>0.4085609772796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3000000000006">
                <text:p>68.3000000000006</text:p>
              </table:table-cell>
              <table:table-cell office:value-type="float" office:value="0.408224254378099">
                <text:p>0.4082242543780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.407888075395278">
                <text:p>0.4078880753952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5000000000006">
                <text:p>68.5000000000006</text:p>
              </table:table-cell>
              <table:table-cell office:value-type="float" office:value="0.407552439061407">
                <text:p>0.40755243906140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.407217344110405">
                <text:p>0.4072173441104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7000000000006">
                <text:p>68.7000000000006</text:p>
              </table:table-cell>
              <table:table-cell office:value-type="float" office:value="0.406882789279846">
                <text:p>0.4068827892798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.406548773310949">
                <text:p>0.4065487733109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.406215294948567">
                <text:p>0.4062152949485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.0000000000006">
                <text:p>69.0000000000006</text:p>
              </table:table-cell>
              <table:table-cell office:value-type="float" office:value="0.405882352941175">
                <text:p>0.4058823529411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.405549946040859">
                <text:p>0.40554994604085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.405218073003306">
                <text:p>0.4052180730033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.404886732587794">
                <text:p>0.4048867325877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4000000000006">
                <text:p>69.4000000000006</text:p>
              </table:table-cell>
              <table:table-cell office:value-type="float" office:value="0.404555923557178">
                <text:p>0.4045559235571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.404225644677882">
                <text:p>0.4042256446778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.403895894719886">
                <text:p>0.4038958947198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.403566672456717">
                <text:p>0.4035666724567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.403237976665439">
                <text:p>0.4032379766654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.402909806126636">
                <text:p>0.4029098061266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.402582159624411">
                <text:p>0.4025821596244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.402255035946367">
                <text:p>0.4022550359463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.4019284338836">
                <text:p>0.40192843388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.401602352230688">
                <text:p>0.4016023522306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.40127678978568">
                <text:p>0.401276789785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.400951745350084">
                <text:p>0.4009517453500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.400627217728858">
                <text:p>0.40062721772885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.400303205730401">
                <text:p>0.4003032057304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.399979708166539">
                <text:p>0.3999797081665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.399656723852514">
                <text:p>0.3996567238525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.399334251606977">
                <text:p>0.3993342516069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.399012290251976">
                <text:p>0.3990122902519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.398690838612945">
                <text:p>0.3986908386129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.398369895518693">
                <text:p>0.3983698955186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.398049459801394">
                <text:p>0.3980494598013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.397729530296578">
                <text:p>0.3977295302965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.397410105843118">
                <text:p>0.3974101058431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.397091185283222">
                <text:p>0.39709118528322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.396772767462421">
                <text:p>0.3967727674624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.396454851229558">
                <text:p>0.3964548512295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.396137435436782">
                <text:p>0.3961374354367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.395820518939532">
                <text:p>0.3958205189395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.39550410059653">
                <text:p>0.3955041005965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.395188179269769">
                <text:p>0.39518817926976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.394872753824507">
                <text:p>0.3948727538245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.39455782312925">
                <text:p>0.394557823129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.394243386055747">
                <text:p>0.3942433860557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.393929441478978">
                <text:p>0.39392944147897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.393615988277145">
                <text:p>0.3936159882771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.393303025331659">
                <text:p>0.3933030253316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.392990551527135">
                <text:p>0.3929905515271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.392678565751376">
                <text:p>0.3926785657513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.392367066895367">
                <text:p>0.3923670668953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.392056053853264">
                <text:p>0.39205605385326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.391745525522383">
                <text:p>0.3917455255223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.391435480803193">
                <text:p>0.3914354808031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.391125918599302">
                <text:p>0.3911259185993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.39081683781745">
                <text:p>0.390816837817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.390508237367496">
                <text:p>0.3905082373674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.390200116162414">
                <text:p>0.39020011616241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.389892473118278">
                <text:p>0.3898924731182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.389585307154252">
                <text:p>0.3895853071542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.389278617192584">
                <text:p>0.3892786171925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.388972402158593">
                <text:p>0.3889724021585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.388666660980663">
                <text:p>0.3886666609806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.388361392590226">
                <text:p>0.3883613925902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.388056595921763">
                <text:p>0.3880565959217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.387752269912782">
                <text:p>0.3877522699127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.387448413503821">
                <text:p>0.3874484135038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.387145025638427">
                <text:p>0.3871450256384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.386842105263156">
                <text:p>0.3868421052631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.386539651327556">
                <text:p>0.3865396513275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.386237662784163">
                <text:p>0.3862376627841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3000000000007">
                <text:p>75.3000000000007</text:p>
              </table:table-cell>
              <table:table-cell office:value-type="float" office:value="0.385936138588487">
                <text:p>0.3859361385884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4000000000007">
                <text:p>75.4000000000007</text:p>
              </table:table-cell>
              <table:table-cell office:value-type="float" office:value="0.385635077699005">
                <text:p>0.3856350776990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5000000000007">
                <text:p>75.5000000000007</text:p>
              </table:table-cell>
              <table:table-cell office:value-type="float" office:value="0.385334479077153">
                <text:p>0.3853344790771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.385034341687314">
                <text:p>0.38503434168731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7000000000007">
                <text:p>75.7000000000007</text:p>
              </table:table-cell>
              <table:table-cell office:value-type="float" office:value="0.384734664496808">
                <text:p>0.3847346644968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8000000000007">
                <text:p>75.8000000000007</text:p>
              </table:table-cell>
              <table:table-cell office:value-type="float" office:value="0.384435446475886">
                <text:p>0.3844354464758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9000000000007">
                <text:p>75.9000000000007</text:p>
              </table:table-cell>
              <table:table-cell office:value-type="float" office:value="0.384136686597717">
                <text:p>0.3841366865977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.0000000000007">
                <text:p>76.0000000000007</text:p>
              </table:table-cell>
              <table:table-cell office:value-type="float" office:value="0.383838383838382">
                <text:p>0.3838383838383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1000000000007">
                <text:p>76.1000000000007</text:p>
              </table:table-cell>
              <table:table-cell office:value-type="float" office:value="0.383540537176862">
                <text:p>0.3835405371768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2000000000007">
                <text:p>76.2000000000007</text:p>
              </table:table-cell>
              <table:table-cell office:value-type="float" office:value="0.383243145595032">
                <text:p>0.3832431455950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3000000000007">
                <text:p>76.3000000000007</text:p>
              </table:table-cell>
              <table:table-cell office:value-type="float" office:value="0.382946208077646">
                <text:p>0.38294620807764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4000000000007">
                <text:p>76.4000000000007</text:p>
              </table:table-cell>
              <table:table-cell office:value-type="float" office:value="0.382649723612336">
                <text:p>0.3826497236123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5000000000007">
                <text:p>76.5000000000007</text:p>
              </table:table-cell>
              <table:table-cell office:value-type="float" office:value="0.382353691189594">
                <text:p>0.3823536911895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6000000000007">
                <text:p>76.6000000000007</text:p>
              </table:table-cell>
              <table:table-cell office:value-type="float" office:value="0.38205810980277">
                <text:p>0.382058109802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7000000000007">
                <text:p>76.7000000000007</text:p>
              </table:table-cell>
              <table:table-cell office:value-type="float" office:value="0.381762978448059">
                <text:p>0.3817629784480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8000000000007">
                <text:p>76.8000000000007</text:p>
              </table:table-cell>
              <table:table-cell office:value-type="float" office:value="0.381468296124494">
                <text:p>0.3814682961244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9000000000007">
                <text:p>76.9000000000007</text:p>
              </table:table-cell>
              <table:table-cell office:value-type="float" office:value="0.381174061833935">
                <text:p>0.3811740618339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.0000000000007">
                <text:p>77.0000000000007</text:p>
              </table:table-cell>
              <table:table-cell office:value-type="float" office:value="0.38088027458106">
                <text:p>0.380880274581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1000000000007">
                <text:p>77.1000000000007</text:p>
              </table:table-cell>
              <table:table-cell office:value-type="float" office:value="0.380586933373359">
                <text:p>0.3805869333733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2000000000007">
                <text:p>77.2000000000007</text:p>
              </table:table-cell>
              <table:table-cell office:value-type="float" office:value="0.380294037221121">
                <text:p>0.3802940372211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3000000000007">
                <text:p>77.3000000000007</text:p>
              </table:table-cell>
              <table:table-cell office:value-type="float" office:value="0.380001585137428">
                <text:p>0.3800015851374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4000000000007">
                <text:p>77.4000000000007</text:p>
              </table:table-cell>
              <table:table-cell office:value-type="float" office:value="0.379709576138146">
                <text:p>0.3797095761381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5000000000007">
                <text:p>77.5000000000007</text:p>
              </table:table-cell>
              <table:table-cell office:value-type="float" office:value="0.379418009241911">
                <text:p>0.3794180092419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6000000000007">
                <text:p>77.6000000000007</text:p>
              </table:table-cell>
              <table:table-cell office:value-type="float" office:value="0.37912688347013">
                <text:p>0.379126883470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7000000000007">
                <text:p>77.7000000000007</text:p>
              </table:table-cell>
              <table:table-cell office:value-type="float" office:value="0.378836197846961">
                <text:p>0.3788361978469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8000000000007">
                <text:p>77.8000000000007</text:p>
              </table:table-cell>
              <table:table-cell office:value-type="float" office:value="0.378545951399313">
                <text:p>0.3785459513993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9000000000007">
                <text:p>77.9000000000007</text:p>
              </table:table-cell>
              <table:table-cell office:value-type="float" office:value="0.378256143156833">
                <text:p>0.3782561431568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.0000000000007">
                <text:p>78.0000000000007</text:p>
              </table:table-cell>
              <table:table-cell office:value-type="float" office:value="0.377966772151897">
                <text:p>0.3779667721518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1000000000007">
                <text:p>78.1000000000007</text:p>
              </table:table-cell>
              <table:table-cell office:value-type="float" office:value="0.377677837419602">
                <text:p>0.3776778374196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2000000000007">
                <text:p>78.2000000000007</text:p>
              </table:table-cell>
              <table:table-cell office:value-type="float" office:value="0.37738933799776">
                <text:p>0.377389337997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3000000000007">
                <text:p>78.3000000000007</text:p>
              </table:table-cell>
              <table:table-cell office:value-type="float" office:value="0.377101272926885">
                <text:p>0.37710127292688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.376813641250184">
                <text:p>0.3768136412501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5000000000007">
                <text:p>78.5000000000007</text:p>
              </table:table-cell>
              <table:table-cell office:value-type="float" office:value="0.376526442013555">
                <text:p>0.3765264420135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.376239674265572">
                <text:p>0.3762396742655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7000000000007">
                <text:p>78.7000000000007</text:p>
              </table:table-cell>
              <table:table-cell office:value-type="float" office:value="0.375953337057476">
                <text:p>0.3759533370574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.375667429443171">
                <text:p>0.3756674294431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9000000000007">
                <text:p>78.9000000000007</text:p>
              </table:table-cell>
              <table:table-cell office:value-type="float" office:value="0.375381950479214">
                <text:p>0.3753819504792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.375096899224804">
                <text:p>0.3750968992248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.374812274741776">
                <text:p>0.3748122747417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.374528076094591">
                <text:p>0.3745280760945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.37424430235033">
                <text:p>0.3742443023503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4000000000007">
                <text:p>79.4000000000007</text:p>
              </table:table-cell>
              <table:table-cell office:value-type="float" office:value="0.373960952578681">
                <text:p>0.37396095257868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.373678025851937">
                <text:p>0.3736780258519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.373395521244982">
                <text:p>0.37339552124498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.373113437835285">
                <text:p>0.3731134378352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.372831774702892">
                <text:p>0.3728317747028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.372550530930418">
                <text:p>0.3725505309304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.372269705603037">
                <text:p>0.3722697056030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.371989297808475">
                <text:p>0.3719892978084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.371709306637002">
                <text:p>0.37170930663700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.371429731181423">
                <text:p>0.37142973118142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.371150570537072">
                <text:p>0.3711505705370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.370871823801798">
                <text:p>0.3708718238017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.370593490075967">
                <text:p>0.3705934900759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.370315568462443">
                <text:p>0.3703155684624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.370038058066588">
                <text:p>0.3700380580665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.36976095799625">
                <text:p>0.369760957996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.369484267361756">
                <text:p>0.3694842673617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.369207985275903">
                <text:p>0.3692079852759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.368932110853953">
                <text:p>0.3689321108539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.368656643213623">
                <text:p>0.3686566432136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.368381581475076">
                <text:p>0.36838158147507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.368106924760915">
                <text:p>0.3681069247609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.367832672196175">
                <text:p>0.3678326721961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.367558822908315">
                <text:p>0.3675588229083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.367285376027209">
                <text:p>0.3672853760272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.367012330685141">
                <text:p>0.3670123306851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.366739686016792">
                <text:p>0.3667396860167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1000000000008">
                <text:p>82.1000000000008</text:p>
              </table:table-cell>
              <table:table-cell office:value-type="float" office:value="0.366467441159241">
                <text:p>0.3664674411592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.366195595251947">
                <text:p>0.36619559525194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3000000000008">
                <text:p>82.3000000000008</text:p>
              </table:table-cell>
              <table:table-cell office:value-type="float" office:value="0.36592414743675">
                <text:p>0.365924147436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4000000000008">
                <text:p>82.4000000000008</text:p>
              </table:table-cell>
              <table:table-cell office:value-type="float" office:value="0.365653096857859">
                <text:p>0.36565309685785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.365382442661844">
                <text:p>0.3653824426618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.365112183997631">
                <text:p>0.3651121839976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7000000000008">
                <text:p>82.7000000000008</text:p>
              </table:table-cell>
              <table:table-cell office:value-type="float" office:value="0.364842320016492">
                <text:p>0.36484232001649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8000000000008">
                <text:p>82.8000000000008</text:p>
              </table:table-cell>
              <table:table-cell office:value-type="float" office:value="0.36457284987204">
                <text:p>0.364572849872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9000000000008">
                <text:p>82.9000000000008</text:p>
              </table:table-cell>
              <table:table-cell office:value-type="float" office:value="0.364303772720218">
                <text:p>0.3643037727202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.0000000000008">
                <text:p>83.0000000000008</text:p>
              </table:table-cell>
              <table:table-cell office:value-type="float" office:value="0.364035087719296">
                <text:p>0.36403508771929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1000000000008">
                <text:p>83.1000000000008</text:p>
              </table:table-cell>
              <table:table-cell office:value-type="float" office:value="0.363766794029859">
                <text:p>0.3637667940298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2000000000008">
                <text:p>83.2000000000008</text:p>
              </table:table-cell>
              <table:table-cell office:value-type="float" office:value="0.363498890814803">
                <text:p>0.3634988908148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3000000000008">
                <text:p>83.3000000000008</text:p>
              </table:table-cell>
              <table:table-cell office:value-type="float" office:value="0.363231377239325">
                <text:p>0.3632313772393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4000000000008">
                <text:p>83.4000000000008</text:p>
              </table:table-cell>
              <table:table-cell office:value-type="float" office:value="0.362964252470919">
                <text:p>0.36296425247091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5000000000008">
                <text:p>83.5000000000008</text:p>
              </table:table-cell>
              <table:table-cell office:value-type="float" office:value="0.362697515679363">
                <text:p>0.3626975156793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6000000000008">
                <text:p>83.6000000000008</text:p>
              </table:table-cell>
              <table:table-cell office:value-type="float" office:value="0.362431166036719">
                <text:p>0.3624311660367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7000000000008">
                <text:p>83.7000000000008</text:p>
              </table:table-cell>
              <table:table-cell office:value-type="float" office:value="0.362165202717319">
                <text:p>0.3621652027173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8000000000008">
                <text:p>83.8000000000008</text:p>
              </table:table-cell>
              <table:table-cell office:value-type="float" office:value="0.361899624897761">
                <text:p>0.3618996248977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9000000000008">
                <text:p>83.9000000000008</text:p>
              </table:table-cell>
              <table:table-cell office:value-type="float" office:value="0.361634431756904">
                <text:p>0.3616344317569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.0000000000008">
                <text:p>84.0000000000008</text:p>
              </table:table-cell>
              <table:table-cell office:value-type="float" office:value="0.361369622475854">
                <text:p>0.3613696224758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1000000000008">
                <text:p>84.1000000000008</text:p>
              </table:table-cell>
              <table:table-cell office:value-type="float" office:value="0.361105196237963">
                <text:p>0.3611051962379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2000000000008">
                <text:p>84.2000000000008</text:p>
              </table:table-cell>
              <table:table-cell office:value-type="float" office:value="0.36084115222882">
                <text:p>0.360841152228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3000000000008">
                <text:p>84.3000000000008</text:p>
              </table:table-cell>
              <table:table-cell office:value-type="float" office:value="0.360577489636243">
                <text:p>0.3605774896362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4000000000008">
                <text:p>84.4000000000008</text:p>
              </table:table-cell>
              <table:table-cell office:value-type="float" office:value="0.360314207650271">
                <text:p>0.3603142076502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000000000008">
                <text:p>84.5000000000008</text:p>
              </table:table-cell>
              <table:table-cell office:value-type="float" office:value="0.36005130546316">
                <text:p>0.360051305463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6000000000008">
                <text:p>84.6000000000008</text:p>
              </table:table-cell>
              <table:table-cell office:value-type="float" office:value="0.359788782269373">
                <text:p>0.35978878226937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7000000000008">
                <text:p>84.7000000000008</text:p>
              </table:table-cell>
              <table:table-cell office:value-type="float" office:value="0.359526637265575">
                <text:p>0.35952663726557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8000000000008">
                <text:p>84.8000000000008</text:p>
              </table:table-cell>
              <table:table-cell office:value-type="float" office:value="0.359264869650624">
                <text:p>0.3592648696506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9000000000008">
                <text:p>84.9000000000008</text:p>
              </table:table-cell>
              <table:table-cell office:value-type="float" office:value="0.359003478625565">
                <text:p>0.35900347862556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.0000000000008">
                <text:p>85.0000000000008</text:p>
              </table:table-cell>
              <table:table-cell office:value-type="float" office:value="0.358742463393624">
                <text:p>0.3587424633936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1000000000008">
                <text:p>85.1000000000008</text:p>
              </table:table-cell>
              <table:table-cell office:value-type="float" office:value="0.358481823160198">
                <text:p>0.3584818231601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2000000000008">
                <text:p>85.2000000000008</text:p>
              </table:table-cell>
              <table:table-cell office:value-type="float" office:value="0.358221557132853">
                <text:p>0.3582215571328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3000000000008">
                <text:p>85.3000000000008</text:p>
              </table:table-cell>
              <table:table-cell office:value-type="float" office:value="0.35796166452131">
                <text:p>0.357961664521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4000000000008">
                <text:p>85.4000000000008</text:p>
              </table:table-cell>
              <table:table-cell office:value-type="float" office:value="0.357702144537445">
                <text:p>0.3577021445374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5000000000008">
                <text:p>85.5000000000008</text:p>
              </table:table-cell>
              <table:table-cell office:value-type="float" office:value="0.35744299639528">
                <text:p>0.357442996395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6000000000008">
                <text:p>85.6000000000008</text:p>
              </table:table-cell>
              <table:table-cell office:value-type="float" office:value="0.357184219310972">
                <text:p>0.35718421931097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7000000000008">
                <text:p>85.7000000000008</text:p>
              </table:table-cell>
              <table:table-cell office:value-type="float" office:value="0.356925812502813">
                <text:p>0.3569258125028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8000000000008">
                <text:p>85.8000000000008</text:p>
              </table:table-cell>
              <table:table-cell office:value-type="float" office:value="0.356667775191218">
                <text:p>0.3566677751912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9000000000008">
                <text:p>85.9000000000008</text:p>
              </table:table-cell>
              <table:table-cell office:value-type="float" office:value="0.35641010659872">
                <text:p>0.3564101065987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.0000000000008">
                <text:p>86.0000000000008</text:p>
              </table:table-cell>
              <table:table-cell office:value-type="float" office:value="0.356152805949964">
                <text:p>0.3561528059499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1000000000008">
                <text:p>86.1000000000008</text:p>
              </table:table-cell>
              <table:table-cell office:value-type="float" office:value="0.355895872471698">
                <text:p>0.35589587247169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2000000000008">
                <text:p>86.2000000000008</text:p>
              </table:table-cell>
              <table:table-cell office:value-type="float" office:value="0.355639305392769">
                <text:p>0.3556393053927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3000000000008">
                <text:p>86.3000000000008</text:p>
              </table:table-cell>
              <table:table-cell office:value-type="float" office:value="0.355383103944114">
                <text:p>0.3553831039441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4000000000008">
                <text:p>86.4000000000008</text:p>
              </table:table-cell>
              <table:table-cell office:value-type="float" office:value="0.355127267358756">
                <text:p>0.3551272673587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5000000000008">
                <text:p>86.5000000000008</text:p>
              </table:table-cell>
              <table:table-cell office:value-type="float" office:value="0.354871794871793">
                <text:p>0.35487179487179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6000000000008">
                <text:p>86.6000000000008</text:p>
              </table:table-cell>
              <table:table-cell office:value-type="float" office:value="0.354616685720396">
                <text:p>0.35461668572039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7000000000008">
                <text:p>86.7000000000008</text:p>
              </table:table-cell>
              <table:table-cell office:value-type="float" office:value="0.354361939143801">
                <text:p>0.3543619391438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8000000000008">
                <text:p>86.8000000000008</text:p>
              </table:table-cell>
              <table:table-cell office:value-type="float" office:value="0.354107554383299">
                <text:p>0.3541075543832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9000000000008">
                <text:p>86.9000000000008</text:p>
              </table:table-cell>
              <table:table-cell office:value-type="float" office:value="0.353853530682235">
                <text:p>0.3538535306822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.0000000000008">
                <text:p>87.0000000000008</text:p>
              </table:table-cell>
              <table:table-cell office:value-type="float" office:value="0.353599867285997">
                <text:p>0.3535998672859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1000000000008">
                <text:p>87.1000000000008</text:p>
              </table:table-cell>
              <table:table-cell office:value-type="float" office:value="0.353346563442012">
                <text:p>0.3533465634420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2000000000008">
                <text:p>87.2000000000008</text:p>
              </table:table-cell>
              <table:table-cell office:value-type="float" office:value="0.353093618399739">
                <text:p>0.3530936183997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3000000000008">
                <text:p>87.3000000000008</text:p>
              </table:table-cell>
              <table:table-cell office:value-type="float" office:value="0.352841031410661">
                <text:p>0.3528410314106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4000000000008">
                <text:p>87.4000000000008</text:p>
              </table:table-cell>
              <table:table-cell office:value-type="float" office:value="0.352588801728281">
                <text:p>0.35258880172828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5000000000008">
                <text:p>87.5000000000008</text:p>
              </table:table-cell>
              <table:table-cell office:value-type="float" office:value="0.352336928608113">
                <text:p>0.3523369286081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6000000000008">
                <text:p>87.6000000000008</text:p>
              </table:table-cell>
              <table:table-cell office:value-type="float" office:value="0.352085411307678">
                <text:p>0.35208541130767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7000000000008">
                <text:p>87.7000000000008</text:p>
              </table:table-cell>
              <table:table-cell office:value-type="float" office:value="0.351834249086496">
                <text:p>0.3518342490864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8000000000008">
                <text:p>87.8000000000008</text:p>
              </table:table-cell>
              <table:table-cell office:value-type="float" office:value="0.351583441206081">
                <text:p>0.3515834412060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9000000000008">
                <text:p>87.9000000000008</text:p>
              </table:table-cell>
              <table:table-cell office:value-type="float" office:value="0.351332986929931">
                <text:p>0.3513329869299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.0000000000008">
                <text:p>88.0000000000008</text:p>
              </table:table-cell>
              <table:table-cell office:value-type="float" office:value="0.351082885523528">
                <text:p>0.35108288552352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1000000000008">
                <text:p>88.1000000000008</text:p>
              </table:table-cell>
              <table:table-cell office:value-type="float" office:value="0.350833136254326">
                <text:p>0.35083313625432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.350583738391748">
                <text:p>0.3505837383917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3000000000008">
                <text:p>88.3000000000008</text:p>
              </table:table-cell>
              <table:table-cell office:value-type="float" office:value="0.350334691207178">
                <text:p>0.3503346912071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4000000000008">
                <text:p>88.4000000000008</text:p>
              </table:table-cell>
              <table:table-cell office:value-type="float" office:value="0.350085993973954">
                <text:p>0.35008599397395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5000000000008">
                <text:p>88.5000000000008</text:p>
              </table:table-cell>
              <table:table-cell office:value-type="float" office:value="0.349837645967366">
                <text:p>0.3498376459673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6000000000008">
                <text:p>88.6000000000008</text:p>
              </table:table-cell>
              <table:table-cell office:value-type="float" office:value="0.349589646464644">
                <text:p>0.3495896464646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7000000000008">
                <text:p>88.7000000000008</text:p>
              </table:table-cell>
              <table:table-cell office:value-type="float" office:value="0.349341994744958">
                <text:p>0.34934199474495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.349094690089406">
                <text:p>0.3490946900894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.34884773178101">
                <text:p>0.348847731781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.348601119104714">
                <text:p>0.3486011191047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1000000000009">
                <text:p>89.1000000000009</text:p>
              </table:table-cell>
              <table:table-cell office:value-type="float" office:value="0.348354851347371">
                <text:p>0.3483548513473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.34810892779774">
                <text:p>0.3481089277977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3000000000009">
                <text:p>89.3000000000009</text:p>
              </table:table-cell>
              <table:table-cell office:value-type="float" office:value="0.347863347746482">
                <text:p>0.3478633477464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4000000000009">
                <text:p>89.4000000000009</text:p>
              </table:table-cell>
              <table:table-cell office:value-type="float" office:value="0.347618110486152">
                <text:p>0.3476181104861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.347373215311192">
                <text:p>0.3473732153111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.347128661517927">
                <text:p>0.34712866151792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7000000000009">
                <text:p>89.7000000000009</text:p>
              </table:table-cell>
              <table:table-cell office:value-type="float" office:value="0.346884448404557">
                <text:p>0.34688444840455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8000000000009">
                <text:p>89.8000000000009</text:p>
              </table:table-cell>
              <table:table-cell office:value-type="float" office:value="0.346640575271153">
                <text:p>0.3466405752711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9000000000009">
                <text:p>89.9000000000009</text:p>
              </table:table-cell>
              <table:table-cell office:value-type="float" office:value="0.346397041419651">
                <text:p>0.34639704141965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.0000000000009">
                <text:p>90.0000000000009</text:p>
              </table:table-cell>
              <table:table-cell office:value-type="float" office:value="0.346153846153844">
                <text:p>0.34615384615384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1000000000009">
                <text:p>90.1000000000009</text:p>
              </table:table-cell>
              <table:table-cell office:value-type="float" office:value="0.345910988779379">
                <text:p>0.34591098877937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2000000000009">
                <text:p>90.2000000000009</text:p>
              </table:table-cell>
              <table:table-cell office:value-type="float" office:value="0.345668468603747">
                <text:p>0.3456684686037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3000000000009">
                <text:p>90.3000000000009</text:p>
              </table:table-cell>
              <table:table-cell office:value-type="float" office:value="0.345426284936283">
                <text:p>0.3454262849362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4000000000009">
                <text:p>90.4000000000009</text:p>
              </table:table-cell>
              <table:table-cell office:value-type="float" office:value="0.345184437088155">
                <text:p>0.34518443708815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5000000000009">
                <text:p>90.5000000000009</text:p>
              </table:table-cell>
              <table:table-cell office:value-type="float" office:value="0.34494292437236">
                <text:p>0.344942924372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6000000000009">
                <text:p>90.6000000000009</text:p>
              </table:table-cell>
              <table:table-cell office:value-type="float" office:value="0.344701746103721">
                <text:p>0.34470174610372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7000000000009">
                <text:p>90.7000000000009</text:p>
              </table:table-cell>
              <table:table-cell office:value-type="float" office:value="0.344460901598874">
                <text:p>0.3444609015988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8000000000009">
                <text:p>90.8000000000009</text:p>
              </table:table-cell>
              <table:table-cell office:value-type="float" office:value="0.34422039017627">
                <text:p>0.344220390176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9000000000009">
                <text:p>90.9000000000009</text:p>
              </table:table-cell>
              <table:table-cell office:value-type="float" office:value="0.343980211156167">
                <text:p>0.3439802111561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.0000000000009">
                <text:p>91.0000000000009</text:p>
              </table:table-cell>
              <table:table-cell office:value-type="float" office:value="0.343740363860621">
                <text:p>0.3437403638606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1000000000009">
                <text:p>91.1000000000009</text:p>
              </table:table-cell>
              <table:table-cell office:value-type="float" office:value="0.343500847613483">
                <text:p>0.3435008476134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2000000000009">
                <text:p>91.2000000000009</text:p>
              </table:table-cell>
              <table:table-cell office:value-type="float" office:value="0.343261661740395">
                <text:p>0.3432616617403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3000000000009">
                <text:p>91.3000000000009</text:p>
              </table:table-cell>
              <table:table-cell office:value-type="float" office:value="0.34302280556878">
                <text:p>0.343022805568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4000000000009">
                <text:p>91.4000000000009</text:p>
              </table:table-cell>
              <table:table-cell office:value-type="float" office:value="0.342784278427841">
                <text:p>0.3427842784278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5000000000009">
                <text:p>91.5000000000009</text:p>
              </table:table-cell>
              <table:table-cell office:value-type="float" office:value="0.342546079648551">
                <text:p>0.3425460796485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6000000000009">
                <text:p>91.6000000000009</text:p>
              </table:table-cell>
              <table:table-cell office:value-type="float" office:value="0.342308208563652">
                <text:p>0.3423082085636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7000000000009">
                <text:p>91.7000000000009</text:p>
              </table:table-cell>
              <table:table-cell office:value-type="float" office:value="0.342070664507645">
                <text:p>0.3420706645076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8000000000009">
                <text:p>91.8000000000009</text:p>
              </table:table-cell>
              <table:table-cell office:value-type="float" office:value="0.341833446816787">
                <text:p>0.34183344681678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9000000000009">
                <text:p>91.9000000000009</text:p>
              </table:table-cell>
              <table:table-cell office:value-type="float" office:value="0.341596554829086">
                <text:p>0.3415965548290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.0000000000009">
                <text:p>92.0000000000009</text:p>
              </table:table-cell>
              <table:table-cell office:value-type="float" office:value="0.341359987884293">
                <text:p>0.3413599878842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1000000000009">
                <text:p>92.1000000000009</text:p>
              </table:table-cell>
              <table:table-cell office:value-type="float" office:value="0.341123745323899">
                <text:p>0.34112374532389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2000000000009">
                <text:p>92.2000000000009</text:p>
              </table:table-cell>
              <table:table-cell office:value-type="float" office:value="0.340887826491128">
                <text:p>0.3408878264911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3000000000009">
                <text:p>92.3000000000009</text:p>
              </table:table-cell>
              <table:table-cell office:value-type="float" office:value="0.340652230730931">
                <text:p>0.3406522307309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4000000000009">
                <text:p>92.4000000000009</text:p>
              </table:table-cell>
              <table:table-cell office:value-type="float" office:value="0.340416957389984">
                <text:p>0.3404169573899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5000000000009">
                <text:p>92.5000000000009</text:p>
              </table:table-cell>
              <table:table-cell office:value-type="float" office:value="0.340182005816679">
                <text:p>0.3401820058166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6000000000009">
                <text:p>92.6000000000009</text:p>
              </table:table-cell>
              <table:table-cell office:value-type="float" office:value="0.339947375361118">
                <text:p>0.3399473753611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7000000000009">
                <text:p>92.7000000000009</text:p>
              </table:table-cell>
              <table:table-cell office:value-type="float" office:value="0.339713065375112">
                <text:p>0.3397130653751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8000000000009">
                <text:p>92.8000000000009</text:p>
              </table:table-cell>
              <table:table-cell office:value-type="float" office:value="0.339479075212172">
                <text:p>0.3394790752121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9000000000009">
                <text:p>92.9000000000009</text:p>
              </table:table-cell>
              <table:table-cell office:value-type="float" office:value="0.339245404227505">
                <text:p>0.33924540422750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.0000000000009">
                <text:p>93.0000000000009</text:p>
              </table:table-cell>
              <table:table-cell office:value-type="float" office:value="0.339012051778007">
                <text:p>0.3390120517780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1000000000009">
                <text:p>93.1000000000009</text:p>
              </table:table-cell>
              <table:table-cell office:value-type="float" office:value="0.338779017222261">
                <text:p>0.3387790172222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2000000000009">
                <text:p>93.2000000000009</text:p>
              </table:table-cell>
              <table:table-cell office:value-type="float" office:value="0.338546299920528">
                <text:p>0.3385462999205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3000000000009">
                <text:p>93.3000000000009</text:p>
              </table:table-cell>
              <table:table-cell office:value-type="float" office:value="0.338313899234746">
                <text:p>0.3383138992347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4000000000009">
                <text:p>93.4000000000009</text:p>
              </table:table-cell>
              <table:table-cell office:value-type="float" office:value="0.338081814528518">
                <text:p>0.3380818145285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5000000000009">
                <text:p>93.5000000000009</text:p>
              </table:table-cell>
              <table:table-cell office:value-type="float" office:value="0.337850045167116">
                <text:p>0.3378500451671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6000000000009">
                <text:p>93.6000000000009</text:p>
              </table:table-cell>
              <table:table-cell office:value-type="float" office:value="0.337618590517468">
                <text:p>0.33761859051746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7000000000009">
                <text:p>93.7000000000009</text:p>
              </table:table-cell>
              <table:table-cell office:value-type="float" office:value="0.337387449948155">
                <text:p>0.3373874499481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8000000000009">
                <text:p>93.8000000000009</text:p>
              </table:table-cell>
              <table:table-cell office:value-type="float" office:value="0.337156622829408">
                <text:p>0.3371566228294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9000000000009">
                <text:p>93.9000000000009</text:p>
              </table:table-cell>
              <table:table-cell office:value-type="float" office:value="0.336926108533101">
                <text:p>0.3369261085331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.0000000000009">
                <text:p>94.0000000000009</text:p>
              </table:table-cell>
              <table:table-cell office:value-type="float" office:value="0.336695906432746">
                <text:p>0.33669590643274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1000000000009">
                <text:p>94.1000000000009</text:p>
              </table:table-cell>
              <table:table-cell office:value-type="float" office:value="0.336466015903488">
                <text:p>0.3364660159034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2000000000009">
                <text:p>94.2000000000009</text:p>
              </table:table-cell>
              <table:table-cell office:value-type="float" office:value="0.3362364363221">
                <text:p>0.33623643632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3000000000009">
                <text:p>94.3000000000009</text:p>
              </table:table-cell>
              <table:table-cell office:value-type="float" office:value="0.336007167066976">
                <text:p>0.3360071670669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4000000000009">
                <text:p>94.4000000000009</text:p>
              </table:table-cell>
              <table:table-cell office:value-type="float" office:value="0.335778207518131">
                <text:p>0.3357782075181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5000000000009">
                <text:p>94.5000000000009</text:p>
              </table:table-cell>
              <table:table-cell office:value-type="float" office:value="0.335549557057191">
                <text:p>0.33554955705719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6000000000009">
                <text:p>94.6000000000009</text:p>
              </table:table-cell>
              <table:table-cell office:value-type="float" office:value="0.335321215067389">
                <text:p>0.3353212150673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7000000000009">
                <text:p>94.7000000000009</text:p>
              </table:table-cell>
              <table:table-cell office:value-type="float" office:value="0.335093180933562">
                <text:p>0.3350931809335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8000000000009">
                <text:p>94.8000000000009</text:p>
              </table:table-cell>
              <table:table-cell office:value-type="float" office:value="0.334865454042144">
                <text:p>0.3348654540421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9000000000009">
                <text:p>94.9000000000009</text:p>
              </table:table-cell>
              <table:table-cell office:value-type="float" office:value="0.334638033781161">
                <text:p>0.3346380337811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.0000000000009">
                <text:p>95.0000000000009</text:p>
              </table:table-cell>
              <table:table-cell office:value-type="float" office:value="0.334410919540228">
                <text:p>0.3344109195402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1000000000009">
                <text:p>95.1000000000009</text:p>
              </table:table-cell>
              <table:table-cell office:value-type="float" office:value="0.334184110710542">
                <text:p>0.3341841107105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2000000000009">
                <text:p>95.2000000000009</text:p>
              </table:table-cell>
              <table:table-cell office:value-type="float" office:value="0.333957606684877">
                <text:p>0.3339576066848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3000000000009">
                <text:p>95.3000000000009</text:p>
              </table:table-cell>
              <table:table-cell office:value-type="float" office:value="0.333731406857583">
                <text:p>0.3337314068575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400000000001">
                <text:p>95.400000000001</text:p>
              </table:table-cell>
              <table:table-cell office:value-type="float" office:value="0.333505510624573">
                <text:p>0.33350551062457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5000000000009">
                <text:p>95.5000000000009</text:p>
              </table:table-cell>
              <table:table-cell office:value-type="float" office:value="0.333279917383329">
                <text:p>0.33327991738332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6000000000009">
                <text:p>95.6000000000009</text:p>
              </table:table-cell>
              <table:table-cell office:value-type="float" office:value="0.333054626532885">
                <text:p>0.3330546265328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7000000000009">
                <text:p>95.7000000000009</text:p>
              </table:table-cell>
              <table:table-cell office:value-type="float" office:value="0.332829637473834">
                <text:p>0.3328296374738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8000000000009">
                <text:p>95.8000000000009</text:p>
              </table:table-cell>
              <table:table-cell office:value-type="float" office:value="0.332604949608314">
                <text:p>0.33260494960831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9000000000009">
                <text:p>95.9000000000009</text:p>
              </table:table-cell>
              <table:table-cell office:value-type="float" office:value="0.332380562340009">
                <text:p>0.33238056234000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.0000000000009">
                <text:p>96.0000000000009</text:p>
              </table:table-cell>
              <table:table-cell office:value-type="float" office:value="0.33215647507414">
                <text:p>0.332156475074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100000000001">
                <text:p>96.100000000001</text:p>
              </table:table-cell>
              <table:table-cell office:value-type="float" office:value="0.331932687217463">
                <text:p>0.3319326872174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200000000001">
                <text:p>96.200000000001</text:p>
              </table:table-cell>
              <table:table-cell office:value-type="float" office:value="0.331709198178264">
                <text:p>0.3317091981782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300000000001">
                <text:p>96.300000000001</text:p>
              </table:table-cell>
              <table:table-cell office:value-type="float" office:value="0.331486007366354">
                <text:p>0.3314860073663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400000000001">
                <text:p>96.400000000001</text:p>
              </table:table-cell>
              <table:table-cell office:value-type="float" office:value="0.331263114193061">
                <text:p>0.3312631141930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5000000000009">
                <text:p>96.5000000000009</text:p>
              </table:table-cell>
              <table:table-cell office:value-type="float" office:value="0.331040518071233">
                <text:p>0.33104051807123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600000000001">
                <text:p>96.600000000001</text:p>
              </table:table-cell>
              <table:table-cell office:value-type="float" office:value="0.330818218415224">
                <text:p>0.3308182184152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700000000001">
                <text:p>96.700000000001</text:p>
              </table:table-cell>
              <table:table-cell office:value-type="float" office:value="0.330596214640897">
                <text:p>0.33059621464089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800000000001">
                <text:p>96.800000000001</text:p>
              </table:table-cell>
              <table:table-cell office:value-type="float" office:value="0.330374506165614">
                <text:p>0.3303745061656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900000000001">
                <text:p>96.900000000001</text:p>
              </table:table-cell>
              <table:table-cell office:value-type="float" office:value="0.330153092408236">
                <text:p>0.3301530924082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.000000000001">
                <text:p>97.000000000001</text:p>
              </table:table-cell>
              <table:table-cell office:value-type="float" office:value="0.329931972789113">
                <text:p>0.3299319727891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100000000001">
                <text:p>97.100000000001</text:p>
              </table:table-cell>
              <table:table-cell office:value-type="float" office:value="0.329711146730086">
                <text:p>0.32971114673008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200000000001">
                <text:p>97.200000000001</text:p>
              </table:table-cell>
              <table:table-cell office:value-type="float" office:value="0.329490613654474">
                <text:p>0.32949061365447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300000000001">
                <text:p>97.300000000001</text:p>
              </table:table-cell>
              <table:table-cell office:value-type="float" office:value="0.329270372987078">
                <text:p>0.3292703729870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400000000001">
                <text:p>97.400000000001</text:p>
              </table:table-cell>
              <table:table-cell office:value-type="float" office:value="0.329050424154172">
                <text:p>0.3290504241541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500000000001">
                <text:p>97.500000000001</text:p>
              </table:table-cell>
              <table:table-cell office:value-type="float" office:value="0.328830766583496">
                <text:p>0.3288307665834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600000000001">
                <text:p>97.600000000001</text:p>
              </table:table-cell>
              <table:table-cell office:value-type="float" office:value="0.328611399704259">
                <text:p>0.32861139970425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700000000001">
                <text:p>97.700000000001</text:p>
              </table:table-cell>
              <table:table-cell office:value-type="float" office:value="0.328392322947126">
                <text:p>0.32839232294712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800000000001">
                <text:p>97.800000000001</text:p>
              </table:table-cell>
              <table:table-cell office:value-type="float" office:value="0.328173535744219">
                <text:p>0.3281735357442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900000000001">
                <text:p>97.900000000001</text:p>
              </table:table-cell>
              <table:table-cell office:value-type="float" office:value="0.327955037529113">
                <text:p>0.3279550375291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.000000000001">
                <text:p>98.000000000001</text:p>
              </table:table-cell>
              <table:table-cell office:value-type="float" office:value="0.327736827736826">
                <text:p>0.3277368277368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100000000001">
                <text:p>98.100000000001</text:p>
              </table:table-cell>
              <table:table-cell office:value-type="float" office:value="0.327518905803819">
                <text:p>0.3275189058038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200000000001">
                <text:p>98.200000000001</text:p>
              </table:table-cell>
              <table:table-cell office:value-type="float" office:value="0.327301271167992">
                <text:p>0.3273012711679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300000000001">
                <text:p>98.300000000001</text:p>
              </table:table-cell>
              <table:table-cell office:value-type="float" office:value="0.327083923268678">
                <text:p>0.32708392326867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400000000001">
                <text:p>98.400000000001</text:p>
              </table:table-cell>
              <table:table-cell office:value-type="float" office:value="0.326866861546636">
                <text:p>0.3268668615466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500000000001">
                <text:p>98.500000000001</text:p>
              </table:table-cell>
              <table:table-cell office:value-type="float" office:value="0.326650085444053">
                <text:p>0.326650085444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600000000001">
                <text:p>98.600000000001</text:p>
              </table:table-cell>
              <table:table-cell office:value-type="float" office:value="0.326433594404534">
                <text:p>0.3264335944045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700000000001">
                <text:p>98.700000000001</text:p>
              </table:table-cell>
              <table:table-cell office:value-type="float" office:value="0.326217387873099">
                <text:p>0.3262173878730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800000000001">
                <text:p>98.800000000001</text:p>
              </table:table-cell>
              <table:table-cell office:value-type="float" office:value="0.326001465296182">
                <text:p>0.32600146529618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900000000001">
                <text:p>98.900000000001</text:p>
              </table:table-cell>
              <table:table-cell office:value-type="float" office:value="0.32578582612162">
                <text:p>0.3257858261216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000000000001">
                <text:p>99.000000000001</text:p>
              </table:table-cell>
              <table:table-cell office:value-type="float" office:value="0.325570469798656">
                <text:p>0.3255704697986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100000000001">
                <text:p>99.100000000001</text:p>
              </table:table-cell>
              <table:table-cell office:value-type="float" office:value="0.325355395777929">
                <text:p>0.32535539577792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200000000001">
                <text:p>99.200000000001</text:p>
              </table:table-cell>
              <table:table-cell office:value-type="float" office:value="0.325140603511474">
                <text:p>0.3251406035114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00000000001">
                <text:p>99.300000000001</text:p>
              </table:table-cell>
              <table:table-cell office:value-type="float" office:value="0.324926092452713">
                <text:p>0.3249260924527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400000000001">
                <text:p>99.400000000001</text:p>
              </table:table-cell>
              <table:table-cell office:value-type="float" office:value="0.324711862056457">
                <text:p>0.32471186205645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500000000001">
                <text:p>99.500000000001</text:p>
              </table:table-cell>
              <table:table-cell office:value-type="float" office:value="0.324497911778896">
                <text:p>0.32449791177889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600000000001">
                <text:p>99.600000000001</text:p>
              </table:table-cell>
              <table:table-cell office:value-type="float" office:value="0.324284241077596">
                <text:p>0.32428424107759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700000000001">
                <text:p>99.700000000001</text:p>
              </table:table-cell>
              <table:table-cell office:value-type="float" office:value="0.324070849411499">
                <text:p>0.3240708494114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800000000001">
                <text:p>99.800000000001</text:p>
              </table:table-cell>
              <table:table-cell office:value-type="float" office:value="0.323857736240912">
                <text:p>0.3238577362409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00000000001">
                <text:p>99.900000000001</text:p>
              </table:table-cell>
              <table:table-cell office:value-type="float" office:value="0.323644901027508">
                <text:p>0.32364490102750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.323432343234321">
                <text:p>0.32343234323432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100000000001">
                <text:p>100.100000000001</text:p>
              </table:table-cell>
              <table:table-cell office:value-type="float" office:value="0.32322006232574">
                <text:p>0.3232200623257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200000000001">
                <text:p>100.200000000001</text:p>
              </table:table-cell>
              <table:table-cell office:value-type="float" office:value="0.323008057767507">
                <text:p>0.3230080577675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300000000001">
                <text:p>100.300000000001</text:p>
              </table:table-cell>
              <table:table-cell office:value-type="float" office:value="0.322796329026709">
                <text:p>0.32279632902670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400000000001">
                <text:p>100.400000000001</text:p>
              </table:table-cell>
              <table:table-cell office:value-type="float" office:value="0.32258487557178">
                <text:p>0.3225848755717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500000000001">
                <text:p>100.500000000001</text:p>
              </table:table-cell>
              <table:table-cell office:value-type="float" office:value="0.322373696872492">
                <text:p>0.3223736968724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600000000001">
                <text:p>100.600000000001</text:p>
              </table:table-cell>
              <table:table-cell office:value-type="float" office:value="0.322162792399952">
                <text:p>0.32216279239995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700000000001">
                <text:p>100.700000000001</text:p>
              </table:table-cell>
              <table:table-cell office:value-type="float" office:value="0.321952161626599">
                <text:p>0.32195216162659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800000000001">
                <text:p>100.800000000001</text:p>
              </table:table-cell>
              <table:table-cell office:value-type="float" office:value="0.3217418040262">
                <text:p>0.321741804026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.900000000001">
                <text:p>100.900000000001</text:p>
              </table:table-cell>
              <table:table-cell office:value-type="float" office:value="0.321531719073844">
                <text:p>0.3215317190738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.000000000001">
                <text:p>101.000000000001</text:p>
              </table:table-cell>
              <table:table-cell office:value-type="float" office:value="0.32132190624594">
                <text:p>0.3213219062459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.100000000001">
                <text:p>101.100000000001</text:p>
              </table:table-cell>
              <table:table-cell office:value-type="float" office:value="0.321112365020212">
                <text:p>0.32111236502021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0.320903094875695">
                <text:p>0.3209030948756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.300000000001">
                <text:p>101.300000000001</text:p>
              </table:table-cell>
              <table:table-cell office:value-type="float" office:value="0.320694095292733">
                <text:p>0.3206940952927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.400000000001">
                <text:p>101.400000000001</text:p>
              </table:table-cell>
              <table:table-cell office:value-type="float" office:value="0.32048536575297">
                <text:p>0.320485365752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.500000000001">
                <text:p>101.500000000001</text:p>
              </table:table-cell>
              <table:table-cell office:value-type="float" office:value="0.320276905739352">
                <text:p>0.32027690573935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.600000000001">
                <text:p>101.600000000001</text:p>
              </table:table-cell>
              <table:table-cell office:value-type="float" office:value="0.32006871473612">
                <text:p>0.32006871473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4.188cm" style:legend-expansion="high" chart:style-name="ch2"/>
        <chart:plot-area chart:style-name="ch3" table:cell-range-address="Feuille1.A1:Feuille1.A1016 Feuille1.C1:Feuille1.C1016" svg:x="0.77cm" svg:y="0.855cm" svg:width="12.247cm" svg:height="7.545cm">
          <chartooo:coordinate-region svg:x="1.497cm" svg:y="1.068cm" svg:width="11.2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1:Feuille1.C1016" chart:class="chart:scatter">
            <chart:domain table:cell-range-address="Feuille1.A1:Feuille1.A1016"/>
            <chart:data-point chart:repeated="10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A1:Feuille1.A1016</svg:desc>
                </draw:g>
              </table:table-cell>
              <table:table-cell office:value-type="float" office:value="0.998003992015968">
                <text:p>0.998003992015968</text:p>
                <draw:g>
                  <svg:desc>Feuille1.C1:Feuille1.C10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9601593625498">
                <text:p>0.99601593625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9403578528827">
                <text:p>0.99403578528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9009900990099">
                <text:p>0.99009900990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88142292490119">
                <text:p>0.988142292490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86193293885602">
                <text:p>0.986193293885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84251968503937">
                <text:p>0.984251968503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78473581213307">
                <text:p>0.97847358121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974658869395711">
                <text:p>0.974658869395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972762645914397">
                <text:p>0.972762645914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968992248062015">
                <text:p>0.968992248062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65250965250965">
                <text:p>0.965250965250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63391136801541">
                <text:p>0.9633911368015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61538461538462">
                <text:p>0.96153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959692898272553">
                <text:p>0.959692898272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957854406130268">
                <text:p>0.957854406130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56022944550669">
                <text:p>0.956022944550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54198473282443">
                <text:p>0.954198473282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50570342205323">
                <text:p>0.9505703422053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46969696969697">
                <text:p>0.946969696969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45179584120983">
                <text:p>0.9451795841209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43396226415094">
                <text:p>0.943396226415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941619585687382">
                <text:p>0.941619585687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93984962406015">
                <text:p>0.93984962406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938086303939962">
                <text:p>0.93808630393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936329588014981">
                <text:p>0.936329588014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934579439252336">
                <text:p>0.934579439252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932835820895522">
                <text:p>0.932835820895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931098696461825">
                <text:p>0.931098696461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929368029739777">
                <text:p>0.929368029739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927643784786642">
                <text:p>0.927643784786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924214417744917">
                <text:p>0.924214417744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922509225092251">
                <text:p>0.922509225092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920810313075506">
                <text:p>0.920810313075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919117647058824">
                <text:p>0.9191176470588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915750915750916">
                <text:p>0.915750915750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914076782449726">
                <text:p>0.914076782449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912408759124088">
                <text:p>0.912408759124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910746812386157">
                <text:p>0.910746812386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907441016333938">
                <text:p>0.9074410163339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905797101449275">
                <text:p>0.905797101449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904159132007233">
                <text:p>0.904159132007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899280575539568">
                <text:p>0.899280575539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897666068222621">
                <text:p>0.897666068222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896057347670251">
                <text:p>0.8960573476702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894454382826476">
                <text:p>0.894454382826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89126559714795">
                <text:p>0.891265597147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889679715302491">
                <text:p>0.889679715302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88809946714032">
                <text:p>0.88809946714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886524822695035">
                <text:p>0.886524822695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88339222614841">
                <text:p>0.8833922261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881834215167548">
                <text:p>0.881834215167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880281690140845">
                <text:p>0.8802816901408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878734622144112">
                <text:p>0.8787346221441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87719298245614">
                <text:p>0.87719298245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875656742556918">
                <text:p>0.8756567425569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874125874125874">
                <text:p>0.8741258741258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87260034904014">
                <text:p>0.87260034904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871080139372822">
                <text:p>0.8710801393728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868055555555556">
                <text:p>0.868055555555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866551126516464">
                <text:p>0.8665511265164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865051903114187">
                <text:p>0.865051903114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863557858376511">
                <text:p>0.8635578583765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860585197934596">
                <text:p>0.860585197934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859106529209622">
                <text:p>0.8591065292096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857632933104631">
                <text:p>0.857632933104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856164383561644">
                <text:p>0.8561643835616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853242320819113">
                <text:p>0.8532423208191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851788756388416">
                <text:p>0.851788756388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850340136054422">
                <text:p>0.850340136054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848896434634974">
                <text:p>0.8488964346349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846023688663283">
                <text:p>0.8460236886632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844594594594595">
                <text:p>0.8445945945945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843170320404722">
                <text:p>0.8431703204047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841750841750842">
                <text:p>0.841750841750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838926174496644">
                <text:p>0.838926174496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837520938023451">
                <text:p>0.837520938023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836120401337793">
                <text:p>0.8361204013377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834724540901502">
                <text:p>0.8347245409015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831946755407654">
                <text:p>0.8319467554076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830564784053156">
                <text:p>0.830564784053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829187396351575">
                <text:p>0.8291873963515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827814569536424">
                <text:p>0.8278145695364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825082508250825">
                <text:p>0.825082508250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823723228995058">
                <text:p>0.823723228995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822368421052632">
                <text:p>0.822368421052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821018062397373">
                <text:p>0.8210180623973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818330605564648">
                <text:p>0.8183306055646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815660685154975">
                <text:p>0.8156606851549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814332247557003">
                <text:p>0.814332247557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811688311688312">
                <text:p>0.811688311688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810372771474878">
                <text:p>0.810372771474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809061488673139">
                <text:p>0.8090614886731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807754442649435">
                <text:p>0.807754442649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805152979066023">
                <text:p>0.805152979066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803858520900321">
                <text:p>0.8038585209003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802568218298555">
                <text:p>0.8025682182985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801282051282051">
                <text:p>0.8012820512820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798722044728435">
                <text:p>0.7987220447284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797448165869219">
                <text:p>0.7974481658692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796178343949045">
                <text:p>0.796178343949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794912559618442">
                <text:p>0.794912559618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792393026941363">
                <text:p>0.7923930269413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791139240506329">
                <text:p>0.7911392405063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789889415481833">
                <text:p>0.789889415481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788643533123028">
                <text:p>0.788643533123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786163522012579">
                <text:p>0.7861635220125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784929356357928">
                <text:p>0.784929356357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783699059561129">
                <text:p>0.783699059561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782472613458529">
                <text:p>0.782472613458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78003120124805">
                <text:p>0.78003120124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778816199376947">
                <text:p>0.7788161993769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777604976671851">
                <text:p>0.777604976671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77639751552795">
                <text:p>0.77639751552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773993808049536">
                <text:p>0.773993808049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772797527047914">
                <text:p>0.772797527047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771604938271605">
                <text:p>0.7716049382716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770416024653313">
                <text:p>0.7704160246533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768049155145929">
                <text:p>0.768049155145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766871165644172">
                <text:p>0.766871165644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765696784073507">
                <text:p>0.7656967840735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764525993883792">
                <text:p>0.7645259938837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76219512195122">
                <text:p>0.76219512195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76103500761035">
                <text:p>0.761035007610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759878419452887">
                <text:p>0.7598784194528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758725341426404">
                <text:p>0.758725341426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75642965204236">
                <text:p>0.756429652042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755287009063444">
                <text:p>0.7552870090634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754147812971342">
                <text:p>0.7541478129713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753012048192771">
                <text:p>0.7530120481927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750750750750751">
                <text:p>0.7507507507507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749625187406297">
                <text:p>0.7496251874062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748502994011976">
                <text:p>0.7485029940119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747384155455904">
                <text:p>0.7473841554559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745156482861401">
                <text:p>0.7451564828614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744047619047619">
                <text:p>0.7440476190476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742942050520059">
                <text:p>0.7429420505200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741839762611276">
                <text:p>0.741839762611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0.739644970414201">
                <text:p>0.7396449704142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0.738552437223043">
                <text:p>0.738552437223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0.737463126843658">
                <text:p>0.7374631268436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0.736377025036819">
                <text:p>0.7363770250368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0.734214390602056">
                <text:p>0.7342143906020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0.733137829912023">
                <text:p>0.733137829912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0.732064421669107">
                <text:p>0.732064421669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0.730994152046784">
                <text:p>0.7309941520467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0.728862973760933">
                <text:p>0.7288629737609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0.727802037845706">
                <text:p>0.7278020378457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0.726744186046512">
                <text:p>0.7267441860465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0.72463768115942">
                <text:p>0.724637681159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0.723589001447178">
                <text:p>0.7235890014471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0.722543352601156">
                <text:p>0.722543352601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0.721500721500721">
                <text:p>0.7215007215007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0.720461095100865">
                <text:p>0.7204610951008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0.718390804597701">
                <text:p>0.7183908045977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0.717360114777618">
                <text:p>0.717360114777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0.716332378223496">
                <text:p>0.7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0.715307582260372">
                <text:p>0.7153075822603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0.713266761768901">
                <text:p>0.7132667617689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0.712250712250712">
                <text:p>0.7122507122507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0.711237553342816">
                <text:p>0.711237553342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0.710227272727273">
                <text:p>0.7102272727272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0.708215297450425">
                <text:p>0.7082152974504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0.707213578500707">
                <text:p>0.707213578500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0.706214689265537">
                <text:p>0.706214689265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0.705218617771509">
                <text:p>0.705218617771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0.704225352112676">
                <text:p>0.7042253521126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0.70323488045007">
                <text:p>0.703234880450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0.702247191011236">
                <text:p>0.702247191011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0.701262272089762">
                <text:p>0.7012622720897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0.700280112044818">
                <text:p>0.7002801120448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0.698324022346369">
                <text:p>0.698324022346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0.697350069735007">
                <text:p>0.6973500697350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0.696378830083565">
                <text:p>0.6963788300835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0.695410292072323">
                <text:p>0.695410292072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0.693481276005548">
                <text:p>0.6934812760055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0.692520775623269">
                <text:p>0.6925207756232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0.691562932226833">
                <text:p>0.6915629322268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0.69060773480663">
                <text:p>0.690607734806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0.68870523415978">
                <text:p>0.688705234159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0.687757909215956">
                <text:p>0.6877579092159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0.686813186813187">
                <text:p>0.6868131868131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0.685871056241427">
                <text:p>0.6858710562414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0.684931506849315">
                <text:p>0.6849315068493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0.683994528043776">
                <text:p>0.6839945280437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0.683060109289617">
                <text:p>0.6830601092896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0.68212824010914">
                <text:p>0.682128240109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0.681198910081744">
                <text:p>0.6811989100817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0.680272108843537">
                <text:p>0.6802721088435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0.679347826086957">
                <text:p>0.6793478260869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0.67842605156038">
                <text:p>0.678426051560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0.677506775067751">
                <text:p>0.6775067750677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0.6765899864682">
                <text:p>0.6765899864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0.674763832658569">
                <text:p>0.674763832658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0.673854447439353">
                <text:p>0.6738544474393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0.672947510094213">
                <text:p>0.6729475100942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0.672043010752688">
                <text:p>0.6720430107526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0.671140939597315">
                <text:p>0.6711409395973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0.670241286863271">
                <text:p>0.6702412868632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0.669344042838019">
                <text:p>0.6693440428380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0.668449197860963">
                <text:p>0.6684491978609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0.667556742323098">
                <text:p>0.6675567423230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0.66577896138482">
                <text:p>0.665778961384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0.664010624169987">
                <text:p>0.6640106241699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0.663129973474801">
                <text:p>0.6631299734748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0.662251655629139">
                <text:p>0.662251655629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0.661375661375661">
                <text:p>0.6613756613756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0.660501981505945">
                <text:p>0.6605019815059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0.659630606860158">
                <text:p>0.6596306068601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0.658761528326746">
                <text:p>0.6587615283267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0.657894736842105">
                <text:p>0.657894736842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0.657030223390276">
                <text:p>0.6570302233902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0.656167979002625">
                <text:p>0.6561679790026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0.655307994757536">
                <text:p>0.6553079947575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0.654450261780105">
                <text:p>0.6544502617801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0.65359477124183">
                <text:p>0.653594771241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0.652741514360313">
                <text:p>0.6527415143603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0.651890482398957">
                <text:p>0.6518904823989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0.651041666666667">
                <text:p>0.651041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0.650195058517555">
                <text:p>0.6501950585175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0.649350649350649">
                <text:p>0.6493506493506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0.648508430609598">
                <text:p>0.6485084306095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0.647668393782383">
                <text:p>0.6476683937823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0.646830530401035">
                <text:p>0.6468305304010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0.645994832041344">
                <text:p>0.6459948320413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0.644329896907216">
                <text:p>0.6443298969072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0.643500643500643">
                <text:p>0.643500643500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0.6426735218509">
                <text:p>0.64267352185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0.641848523748395">
                <text:p>0.6418485237483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0.640204865556978">
                <text:p>0.6402048655569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0.639386189258312">
                <text:p>0.6393861892583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0.638569604086845">
                <text:p>0.6385696040868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0.637755102040816">
                <text:p>0.637755102040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0.636942675159236">
                <text:p>0.6369426751592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">
                <text:p>28.6</text:p>
              </table:table-cell>
              <table:table-cell office:value-type="float" office:value="0.636132315521629">
                <text:p>0.6361323155216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">
                <text:p>28.7</text:p>
              </table:table-cell>
              <table:table-cell office:value-type="float" office:value="0.635324015247776">
                <text:p>0.6353240152477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0.634517766497462">
                <text:p>0.6345177664974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">
                <text:p>28.9</text:p>
              </table:table-cell>
              <table:table-cell office:value-type="float" office:value="0.633713561470215">
                <text:p>0.6337135614702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">
                <text:p>29.1</text:p>
              </table:table-cell>
              <table:table-cell office:value-type="float" office:value="0.632111251580278">
                <text:p>0.6321112515802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">
                <text:p>29.2</text:p>
              </table:table-cell>
              <table:table-cell office:value-type="float" office:value="0.631313131313131">
                <text:p>0.631313131313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">
                <text:p>29.3</text:p>
              </table:table-cell>
              <table:table-cell office:value-type="float" office:value="0.630517023959647">
                <text:p>0.6305170239596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">
                <text:p>29.4</text:p>
              </table:table-cell>
              <table:table-cell office:value-type="float" office:value="0.629722921914358">
                <text:p>0.6297229219143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">
                <text:p>29.5</text:p>
              </table:table-cell>
              <table:table-cell office:value-type="float" office:value="0.628930817610063">
                <text:p>0.6289308176100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">
                <text:p>29.6</text:p>
              </table:table-cell>
              <table:table-cell office:value-type="float" office:value="0.628140703517588">
                <text:p>0.6281407035175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">
                <text:p>29.7</text:p>
              </table:table-cell>
              <table:table-cell office:value-type="float" office:value="0.627352572145546">
                <text:p>0.6273525721455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">
                <text:p>29.8</text:p>
              </table:table-cell>
              <table:table-cell office:value-type="float" office:value="0.6265664160401">
                <text:p>0.6265664160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">
                <text:p>29.9</text:p>
              </table:table-cell>
              <table:table-cell office:value-type="float" office:value="0.625782227784731">
                <text:p>0.625782227784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">
                <text:p>30.1</text:p>
              </table:table-cell>
              <table:table-cell office:value-type="float" office:value="0.624219725343321">
                <text:p>0.6242197253433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">
                <text:p>30.2</text:p>
              </table:table-cell>
              <table:table-cell office:value-type="float" office:value="0.623441396508728">
                <text:p>0.6234413965087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">
                <text:p>30.3</text:p>
              </table:table-cell>
              <table:table-cell office:value-type="float" office:value="0.62266500622665">
                <text:p>0.622665006226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">
                <text:p>30.4</text:p>
              </table:table-cell>
              <table:table-cell office:value-type="float" office:value="0.621890547263682">
                <text:p>0.6218905472636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">
                <text:p>30.5</text:p>
              </table:table-cell>
              <table:table-cell office:value-type="float" office:value="0.62111801242236">
                <text:p>0.621118012422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">
                <text:p>30.6</text:p>
              </table:table-cell>
              <table:table-cell office:value-type="float" office:value="0.620347394540943">
                <text:p>0.620347394540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">
                <text:p>30.7</text:p>
              </table:table-cell>
              <table:table-cell office:value-type="float" office:value="0.619578686493184">
                <text:p>0.619578686493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">
                <text:p>30.8</text:p>
              </table:table-cell>
              <table:table-cell office:value-type="float" office:value="0.618811881188119">
                <text:p>0.6188118811881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">
                <text:p>30.9</text:p>
              </table:table-cell>
              <table:table-cell office:value-type="float" office:value="0.618046971569839">
                <text:p>0.6180469715698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">
                <text:p>31.1</text:p>
              </table:table-cell>
              <table:table-cell office:value-type="float" office:value="0.61652281134402">
                <text:p>0.616522811344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">
                <text:p>31.2</text:p>
              </table:table-cell>
              <table:table-cell office:value-type="float" office:value="0.615763546798029">
                <text:p>0.615763546798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">
                <text:p>31.3</text:p>
              </table:table-cell>
              <table:table-cell office:value-type="float" office:value="0.6150061500615">
                <text:p>0.61500615006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">
                <text:p>31.4</text:p>
              </table:table-cell>
              <table:table-cell office:value-type="float" office:value="0.614250614250614">
                <text:p>0.6142506142506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">
                <text:p>31.5</text:p>
              </table:table-cell>
              <table:table-cell office:value-type="float" office:value="0.613496932515337">
                <text:p>0.6134969325153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">
                <text:p>31.6</text:p>
              </table:table-cell>
              <table:table-cell office:value-type="float" office:value="0.612745098039215">
                <text:p>0.6127450980392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">
                <text:p>31.7</text:p>
              </table:table-cell>
              <table:table-cell office:value-type="float" office:value="0.611995104039168">
                <text:p>0.6119951040391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">
                <text:p>31.8</text:p>
              </table:table-cell>
              <table:table-cell office:value-type="float" office:value="0.611246943765281">
                <text:p>0.6112469437652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">
                <text:p>31.9</text:p>
              </table:table-cell>
              <table:table-cell office:value-type="float" office:value="0.61050061050061">
                <text:p>0.610500610500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  <table:table-cell office:value-type="float" office:value="0.609756097560975">
                <text:p>0.6097560975609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">
                <text:p>32.1</text:p>
              </table:table-cell>
              <table:table-cell office:value-type="float" office:value="0.609013398294762">
                <text:p>0.6090133982947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">
                <text:p>32.2</text:p>
              </table:table-cell>
              <table:table-cell office:value-type="float" office:value="0.608272506082725">
                <text:p>0.6082725060827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">
                <text:p>32.3</text:p>
              </table:table-cell>
              <table:table-cell office:value-type="float" office:value="0.607533414337788">
                <text:p>0.6075334143377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">
                <text:p>32.4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">
                <text:p>32.5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">
                <text:p>32.6</text:p>
              </table:table-cell>
              <table:table-cell office:value-type="float" office:value="0.605326876513317">
                <text:p>0.6053268765133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">
                <text:p>32.7</text:p>
              </table:table-cell>
              <table:table-cell office:value-type="float" office:value="0.60459492140266">
                <text:p>0.604594921402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8">
                <text:p>32.8</text:p>
              </table:table-cell>
              <table:table-cell office:value-type="float" office:value="0.603864734299517">
                <text:p>0.6038647342995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">
                <text:p>32.9</text:p>
              </table:table-cell>
              <table:table-cell office:value-type="float" office:value="0.60313630880579">
                <text:p>0.603136308805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0.602409638554217">
                <text:p>0.6024096385542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1">
                <text:p>33.1</text:p>
              </table:table-cell>
              <table:table-cell office:value-type="float" office:value="0.601684717208182">
                <text:p>0.6016847172081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2">
                <text:p>33.2</text:p>
              </table:table-cell>
              <table:table-cell office:value-type="float" office:value="0.600961538461538">
                <text:p>0.6009615384615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3000000000001">
                <text:p>33.3000000000001</text:p>
              </table:table-cell>
              <table:table-cell office:value-type="float" office:value="0.600240096038415">
                <text:p>0.600240096038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4">
                <text:p>33.4</text:p>
              </table:table-cell>
              <table:table-cell office:value-type="float" office:value="0.599520383693045">
                <text:p>0.5995203836930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5000000000001">
                <text:p>33.5000000000001</text:p>
              </table:table-cell>
              <table:table-cell office:value-type="float" office:value="0.59880239520958">
                <text:p>0.598802395209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000000000001">
                <text:p>33.6000000000001</text:p>
              </table:table-cell>
              <table:table-cell office:value-type="float" office:value="0.598086124401914">
                <text:p>0.5980861244019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000000000001">
                <text:p>33.7000000000001</text:p>
              </table:table-cell>
              <table:table-cell office:value-type="float" office:value="0.5973715651135">
                <text:p>0.59737156511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000000000001">
                <text:p>33.8000000000001</text:p>
              </table:table-cell>
              <table:table-cell office:value-type="float" office:value="0.596658711217183">
                <text:p>0.5966587112171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000000000001">
                <text:p>33.9000000000001</text:p>
              </table:table-cell>
              <table:table-cell office:value-type="float" office:value="0.595947556615017">
                <text:p>0.5959475566150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.0000000000001">
                <text:p>34.0000000000001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000000000001">
                <text:p>34.1000000000001</text:p>
              </table:table-cell>
              <table:table-cell office:value-type="float" office:value="0.594530321046373">
                <text:p>0.5945303210463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000000000001">
                <text:p>34.2000000000001</text:p>
              </table:table-cell>
              <table:table-cell office:value-type="float" office:value="0.593824228028503">
                <text:p>0.5938242280285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000000000001">
                <text:p>34.3000000000001</text:p>
              </table:table-cell>
              <table:table-cell office:value-type="float" office:value="0.59311981020166">
                <text:p>0.593119810201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0.592417061611374">
                <text:p>0.5924170616113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5000000000001">
                <text:p>34.5000000000001</text:p>
              </table:table-cell>
              <table:table-cell office:value-type="float" office:value="0.59171597633136">
                <text:p>0.591715976331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000000000001">
                <text:p>34.6000000000001</text:p>
              </table:table-cell>
              <table:table-cell office:value-type="float" office:value="0.591016548463356">
                <text:p>0.5910165484633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000000000001">
                <text:p>34.7000000000001</text:p>
              </table:table-cell>
              <table:table-cell office:value-type="float" office:value="0.590318772136953">
                <text:p>0.5903187721369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000000000001">
                <text:p>34.8000000000001</text:p>
              </table:table-cell>
              <table:table-cell office:value-type="float" office:value="0.589622641509433">
                <text:p>0.5896226415094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000000000001">
                <text:p>34.9000000000001</text:p>
              </table:table-cell>
              <table:table-cell office:value-type="float" office:value="0.588928150765606">
                <text:p>0.5889281507656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.0000000000001">
                <text:p>35.0000000000001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000000000001">
                <text:p>35.1000000000001</text:p>
              </table:table-cell>
              <table:table-cell office:value-type="float" office:value="0.587544065804935">
                <text:p>0.5875440658049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000000000001">
                <text:p>35.2000000000001</text:p>
              </table:table-cell>
              <table:table-cell office:value-type="float" office:value="0.586854460093896">
                <text:p>0.5868544600938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3000000000001">
                <text:p>35.3000000000001</text:p>
              </table:table-cell>
              <table:table-cell office:value-type="float" office:value="0.586166471277842">
                <text:p>0.5861664712778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000000000001">
                <text:p>35.4000000000001</text:p>
              </table:table-cell>
              <table:table-cell office:value-type="float" office:value="0.585480093676815">
                <text:p>0.5854800936768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000000000001">
                <text:p>35.5000000000001</text:p>
              </table:table-cell>
              <table:table-cell office:value-type="float" office:value="0.584795321637426">
                <text:p>0.5847953216374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000000000001">
                <text:p>35.6000000000001</text:p>
              </table:table-cell>
              <table:table-cell office:value-type="float" office:value="0.58411214953271">
                <text:p>0.584112149532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000000000001">
                <text:p>35.7000000000001</text:p>
              </table:table-cell>
              <table:table-cell office:value-type="float" office:value="0.58343057176196">
                <text:p>0.583430571761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0.582750582750582">
                <text:p>0.5827505827505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9000000000001">
                <text:p>35.9000000000001</text:p>
              </table:table-cell>
              <table:table-cell office:value-type="float" office:value="0.582072176949941">
                <text:p>0.5820721769499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.0000000000001">
                <text:p>36.0000000000001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1000000000001">
                <text:p>36.1000000000001</text:p>
              </table:table-cell>
              <table:table-cell office:value-type="float" office:value="0.580720092915214">
                <text:p>0.5807200929152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2000000000001">
                <text:p>36.2000000000001</text:p>
              </table:table-cell>
              <table:table-cell office:value-type="float" office:value="0.580046403712296">
                <text:p>0.580046403712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3000000000001">
                <text:p>36.3000000000001</text:p>
              </table:table-cell>
              <table:table-cell office:value-type="float" office:value="0.579374275782155">
                <text:p>0.5793742757821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4000000000001">
                <text:p>36.4000000000001</text:p>
              </table:table-cell>
              <table:table-cell office:value-type="float" office:value="0.578703703703703">
                <text:p>0.5787037037037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000000000001">
                <text:p>36.5000000000001</text:p>
              </table:table-cell>
              <table:table-cell office:value-type="float" office:value="0.578034682080924">
                <text:p>0.578034682080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6000000000001">
                <text:p>36.6000000000001</text:p>
              </table:table-cell>
              <table:table-cell office:value-type="float" office:value="0.577367205542725">
                <text:p>0.5773672055427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7000000000001">
                <text:p>36.7000000000001</text:p>
              </table:table-cell>
              <table:table-cell office:value-type="float" office:value="0.576701268742791">
                <text:p>0.5767012687427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0.576036866359446">
                <text:p>0.5760368663594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9000000000001">
                <text:p>36.9000000000001</text:p>
              </table:table-cell>
              <table:table-cell office:value-type="float" office:value="0.575373993095511">
                <text:p>0.575373993095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.0000000000001">
                <text:p>37.0000000000001</text:p>
              </table:table-cell>
              <table:table-cell office:value-type="float" office:value="0.57471264367816">
                <text:p>0.57471264367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000000000001">
                <text:p>37.1000000000001</text:p>
              </table:table-cell>
              <table:table-cell office:value-type="float" office:value="0.574052812858782">
                <text:p>0.5740528128587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000000000001">
                <text:p>37.2000000000001</text:p>
              </table:table-cell>
              <table:table-cell office:value-type="float" office:value="0.573394495412843">
                <text:p>0.5733944954128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0.572737686139747">
                <text:p>0.572737686139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000000000001">
                <text:p>37.4000000000001</text:p>
              </table:table-cell>
              <table:table-cell office:value-type="float" office:value="0.5720823798627">
                <text:p>0.57208237986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5000000000001">
                <text:p>37.500000000000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6000000000001">
                <text:p>37.6000000000001</text:p>
              </table:table-cell>
              <table:table-cell office:value-type="float" office:value="0.570776255707762">
                <text:p>0.5707762557077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7000000000001">
                <text:p>37.7000000000001</text:p>
              </table:table-cell>
              <table:table-cell office:value-type="float" office:value="0.57012542759407">
                <text:p>0.570125427594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000000000001">
                <text:p>37.8000000000001</text:p>
              </table:table-cell>
              <table:table-cell office:value-type="float" office:value="0.569476082004555">
                <text:p>0.5694760820045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000000000001">
                <text:p>37.9000000000001</text:p>
              </table:table-cell>
              <table:table-cell office:value-type="float" office:value="0.568828213879408">
                <text:p>0.5688282138794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0000000000001">
                <text:p>38.0000000000001</text:p>
              </table:table-cell>
              <table:table-cell office:value-type="float" office:value="0.568181818181817">
                <text:p>0.56818181818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000000000001">
                <text:p>38.1000000000001</text:p>
              </table:table-cell>
              <table:table-cell office:value-type="float" office:value="0.567536889897843">
                <text:p>0.5675368898978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000000000001">
                <text:p>38.2000000000001</text:p>
              </table:table-cell>
              <table:table-cell office:value-type="float" office:value="0.56689342403628">
                <text:p>0.566893424036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000000000001">
                <text:p>38.3000000000001</text:p>
              </table:table-cell>
              <table:table-cell office:value-type="float" office:value="0.566251415628538">
                <text:p>0.5662514156285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000000000001">
                <text:p>38.4000000000001</text:p>
              </table:table-cell>
              <table:table-cell office:value-type="float" office:value="0.565610859728506">
                <text:p>0.5656108597285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000000000001">
                <text:p>38.5000000000001</text:p>
              </table:table-cell>
              <table:table-cell office:value-type="float" office:value="0.564971751412429">
                <text:p>0.5649717514124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000000000001">
                <text:p>38.6000000000001</text:p>
              </table:table-cell>
              <table:table-cell office:value-type="float" office:value="0.56433408577878">
                <text:p>0.564334085778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000000000001">
                <text:p>38.7000000000001</text:p>
              </table:table-cell>
              <table:table-cell office:value-type="float" office:value="0.563697857948139">
                <text:p>0.5636978579481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8000000000001">
                <text:p>38.8000000000001</text:p>
              </table:table-cell>
              <table:table-cell office:value-type="float" office:value="0.563063063063062">
                <text:p>0.5630630630630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9000000000001">
                <text:p>38.9000000000001</text:p>
              </table:table-cell>
              <table:table-cell office:value-type="float" office:value="0.562429696287963">
                <text:p>0.5624296962879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0000000000001">
                <text:p>39.0000000000001</text:p>
              </table:table-cell>
              <table:table-cell office:value-type="float" office:value="0.561797752808988">
                <text:p>0.5617977528089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1000000000001">
                <text:p>39.1000000000001</text:p>
              </table:table-cell>
              <table:table-cell office:value-type="float" office:value="0.561167227833894">
                <text:p>0.5611672278338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2000000000001">
                <text:p>39.2000000000001</text:p>
              </table:table-cell>
              <table:table-cell office:value-type="float" office:value="0.560538116591927">
                <text:p>0.5605381165919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000000000001">
                <text:p>39.3000000000001</text:p>
              </table:table-cell>
              <table:table-cell office:value-type="float" office:value="0.559910414333706">
                <text:p>0.5599104143337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000000000001">
                <text:p>39.4000000000001</text:p>
              </table:table-cell>
              <table:table-cell office:value-type="float" office:value="0.559284116331095">
                <text:p>0.5592841163310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000000000001">
                <text:p>39.5000000000001</text:p>
              </table:table-cell>
              <table:table-cell office:value-type="float" office:value="0.558659217877094">
                <text:p>0.5586592178770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000000000001">
                <text:p>39.6000000000001</text:p>
              </table:table-cell>
              <table:table-cell office:value-type="float" office:value="0.558035714285713">
                <text:p>0.5580357142857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000000000001">
                <text:p>39.7000000000001</text:p>
              </table:table-cell>
              <table:table-cell office:value-type="float" office:value="0.557413600891861">
                <text:p>0.5574136008918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000000000001">
                <text:p>39.8000000000001</text:p>
              </table:table-cell>
              <table:table-cell office:value-type="float" office:value="0.556792873051224">
                <text:p>0.5567928730512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000000000001">
                <text:p>39.9000000000001</text:p>
              </table:table-cell>
              <table:table-cell office:value-type="float" office:value="0.556173526140155">
                <text:p>0.5561735261401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0000000000001">
                <text:p>40.0000000000001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000000000002">
                <text:p>40.1000000000002</text:p>
              </table:table-cell>
              <table:table-cell office:value-type="float" office:value="0.55493895671476">
                <text:p>0.554938956714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000000000002">
                <text:p>40.2000000000002</text:p>
              </table:table-cell>
              <table:table-cell office:value-type="float" office:value="0.554323725055431">
                <text:p>0.5543237250554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000000000002">
                <text:p>40.3000000000002</text:p>
              </table:table-cell>
              <table:table-cell office:value-type="float" office:value="0.553709856035437">
                <text:p>0.5537098560354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000000000002">
                <text:p>40.4000000000002</text:p>
              </table:table-cell>
              <table:table-cell office:value-type="float" office:value="0.553097345132742">
                <text:p>0.5530973451327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5000000000002">
                <text:p>40.5000000000002</text:p>
              </table:table-cell>
              <table:table-cell office:value-type="float" office:value="0.552486187845303">
                <text:p>0.552486187845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6000000000002">
                <text:p>40.6000000000002</text:p>
              </table:table-cell>
              <table:table-cell office:value-type="float" office:value="0.551876379690948">
                <text:p>0.5518763796909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7000000000002">
                <text:p>40.7000000000002</text:p>
              </table:table-cell>
              <table:table-cell office:value-type="float" office:value="0.551267916207276">
                <text:p>0.5512679162072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8000000000002">
                <text:p>40.8000000000002</text:p>
              </table:table-cell>
              <table:table-cell office:value-type="float" office:value="0.550660792951541">
                <text:p>0.5506607929515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9000000000002">
                <text:p>40.9000000000002</text:p>
              </table:table-cell>
              <table:table-cell office:value-type="float" office:value="0.550055005500549">
                <text:p>0.5500550055005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.0000000000002">
                <text:p>41.0000000000002</text:p>
              </table:table-cell>
              <table:table-cell office:value-type="float" office:value="0.549450549450549">
                <text:p>0.5494505494505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1000000000002">
                <text:p>41.1000000000002</text:p>
              </table:table-cell>
              <table:table-cell office:value-type="float" office:value="0.548847420417123">
                <text:p>0.5488474204171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000000000002">
                <text:p>41.2000000000002</text:p>
              </table:table-cell>
              <table:table-cell office:value-type="float" office:value="0.548245614035087">
                <text:p>0.5482456140350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3000000000002">
                <text:p>41.3000000000002</text:p>
              </table:table-cell>
              <table:table-cell office:value-type="float" office:value="0.547645125958378">
                <text:p>0.5476451259583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4000000000002">
                <text:p>41.4000000000002</text:p>
              </table:table-cell>
              <table:table-cell office:value-type="float" office:value="0.547045951859955">
                <text:p>0.5470459518599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5000000000002">
                <text:p>41.5000000000002</text:p>
              </table:table-cell>
              <table:table-cell office:value-type="float" office:value="0.546448087431693">
                <text:p>0.5464480874316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6000000000002">
                <text:p>41.6000000000002</text:p>
              </table:table-cell>
              <table:table-cell office:value-type="float" office:value="0.545851528384278">
                <text:p>0.5458515283842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7000000000002">
                <text:p>41.7000000000002</text:p>
              </table:table-cell>
              <table:table-cell office:value-type="float" office:value="0.545256270447109">
                <text:p>0.5452562704471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8000000000002">
                <text:p>41.8000000000002</text:p>
              </table:table-cell>
              <table:table-cell office:value-type="float" office:value="0.544662309368191">
                <text:p>0.5446623093681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9000000000002">
                <text:p>41.9000000000002</text:p>
              </table:table-cell>
              <table:table-cell office:value-type="float" office:value="0.544069640914036">
                <text:p>0.5440696409140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.0000000000002">
                <text:p>42.0000000000002</text:p>
              </table:table-cell>
              <table:table-cell office:value-type="float" office:value="0.543478260869564">
                <text:p>0.5434782608695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1000000000002">
                <text:p>42.1000000000002</text:p>
              </table:table-cell>
              <table:table-cell office:value-type="float" office:value="0.542888165038001">
                <text:p>0.542888165038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2000000000002">
                <text:p>42.2000000000002</text:p>
              </table:table-cell>
              <table:table-cell office:value-type="float" office:value="0.54229934924078">
                <text:p>0.542299349240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3000000000002">
                <text:p>42.3000000000002</text:p>
              </table:table-cell>
              <table:table-cell office:value-type="float" office:value="0.541711809317442">
                <text:p>0.5417118093174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4000000000002">
                <text:p>42.4000000000002</text:p>
              </table:table-cell>
              <table:table-cell office:value-type="float" office:value="0.54112554112554">
                <text:p>0.541125541125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5000000000002">
                <text:p>42.5000000000002</text:p>
              </table:table-cell>
              <table:table-cell office:value-type="float" office:value="0.540540540540539">
                <text:p>0.5405405405405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000000000002">
                <text:p>42.6000000000002</text:p>
              </table:table-cell>
              <table:table-cell office:value-type="float" office:value="0.539956803455723">
                <text:p>0.5399568034557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000000000002">
                <text:p>42.7000000000002</text:p>
              </table:table-cell>
              <table:table-cell office:value-type="float" office:value="0.539374325782092">
                <text:p>0.5393743257820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000000000002">
                <text:p>42.8000000000002</text:p>
              </table:table-cell>
              <table:table-cell office:value-type="float" office:value="0.538793103448275">
                <text:p>0.5387931034482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000000000002">
                <text:p>42.9000000000002</text:p>
              </table:table-cell>
              <table:table-cell office:value-type="float" office:value="0.538213132400429">
                <text:p>0.5382131324004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.0000000000002">
                <text:p>43.0000000000002</text:p>
              </table:table-cell>
              <table:table-cell office:value-type="float" office:value="0.537634408602149">
                <text:p>0.5376344086021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000000000002">
                <text:p>43.1000000000002</text:p>
              </table:table-cell>
              <table:table-cell office:value-type="float" office:value="0.537056928034371">
                <text:p>0.5370569280343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000000000002">
                <text:p>43.2000000000002</text:p>
              </table:table-cell>
              <table:table-cell office:value-type="float" office:value="0.536480686695278">
                <text:p>0.5364806866952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000000000002">
                <text:p>43.3000000000002</text:p>
              </table:table-cell>
              <table:table-cell office:value-type="float" office:value="0.535905680600213">
                <text:p>0.5359056806002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4000000000002">
                <text:p>43.4000000000002</text:p>
              </table:table-cell>
              <table:table-cell office:value-type="float" office:value="0.535331905781584">
                <text:p>0.5353319057815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5000000000002">
                <text:p>43.5000000000002</text:p>
              </table:table-cell>
              <table:table-cell office:value-type="float" office:value="0.534759358288769">
                <text:p>0.5347593582887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000000000002">
                <text:p>43.6000000000002</text:p>
              </table:table-cell>
              <table:table-cell office:value-type="float" office:value="0.534188034188033">
                <text:p>0.5341880341880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000000000002">
                <text:p>43.7000000000002</text:p>
              </table:table-cell>
              <table:table-cell office:value-type="float" office:value="0.533617929562432">
                <text:p>0.5336179295624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000000000002">
                <text:p>43.8000000000002</text:p>
              </table:table-cell>
              <table:table-cell office:value-type="float" office:value="0.533049040511726">
                <text:p>0.5330490405117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000000000002">
                <text:p>43.9000000000002</text:p>
              </table:table-cell>
              <table:table-cell office:value-type="float" office:value="0.532481363152288">
                <text:p>0.5324813631522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0000000000002">
                <text:p>44.0000000000002</text:p>
              </table:table-cell>
              <table:table-cell office:value-type="float" office:value="0.53191489361702">
                <text:p>0.531914893617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000000000002">
                <text:p>44.1000000000002</text:p>
              </table:table-cell>
              <table:table-cell office:value-type="float" office:value="0.531349628055259">
                <text:p>0.5313496280552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000000000002">
                <text:p>44.2000000000002</text:p>
              </table:table-cell>
              <table:table-cell office:value-type="float" office:value="0.530785562632695">
                <text:p>0.5307855626326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3000000000002">
                <text:p>44.3000000000002</text:p>
              </table:table-cell>
              <table:table-cell office:value-type="float" office:value="0.530222693531282">
                <text:p>0.5302226935312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4000000000002">
                <text:p>44.4000000000002</text:p>
              </table:table-cell>
              <table:table-cell office:value-type="float" office:value="0.529661016949151">
                <text:p>0.5296610169491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000000000002">
                <text:p>44.5000000000002</text:p>
              </table:table-cell>
              <table:table-cell office:value-type="float" office:value="0.529100529100528">
                <text:p>0.52910052910052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000000000002">
                <text:p>44.6000000000002</text:p>
              </table:table-cell>
              <table:table-cell office:value-type="float" office:value="0.528541226215644">
                <text:p>0.5285412262156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000000000002">
                <text:p>44.7000000000002</text:p>
              </table:table-cell>
              <table:table-cell office:value-type="float" office:value="0.527983104540654">
                <text:p>0.5279831045406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000000000002">
                <text:p>44.8000000000002</text:p>
              </table:table-cell>
              <table:table-cell office:value-type="float" office:value="0.527426160337552">
                <text:p>0.5274261603375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000000000002">
                <text:p>44.9000000000002</text:p>
              </table:table-cell>
              <table:table-cell office:value-type="float" office:value="0.526870389884087">
                <text:p>0.5268703898840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0000000000002">
                <text:p>45.0000000000002</text:p>
              </table:table-cell>
              <table:table-cell office:value-type="float" office:value="0.526315789473683">
                <text:p>0.5263157894736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1000000000002">
                <text:p>45.1000000000002</text:p>
              </table:table-cell>
              <table:table-cell office:value-type="float" office:value="0.525762355415351">
                <text:p>0.5257623554153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2000000000002">
                <text:p>45.2000000000002</text:p>
              </table:table-cell>
              <table:table-cell office:value-type="float" office:value="0.525210084033612">
                <text:p>0.5252100840336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3000000000002">
                <text:p>45.3000000000002</text:p>
              </table:table-cell>
              <table:table-cell office:value-type="float" office:value="0.524658971668414">
                <text:p>0.5246589716684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4000000000002">
                <text:p>45.4000000000002</text:p>
              </table:table-cell>
              <table:table-cell office:value-type="float" office:value="0.524109014675051">
                <text:p>0.5241090146750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000000000002">
                <text:p>45.5000000000002</text:p>
              </table:table-cell>
              <table:table-cell office:value-type="float" office:value="0.523560209424083">
                <text:p>0.5235602094240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6000000000002">
                <text:p>45.6000000000002</text:p>
              </table:table-cell>
              <table:table-cell office:value-type="float" office:value="0.523012552301254">
                <text:p>0.5230125523012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7000000000002">
                <text:p>45.7000000000002</text:p>
              </table:table-cell>
              <table:table-cell office:value-type="float" office:value="0.522466039707418">
                <text:p>0.5224660397074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8000000000002">
                <text:p>45.8000000000002</text:p>
              </table:table-cell>
              <table:table-cell office:value-type="float" office:value="0.521920668058454">
                <text:p>0.5219206680584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9000000000002">
                <text:p>45.9000000000002</text:p>
              </table:table-cell>
              <table:table-cell office:value-type="float" office:value="0.521376433785192">
                <text:p>0.5213764337851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0000000000002">
                <text:p>46.0000000000002</text:p>
              </table:table-cell>
              <table:table-cell office:value-type="float" office:value="0.520833333333332">
                <text:p>0.520833333333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000000000002">
                <text:p>46.1000000000002</text:p>
              </table:table-cell>
              <table:table-cell office:value-type="float" office:value="0.52029136316337">
                <text:p>0.5202913631633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000000000002">
                <text:p>46.2000000000002</text:p>
              </table:table-cell>
              <table:table-cell office:value-type="float" office:value="0.519750519750519">
                <text:p>0.5197505197505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000000000002">
                <text:p>46.3000000000002</text:p>
              </table:table-cell>
              <table:table-cell office:value-type="float" office:value="0.51921079958463">
                <text:p>0.519210799584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000000000002">
                <text:p>46.4000000000002</text:p>
              </table:table-cell>
              <table:table-cell office:value-type="float" office:value="0.518672199170123">
                <text:p>0.5186721991701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000000000002">
                <text:p>46.5000000000002</text:p>
              </table:table-cell>
              <table:table-cell office:value-type="float" office:value="0.518134715025906">
                <text:p>0.5181347150259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000000000002">
                <text:p>46.6000000000002</text:p>
              </table:table-cell>
              <table:table-cell office:value-type="float" office:value="0.517598343685299">
                <text:p>0.5175983436852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.517063081695966">
                <text:p>0.5170630816959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000000000002">
                <text:p>46.8000000000002</text:p>
              </table:table-cell>
              <table:table-cell office:value-type="float" office:value="0.516528925619833">
                <text:p>0.5165289256198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000000000002">
                <text:p>46.9000000000002</text:p>
              </table:table-cell>
              <table:table-cell office:value-type="float" office:value="0.515995872033022">
                <text:p>0.5159958720330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0000000000002">
                <text:p>47.0000000000002</text:p>
              </table:table-cell>
              <table:table-cell office:value-type="float" office:value="0.515463917525772">
                <text:p>0.5154639175257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.514933058702367">
                <text:p>0.5149330587023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000000000002">
                <text:p>47.2000000000002</text:p>
              </table:table-cell>
              <table:table-cell office:value-type="float" office:value="0.514403292181069">
                <text:p>0.5144032921810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.513874614594038">
                <text:p>0.5138746145940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.513347022587268">
                <text:p>0.5133470225872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.512820512820511">
                <text:p>0.5128205128205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6000000000002">
                <text:p>47.6000000000002</text:p>
              </table:table-cell>
              <table:table-cell office:value-type="float" office:value="0.512295081967212">
                <text:p>0.5122950819672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.511770726714431">
                <text:p>0.5117707267144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.51124744376278">
                <text:p>0.511247443762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.510725229826352">
                <text:p>0.5107252298263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.510204081632652">
                <text:p>0.51020408163265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.509683995922527">
                <text:p>0.5096839959225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.5091649694501">
                <text:p>0.509164969450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.508646998982705">
                <text:p>0.5086469989827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.508130081300812">
                <text:p>0.5081300813008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.507614213197968">
                <text:p>0.507614213197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.507099391480729">
                <text:p>0.5070993914807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7000000000003">
                <text:p>48.7000000000003</text:p>
              </table:table-cell>
              <table:table-cell office:value-type="float" office:value="0.50658561296859">
                <text:p>0.506585612968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.506072874493926">
                <text:p>0.5060728744939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.50556117290192">
                <text:p>0.505561172901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0000000000003">
                <text:p>49.0000000000003</text:p>
              </table:table-cell>
              <table:table-cell office:value-type="float" office:value="0.505050505050504">
                <text:p>0.5050505050505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000000000003">
                <text:p>49.1000000000003</text:p>
              </table:table-cell>
              <table:table-cell office:value-type="float" office:value="0.504540867810291">
                <text:p>0.50454086781029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2000000000003">
                <text:p>49.2000000000003</text:p>
              </table:table-cell>
              <table:table-cell office:value-type="float" office:value="0.504032258064515">
                <text:p>0.5040322580645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3000000000003">
                <text:p>49.3000000000003</text:p>
              </table:table-cell>
              <table:table-cell office:value-type="float" office:value="0.503524672708961">
                <text:p>0.5035246727089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4000000000003">
                <text:p>49.4000000000003</text:p>
              </table:table-cell>
              <table:table-cell office:value-type="float" office:value="0.50301810865191">
                <text:p>0.503018108651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5000000000003">
                <text:p>49.5000000000003</text:p>
              </table:table-cell>
              <table:table-cell office:value-type="float" office:value="0.502512562814069">
                <text:p>0.5025125628140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.502008032128513">
                <text:p>0.5020080321285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7000000000003">
                <text:p>49.7000000000003</text:p>
              </table:table-cell>
              <table:table-cell office:value-type="float" office:value="0.50150451354062">
                <text:p>0.501504513540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8000000000003">
                <text:p>49.8000000000003</text:p>
              </table:table-cell>
              <table:table-cell office:value-type="float" office:value="0.501002004008015">
                <text:p>0.5010020040080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9000000000003">
                <text:p>49.9000000000003</text:p>
              </table:table-cell>
              <table:table-cell office:value-type="float" office:value="0.500500500500499">
                <text:p>0.5005005005004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.0000000000003">
                <text:p>50.0000000000003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1000000000003">
                <text:p>50.1000000000003</text:p>
              </table:table-cell>
              <table:table-cell office:value-type="float" office:value="0.499500499500498">
                <text:p>0.4995004995004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2000000000003">
                <text:p>50.2000000000003</text:p>
              </table:table-cell>
              <table:table-cell office:value-type="float" office:value="0.499001996007983">
                <text:p>0.4990019960079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3000000000003">
                <text:p>50.3000000000003</text:p>
              </table:table-cell>
              <table:table-cell office:value-type="float" office:value="0.498504486540377">
                <text:p>0.4985044865403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4000000000003">
                <text:p>50.4000000000003</text:p>
              </table:table-cell>
              <table:table-cell office:value-type="float" office:value="0.498007968127489">
                <text:p>0.4980079681274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5000000000003">
                <text:p>50.5000000000003</text:p>
              </table:table-cell>
              <table:table-cell office:value-type="float" office:value="0.497512437810944">
                <text:p>0.4975124378109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6000000000003">
                <text:p>50.6000000000003</text:p>
              </table:table-cell>
              <table:table-cell office:value-type="float" office:value="0.497017892644134">
                <text:p>0.4970178926441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7000000000003">
                <text:p>50.7000000000003</text:p>
              </table:table-cell>
              <table:table-cell office:value-type="float" office:value="0.496524329692153">
                <text:p>0.4965243296921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8000000000003">
                <text:p>50.8000000000003</text:p>
              </table:table-cell>
              <table:table-cell office:value-type="float" office:value="0.496031746031745">
                <text:p>0.49603174603174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9000000000003">
                <text:p>50.9000000000003</text:p>
              </table:table-cell>
              <table:table-cell office:value-type="float" office:value="0.495540138751237">
                <text:p>0.4955401387512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0000000000003">
                <text:p>51.0000000000003</text:p>
              </table:table-cell>
              <table:table-cell office:value-type="float" office:value="0.495049504950494">
                <text:p>0.4950495049504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1000000000003">
                <text:p>51.1000000000003</text:p>
              </table:table-cell>
              <table:table-cell office:value-type="float" office:value="0.494559841740849">
                <text:p>0.4945598417408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2000000000003">
                <text:p>51.2000000000003</text:p>
              </table:table-cell>
              <table:table-cell office:value-type="float" office:value="0.494071146245058">
                <text:p>0.4940711462450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3000000000003">
                <text:p>51.3000000000003</text:p>
              </table:table-cell>
              <table:table-cell office:value-type="float" office:value="0.493583415597234">
                <text:p>0.4935834155972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4000000000003">
                <text:p>51.4000000000003</text:p>
              </table:table-cell>
              <table:table-cell office:value-type="float" office:value="0.493096646942799">
                <text:p>0.4930966469427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5000000000003">
                <text:p>51.5000000000003</text:p>
              </table:table-cell>
              <table:table-cell office:value-type="float" office:value="0.492610837438422">
                <text:p>0.4926108374384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6000000000003">
                <text:p>51.600000000000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7000000000003">
                <text:p>51.7000000000003</text:p>
              </table:table-cell>
              <table:table-cell office:value-type="float" office:value="0.491642084562437">
                <text:p>0.4916420845624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8000000000003">
                <text:p>51.8000000000003</text:p>
              </table:table-cell>
              <table:table-cell office:value-type="float" office:value="0.49115913555992">
                <text:p>0.491159135559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9000000000003">
                <text:p>51.9000000000003</text:p>
              </table:table-cell>
              <table:table-cell office:value-type="float" office:value="0.490677134445533">
                <text:p>0.49067713444553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.0000000000003">
                <text:p>52.0000000000003</text:p>
              </table:table-cell>
              <table:table-cell office:value-type="float" office:value="0.490196078431371">
                <text:p>0.4901960784313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1000000000003">
                <text:p>52.1000000000003</text:p>
              </table:table-cell>
              <table:table-cell office:value-type="float" office:value="0.489715964740449">
                <text:p>0.4897159647404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2000000000003">
                <text:p>52.2000000000003</text:p>
              </table:table-cell>
              <table:table-cell office:value-type="float" office:value="0.489236790606652">
                <text:p>0.4892367906066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3000000000003">
                <text:p>52.3000000000003</text:p>
              </table:table-cell>
              <table:table-cell office:value-type="float" office:value="0.488758553274681">
                <text:p>0.4887585532746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4000000000003">
                <text:p>52.4000000000003</text:p>
              </table:table-cell>
              <table:table-cell office:value-type="float" office:value="0.488281249999998">
                <text:p>0.4882812499999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5000000000003">
                <text:p>52.5000000000003</text:p>
              </table:table-cell>
              <table:table-cell office:value-type="float" office:value="0.487804878048779">
                <text:p>0.4878048780487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6000000000003">
                <text:p>52.6000000000003</text:p>
              </table:table-cell>
              <table:table-cell office:value-type="float" office:value="0.487329434697854">
                <text:p>0.4873294346978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7000000000003">
                <text:p>52.7000000000003</text:p>
              </table:table-cell>
              <table:table-cell office:value-type="float" office:value="0.486854917234662">
                <text:p>0.4868549172346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8000000000003">
                <text:p>52.8000000000003</text:p>
              </table:table-cell>
              <table:table-cell office:value-type="float" office:value="0.486381322957197">
                <text:p>0.4863813229571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9000000000003">
                <text:p>52.9000000000003</text:p>
              </table:table-cell>
              <table:table-cell office:value-type="float" office:value="0.485908649173954">
                <text:p>0.4859086491739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.0000000000003">
                <text:p>53.0000000000003</text:p>
              </table:table-cell>
              <table:table-cell office:value-type="float" office:value="0.485436893203882">
                <text:p>0.4854368932038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1000000000003">
                <text:p>53.1000000000003</text:p>
              </table:table-cell>
              <table:table-cell office:value-type="float" office:value="0.484966052376332">
                <text:p>0.4849660523763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2000000000003">
                <text:p>53.2000000000003</text:p>
              </table:table-cell>
              <table:table-cell office:value-type="float" office:value="0.484496124031006">
                <text:p>0.4844961240310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3000000000003">
                <text:p>53.3000000000003</text:p>
              </table:table-cell>
              <table:table-cell office:value-type="float" office:value="0.484027105517907">
                <text:p>0.4840271055179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4000000000003">
                <text:p>53.4000000000003</text:p>
              </table:table-cell>
              <table:table-cell office:value-type="float" office:value="0.483558994197291">
                <text:p>0.4835589941972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5000000000003">
                <text:p>53.5000000000003</text:p>
              </table:table-cell>
              <table:table-cell office:value-type="float" office:value="0.483091787439612">
                <text:p>0.4830917874396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6000000000003">
                <text:p>53.6000000000003</text:p>
              </table:table-cell>
              <table:table-cell office:value-type="float" office:value="0.482625482625481">
                <text:p>0.4826254826254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.482160077145611">
                <text:p>0.4821600771456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8000000000003">
                <text:p>53.8000000000003</text:p>
              </table:table-cell>
              <table:table-cell office:value-type="float" office:value="0.481695568400769">
                <text:p>0.4816955684007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9000000000003">
                <text:p>53.9000000000003</text:p>
              </table:table-cell>
              <table:table-cell office:value-type="float" office:value="0.481231953801731">
                <text:p>0.4812319538017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.0000000000003">
                <text:p>54.0000000000003</text:p>
              </table:table-cell>
              <table:table-cell office:value-type="float" office:value="0.480769230769229">
                <text:p>0.4807692307692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.480307396733908">
                <text:p>0.4803073967339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2000000000003">
                <text:p>54.2000000000003</text:p>
              </table:table-cell>
              <table:table-cell office:value-type="float" office:value="0.479846449136275">
                <text:p>0.479846449136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.479386385426652">
                <text:p>0.4793863854266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.478927203065132">
                <text:p>0.4789272030651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.478468899521529">
                <text:p>0.4784688995215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6000000000003">
                <text:p>54.6000000000003</text:p>
              </table:table-cell>
              <table:table-cell office:value-type="float" office:value="0.478011472275333">
                <text:p>0.478011472275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.477554918815662">
                <text:p>0.4775549188156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.47709923664122">
                <text:p>0.4770992366412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.476644423260246">
                <text:p>0.4766444232602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.476190476190475">
                <text:p>0.4761904761904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.475737392959085">
                <text:p>0.4757373929590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.47528517110266">
                <text:p>0.4752851711026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.47483380816714">
                <text:p>0.474833808167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.474383301707778">
                <text:p>0.4743833017077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.473933649289098">
                <text:p>0.4739336492890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.473484848484847">
                <text:p>0.4734848484848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.473036896877955">
                <text:p>0.4730368968779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.47258979206049">
                <text:p>0.472589792060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.472143531633615">
                <text:p>0.4721435316336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.471698113207546">
                <text:p>0.4716981132075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.471253534401506">
                <text:p>0.4712535344015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.47080979284369">
                <text:p>0.470809792843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.470366886171212">
                <text:p>0.470366886171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.469924812030073">
                <text:p>0.4699248120300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.469483568075116">
                <text:p>0.4694835680751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.46904315196998">
                <text:p>0.469043151969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.468603561387065">
                <text:p>0.4686035613870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.468164794007489">
                <text:p>0.4681647940074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.467726847521046">
                <text:p>0.4677268475210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.467289719626166">
                <text:p>0.4672897196261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.466853408029877">
                <text:p>0.4668534080298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.466417910447759">
                <text:p>0.4664179104477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.465983224603913">
                <text:p>0.465983224603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.465549348230911">
                <text:p>0.4655493482309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.465116279069766">
                <text:p>0.4651162790697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.464684014869887">
                <text:p>0.4646840148698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.464252553389042">
                <text:p>0.46425255338904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.463821892393319">
                <text:p>0.4638218923933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.463392029657088">
                <text:p>0.4633920296570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.462962962962961">
                <text:p>0.4629629629629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.462534690101756">
                <text:p>0.4625346901017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.462107208872457">
                <text:p>0.4621072088724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.461680517082177">
                <text:p>0.46168051708217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.461254612546124">
                <text:p>0.4612546125461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.460829493087556">
                <text:p>0.460829493087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.460405156537752">
                <text:p>0.4604051565377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.459981600735969">
                <text:p>0.4599816007359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.45955882352941">
                <text:p>0.459558823529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9000000000004">
                <text:p>58.9000000000004</text:p>
              </table:table-cell>
              <table:table-cell office:value-type="float" office:value="0.459136822773185">
                <text:p>0.4591368227731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.0000000000004">
                <text:p>59.0000000000004</text:p>
              </table:table-cell>
              <table:table-cell office:value-type="float" office:value="0.458715596330273">
                <text:p>0.4587155963302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.458295142071492">
                <text:p>0.4582951420714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2000000000004">
                <text:p>59.2000000000004</text:p>
              </table:table-cell>
              <table:table-cell office:value-type="float" office:value="0.457875457875456">
                <text:p>0.4578754578754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3000000000004">
                <text:p>59.3000000000004</text:p>
              </table:table-cell>
              <table:table-cell office:value-type="float" office:value="0.457456541628544">
                <text:p>0.4574565416285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4000000000004">
                <text:p>59.4000000000004</text:p>
              </table:table-cell>
              <table:table-cell office:value-type="float" office:value="0.457038391224861">
                <text:p>0.45703839122486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5000000000004">
                <text:p>59.5000000000004</text:p>
              </table:table-cell>
              <table:table-cell office:value-type="float" office:value="0.456621004566208">
                <text:p>0.4566210045662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6000000000004">
                <text:p>59.6000000000004</text:p>
              </table:table-cell>
              <table:table-cell office:value-type="float" office:value="0.456204379562042">
                <text:p>0.4562043795620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7000000000004">
                <text:p>59.7000000000004</text:p>
              </table:table-cell>
              <table:table-cell office:value-type="float" office:value="0.455788514129442">
                <text:p>0.4557885141294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8000000000004">
                <text:p>59.8000000000004</text:p>
              </table:table-cell>
              <table:table-cell office:value-type="float" office:value="0.455373406193077">
                <text:p>0.4553734061930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9000000000004">
                <text:p>59.9000000000004</text:p>
              </table:table-cell>
              <table:table-cell office:value-type="float" office:value="0.454959053685167">
                <text:p>0.4549590536851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.0000000000004">
                <text:p>60.0000000000004</text:p>
              </table:table-cell>
              <table:table-cell office:value-type="float" office:value="0.454545454545453">
                <text:p>0.45454545454545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1000000000004">
                <text:p>60.1000000000004</text:p>
              </table:table-cell>
              <table:table-cell office:value-type="float" office:value="0.454132606721161">
                <text:p>0.4541326067211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2000000000004">
                <text:p>60.2000000000004</text:p>
              </table:table-cell>
              <table:table-cell office:value-type="float" office:value="0.453720508166967">
                <text:p>0.4537205081669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000000000004">
                <text:p>60.3000000000004</text:p>
              </table:table-cell>
              <table:table-cell office:value-type="float" office:value="0.453309156844966">
                <text:p>0.4533091568449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4000000000004">
                <text:p>60.4000000000004</text:p>
              </table:table-cell>
              <table:table-cell office:value-type="float" office:value="0.452898550724636">
                <text:p>0.4528985507246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5000000000004">
                <text:p>60.5000000000004</text:p>
              </table:table-cell>
              <table:table-cell office:value-type="float" office:value="0.452488687782804">
                <text:p>0.4524886877828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6000000000004">
                <text:p>60.6000000000004</text:p>
              </table:table-cell>
              <table:table-cell office:value-type="float" office:value="0.452079566003615">
                <text:p>0.4520795660036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.451671183378499">
                <text:p>0.4516711833784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8000000000004">
                <text:p>60.8000000000004</text:p>
              </table:table-cell>
              <table:table-cell office:value-type="float" office:value="0.451263537906135">
                <text:p>0.4512635379061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9000000000004">
                <text:p>60.9000000000004</text:p>
              </table:table-cell>
              <table:table-cell office:value-type="float" office:value="0.450856627592424">
                <text:p>0.4508566275924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.0000000000004">
                <text:p>61.0000000000004</text:p>
              </table:table-cell>
              <table:table-cell office:value-type="float" office:value="0.450450450450449">
                <text:p>0.4504504504504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.450045004500448">
                <text:p>0.4500450045004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2000000000004">
                <text:p>61.2000000000004</text:p>
              </table:table-cell>
              <table:table-cell office:value-type="float" office:value="0.449640287769782">
                <text:p>0.4496402877697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.4492362982929">
                <text:p>0.44923629829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.448833034111309">
                <text:p>0.4488330341113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.448430493273541">
                <text:p>0.4484304932735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6000000000004">
                <text:p>61.6000000000004</text:p>
              </table:table-cell>
              <table:table-cell office:value-type="float" office:value="0.448028673835124">
                <text:p>0.4480286738351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.447627573858548">
                <text:p>0.44762757385854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.447227191413236">
                <text:p>0.4472271914132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.446827524575512">
                <text:p>0.4468275245755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.44642857142857">
                <text:p>0.446428571428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.446030330062442">
                <text:p>0.4460303300624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.445632798573973">
                <text:p>0.4456327985739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.445235975066784">
                <text:p>0.4452359750667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.444839857651244">
                <text:p>0.4448398576512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.444444444444443">
                <text:p>0.4444444444444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.444049733570158">
                <text:p>0.44404973357015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.443655723158827">
                <text:p>0.4436557231588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.443262411347516">
                <text:p>0.4432624113475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.442869796279892">
                <text:p>0.4428697962798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.442477876106193">
                <text:p>0.4424778761061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.442086648983199">
                <text:p>0.4420866489831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.441696113074203">
                <text:p>0.44169611307420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.441306266548983">
                <text:p>0.44130626654898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.440917107583772">
                <text:p>0.4409171075837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.440528634361232">
                <text:p>0.4405286343612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.440140845070421">
                <text:p>0.4401408450704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.43975373790677">
                <text:p>0.439753737906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.439367311072054">
                <text:p>0.43936731107205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.438981562774362">
                <text:p>0.4389815627743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.438596491228068">
                <text:p>0.4385964912280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.43821209465381">
                <text:p>0.438212094653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.437828371278457">
                <text:p>0.4378283712784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.437445319335081">
                <text:p>0.4374453193350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.437062937062935">
                <text:p>0.43706293706293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.436681222707422">
                <text:p>0.436681222707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.436300174520068">
                <text:p>0.4363001745200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.435919790758499">
                <text:p>0.4359197907584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.435540069686409">
                <text:p>0.4355400696864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.43516100957354">
                <text:p>0.4351610095735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.43478260869565">
                <text:p>0.434782608695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.43440486533449">
                <text:p>0.434404865334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.434027777777776">
                <text:p>0.4340277777777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.433651344319166">
                <text:p>0.4336513443191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.43327556325823">
                <text:p>0.433275563258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.432900432900431">
                <text:p>0.4329004329004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.432525951557092">
                <text:p>0.43252595155709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.432152117545374">
                <text:p>0.4321521175453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.431778929188254">
                <text:p>0.4317789291882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.431406384814493">
                <text:p>0.4314063848144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.431034482758619">
                <text:p>0.4310344827586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.430663221360894">
                <text:p>0.4306632213608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.430292598967296">
                <text:p>0.4302925989672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.429922613929491">
                <text:p>0.4299226139294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.429553264604809">
                <text:p>0.4295532646048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.429184549356221">
                <text:p>0.429184549356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.428816466552314">
                <text:p>0.4288164665523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.428449014567265">
                <text:p>0.4284490145672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.42808219178082">
                <text:p>0.428082191780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.42771599657827">
                <text:p>0.427715996578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.427350427350425">
                <text:p>0.4273504273504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.426985482493593">
                <text:p>0.4269854824935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.426621160409554">
                <text:p>0.4266211604095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.426257459505539">
                <text:p>0.4262574595055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.425894378194206">
                <text:p>0.4258943781942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.425531914893615">
                <text:p>0.4255319148936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.425170068027209">
                <text:p>0.4251700680272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.424808836023787">
                <text:p>0.4248088360237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.424448217317485">
                <text:p>0.4244482173174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.42408821034775">
                <text:p>0.424088210347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.42372881355932">
                <text:p>0.423728813559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1000000000006">
                <text:p>68.1000000000006</text:p>
              </table:table-cell>
              <table:table-cell office:value-type="float" office:value="0.4233700254022">
                <text:p>0.42337002540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.423011844331639">
                <text:p>0.42301184433163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3000000000006">
                <text:p>68.3000000000006</text:p>
              </table:table-cell>
              <table:table-cell office:value-type="float" office:value="0.422654268808113">
                <text:p>0.4226542688081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.422297297297295">
                <text:p>0.4222972972972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5000000000006">
                <text:p>68.5000000000006</text:p>
              </table:table-cell>
              <table:table-cell office:value-type="float" office:value="0.42194092827004">
                <text:p>0.4219409282700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.421585160202359">
                <text:p>0.4215851602023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7000000000006">
                <text:p>68.7000000000006</text:p>
              </table:table-cell>
              <table:table-cell office:value-type="float" office:value="0.421229991575398">
                <text:p>0.4212299915753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.420875420875419">
                <text:p>0.4208754208754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.420521446593774">
                <text:p>0.42052144659377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.0000000000006">
                <text:p>69.0000000000006</text:p>
              </table:table-cell>
              <table:table-cell office:value-type="float" office:value="0.420168067226889">
                <text:p>0.4201680672268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.419815281276236">
                <text:p>0.4198152812762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.41946308724832">
                <text:p>0.419463087248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.41911148365465">
                <text:p>0.419111483654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4000000000006">
                <text:p>69.4000000000006</text:p>
              </table:table-cell>
              <table:table-cell office:value-type="float" office:value="0.418760469011723">
                <text:p>0.4187604690117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.418410041841002">
                <text:p>0.4184100418410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.418060200668894">
                <text:p>0.4180602006688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.417710944026732">
                <text:p>0.4177109440267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.417362270450749">
                <text:p>0.4173622704507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.417014178482066">
                <text:p>0.4170141784820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.416666666666665">
                <text:p>0.4166666666666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.416319733555369">
                <text:p>0.4163197335553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.415973377703825">
                <text:p>0.415973377703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.415627597672483">
                <text:p>0.41562759767248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.415282392026576">
                <text:p>0.41528239202657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.414937759336098">
                <text:p>0.4149377593360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.414593698175786">
                <text:p>0.4145936981757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.414250207125102">
                <text:p>0.4142502071251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.41390728476821">
                <text:p>0.413907284768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.41356492969396">
                <text:p>0.413564929693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.413223140495866">
                <text:p>0.4132231404958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.412881915772087">
                <text:p>0.4128819157720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.412541254125411">
                <text:p>0.4125412541254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.41220115416323">
                <text:p>0.412201154163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.411861614497527">
                <text:p>0.4118616144975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.411522633744854">
                <text:p>0.4115226337448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.411184210526314">
                <text:p>0.4111842105263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.410846343467541">
                <text:p>0.4108463434675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.410509031198684">
                <text:p>0.4105090311986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.410172272354387">
                <text:p>0.4101722723543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.409836065573769">
                <text:p>0.4098360655737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.409500409500407">
                <text:p>0.4095004095004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.409165302782322">
                <text:p>0.4091653027823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.408830744071952">
                <text:p>0.4088307440719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.408496732026142">
                <text:p>0.4084967320261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.40816326530612">
                <text:p>0.408163265306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.407830342577486">
                <text:p>0.4078303425774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.407497962510185">
                <text:p>0.4074979625101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.4071661237785">
                <text:p>0.407166123778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.406834825061023">
                <text:p>0.4068348250610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.406504065040648">
                <text:p>0.4065040650406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.406173842404547">
                <text:p>0.4061738424045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.405844155844154">
                <text:p>0.4058441558441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.405515004055148">
                <text:p>0.4055150040551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.405186385737437">
                <text:p>0.40518638573743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.40485829959514">
                <text:p>0.404858299595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.404530744336568">
                <text:p>0.4045307443365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.40420371867421">
                <text:p>0.404203718674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.403877221324715">
                <text:p>0.4038772213247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.403551251008876">
                <text:p>0.4035512510088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.403225806451611">
                <text:p>0.4032258064516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.402900886381948">
                <text:p>0.4029008863819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.402576489533009">
                <text:p>0.40257648953300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.402252614641993">
                <text:p>0.40225261464199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.401929260450159">
                <text:p>0.4019292604501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.401606425702809">
                <text:p>0.4016064257028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.401284109149276">
                <text:p>0.4012841091492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.400962309542901">
                <text:p>0.4009623095429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.400641025641024">
                <text:p>0.400641025641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.400320256204962">
                <text:p>0.4003202562049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.399999999999998">
                <text:p>0.3999999999999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.399680255795362">
                <text:p>0.3996802557953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.399361022364215">
                <text:p>0.3993610223642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3000000000007">
                <text:p>75.3000000000007</text:p>
              </table:table-cell>
              <table:table-cell office:value-type="float" office:value="0.399042298483637">
                <text:p>0.3990422984836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4000000000007">
                <text:p>75.4000000000007</text:p>
              </table:table-cell>
              <table:table-cell office:value-type="float" office:value="0.398724082934607">
                <text:p>0.3987240829346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5000000000007">
                <text:p>75.5000000000007</text:p>
              </table:table-cell>
              <table:table-cell office:value-type="float" office:value="0.39840637450199">
                <text:p>0.398406374501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.39808917197452">
                <text:p>0.3980891719745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7000000000007">
                <text:p>75.7000000000007</text:p>
              </table:table-cell>
              <table:table-cell office:value-type="float" office:value="0.397772474144787">
                <text:p>0.39777247414478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8000000000007">
                <text:p>75.8000000000007</text:p>
              </table:table-cell>
              <table:table-cell office:value-type="float" office:value="0.397456279809219">
                <text:p>0.3974562798092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9000000000007">
                <text:p>75.9000000000007</text:p>
              </table:table-cell>
              <table:table-cell office:value-type="float" office:value="0.397140587768068">
                <text:p>0.3971405877680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.0000000000007">
                <text:p>76.0000000000007</text:p>
              </table:table-cell>
              <table:table-cell office:value-type="float" office:value="0.396825396825395">
                <text:p>0.3968253968253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1000000000007">
                <text:p>76.1000000000007</text:p>
              </table:table-cell>
              <table:table-cell office:value-type="float" office:value="0.396510705789054">
                <text:p>0.3965107057890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2000000000007">
                <text:p>76.2000000000007</text:p>
              </table:table-cell>
              <table:table-cell office:value-type="float" office:value="0.396196513470679">
                <text:p>0.3961965134706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3000000000007">
                <text:p>76.3000000000007</text:p>
              </table:table-cell>
              <table:table-cell office:value-type="float" office:value="0.395882818685667">
                <text:p>0.395882818685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4000000000007">
                <text:p>76.4000000000007</text:p>
              </table:table-cell>
              <table:table-cell office:value-type="float" office:value="0.395569620253162">
                <text:p>0.3955696202531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5000000000007">
                <text:p>76.5000000000007</text:p>
              </table:table-cell>
              <table:table-cell office:value-type="float" office:value="0.395256916996045">
                <text:p>0.3952569169960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6000000000007">
                <text:p>76.6000000000007</text:p>
              </table:table-cell>
              <table:table-cell office:value-type="float" office:value="0.394944707740914">
                <text:p>0.39494470774091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7000000000007">
                <text:p>76.7000000000007</text:p>
              </table:table-cell>
              <table:table-cell office:value-type="float" office:value="0.394632991318072">
                <text:p>0.3946329913180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8000000000007">
                <text:p>76.8000000000007</text:p>
              </table:table-cell>
              <table:table-cell office:value-type="float" office:value="0.394321766561512">
                <text:p>0.3943217665615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9000000000007">
                <text:p>76.9000000000007</text:p>
              </table:table-cell>
              <table:table-cell office:value-type="float" office:value="0.394011032308903">
                <text:p>0.3940110323089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.0000000000007">
                <text:p>77.0000000000007</text:p>
              </table:table-cell>
              <table:table-cell office:value-type="float" office:value="0.393700787401573">
                <text:p>0.3937007874015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1000000000007">
                <text:p>77.1000000000007</text:p>
              </table:table-cell>
              <table:table-cell office:value-type="float" office:value="0.393391030684498">
                <text:p>0.39339103068449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2000000000007">
                <text:p>77.2000000000007</text:p>
              </table:table-cell>
              <table:table-cell office:value-type="float" office:value="0.393081761006287">
                <text:p>0.3930817610062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3000000000007">
                <text:p>77.3000000000007</text:p>
              </table:table-cell>
              <table:table-cell office:value-type="float" office:value="0.392772977219165">
                <text:p>0.3927729772191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4000000000007">
                <text:p>77.4000000000007</text:p>
              </table:table-cell>
              <table:table-cell office:value-type="float" office:value="0.392464678178962">
                <text:p>0.3924646781789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5000000000007">
                <text:p>77.5000000000007</text:p>
              </table:table-cell>
              <table:table-cell office:value-type="float" office:value="0.392156862745096">
                <text:p>0.3921568627450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6000000000007">
                <text:p>77.6000000000007</text:p>
              </table:table-cell>
              <table:table-cell office:value-type="float" office:value="0.391849529780562">
                <text:p>0.3918495297805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7000000000007">
                <text:p>77.7000000000007</text:p>
              </table:table-cell>
              <table:table-cell office:value-type="float" office:value="0.391542678151916">
                <text:p>0.3915426781519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8000000000007">
                <text:p>77.8000000000007</text:p>
              </table:table-cell>
              <table:table-cell office:value-type="float" office:value="0.391236306729262">
                <text:p>0.3912363067292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9000000000007">
                <text:p>77.9000000000007</text:p>
              </table:table-cell>
              <table:table-cell office:value-type="float" office:value="0.390930414386237">
                <text:p>0.3909304143862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.0000000000007">
                <text:p>78.0000000000007</text:p>
              </table:table-cell>
              <table:table-cell office:value-type="float" office:value="0.390624999999998">
                <text:p>0.3906249999999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1000000000007">
                <text:p>78.1000000000007</text:p>
              </table:table-cell>
              <table:table-cell office:value-type="float" office:value="0.390320062451208">
                <text:p>0.3903200624512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2000000000007">
                <text:p>78.2000000000007</text:p>
              </table:table-cell>
              <table:table-cell office:value-type="float" office:value="0.390015600624023">
                <text:p>0.3900156006240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3000000000007">
                <text:p>78.3000000000007</text:p>
              </table:table-cell>
              <table:table-cell office:value-type="float" office:value="0.389711613406077">
                <text:p>0.3897116134060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.389408099688471">
                <text:p>0.3894080996884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5000000000007">
                <text:p>78.5000000000007</text:p>
              </table:table-cell>
              <table:table-cell office:value-type="float" office:value="0.389105058365757">
                <text:p>0.3891050583657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.388802488335923">
                <text:p>0.3888024883359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7000000000007">
                <text:p>78.7000000000007</text:p>
              </table:table-cell>
              <table:table-cell office:value-type="float" office:value="0.388500388500386">
                <text:p>0.3885003885003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.388198757763973">
                <text:p>0.3881987577639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9000000000007">
                <text:p>78.9000000000007</text:p>
              </table:table-cell>
              <table:table-cell office:value-type="float" office:value="0.387897595034909">
                <text:p>0.38789759503490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.387596899224804">
                <text:p>0.3875968992248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.387296669248642">
                <text:p>0.38729666924864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.386996904024766">
                <text:p>0.3869969040247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.386697602474863">
                <text:p>0.3866976024748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4000000000007">
                <text:p>79.4000000000007</text:p>
              </table:table-cell>
              <table:table-cell office:value-type="float" office:value="0.386398763523955">
                <text:p>0.38639876352395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.386100386100384">
                <text:p>0.3861003861003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.3858024691358">
                <text:p>0.385802469135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.385505011565148">
                <text:p>0.3855050115651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.385208012326654">
                <text:p>0.3852080123266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.384911470361815">
                <text:p>0.3849114703618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.384615384615382">
                <text:p>0.3846153846153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.384319754035355">
                <text:p>0.38431975403535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.384024577572963">
                <text:p>0.38402457757296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.383729854182653">
                <text:p>0.3837298541826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.383435582822084">
                <text:p>0.3834355828220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.383141762452105">
                <text:p>0.3831417624521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.382848392036751">
                <text:p>0.3828483920367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.382555470543227">
                <text:p>0.3825554705432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.382262996941894">
                <text:p>0.38226299694189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.381970970206262">
                <text:p>0.3819709702062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.381679389312975">
                <text:p>0.3816793893129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.381388253241798">
                <text:p>0.3813882532417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.381097560975608">
                <text:p>0.3810975609756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.380807311500379">
                <text:p>0.3808073115003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.380517503805173">
                <text:p>0.3805175038051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.380228136882127">
                <text:p>0.3802281368821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.379939209726442">
                <text:p>0.3799392097264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.379650721336368">
                <text:p>0.3796507213363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.3793626707132">
                <text:p>0.37936267071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.379075056861256">
                <text:p>0.3790750568612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.378787878787877">
                <text:p>0.3787878787878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1000000000008">
                <text:p>82.1000000000008</text:p>
              </table:table-cell>
              <table:table-cell office:value-type="float" office:value="0.378501135503404">
                <text:p>0.37850113550340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.378214826021178">
                <text:p>0.3782148260211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3000000000008">
                <text:p>82.3000000000008</text:p>
              </table:table-cell>
              <table:table-cell office:value-type="float" office:value="0.377928949357519">
                <text:p>0.3779289493575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4000000000008">
                <text:p>82.4000000000008</text:p>
              </table:table-cell>
              <table:table-cell office:value-type="float" office:value="0.37764350453172">
                <text:p>0.377643504531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.377358490566036">
                <text:p>0.3773584905660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.377073906485669">
                <text:p>0.3770739064856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7000000000008">
                <text:p>82.7000000000008</text:p>
              </table:table-cell>
              <table:table-cell office:value-type="float" office:value="0.376789751318762">
                <text:p>0.3767897513187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8000000000008">
                <text:p>82.8000000000008</text:p>
              </table:table-cell>
              <table:table-cell office:value-type="float" office:value="0.376506024096383">
                <text:p>0.3765060240963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9000000000008">
                <text:p>82.9000000000008</text:p>
              </table:table-cell>
              <table:table-cell office:value-type="float" office:value="0.376222723852519">
                <text:p>0.3762227238525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.0000000000008">
                <text:p>83.0000000000008</text:p>
              </table:table-cell>
              <table:table-cell office:value-type="float" office:value="0.375939849624058">
                <text:p>0.375939849624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1000000000008">
                <text:p>83.1000000000008</text:p>
              </table:table-cell>
              <table:table-cell office:value-type="float" office:value="0.375657400450787">
                <text:p>0.3756574004507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2000000000008">
                <text:p>83.2000000000008</text:p>
              </table:table-cell>
              <table:table-cell office:value-type="float" office:value="0.375375375375373">
                <text:p>0.3753753753753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3000000000008">
                <text:p>83.3000000000008</text:p>
              </table:table-cell>
              <table:table-cell office:value-type="float" office:value="0.375093773443359">
                <text:p>0.3750937734433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4000000000008">
                <text:p>83.4000000000008</text:p>
              </table:table-cell>
              <table:table-cell office:value-type="float" office:value="0.374812593703146">
                <text:p>0.3748125937031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5000000000008">
                <text:p>83.5000000000008</text:p>
              </table:table-cell>
              <table:table-cell office:value-type="float" office:value="0.37453183520599">
                <text:p>0.374531835205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6000000000008">
                <text:p>83.6000000000008</text:p>
              </table:table-cell>
              <table:table-cell office:value-type="float" office:value="0.374251497005986">
                <text:p>0.3742514970059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7000000000008">
                <text:p>83.7000000000008</text:p>
              </table:table-cell>
              <table:table-cell office:value-type="float" office:value="0.373971578160058">
                <text:p>0.37397157816005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8000000000008">
                <text:p>83.8000000000008</text:p>
              </table:table-cell>
              <table:table-cell office:value-type="float" office:value="0.37369207772795">
                <text:p>0.373692077727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9000000000008">
                <text:p>83.9000000000008</text:p>
              </table:table-cell>
              <table:table-cell office:value-type="float" office:value="0.373412994772216">
                <text:p>0.3734129947722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.0000000000008">
                <text:p>84.0000000000008</text:p>
              </table:table-cell>
              <table:table-cell office:value-type="float" office:value="0.373134328358207">
                <text:p>0.37313432835820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1000000000008">
                <text:p>84.1000000000008</text:p>
              </table:table-cell>
              <table:table-cell office:value-type="float" office:value="0.372856077554062">
                <text:p>0.37285607755406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2000000000008">
                <text:p>84.2000000000008</text:p>
              </table:table-cell>
              <table:table-cell office:value-type="float" office:value="0.372578241430698">
                <text:p>0.3725782414306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3000000000008">
                <text:p>84.3000000000008</text:p>
              </table:table-cell>
              <table:table-cell office:value-type="float" office:value="0.3723008190618">
                <text:p>0.37230081906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4000000000008">
                <text:p>84.4000000000008</text:p>
              </table:table-cell>
              <table:table-cell office:value-type="float" office:value="0.372023809523807">
                <text:p>0.3720238095238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000000000008">
                <text:p>84.5000000000008</text:p>
              </table:table-cell>
              <table:table-cell office:value-type="float" office:value="0.371747211895909">
                <text:p>0.3717472118959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6000000000008">
                <text:p>84.6000000000008</text:p>
              </table:table-cell>
              <table:table-cell office:value-type="float" office:value="0.371471025260027">
                <text:p>0.3714710252600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7000000000008">
                <text:p>84.7000000000008</text:p>
              </table:table-cell>
              <table:table-cell office:value-type="float" office:value="0.371195248700814">
                <text:p>0.37119524870081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8000000000008">
                <text:p>84.8000000000008</text:p>
              </table:table-cell>
              <table:table-cell office:value-type="float" office:value="0.370919881305636">
                <text:p>0.3709198813056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9000000000008">
                <text:p>84.9000000000008</text:p>
              </table:table-cell>
              <table:table-cell office:value-type="float" office:value="0.370644922164564">
                <text:p>0.3706449221645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.0000000000008">
                <text:p>85.0000000000008</text:p>
              </table:table-cell>
              <table:table-cell office:value-type="float" office:value="0.370370370370368">
                <text:p>0.3703703703703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1000000000008">
                <text:p>85.1000000000008</text:p>
              </table:table-cell>
              <table:table-cell office:value-type="float" office:value="0.370096225018503">
                <text:p>0.37009622501850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2000000000008">
                <text:p>85.2000000000008</text:p>
              </table:table-cell>
              <table:table-cell office:value-type="float" office:value="0.369822485207098">
                <text:p>0.3698224852070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3000000000008">
                <text:p>85.3000000000008</text:p>
              </table:table-cell>
              <table:table-cell office:value-type="float" office:value="0.369549150036953">
                <text:p>0.3695491500369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4000000000008">
                <text:p>85.4000000000008</text:p>
              </table:table-cell>
              <table:table-cell office:value-type="float" office:value="0.369276218611519">
                <text:p>0.3692762186115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5000000000008">
                <text:p>85.5000000000008</text:p>
              </table:table-cell>
              <table:table-cell office:value-type="float" office:value="0.369003690036898">
                <text:p>0.3690036900368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6000000000008">
                <text:p>85.6000000000008</text:p>
              </table:table-cell>
              <table:table-cell office:value-type="float" office:value="0.368731563421827">
                <text:p>0.3687315634218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7000000000008">
                <text:p>85.7000000000008</text:p>
              </table:table-cell>
              <table:table-cell office:value-type="float" office:value="0.368459837877669">
                <text:p>0.36845983787766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8000000000008">
                <text:p>85.8000000000008</text:p>
              </table:table-cell>
              <table:table-cell office:value-type="float" office:value="0.368188512518407">
                <text:p>0.36818851251840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9000000000008">
                <text:p>85.9000000000008</text:p>
              </table:table-cell>
              <table:table-cell office:value-type="float" office:value="0.367917586460631">
                <text:p>0.3679175864606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.0000000000008">
                <text:p>86.0000000000008</text:p>
              </table:table-cell>
              <table:table-cell office:value-type="float" office:value="0.367647058823527">
                <text:p>0.36764705882352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1000000000008">
                <text:p>86.1000000000008</text:p>
              </table:table-cell>
              <table:table-cell office:value-type="float" office:value="0.367376928728874">
                <text:p>0.3673769287288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2000000000008">
                <text:p>86.2000000000008</text:p>
              </table:table-cell>
              <table:table-cell office:value-type="float" office:value="0.367107195301026">
                <text:p>0.3671071953010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3000000000008">
                <text:p>86.3000000000008</text:p>
              </table:table-cell>
              <table:table-cell office:value-type="float" office:value="0.366837857666909">
                <text:p>0.3668378576669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4000000000008">
                <text:p>86.4000000000008</text:p>
              </table:table-cell>
              <table:table-cell office:value-type="float" office:value="0.36656891495601">
                <text:p>0.366568914956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5000000000008">
                <text:p>86.5000000000008</text:p>
              </table:table-cell>
              <table:table-cell office:value-type="float" office:value="0.366300366300364">
                <text:p>0.3663003663003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6000000000008">
                <text:p>86.6000000000008</text:p>
              </table:table-cell>
              <table:table-cell office:value-type="float" office:value="0.366032210834551">
                <text:p>0.3660322108345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7000000000008">
                <text:p>86.7000000000008</text:p>
              </table:table-cell>
              <table:table-cell office:value-type="float" office:value="0.365764447695682">
                <text:p>0.3657644476956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8000000000008">
                <text:p>86.8000000000008</text:p>
              </table:table-cell>
              <table:table-cell office:value-type="float" office:value="0.36549707602339">
                <text:p>0.3654970760233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9000000000008">
                <text:p>86.9000000000008</text:p>
              </table:table-cell>
              <table:table-cell office:value-type="float" office:value="0.365230094959823">
                <text:p>0.3652300949598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.0000000000008">
                <text:p>87.0000000000008</text:p>
              </table:table-cell>
              <table:table-cell office:value-type="float" office:value="0.364963503649633">
                <text:p>0.3649635036496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1000000000008">
                <text:p>87.1000000000008</text:p>
              </table:table-cell>
              <table:table-cell office:value-type="float" office:value="0.364697301239969">
                <text:p>0.3646973012399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2000000000008">
                <text:p>87.2000000000008</text:p>
              </table:table-cell>
              <table:table-cell office:value-type="float" office:value="0.364431486880464">
                <text:p>0.3644314868804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3000000000008">
                <text:p>87.3000000000008</text:p>
              </table:table-cell>
              <table:table-cell office:value-type="float" office:value="0.364166059723232">
                <text:p>0.36416605972323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4000000000008">
                <text:p>87.4000000000008</text:p>
              </table:table-cell>
              <table:table-cell office:value-type="float" office:value="0.363901018922851">
                <text:p>0.3639010189228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5000000000008">
                <text:p>87.5000000000008</text:p>
              </table:table-cell>
              <table:table-cell office:value-type="float" office:value="0.363636363636361">
                <text:p>0.3636363636363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6000000000008">
                <text:p>87.6000000000008</text:p>
              </table:table-cell>
              <table:table-cell office:value-type="float" office:value="0.363372093023254">
                <text:p>0.3633720930232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7000000000008">
                <text:p>87.7000000000008</text:p>
              </table:table-cell>
              <table:table-cell office:value-type="float" office:value="0.363108206245459">
                <text:p>0.3631082062454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8000000000008">
                <text:p>87.8000000000008</text:p>
              </table:table-cell>
              <table:table-cell office:value-type="float" office:value="0.362844702467342">
                <text:p>0.362844702467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9000000000008">
                <text:p>87.9000000000008</text:p>
              </table:table-cell>
              <table:table-cell office:value-type="float" office:value="0.36258158085569">
                <text:p>0.362581580855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.0000000000008">
                <text:p>88.0000000000008</text:p>
              </table:table-cell>
              <table:table-cell office:value-type="float" office:value="0.362318840579708">
                <text:p>0.3623188405797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1000000000008">
                <text:p>88.1000000000008</text:p>
              </table:table-cell>
              <table:table-cell office:value-type="float" office:value="0.362056480811004">
                <text:p>0.36205648081100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.361794500723587">
                <text:p>0.3617945007235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3000000000008">
                <text:p>88.3000000000008</text:p>
              </table:table-cell>
              <table:table-cell office:value-type="float" office:value="0.361532899493852">
                <text:p>0.36153289949385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4000000000008">
                <text:p>88.4000000000008</text:p>
              </table:table-cell>
              <table:table-cell office:value-type="float" office:value="0.361271676300576">
                <text:p>0.3612716763005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5000000000008">
                <text:p>88.5000000000008</text:p>
              </table:table-cell>
              <table:table-cell office:value-type="float" office:value="0.361010830324908">
                <text:p>0.36101083032490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6000000000008">
                <text:p>88.6000000000008</text:p>
              </table:table-cell>
              <table:table-cell office:value-type="float" office:value="0.360750360750358">
                <text:p>0.3607503607503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7000000000008">
                <text:p>88.7000000000008</text:p>
              </table:table-cell>
              <table:table-cell office:value-type="float" office:value="0.360490266762795">
                <text:p>0.3604902667627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.36023054755043">
                <text:p>0.3602305475504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.359971202303813">
                <text:p>0.3599712023038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.359712230215825">
                <text:p>0.3597122302158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1000000000009">
                <text:p>89.1000000000009</text:p>
              </table:table-cell>
              <table:table-cell office:value-type="float" office:value="0.359453630481666">
                <text:p>0.3594536304816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.359195402298848">
                <text:p>0.35919540229884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3000000000009">
                <text:p>89.3000000000009</text:p>
              </table:table-cell>
              <table:table-cell office:value-type="float" office:value="0.358937544867191">
                <text:p>0.3589375448671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4000000000009">
                <text:p>89.4000000000009</text:p>
              </table:table-cell>
              <table:table-cell office:value-type="float" office:value="0.358680057388807">
                <text:p>0.3586800573888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.358422939068098">
                <text:p>0.3584229390680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.358166189111746">
                <text:p>0.3581661891117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7000000000009">
                <text:p>89.7000000000009</text:p>
              </table:table-cell>
              <table:table-cell office:value-type="float" office:value="0.357909806728702">
                <text:p>0.3579098067287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8000000000009">
                <text:p>89.8000000000009</text:p>
              </table:table-cell>
              <table:table-cell office:value-type="float" office:value="0.357653791130184">
                <text:p>0.3576537911301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9000000000009">
                <text:p>89.9000000000009</text:p>
              </table:table-cell>
              <table:table-cell office:value-type="float" office:value="0.357398141529662">
                <text:p>0.3573981415296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.0000000000009">
                <text:p>90.0000000000009</text:p>
              </table:table-cell>
              <table:table-cell office:value-type="float" office:value="0.357142857142855">
                <text:p>0.35714285714285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1000000000009">
                <text:p>90.1000000000009</text:p>
              </table:table-cell>
              <table:table-cell office:value-type="float" office:value="0.356887937187721">
                <text:p>0.3568879371877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2000000000009">
                <text:p>90.2000000000009</text:p>
              </table:table-cell>
              <table:table-cell office:value-type="float" office:value="0.356633380884448">
                <text:p>0.35663338088444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3000000000009">
                <text:p>90.3000000000009</text:p>
              </table:table-cell>
              <table:table-cell office:value-type="float" office:value="0.35637918745545">
                <text:p>0.356379187455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4000000000009">
                <text:p>90.4000000000009</text:p>
              </table:table-cell>
              <table:table-cell office:value-type="float" office:value="0.356125356125354">
                <text:p>0.3561253561253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5000000000009">
                <text:p>90.5000000000009</text:p>
              </table:table-cell>
              <table:table-cell office:value-type="float" office:value="0.355871886120994">
                <text:p>0.3558718861209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6000000000009">
                <text:p>90.6000000000009</text:p>
              </table:table-cell>
              <table:table-cell office:value-type="float" office:value="0.355618776671406">
                <text:p>0.3556187766714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7000000000009">
                <text:p>90.7000000000009</text:p>
              </table:table-cell>
              <table:table-cell office:value-type="float" office:value="0.355366027007816">
                <text:p>0.3553660270078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8000000000009">
                <text:p>90.8000000000009</text:p>
              </table:table-cell>
              <table:table-cell office:value-type="float" office:value="0.355113636363634">
                <text:p>0.3551136363636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9000000000009">
                <text:p>90.9000000000009</text:p>
              </table:table-cell>
              <table:table-cell office:value-type="float" office:value="0.354861603974448">
                <text:p>0.3548616039744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.0000000000009">
                <text:p>91.0000000000009</text:p>
              </table:table-cell>
              <table:table-cell office:value-type="float" office:value="0.354609929078012">
                <text:p>0.3546099290780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1000000000009">
                <text:p>91.1000000000009</text:p>
              </table:table-cell>
              <table:table-cell office:value-type="float" office:value="0.354358610914243">
                <text:p>0.3543586109142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2000000000009">
                <text:p>91.2000000000009</text:p>
              </table:table-cell>
              <table:table-cell office:value-type="float" office:value="0.35410764872521">
                <text:p>0.354107648725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3000000000009">
                <text:p>91.3000000000009</text:p>
              </table:table-cell>
              <table:table-cell office:value-type="float" office:value="0.353857041755129">
                <text:p>0.35385704175512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4000000000009">
                <text:p>91.4000000000009</text:p>
              </table:table-cell>
              <table:table-cell office:value-type="float" office:value="0.353606789250351">
                <text:p>0.3536067892503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5000000000009">
                <text:p>91.5000000000009</text:p>
              </table:table-cell>
              <table:table-cell office:value-type="float" office:value="0.353356890459362">
                <text:p>0.3533568904593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6000000000009">
                <text:p>91.6000000000009</text:p>
              </table:table-cell>
              <table:table-cell office:value-type="float" office:value="0.353107344632766">
                <text:p>0.3531073446327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7000000000009">
                <text:p>91.7000000000009</text:p>
              </table:table-cell>
              <table:table-cell office:value-type="float" office:value="0.352858151023287">
                <text:p>0.35285815102328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8000000000009">
                <text:p>91.8000000000009</text:p>
              </table:table-cell>
              <table:table-cell office:value-type="float" office:value="0.352609308885752">
                <text:p>0.3526093088857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9000000000009">
                <text:p>91.9000000000009</text:p>
              </table:table-cell>
              <table:table-cell office:value-type="float" office:value="0.352360817477094">
                <text:p>0.35236081747709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.0000000000009">
                <text:p>92.0000000000009</text:p>
              </table:table-cell>
              <table:table-cell office:value-type="float" office:value="0.352112676056336">
                <text:p>0.35211267605633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1000000000009">
                <text:p>92.1000000000009</text:p>
              </table:table-cell>
              <table:table-cell office:value-type="float" office:value="0.351864883884586">
                <text:p>0.3518648838845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2000000000009">
                <text:p>92.2000000000009</text:p>
              </table:table-cell>
              <table:table-cell office:value-type="float" office:value="0.351617440225033">
                <text:p>0.3516174402250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3000000000009">
                <text:p>92.3000000000009</text:p>
              </table:table-cell>
              <table:table-cell office:value-type="float" office:value="0.351370344342935">
                <text:p>0.35137034434293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4000000000009">
                <text:p>92.4000000000009</text:p>
              </table:table-cell>
              <table:table-cell office:value-type="float" office:value="0.351123595505616">
                <text:p>0.3511235955056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5000000000009">
                <text:p>92.5000000000009</text:p>
              </table:table-cell>
              <table:table-cell office:value-type="float" office:value="0.350877192982454">
                <text:p>0.3508771929824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6000000000009">
                <text:p>92.6000000000009</text:p>
              </table:table-cell>
              <table:table-cell office:value-type="float" office:value="0.350631136044878">
                <text:p>0.35063113604487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7000000000009">
                <text:p>92.7000000000009</text:p>
              </table:table-cell>
              <table:table-cell office:value-type="float" office:value="0.350385423966361">
                <text:p>0.3503854239663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8000000000009">
                <text:p>92.8000000000009</text:p>
              </table:table-cell>
              <table:table-cell office:value-type="float" office:value="0.350140056022407">
                <text:p>0.3501400560224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9000000000009">
                <text:p>92.9000000000009</text:p>
              </table:table-cell>
              <table:table-cell office:value-type="float" office:value="0.349895031490551">
                <text:p>0.34989503149055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.0000000000009">
                <text:p>93.0000000000009</text:p>
              </table:table-cell>
              <table:table-cell office:value-type="float" office:value="0.349650349650348">
                <text:p>0.34965034965034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1000000000009">
                <text:p>93.1000000000009</text:p>
              </table:table-cell>
              <table:table-cell office:value-type="float" office:value="0.349406009783366">
                <text:p>0.3494060097833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2000000000009">
                <text:p>93.2000000000009</text:p>
              </table:table-cell>
              <table:table-cell office:value-type="float" office:value="0.349162011173182">
                <text:p>0.3491620111731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3000000000009">
                <text:p>93.3000000000009</text:p>
              </table:table-cell>
              <table:table-cell office:value-type="float" office:value="0.348918353105371">
                <text:p>0.3489183531053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4000000000009">
                <text:p>93.4000000000009</text:p>
              </table:table-cell>
              <table:table-cell office:value-type="float" office:value="0.348675034867501">
                <text:p>0.34867503486750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5000000000009">
                <text:p>93.5000000000009</text:p>
              </table:table-cell>
              <table:table-cell office:value-type="float" office:value="0.348432055749127">
                <text:p>0.3484320557491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6000000000009">
                <text:p>93.6000000000009</text:p>
              </table:table-cell>
              <table:table-cell office:value-type="float" office:value="0.348189415041781">
                <text:p>0.34818941504178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7000000000009">
                <text:p>93.7000000000009</text:p>
              </table:table-cell>
              <table:table-cell office:value-type="float" office:value="0.347947112038968">
                <text:p>0.3479471120389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8000000000009">
                <text:p>93.8000000000009</text:p>
              </table:table-cell>
              <table:table-cell office:value-type="float" office:value="0.347705146036159">
                <text:p>0.3477051460361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9000000000009">
                <text:p>93.9000000000009</text:p>
              </table:table-cell>
              <table:table-cell office:value-type="float" office:value="0.347463516330783">
                <text:p>0.3474635163307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.0000000000009">
                <text:p>94.0000000000009</text:p>
              </table:table-cell>
              <table:table-cell office:value-type="float" office:value="0.34722222222222">
                <text:p>0.347222222222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1000000000009">
                <text:p>94.1000000000009</text:p>
              </table:table-cell>
              <table:table-cell office:value-type="float" office:value="0.346981263011795">
                <text:p>0.3469812630117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2000000000009">
                <text:p>94.2000000000009</text:p>
              </table:table-cell>
              <table:table-cell office:value-type="float" office:value="0.346740638002772">
                <text:p>0.3467406380027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3000000000009">
                <text:p>94.3000000000009</text:p>
              </table:table-cell>
              <table:table-cell office:value-type="float" office:value="0.346500346500344">
                <text:p>0.34650034650034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4000000000009">
                <text:p>94.4000000000009</text:p>
              </table:table-cell>
              <table:table-cell office:value-type="float" office:value="0.346260387811632">
                <text:p>0.3462603878116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5000000000009">
                <text:p>94.5000000000009</text:p>
              </table:table-cell>
              <table:table-cell office:value-type="float" office:value="0.346020761245672">
                <text:p>0.34602076124567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6000000000009">
                <text:p>94.6000000000009</text:p>
              </table:table-cell>
              <table:table-cell office:value-type="float" office:value="0.345781466113414">
                <text:p>0.34578146611341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7000000000009">
                <text:p>94.7000000000009</text:p>
              </table:table-cell>
              <table:table-cell office:value-type="float" office:value="0.34554250172771">
                <text:p>0.345542501727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8000000000009">
                <text:p>94.8000000000009</text:p>
              </table:table-cell>
              <table:table-cell office:value-type="float" office:value="0.345303867403313">
                <text:p>0.3453038674033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9000000000009">
                <text:p>94.9000000000009</text:p>
              </table:table-cell>
              <table:table-cell office:value-type="float" office:value="0.345065562456865">
                <text:p>0.3450655624568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.0000000000009">
                <text:p>95.0000000000009</text:p>
              </table:table-cell>
              <table:table-cell office:value-type="float" office:value="0.344827586206894">
                <text:p>0.3448275862068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1000000000009">
                <text:p>95.1000000000009</text:p>
              </table:table-cell>
              <table:table-cell office:value-type="float" office:value="0.344589937973809">
                <text:p>0.3445899379738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2000000000009">
                <text:p>95.2000000000009</text:p>
              </table:table-cell>
              <table:table-cell office:value-type="float" office:value="0.344352617079888">
                <text:p>0.3443526170798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3000000000009">
                <text:p>95.3000000000009</text:p>
              </table:table-cell>
              <table:table-cell office:value-type="float" office:value="0.344115622849275">
                <text:p>0.3441156228492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400000000001">
                <text:p>95.400000000001</text:p>
              </table:table-cell>
              <table:table-cell office:value-type="float" office:value="0.343878954607976">
                <text:p>0.34387895460797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5000000000009">
                <text:p>95.5000000000009</text:p>
              </table:table-cell>
              <table:table-cell office:value-type="float" office:value="0.343642611683847">
                <text:p>0.3436426116838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6000000000009">
                <text:p>95.6000000000009</text:p>
              </table:table-cell>
              <table:table-cell office:value-type="float" office:value="0.343406593406591">
                <text:p>0.3434065934065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7000000000009">
                <text:p>95.7000000000009</text:p>
              </table:table-cell>
              <table:table-cell office:value-type="float" office:value="0.343170899107754">
                <text:p>0.34317089910775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8000000000009">
                <text:p>95.8000000000009</text:p>
              </table:table-cell>
              <table:table-cell office:value-type="float" office:value="0.342935528120711">
                <text:p>0.3429355281207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9000000000009">
                <text:p>95.9000000000009</text:p>
              </table:table-cell>
              <table:table-cell office:value-type="float" office:value="0.342700479780669">
                <text:p>0.3427004797806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.0000000000009">
                <text:p>96.0000000000009</text:p>
              </table:table-cell>
              <table:table-cell office:value-type="float" office:value="0.342465753424655">
                <text:p>0.3424657534246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100000000001">
                <text:p>96.100000000001</text:p>
              </table:table-cell>
              <table:table-cell office:value-type="float" office:value="0.34223134839151">
                <text:p>0.342231348391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200000000001">
                <text:p>96.200000000001</text:p>
              </table:table-cell>
              <table:table-cell office:value-type="float" office:value="0.341997264021886">
                <text:p>0.3419972640218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300000000001">
                <text:p>96.300000000001</text:p>
              </table:table-cell>
              <table:table-cell office:value-type="float" office:value="0.341763499658234">
                <text:p>0.3417634996582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400000000001">
                <text:p>96.400000000001</text:p>
              </table:table-cell>
              <table:table-cell office:value-type="float" office:value="0.341530054644807">
                <text:p>0.3415300546448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5000000000009">
                <text:p>96.5000000000009</text:p>
              </table:table-cell>
              <table:table-cell office:value-type="float" office:value="0.341296928327643">
                <text:p>0.34129692832764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600000000001">
                <text:p>96.600000000001</text:p>
              </table:table-cell>
              <table:table-cell office:value-type="float" office:value="0.341064120054568">
                <text:p>0.3410641200545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700000000001">
                <text:p>96.700000000001</text:p>
              </table:table-cell>
              <table:table-cell office:value-type="float" office:value="0.340831629175185">
                <text:p>0.34083162917518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800000000001">
                <text:p>96.800000000001</text:p>
              </table:table-cell>
              <table:table-cell office:value-type="float" office:value="0.34059945504087">
                <text:p>0.340599455040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900000000001">
                <text:p>96.900000000001</text:p>
              </table:table-cell>
              <table:table-cell office:value-type="float" office:value="0.340367597004763">
                <text:p>0.34036759700476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.000000000001">
                <text:p>97.000000000001</text:p>
              </table:table-cell>
              <table:table-cell office:value-type="float" office:value="0.340136054421766">
                <text:p>0.34013605442176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100000000001">
                <text:p>97.100000000001</text:p>
              </table:table-cell>
              <table:table-cell office:value-type="float" office:value="0.339904826648536">
                <text:p>0.33990482664853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200000000001">
                <text:p>97.200000000001</text:p>
              </table:table-cell>
              <table:table-cell office:value-type="float" office:value="0.339673913043476">
                <text:p>0.33967391304347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300000000001">
                <text:p>97.300000000001</text:p>
              </table:table-cell>
              <table:table-cell office:value-type="float" office:value="0.339443312966732">
                <text:p>0.33944331296673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400000000001">
                <text:p>97.400000000001</text:p>
              </table:table-cell>
              <table:table-cell office:value-type="float" office:value="0.339213025780188">
                <text:p>0.3392130257801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500000000001">
                <text:p>97.500000000001</text:p>
              </table:table-cell>
              <table:table-cell office:value-type="float" office:value="0.338983050847455">
                <text:p>0.3389830508474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600000000001">
                <text:p>97.600000000001</text:p>
              </table:table-cell>
              <table:table-cell office:value-type="float" office:value="0.338753387533873">
                <text:p>0.33875338753387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700000000001">
                <text:p>97.700000000001</text:p>
              </table:table-cell>
              <table:table-cell office:value-type="float" office:value="0.338524035206497">
                <text:p>0.3385240352064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800000000001">
                <text:p>97.800000000001</text:p>
              </table:table-cell>
              <table:table-cell office:value-type="float" office:value="0.338294993234098">
                <text:p>0.33829499323409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900000000001">
                <text:p>97.900000000001</text:p>
              </table:table-cell>
              <table:table-cell office:value-type="float" office:value="0.338066260987151">
                <text:p>0.3380662609871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.000000000001">
                <text:p>98.000000000001</text:p>
              </table:table-cell>
              <table:table-cell office:value-type="float" office:value="0.337837837837836">
                <text:p>0.33783783783783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100000000001">
                <text:p>98.100000000001</text:p>
              </table:table-cell>
              <table:table-cell office:value-type="float" office:value="0.337609723160025">
                <text:p>0.3376097231600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200000000001">
                <text:p>98.200000000001</text:p>
              </table:table-cell>
              <table:table-cell office:value-type="float" office:value="0.337381916329282">
                <text:p>0.3373819163292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300000000001">
                <text:p>98.300000000001</text:p>
              </table:table-cell>
              <table:table-cell office:value-type="float" office:value="0.337154416722857">
                <text:p>0.3371544167228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400000000001">
                <text:p>98.400000000001</text:p>
              </table:table-cell>
              <table:table-cell office:value-type="float" office:value="0.336927223719674">
                <text:p>0.3369272237196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500000000001">
                <text:p>98.500000000001</text:p>
              </table:table-cell>
              <table:table-cell office:value-type="float" office:value="0.336700336700334">
                <text:p>0.3367003367003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600000000001">
                <text:p>98.600000000001</text:p>
              </table:table-cell>
              <table:table-cell office:value-type="float" office:value="0.336473755047104">
                <text:p>0.3364737550471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700000000001">
                <text:p>98.700000000001</text:p>
              </table:table-cell>
              <table:table-cell office:value-type="float" office:value="0.336247478143912">
                <text:p>0.3362474781439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800000000001">
                <text:p>98.800000000001</text:p>
              </table:table-cell>
              <table:table-cell office:value-type="float" office:value="0.336021505376342">
                <text:p>0.3360215053763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900000000001">
                <text:p>98.900000000001</text:p>
              </table:table-cell>
              <table:table-cell office:value-type="float" office:value="0.33579583613163">
                <text:p>0.3357958361316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000000000001">
                <text:p>99.000000000001</text:p>
              </table:table-cell>
              <table:table-cell office:value-type="float" office:value="0.335570469798655">
                <text:p>0.3355704697986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100000000001">
                <text:p>99.100000000001</text:p>
              </table:table-cell>
              <table:table-cell office:value-type="float" office:value="0.335345405767939">
                <text:p>0.33534540576793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200000000001">
                <text:p>99.200000000001</text:p>
              </table:table-cell>
              <table:table-cell office:value-type="float" office:value="0.335120643431633">
                <text:p>0.3351206434316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00000000001">
                <text:p>99.300000000001</text:p>
              </table:table-cell>
              <table:table-cell office:value-type="float" office:value="0.334896182183521">
                <text:p>0.33489618218352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400000000001">
                <text:p>99.400000000001</text:p>
              </table:table-cell>
              <table:table-cell office:value-type="float" office:value="0.334672021419007">
                <text:p>0.33467202141900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500000000001">
                <text:p>99.500000000001</text:p>
              </table:table-cell>
              <table:table-cell office:value-type="float" office:value="0.334448160535115">
                <text:p>0.3344481605351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600000000001">
                <text:p>99.600000000001</text:p>
              </table:table-cell>
              <table:table-cell office:value-type="float" office:value="0.334224598930479">
                <text:p>0.33422459893047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700000000001">
                <text:p>99.700000000001</text:p>
              </table:table-cell>
              <table:table-cell office:value-type="float" office:value="0.334001336005342">
                <text:p>0.3340013360053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800000000001">
                <text:p>99.800000000001</text:p>
              </table:table-cell>
              <table:table-cell office:value-type="float" office:value="0.333778371161547">
                <text:p>0.3337783711615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00000000001">
                <text:p>99.900000000001</text:p>
              </table:table-cell>
              <table:table-cell office:value-type="float" office:value="0.333555703802533">
                <text:p>0.3335557038025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.333333333333331">
                <text:p>0.33333333333333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100000000001">
                <text:p>100.100000000001</text:p>
              </table:table-cell>
              <table:table-cell office:value-type="float" office:value="0.333111259160557">
                <text:p>0.33311125916055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200000000001">
                <text:p>100.200000000001</text:p>
              </table:table-cell>
              <table:table-cell office:value-type="float" office:value="0.332889480692408">
                <text:p>0.3328894806924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300000000001">
                <text:p>100.300000000001</text:p>
              </table:table-cell>
              <table:table-cell office:value-type="float" office:value="0.332667997338654">
                <text:p>0.33266799733865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400000000001">
                <text:p>100.400000000001</text:p>
              </table:table-cell>
              <table:table-cell office:value-type="float" office:value="0.332446808510636">
                <text:p>0.33244680851063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500000000001">
                <text:p>100.500000000001</text:p>
              </table:table-cell>
              <table:table-cell office:value-type="float" office:value="0.33222591362126">
                <text:p>0.3322259136212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600000000001">
                <text:p>100.600000000001</text:p>
              </table:table-cell>
              <table:table-cell office:value-type="float" office:value="0.332005312084991">
                <text:p>0.3320053120849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700000000001">
                <text:p>100.700000000001</text:p>
              </table:table-cell>
              <table:table-cell office:value-type="float" office:value="0.331785003317848">
                <text:p>0.3317850033178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800000000001">
                <text:p>100.800000000001</text:p>
              </table:table-cell>
              <table:table-cell office:value-type="float" office:value="0.331564986737398">
                <text:p>0.33156498673739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.900000000001">
                <text:p>100.900000000001</text:p>
              </table:table-cell>
              <table:table-cell office:value-type="float" office:value="0.331345261762754">
                <text:p>0.33134526176275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.000000000001">
                <text:p>101.000000000001</text:p>
              </table:table-cell>
              <table:table-cell office:value-type="float" office:value="0.331125827814567">
                <text:p>0.3311258278145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.100000000001">
                <text:p>101.100000000001</text:p>
              </table:table-cell>
              <table:table-cell office:value-type="float" office:value="0.330906684315021">
                <text:p>0.33090668431502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0.330687830687828">
                <text:p>0.33068783068782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.300000000001">
                <text:p>101.300000000001</text:p>
              </table:table-cell>
              <table:table-cell office:value-type="float" office:value="0.330469266358226">
                <text:p>0.33046926635822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.400000000001">
                <text:p>101.400000000001</text:p>
              </table:table-cell>
              <table:table-cell office:value-type="float" office:value="0.33025099075297">
                <text:p>0.330250990752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.500000000001">
                <text:p>101.500000000001</text:p>
              </table:table-cell>
              <table:table-cell office:value-type="float" office:value="0.330033003300328">
                <text:p>0.3300330033003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.600000000001">
                <text:p>101.600000000001</text:p>
              </table:table-cell>
              <table:table-cell office:value-type="float" office:value="0.329815303430077">
                <text:p>0.329815303430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